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7" style:family="table-column">
      <style:table-column-properties fo:break-before="auto" style:column-width="3.531cm"/>
    </style:style>
    <style:style style:name="co68" style:family="table-column">
      <style:table-column-properties fo:break-before="auto" style:column-width="4.32cm"/>
    </style:style>
    <style:style style:name="co69" style:family="table-column">
      <style:table-column-properties fo:break-before="auto" style:column-width="1.325cm"/>
    </style:style>
    <style:style style:name="co70" style:family="table-column">
      <style:table-column-properties fo:break-before="auto" style:column-width="1.302cm"/>
    </style:style>
    <style:style style:name="co11" style:family="table-column">
      <style:table-column-properties fo:break-before="auto" style:column-width="1.254cm"/>
    </style:style>
    <style:style style:name="co71" style:family="table-column">
      <style:table-column-properties fo:break-before="auto" style:column-width="1.789cm"/>
    </style:style>
    <style:style style:name="co72" style:family="table-column">
      <style:table-column-properties fo:break-before="auto" style:column-width="1.351cm"/>
    </style:style>
    <style:style style:name="co73" style:family="table-column">
      <style:table-column-properties fo:break-before="auto" style:column-width="2.014cm"/>
    </style:style>
    <style:style style:name="co74" style:family="table-column">
      <style:table-column-properties fo:break-before="auto" style:column-width="1.794cm"/>
    </style:style>
    <style:style style:name="co75" style:family="table-column">
      <style:table-column-properties fo:break-before="auto" style:column-width="1.759cm"/>
    </style:style>
    <style:style style:name="co76" style:family="table-column">
      <style:table-column-properties fo:break-before="auto" style:column-width="0.984cm"/>
    </style:style>
    <style:style style:name="co77" style:family="table-column">
      <style:table-column-properties fo:break-before="auto" style:column-width="0.885cm"/>
    </style:style>
    <style:style style:name="co78" style:family="table-column">
      <style:table-column-properties fo:break-before="auto" style:column-width="0.956cm"/>
    </style:style>
    <style:style style:name="co79" style:family="table-column">
      <style:table-column-properties fo:break-before="auto" style:column-width="2.545cm"/>
    </style:style>
    <style:style style:name="co80" style:family="table-column">
      <style:table-column-properties fo:break-before="auto" style:column-width="11.377cm"/>
    </style:style>
    <style:style style:name="co37" style:family="table-column">
      <style:table-column-properties fo:break-before="auto" style:column-width="2.267cm"/>
    </style:style>
    <style:style style:name="co81" style:family="table-column">
      <style:table-column-properties fo:break-before="auto" style:column-width="15.18cm"/>
    </style:style>
    <style:style style:name="co3" style:family="table-column">
      <style:table-column-properties fo:break-before="auto" style:column-width="2.258cm"/>
    </style:style>
    <style:style style:name="co90" style:family="table-column">
      <style:table-column-properties fo:break-before="auto" style:column-width="5.928cm"/>
    </style:style>
    <style:style style:name="co91" style:family="table-column">
      <style:table-column-properties fo:break-before="auto" style:column-width="1.57cm"/>
    </style:style>
    <style:style style:name="co92" style:family="table-column">
      <style:table-column-properties fo:break-before="auto" style:column-width="6.897cm"/>
    </style:style>
    <style:style style:name="co93" style:family="table-column">
      <style:table-column-properties fo:break-before="auto" style:column-width="0.958cm"/>
    </style:style>
    <style:style style:name="co94" style:family="table-column">
      <style:table-column-properties fo:break-before="auto" style:column-width="5.368cm"/>
    </style:style>
    <style:style style:name="co95" style:family="table-column">
      <style:table-column-properties fo:break-before="auto" style:column-width="9.641cm"/>
    </style:style>
    <style:style style:name="co96" style:family="table-column">
      <style:table-column-properties fo:break-before="auto" style:column-width="0.893cm"/>
    </style:style>
    <style:style style:name="co97" style:family="table-column">
      <style:table-column-properties fo:break-before="auto" style:column-width="3.348cm"/>
    </style:style>
    <style:style style:name="co98" style:family="table-column">
      <style:table-column-properties fo:break-before="auto" style:column-width="4.225cm"/>
    </style:style>
    <style:style style:name="co99" style:family="table-column">
      <style:table-column-properties fo:break-before="auto" style:column-width="6.175cm"/>
    </style:style>
    <style:style style:name="co100" style:family="table-column">
      <style:table-column-properties fo:break-before="auto" style:column-width="0.764cm"/>
    </style:style>
    <style:style style:name="co101" style:family="table-column">
      <style:table-column-properties fo:break-before="auto" style:column-width="5.599cm"/>
    </style:style>
    <style:style style:name="co102" style:family="table-column">
      <style:table-column-properties fo:break-before="auto" style:column-width="1.9cm"/>
    </style:style>
    <style:style style:name="co103" style:family="table-column">
      <style:table-column-properties fo:break-before="auto" style:column-width="0.907cm"/>
    </style:style>
    <style:style style:name="co104" style:family="table-column">
      <style:table-column-properties fo:break-before="auto" style:column-width="3.993cm"/>
    </style:style>
    <style:style style:name="co14" style:family="table-column">
      <style:table-column-properties fo:break-before="auto" style:column-width="1.15cm"/>
    </style:style>
    <style:style style:name="co105" style:family="table-column">
      <style:table-column-properties fo:break-before="auto" style:column-width="2.464cm"/>
    </style:style>
    <style:style style:name="co106" style:family="table-column">
      <style:table-column-properties fo:break-before="auto" style:column-width="25.853cm"/>
    </style:style>
    <style:style style:name="co107" style:family="table-column">
      <style:table-column-properties fo:break-before="auto" style:column-width="27.531cm"/>
    </style:style>
    <style:style style:name="co126" style:family="table-column">
      <style:table-column-properties fo:break-before="auto" style:column-width="15.376cm"/>
    </style:style>
    <style:style style:name="co41" style:family="table-column">
      <style:table-column-properties fo:break-before="auto" style:column-width="1.529cm"/>
    </style:style>
    <style:style style:name="co42" style:family="table-column">
      <style:table-column-properties fo:break-before="auto" style:column-width="3.436cm"/>
    </style:style>
    <style:style style:name="co43" style:family="table-column">
      <style:table-column-properties fo:break-before="auto" style:column-width="2.75cm"/>
    </style:style>
    <style:style style:name="co44" style:family="table-column">
      <style:table-column-properties fo:break-before="auto" style:column-width="2.429cm"/>
    </style:style>
    <style:style style:name="co45" style:family="table-column">
      <style:table-column-properties fo:break-before="auto" style:column-width="0.94cm"/>
    </style:style>
    <style:style style:name="co46" style:family="table-column">
      <style:table-column-properties fo:break-before="auto" style:column-width="2.411cm"/>
    </style:style>
    <style:style style:name="co47" style:family="table-column">
      <style:table-column-properties fo:break-before="auto" style:column-width="1.859cm"/>
    </style:style>
    <style:style style:name="co48" style:family="table-column">
      <style:table-column-properties fo:break-before="auto" style:column-width="1.101cm"/>
    </style:style>
    <style:style style:name="co49" style:family="table-column">
      <style:table-column-properties fo:break-before="auto" style:column-width="1.099cm"/>
    </style:style>
    <style:style style:name="co50" style:family="table-column">
      <style:table-column-properties fo:break-before="auto" style:column-width="0.526cm"/>
    </style:style>
    <style:style style:name="co51" style:family="table-column">
      <style:table-column-properties fo:break-before="auto" style:column-width="3.999cm"/>
    </style:style>
    <style:style style:name="co52" style:family="table-column">
      <style:table-column-properties fo:break-before="auto" style:column-width="1.256cm"/>
    </style:style>
    <style:style style:name="co53" style:family="table-column">
      <style:table-column-properties fo:break-before="auto" style:column-width="1.275cm"/>
    </style:style>
    <style:style style:name="co54" style:family="table-column">
      <style:table-column-properties fo:break-before="auto" style:column-width="4.93cm"/>
    </style:style>
    <style:style style:name="co55" style:family="table-column">
      <style:table-column-properties fo:break-before="auto" style:column-width="4.366cm"/>
    </style:style>
    <style:style style:name="co56" style:family="table-column">
      <style:table-column-properties fo:break-before="auto" style:column-width="2.607cm"/>
    </style:style>
    <style:style style:name="co57" style:family="table-column">
      <style:table-column-properties fo:break-before="auto" style:column-width="4.165cm"/>
    </style:style>
    <style:style style:name="co58" style:family="table-column">
      <style:table-column-properties fo:break-before="auto" style:column-width="1.88cm"/>
    </style:style>
    <style:style style:name="co59" style:family="table-column">
      <style:table-column-properties fo:break-before="auto" style:column-width="2.004cm"/>
    </style:style>
    <style:style style:name="co60" style:family="table-column">
      <style:table-column-properties fo:break-before="auto" style:column-width="2.337cm"/>
    </style:style>
    <style:style style:name="co61" style:family="table-column">
      <style:table-column-properties fo:break-before="auto" style:column-width="2.307cm"/>
    </style:style>
    <style:style style:name="co62" style:family="table-column">
      <style:table-column-properties fo:break-before="auto" style:column-width="2.598cm"/>
    </style:style>
    <style:style style:name="co63" style:family="table-column">
      <style:table-column-properties fo:break-before="auto" style:column-width="2.693cm"/>
    </style:style>
    <style:style style:name="co64" style:family="table-column">
      <style:table-column-properties fo:break-before="auto" style:column-width="1.335cm"/>
    </style:style>
    <style:style style:name="co65" style:family="table-column">
      <style:table-column-properties fo:break-before="auto" style:column-width="2.992cm"/>
    </style:style>
    <style:style style:name="co66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83" style:family="table-column">
      <style:table-column-properties fo:break-before="auto" style:column-width="2.775cm"/>
    </style:style>
    <style:style style:name="co84" style:family="table-column">
      <style:table-column-properties fo:break-before="auto" style:column-width="2.399cm"/>
    </style:style>
    <style:style style:name="co85" style:family="table-column">
      <style:table-column-properties fo:break-before="auto" style:column-width="1.776cm"/>
    </style:style>
    <style:style style:name="co86" style:family="table-column">
      <style:table-column-properties fo:break-before="auto" style:column-width="1.547cm"/>
    </style:style>
    <style:style style:name="co87" style:family="table-column">
      <style:table-column-properties fo:break-before="auto" style:column-width="1.499cm"/>
    </style:style>
    <style:style style:name="co88" style:family="table-column">
      <style:table-column-properties fo:break-before="auto" style:column-width="1.616cm"/>
    </style:style>
    <style:style style:name="co89" style:family="table-column">
      <style:table-column-properties fo:break-before="auto" style:column-width="1.261cm"/>
    </style:style>
    <style:style style:name="co108" style:family="table-column">
      <style:table-column-properties fo:break-before="auto" style:column-width="1.316cm"/>
    </style:style>
    <style:style style:name="co109" style:family="table-column">
      <style:table-column-properties fo:break-before="auto" style:column-width="1.222cm"/>
    </style:style>
    <style:style style:name="co110" style:family="table-column">
      <style:table-column-properties fo:break-before="auto" style:column-width="1.245cm"/>
    </style:style>
    <style:style style:name="co111" style:family="table-column">
      <style:table-column-properties fo:break-before="auto" style:column-width="3.074cm"/>
    </style:style>
    <style:style style:name="co112" style:family="table-column">
      <style:table-column-properties fo:break-before="auto" style:column-width="1.66cm"/>
    </style:style>
    <style:style style:name="co113" style:family="table-column">
      <style:table-column-properties fo:break-before="auto" style:column-width="1.332cm"/>
    </style:style>
    <style:style style:name="co114" style:family="table-column">
      <style:table-column-properties fo:break-before="auto" style:column-width="1.205cm"/>
    </style:style>
    <style:style style:name="co115" style:family="table-column">
      <style:table-column-properties fo:break-before="auto" style:column-width="1.286cm"/>
    </style:style>
    <style:style style:name="co116" style:family="table-column">
      <style:table-column-properties fo:break-before="auto" style:column-width="1.304cm"/>
    </style:style>
    <style:style style:name="co117" style:family="table-column">
      <style:table-column-properties fo:break-before="auto" style:column-width="0.466cm"/>
    </style:style>
    <style:style style:name="co118" style:family="table-column">
      <style:table-column-properties fo:break-before="auto" style:column-width="1.686cm"/>
    </style:style>
    <style:style style:name="co119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4.646cm"/>
    </style:style>
    <style:style style:name="co123" style:family="table-column">
      <style:table-column-properties fo:break-before="auto" style:column-width="2.452cm"/>
    </style:style>
    <style:style style:name="co124" style:family="table-column">
      <style:table-column-properties fo:break-before="auto" style:column-width="3.29cm"/>
    </style:style>
    <style:style style:name="co125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1.766cm"/>
    </style:style>
    <style:style style:name="co129" style:family="table-column">
      <style:table-column-properties fo:break-before="auto" style:column-width="2.041cm"/>
    </style:style>
    <style:style style:name="co130" style:family="table-column">
      <style:table-column-properties fo:break-before="auto" style:column-width="1.215cm"/>
    </style:style>
    <style:style style:name="co131" style:family="table-column">
      <style:table-column-properties fo:break-before="auto" style:column-width="3.246cm"/>
    </style:style>
    <style:style style:name="co132" style:family="table-column">
      <style:table-column-properties fo:break-before="auto" style:column-width="6.731cm"/>
    </style:style>
    <style:style style:name="co133" style:family="table-column">
      <style:table-column-properties fo:break-before="auto" style:column-width="2.903cm"/>
    </style:style>
    <style:style style:name="co134" style:family="table-column">
      <style:table-column-properties fo:break-before="auto" style:column-width="2.528cm"/>
    </style:style>
    <style:style style:name="co135" style:family="table-column">
      <style:table-column-properties fo:break-before="auto" style:column-width="7.722cm"/>
    </style:style>
    <style:style style:name="co136" style:family="table-column">
      <style:table-column-properties fo:break-before="auto" style:column-width="1.397cm"/>
    </style:style>
    <style:style style:name="co137" style:family="table-column">
      <style:table-column-properties fo:break-before="auto" style:column-width="5.53cm"/>
    </style:style>
    <style:style style:name="co138" style:family="table-column">
      <style:table-column-properties fo:break-before="auto" style:column-width="0.981cm"/>
    </style:style>
    <style:style style:name="co139" style:family="table-column">
      <style:table-column-properties fo:break-before="auto" style:column-width="4.59cm"/>
    </style:style>
    <style:style style:name="co140" style:family="table-column">
      <style:table-column-properties fo:break-before="auto" style:column-width="2.635cm"/>
    </style:style>
    <style:style style:name="co141" style:family="table-column">
      <style:table-column-properties fo:break-before="auto" style:column-width="4.404cm"/>
    </style:style>
    <style:style style:name="co142" style:family="table-column">
      <style:table-column-properties fo:break-before="auto" style:column-width="0.744cm"/>
    </style:style>
    <style:style style:name="co143" style:family="table-column">
      <style:table-column-properties fo:break-before="auto" style:column-width="5.734cm"/>
    </style:style>
    <style:style style:name="co144" style:family="table-column">
      <style:table-column-properties fo:break-before="auto" style:column-width="5.495cm"/>
    </style:style>
    <style:style style:name="co145" style:family="table-column">
      <style:table-column-properties fo:break-before="auto" style:column-width="0.543cm"/>
    </style:style>
    <style:style style:name="co146" style:family="table-column">
      <style:table-column-properties fo:break-before="auto" style:column-width="5.2cm"/>
    </style:style>
    <style:style style:name="co147" style:family="table-column">
      <style:table-column-properties fo:break-before="auto" style:column-width="1.386cm"/>
    </style:style>
    <style:style style:name="co148" style:family="table-column">
      <style:table-column-properties fo:break-before="auto" style:column-width="1.656cm"/>
    </style:style>
    <style:style style:name="co149" style:family="table-column">
      <style:table-column-properties fo:break-before="auto" style:column-width="1.448cm"/>
    </style:style>
    <style:style style:name="co150" style:family="table-column">
      <style:table-column-properties fo:break-before="auto" style:column-width="1.478cm"/>
    </style:style>
    <style:style style:name="co151" style:family="table-column">
      <style:table-column-properties fo:break-before="auto" style:column-width="1.845cm"/>
    </style:style>
    <style:style style:name="co152" style:family="table-column">
      <style:table-column-properties fo:break-before="auto" style:column-width="1.593cm"/>
    </style:style>
    <style:style style:name="co153" style:family="table-column">
      <style:table-column-properties fo:break-before="auto" style:column-width="1.39cm"/>
    </style:style>
    <style:style style:name="co154" style:family="table-column">
      <style:table-column-properties fo:break-before="auto" style:column-width="1.692cm"/>
    </style:style>
    <style:style style:name="co155" style:family="table-column">
      <style:table-column-properties fo:break-before="auto" style:column-width="3.609cm"/>
    </style:style>
    <style:style style:name="co156" style:family="table-column">
      <style:table-column-properties fo:break-before="auto" style:column-width="2.575cm"/>
    </style:style>
    <style:style style:name="co157" style:family="table-column">
      <style:table-column-properties fo:break-before="auto" style:column-width="2.11cm"/>
    </style:style>
    <style:style style:name="co158" style:family="table-column">
      <style:table-column-properties fo:break-before="auto" style:column-width="2.157cm"/>
    </style:style>
    <style:style style:name="co159" style:family="table-column">
      <style:table-column-properties fo:break-before="auto" style:column-width="1.201cm"/>
    </style:style>
    <style:style style:name="co160" style:family="table-column">
      <style:table-column-properties fo:break-before="auto" style:column-width="4.658cm"/>
    </style:style>
    <style:style style:name="co161" style:family="table-column">
      <style:table-column-properties fo:break-before="auto" style:column-width="1.84cm"/>
    </style:style>
    <style:style style:name="co162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0.919cm" fo:break-before="auto" style:use-optimal-row-height="true"/>
    </style:style>
    <style:style style:name="ro26" style:family="table-row">
      <style:table-row-properties style:row-height="1.801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27" style:family="table-row">
      <style:table-row-properties style:row-height="1.378cm" fo:break-before="auto" style:use-optimal-row-height="true"/>
    </style:style>
    <style:style style:name="ro28" style:family="table-row">
      <style:table-row-properties style:row-height="1.36cm" fo:break-before="auto" style:use-optimal-row-height="true"/>
    </style:style>
    <style:style style:name="ro29" style:family="table-row">
      <style:table-row-properties style:row-height="2.237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31" style:family="table-row">
      <style:table-row-properties style:row-height="0.536cm" fo:break-before="auto" style:use-optimal-row-height="true"/>
    </style:style>
    <style:style style:name="ro32" style:family="table-row">
      <style:table-row-properties style:row-height="0.958cm" fo:break-before="auto" style:use-optimal-row-height="true"/>
    </style:style>
    <style:style style:name="ro33" style:family="table-row">
      <style:table-row-properties style:row-height="2.339cm" fo:break-before="auto" style:use-optimal-row-height="true"/>
    </style:style>
    <style:style style:name="ro34" style:family="table-row">
      <style:table-row-properties style:row-height="1.879cm" fo:break-before="auto" style:use-optimal-row-height="true"/>
    </style:style>
    <style:style style:name="ro35" style:family="table-row">
      <style:table-row-properties style:row-height="1.418cm" fo:break-before="auto" style:use-optimal-row-height="true"/>
    </style:style>
    <style:style style:name="ro36" style:family="table-row">
      <style:table-row-properties style:row-height="0.316cm" fo:break-before="auto" style:use-optimal-row-height="false"/>
    </style:style>
    <style:style style:name="ro37" style:family="table-row">
      <style:table-row-properties style:row-height="0.545cm" fo:break-before="auto" style:use-optimal-row-height="tru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1.025cm" fo:break-before="auto" style:use-optimal-row-height="true"/>
    </style:style>
    <style:style style:name="ro41" style:family="table-row">
      <style:table-row-properties style:row-height="2.731cm" fo:break-before="auto" style:use-optimal-row-height="false"/>
    </style:style>
    <style:style style:name="ro42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788cm" fo:break-before="auto" style:use-optimal-row-height="false"/>
    </style:style>
    <style:style style:name="ro44" style:family="table-row">
      <style:table-row-properties style:row-height="0.64cm" fo:break-before="auto" style:use-optimal-row-height="true"/>
    </style:style>
    <style:style style:name="ro45" style:family="table-row">
      <style:table-row-properties style:row-height="0.575cm" fo:break-before="auto" style:use-optimal-row-height="true"/>
    </style:style>
    <style:style style:name="ro46" style:family="table-row">
      <style:table-row-properties style:row-height="0.593cm" fo:break-before="auto" style:use-optimal-row-height="true"/>
    </style:style>
    <style:style style:name="ro47" style:family="table-row">
      <style:table-row-properties style:row-height="0.579cm" fo:break-before="auto" style:use-optimal-row-height="true"/>
    </style:style>
    <style:style style:name="ro48" style:family="table-row">
      <style:table-row-properties style:row-height="0.263cm" fo:break-before="auto" style:use-optimal-row-height="false"/>
    </style:style>
    <style:style style:name="ro49" style:family="table-row">
      <style:table-row-properties style:row-height="0.559cm" fo:break-before="auto" style:use-optimal-row-height="false"/>
    </style:style>
    <style:style style:name="ro50" style:family="table-row">
      <style:table-row-properties style:row-height="0.467cm" fo:break-before="auto" style:use-optimal-row-height="true"/>
    </style:style>
    <style:style style:name="ro51" style:family="table-row">
      <style:table-row-properties style:row-height="0.526cm" fo:break-before="auto" style:use-optimal-row-height="false"/>
    </style:style>
    <style:style style:name="ro52" style:family="table-row">
      <style:table-row-properties style:row-height="0.529cm" fo:break-before="auto" style:use-optimal-row-height="true"/>
    </style:style>
    <style:style style:name="ro53" style:family="table-row">
      <style:table-row-properties style:row-height="0.728cm" fo:break-before="auto" style:use-optimal-row-height="true"/>
    </style:style>
    <style:style style:name="ro54" style:family="table-row">
      <style:table-row-properties style:row-height="0.471cm" fo:break-before="auto" style:use-optimal-row-height="true"/>
    </style:style>
    <style:style style:name="ro55" style:family="table-row">
      <style:table-row-properties style:row-height="0.496cm" fo:break-before="auto" style:use-optimal-row-height="true"/>
    </style:style>
    <style:style style:name="ro56" style:family="table-row">
      <style:table-row-properties style:row-height="0.499cm" fo:break-before="auto" style:use-optimal-row-height="false"/>
    </style:style>
    <style:style style:name="ro57" style:family="table-row">
      <style:table-row-properties style:row-height="0.503cm" fo:break-before="auto" style:use-optimal-row-height="false"/>
    </style:style>
    <style:style style:name="ro58" style:family="table-row">
      <style:table-row-properties style:row-height="0.57cm" fo:break-before="auto" style:use-optimal-row-height="true"/>
    </style:style>
    <style:style style:name="ro59" style:family="table-row">
      <style:table-row-properties style:row-height="0.46cm" fo:break-before="auto" style:use-optimal-row-height="false"/>
    </style:style>
    <style:style style:name="ro60" style:family="table-row">
      <style:table-row-properties style:row-height="0.785cm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11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69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90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9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19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9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2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393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394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395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39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3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39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42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4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4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4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44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4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44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4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4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5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5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5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59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592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5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5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608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60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6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/>
    </style:style>
    <style:style style:name="ce65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728" style:family="table-cell" style:parent-style-name="Default">
      <style:table-cell-properties fo:border="none" style:vertical-align="middle"/>
      <style:text-properties style:font-name="Noto Sans1"/>
    </style:style>
    <style:style style:name="ce748" style:family="table-cell" style:parent-style-name="Default">
      <style:table-cell-properties fo:background-color="transparent" style:vertical-align="middle"/>
      <style:text-properties style:font-name="Noto Sans1"/>
    </style:style>
    <style:style style:name="ce8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894" style:family="table-cell" style:parent-style-name="Default">
      <style:table-cell-properties fo:border="0.74pt solid #000000" style:vertical-align="middle"/>
      <style:text-properties style:font-name="Noto Sans1"/>
    </style:style>
    <style:style style:name="ce1012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13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3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16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20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66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711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712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7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7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7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72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30" style:family="table-cell" style:parent-style-name="Default">
      <style:table-cell-properties style:vertical-align="middle"/>
      <style:text-properties style:use-window-font-color="true" style:font-name="Noto Sans1"/>
    </style:style>
    <style:style style:name="ce27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2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33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7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7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ext-properties style:font-name="Noto Sans1" fo:font-size="8pt" style:font-size-asian="8pt" style:font-size-complex="8pt"/>
    </style:style>
    <style:style style:name="ce27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678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991" style:family="table-cell" style:parent-style-name="Default">
      <style:text-properties style:font-name="Noto Sans1"/>
    </style:style>
    <style:style style:name="ce2741" style:family="table-cell" style:parent-style-name="Default">
      <style:table-cell-properties fo:wrap-option="no-wrap" style:vertical-align="middle"/>
      <style:text-properties style:font-name="Noto Sans1"/>
    </style:style>
    <style:style style:name="ce2742" style:family="table-cell" style:parent-style-name="Default">
      <style:table-cell-properties fo:wrap-option="wrap" style:vertical-align="middle"/>
      <style:text-properties style:font-name="Noto Sans1"/>
    </style:style>
    <style:style style:name="ce1346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347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3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2743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44" style:family="table-cell" style:parent-style-name="Default">
      <style:text-properties fo:font-weight="normal" style:font-weight-asian="normal" style:font-weight-complex="normal"/>
    </style:style>
    <style:style style:name="ce2745" style:family="table-cell" style:parent-style-name="Default">
      <style:text-properties style:font-name="Noto Sans1" fo:font-weight="normal" style:font-weight-asian="normal" style:font-weight-complex="normal"/>
    </style:style>
    <style:style style:name="ce2746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47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48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749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750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751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753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54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55" style:family="table-cell" style:parent-style-name="Default" style:data-style-name="N100">
      <style:text-properties style:font-name="Noto Sans1" fo:font-weight="bold"/>
    </style:style>
    <style:style style:name="ce2756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57" style:family="table-cell" style:parent-style-name="Default" style:data-style-name="N100">
      <style:text-properties style:font-name="Noto Sans1" fo:font-weight="normal"/>
    </style:style>
    <style:style style:name="ce2758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59" style:family="table-cell" style:parent-style-name="Default" style:data-style-name="N100">
      <style:text-properties fo:color="#ff0000" style:font-name="Noto Sans1" fo:font-weight="bold"/>
    </style:style>
    <style:style style:name="ce2760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61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62" style:family="table-cell" style:parent-style-name="Default">
      <style:text-properties style:font-name="Noto Sans1" fo:font-weight="normal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612" style:family="table-cell" style:parent-style-name="Default">
      <style:table-cell-properties style:vertical-align="middle"/>
    </style:style>
    <style:style style:name="ce613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615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6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497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498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5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B26"/>
    </style:style>
    <style:style style:name="ce51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B26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46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60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545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546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B26"/>
    </style:style>
    <style:style style:name="ce5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B26"/>
    </style:style>
    <style:style style:name="ce460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)" style:apply-style-name="Szürke_5f_háttér" style:base-cell-address="Harc.C32"/>
    </style:style>
    <style:style style:name="ce116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5)" style:apply-style-name="Szürke_5f_háttér" style:base-cell-address="Harc.C33"/>
    </style:style>
    <style:style style:name="ce116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9)" style:apply-style-name="Szürke_5f_háttér" style:base-cell-address="Harc.C34"/>
    </style:style>
    <style:style style:name="ce11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3)" style:apply-style-name="Szürke_5f_háttér" style:base-cell-address="Harc.C35"/>
    </style:style>
    <style:style style:name="ce11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7)" style:apply-style-name="Szürke_5f_háttér" style:base-cell-address="Harc.C36"/>
    </style:style>
    <style:style style:name="ce1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21)" style:apply-style-name="Szürke_5f_háttér" style:base-cell-address="Harc.C37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4" style:family="table-cell" style:parent-style-name="Default">
      <style:table-cell-properties fo:border="none" style:vertical-align="middle"/>
      <style:text-properties style:font-name="Noto Sans1"/>
    </style:style>
    <style:style style:name="ce607" style:family="table-cell" style:parent-style-name="Default">
      <style:table-cell-properties fo:background-color="#ff0000" style:vertical-align="middle"/>
      <style:text-properties style:font-name="Noto Sans1"/>
    </style:style>
    <style:style style:name="ce634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37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38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48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16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61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708" style:family="table-cell" style:parent-style-name="Default">
      <style:table-cell-properties fo:background-color="transparent" style:vertical-align="middle"/>
      <style:text-properties style:font-name="Noto Sans1"/>
    </style:style>
    <style:style style:name="ce64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B26"/>
    </style:style>
    <style:style style:name="ce62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$26]=0)" style:apply-style-name="Szürke_5f_inaktív_5f_fegyver" style:base-cell-address="Harc.B26"/>
    </style:style>
    <style:style style:name="ce488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2)" style:apply-style-name="Szürke_5f_háttér" style:base-cell-address="Harc.D32"/>
    </style:style>
    <style:style style:name="ce12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6)" style:apply-style-name="Szürke_5f_háttér" style:base-cell-address="Harc.D33"/>
    </style:style>
    <style:style style:name="ce1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0)" style:apply-style-name="Szürke_5f_háttér" style:base-cell-address="Harc.D34"/>
    </style:style>
    <style:style style:name="ce12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4)" style:apply-style-name="Szürke_5f_háttér" style:base-cell-address="Harc.D35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8)" style:apply-style-name="Szürke_5f_háttér" style:base-cell-address="Harc.D36"/>
    </style:style>
    <style:style style:name="ce12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22)" style:apply-style-name="Szürke_5f_háttér" style:base-cell-address="Harc.D37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68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691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6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B26"/>
    </style:style>
    <style:style style:name="ce706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$26]=0)" style:apply-style-name="Szürke_5f_inaktív_5f_fegyver" style:base-cell-address="Harc.B26"/>
    </style:style>
    <style:style style:name="ce513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9pt" fo:font-style="normal" style:font-style-asian="normal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3)" style:apply-style-name="Szürke_5f_háttér" style:base-cell-address="Harc.E32"/>
    </style:style>
    <style:style style:name="ce12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7)" style:apply-style-name="Szürke_5f_háttér" style:base-cell-address="Harc.E33"/>
    </style:style>
    <style:style style:name="ce12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1)" style:apply-style-name="Szürke_5f_háttér" style:base-cell-address="Harc.E34"/>
    </style:style>
    <style:style style:name="ce12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5)" style:apply-style-name="Szürke_5f_háttér" style:base-cell-address="Harc.E35"/>
    </style:style>
    <style:style style:name="ce12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19)" style:apply-style-name="Szürke_5f_háttér" style:base-cell-address="Harc.E36"/>
    </style:style>
    <style:style style:name="ce1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$Harcértékek.$D$30]&lt;23)" style:apply-style-name="Szürke_5f_háttér" style:base-cell-address="Harc.E37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754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757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75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76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100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9pt" fo:font-style="normal" style:font-style-asian="normal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4)" style:apply-style-name="Szürke_5f_háttér" style:base-cell-address="Harc.F32"/>
    </style:style>
    <style:style style:name="ce128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8)" style:apply-style-name="Szürke_5f_háttér" style:base-cell-address="Harc.F33"/>
    </style:style>
    <style:style style:name="ce128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2)" style:apply-style-name="Szürke_5f_háttér" style:base-cell-address="Harc.F34"/>
    </style:style>
    <style:style style:name="ce12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16)" style:apply-style-name="Szürke_5f_háttér" style:base-cell-address="Harc.F35"/>
    </style:style>
    <style:style style:name="ce128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20)" style:apply-style-name="Szürke_5f_háttér" style:base-cell-address="Harc.F36"/>
    </style:style>
    <style:style style:name="ce128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$Harcértékek.$D$30]&lt;24)" style:apply-style-name="Szürke_5f_háttér" style:base-cell-address="Harc.F37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2" style:family="table-cell" style:parent-style-name="Default">
      <style:table-cell-properties fo:border-bottom="2.24pt solid #000000" fo:background-color="#ff7b59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3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3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38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39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40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41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  <style:map style:condition="is-true-formula([.$A$26]=0)" style:apply-style-name="Szürke_5f_inaktív_5f_fegyver" style:base-cell-address="Harc.B26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84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4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B26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27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7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7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81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88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B26"/>
    </style:style>
    <style:style style:name="ce88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B26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895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96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1]=1)" style:apply-style-name="Kék_5f_aktív_5f_fegyver" style:base-cell-address="Harc.B11"/>
      <style:map style:condition="is-true-formula([.$A11]=0)" style:apply-style-name="Szürke_5f_inaktív_5f_fegyver" style:base-cell-address="Harc.B11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90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B26"/>
    </style:style>
    <style:style style:name="ce90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B26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940" style:family="table-cell" style:parent-style-name="Default">
      <style:table-cell-properties fo:background-color="#729fcf" fo:border="none" style:vertical-align="middle"/>
      <style:text-properties fo:color="#ffffff" style:font-name="Noto Sans1" fo:font-style="normal" style:font-style-asian="normal" style:font-style-complex="normal"/>
    </style:style>
    <style:style style:name="ce941" style:family="table-cell" style:parent-style-name="Default">
      <style:table-cell-properties fo:background-color="#729fcf" style:text-align-source="fix" style:repeat-content="false" fo:border="none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45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8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9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9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37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95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95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9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61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962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00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0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05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0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06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09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15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32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33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2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128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291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32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2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4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4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4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1430" style:family="table-cell" style:parent-style-name="Default">
      <style:text-properties style:font-name="Noto Sans1" fo:font-style="normal" style:font-style-asian="normal" style:font-style-complex="normal"/>
    </style:style>
    <style:style style:name="ce1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65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15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150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5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1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40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6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$Harcértékek.$B$85]" style:apply-style-name="Piros_5f_háttér" style:base-cell-address="Harcértékek.C84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5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614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1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1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61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618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2" style:family="table-cell" style:parent-style-name="Default">
      <style:table-cell-properties fo:border-bottom="none" fo:border-left="none" fo:border-right="none" fo:border-top="2.24pt solid #000000"/>
    </style:style>
    <style:style style:name="ce163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635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63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3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5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6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676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6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78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4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696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7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777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8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8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894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90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909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916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935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9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961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96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9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9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9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9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9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9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98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0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20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200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0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20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2017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88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5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37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8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3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36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6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7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8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189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8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8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106" style:family="table-cell" style:parent-style-name="Default">
      <style:table-cell-properties style:vertical-align="middle"/>
      <style:text-properties style:font-name="Noto Sans1"/>
      <style:map style:condition="cell-content()&gt;[$Harcértékek.$B$85]" style:apply-style-name="Piros_5f_háttér" style:base-cell-address="Harcértékek.C85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8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834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8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84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8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8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8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8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line-through-style="solid" style:text-line-through-type="single"/>
    </style:style>
    <style:style style:name="T67" style:family="text">
      <style:text-properties fo:color="#bf0041" loext:opacity="100%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loext:opacity="100%" fo:font-weight="bold" style:font-weight-asian="bold" style:font-weight-complex="bold"/>
    </style:style>
    <style:style style:name="T7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3" style:family="text">
      <style:text-properties fo:font-size="7pt"/>
    </style:style>
    <style:style style:name="T84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86" style:family="text">
      <style:text-properties fo:font-size="8pt" style:font-size-asian="8pt" style:font-size-complex="8pt"/>
    </style:style>
    <style:style style:name="T8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0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0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0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0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0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1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1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1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1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12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2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0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3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4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font-name="Noto Sans1"/>
    </style:style>
    <style:style style:name="T1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47" style:family="text">
      <style:text-properties style:text-line-through-type="single"/>
    </style:style>
    <style:style style:name="T148" style:family="text">
      <style:text-properties fo:color="#bf0041"/>
    </style:style>
    <style:style style:name="T149" style:family="text">
      <style:text-properties fo:color="#ff0000" fo:font-weight="bold" style:font-weight-asian="bold" style:font-weight-complex="bold"/>
    </style:style>
    <style:style style:name="T1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52" style:family="text">
      <style:text-properties style:font-name="Avenir6"/>
    </style:style>
    <style:style style:name="T1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8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0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2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3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8" table:base-cell-address="Misztikus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9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0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1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2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3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4" table:base-cell-address="Harc.G48">
          <table:error-message table:message-type="stop" table:display="true"/>
        </table:content-validation>
        <table:content-validation table:name="val25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26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27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28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29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0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1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2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3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0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1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2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4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5" table:condition="of:cell-content-is-whole-number() and cell-content-is-between(0,15)" table:allow-empty-cell="true" table:base-cell-address="Harc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6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Harc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Harc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49" table:base-cell-address="Harc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2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Harc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condition="of:cell-content-is-whole-number() and cell-content-is-between(0,3)" table:allow-empty-cell="true" table:base-cell-address="Harc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Harc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56" table:base-cell-address="Harc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7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58" table:base-cell-address="Harc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59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0" table:base-cell-address="Harc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Harc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base-cell-address="Harc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4" table:base-cell-address="Harc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5" table:condition="of:cell-content-is-whole-number() and cell-content()=4" table:allow-empty-cell="true" table:base-cell-address="Harc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66" table:condition="of:cell-content-is-whole-number() and cell-content()=3" table:allow-empty-cell="true" table:base-cell-address="Harc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67" table:condition="of:cell-content-is-whole-number() and cell-content()=3" table:allow-empty-cell="true" table:base-cell-address="Harc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68" table:condition="of:cell-content-is-whole-number() and cell-content()=2" table:allow-empty-cell="false" table:base-cell-address="Harc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69" table:base-cell-address="Harc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0" table:condition="of:cell-content-is-whole-number() and cell-content()&gt;0" table:allow-empty-cell="true" table:base-cell-address="Harc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Harc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Harc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3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base-cell-address="Harc.J15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6" table:condition="of:cell-content-is-whole-number() and cell-content-is-between(0,3)" table:allow-empty-cell="true" table:base-cell-address="Harc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4)" table:allow-empty-cell="true" table:base-cell-address="Harc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condition="of:cell-content-is-whole-number() and cell-content-is-between(0,3)" table:allow-empty-cell="true" table:base-cell-address="Harc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3)" table:allow-empty-cell="true" table:base-cell-address="Harc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0" table:condition="of:cell-content-is-whole-number() and cell-content-is-between(0,3)" table:allow-empty-cell="true" table:base-cell-address="Harc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1" table:condition="of:cell-content-is-whole-number() and cell-content-is-between(0,3)" table:allow-empty-cell="true" table:base-cell-address="Harc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Harc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3)" table:allow-empty-cell="false" table:base-cell-address="Harc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2)" table:allow-empty-cell="true" table:base-cell-address="Harc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()=0" table:allow-empty-cell="false" table:base-cell-address="Harc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88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0" table:allow-empty-cell="true" table:base-cell-address="Harc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5)" table:allow-empty-cell="true" table:base-cell-address="Harc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1)" table:allow-empty-cell="true" table:base-cell-address="Harc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1)" table:allow-empty-cell="true" table:base-cell-address="Harc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5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96" table:base-cell-address="Harc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97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98" table:base-cell-address="Harc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99" table:condition="of:cell-content-is-whole-number() and cell-content()=1" table:allow-empty-cell="true" table:base-cell-address="Harc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0" table:condition="of:cell-content-is-whole-number() and cell-content()=2" table:allow-empty-cell="true" table:base-cell-address="Harc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1" table:condition="of:cell-content-is-whole-number() and cell-content()=2" table:allow-empty-cell="false" table:base-cell-address="Harc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2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6" table:base-cell-address="Alapértékek.B15">
          <table:help-message table:display="true"/>
          <table:error-message table:message-type="stop" table:display="true"/>
        </table:content-validation>
        <table:content-validation table:name="val107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8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29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8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9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0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1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2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3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4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5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7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9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4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5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56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57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8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9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4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65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66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0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1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3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1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2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86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87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89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0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1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5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19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197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198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199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0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1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2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3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06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07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0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0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0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4" table:base-cell-address="Speciáli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5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6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7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18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1" table:default-cell-style-name="ce1039"/>
        <table:table-column table:style-name="co42" table:default-cell-style-name="ce45"/>
        <table:table-column table:style-name="co3" table:number-columns-repeated="5" table:default-cell-style-name="ce45"/>
        <table:table-column table:style-name="co43" table:default-cell-style-name="ce45"/>
        <table:table-column table:style-name="co3" table:default-cell-style-name="ce45"/>
        <table:table-column table:style-name="co44" table:default-cell-style-name="ce45"/>
        <table:table-column table:style-name="co45" table:default-cell-style-name="ce45"/>
        <table:table-column table:style-name="co42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42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613"/>
          <table:covered-table-cell table:number-columns-repeated="5" table:style-name="ce525"/>
          <table:covered-table-cell table:number-columns-repeated="2" table:style-name="ce613"/>
          <table:covered-table-cell table:style-name="ce612"/>
          <table:table-cell table:style-name="ce612" table:number-columns-repeated="16374"/>
        </table:table-row>
        <table:table-row table:style-name="ro2">
          <table:table-cell table:style-name="ce594" table:number-columns-spanned="10" table:number-rows-spanned="1"/>
          <table:covered-table-cell table:number-columns-repeated="9" table:style-name="ce615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Vért viselve</text:p>
          </table:table-cell>
          <table:covered-table-cell table:style-name="ce608"/>
          <table:table-cell table:style-name="ce634" office:value-type="float" office:value="1" calcext:value-type="float">
            <text:p>1</text:p>
          </table:table-cell>
          <table:table-cell table:style-name="ce681"/>
          <table:table-cell table:style-name="ce703" table:content-validation-name="val13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778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Pajzs viselve</text:p>
          </table:table-cell>
          <table:covered-table-cell table:style-name="ce609"/>
          <table:table-cell table:style-name="ce63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89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Harci akrobatika működik</text:p>
          </table:table-cell>
          <table:covered-table-cell table:style-name="ce610"/>
          <table:table-cell table:style-name="ce638" office:value-type="float" office:value="1" calcext:value-type="float">
            <text:p>1</text:p>
          </table:table-cell>
          <table:table-cell table:style-name="ce681"/>
          <table:table-cell table:style-name="ce150" table:content-validation-name="val14" table:formula="of:=[$Harcértékek.F74]" office:value-type="float" office:value="0" calcext:value-type="float">
            <text:p>0</text:p>
          </table:table-cell>
          <table:table-cell table:style-name="ce196" table:content-validation-name="val14" table:formula="of:=[$Harcértékek.G74]" office:value-type="float" office:value="0" calcext:value-type="float">
            <text:p>0</text:p>
          </table:table-cell>
          <table:table-cell table:style-name="ce196" table:content-validation-name="val14" table:formula="of:=[$Harcértékek.H74]" office:value-type="float" office:value="0" calcext:value-type="float">
            <text:p>0</text:p>
          </table:table-cell>
          <table:table-cell table:style-name="ce196" table:content-validation-name="val14"/>
          <table:covered-table-cell table:style-name="ce783"/>
          <table:table-cell table:style-name="ce681" table:number-columns-repeated="16374"/>
        </table:table-row>
        <table:table-row table:style-name="ro2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2">
          <table:table-cell table:number-columns-repeated="26"/>
          <table:table-cell table:style-name="ce45" table:number-columns-repeated="16358"/>
        </table:table-row>
        <table:table-row table:style-name="ro43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660"/>
          <table:table-cell table:style-name="ce614" table:content-validation-name="val7" table:formula="of:=[$Harcértékek.E40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32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60" table:number-columns-repeated="16374"/>
        </table:table-row>
        <table:table-row table:style-name="ro44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0"/>
          <table:covered-table-cell table:style-name="ce893"/>
          <table:table-cell/>
          <table:table-cell table:style-name="ce940" office:value-type="string" calcext:value-type="string">
            <text:p>Manőver Alap</text:p>
          </table:table-cell>
          <table:table-cell table:style-name="ce943" table:content-validation-name="val18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612"/>
          <table:table-cell table:style-name="ce45" table:number-columns-repeated="16358"/>
        </table:table-row>
        <table:table-row table:style-name="ro6">
          <table:table-cell table:style-name="ce444" office:value-type="string" calcext:value-type="string">
            <text:p>Használt</text:p>
          </table:table-cell>
          <table:table-cell table:style-name="ce632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457" table:content-validation-name="val5"/>
          <table:table-cell table:style-name="ce481" table:content-validation-name="val8" office:value-type="string" calcext:value-type="string">
            <text:p>Tám/kör</text:p>
          </table:table-cell>
          <table:table-cell table:style-name="ce632" office:value-type="string" calcext:value-type="string">
            <text:p>TÉ/CÉ</text:p>
          </table:table-cell>
          <table:table-cell table:style-name="ce632" office:value-type="string" calcext:value-type="string">
            <text:p>VÉ/Osztó</text:p>
          </table:table-cell>
          <table:table-cell table:style-name="ce836" office:value-type="string" calcext:value-type="string">
            <text:p>SP</text:p>
          </table:table-cell>
          <table:table-cell table:style-name="ce836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612"/>
          <table:table-cell table:style-name="ce45" table:number-columns-repeated="16358"/>
        </table:table-row>
        <table:table-row table:style-name="ro45">
          <table:table-cell table:style-name="ce445" table:content-validation-name="val1" office:value-type="float" office:value="1" calcext:value-type="float">
            <text:p>1</text:p>
          </table:table-cell>
          <table:table-cell table:style-name="ce497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545" table:content-validation-name="val5"/>
          <table:table-cell table:style-name="ce616" table:content-validation-name="val9" table:formula="of:=[$Harcértékek.C43]" office:value-type="float" office:value="1" calcext:value-type="float">
            <text:p>1</text:p>
          </table:table-cell>
          <table:table-cell table:style-name="ce683" table:content-validation-name="val12" table:formula="of:=[$Harcértékek.D43]" office:value-type="float" office:value="4" calcext:value-type="float">
            <text:p>4</text:p>
          </table:table-cell>
          <table:table-cell table:style-name="ce754" table:content-validation-name="val12" table:formula="of:=[$Harcértékek.E43]" office:value-type="float" office:value="27" calcext:value-type="float">
            <text:p>27</text:p>
          </table:table-cell>
          <table:table-cell table:style-name="ce837" table:content-validation-name="val15" table:formula="of:=[$Harcértékek.F43]" office:value-type="string" office:string-value="-5 Z" calcext:value-type="string">
            <text:p>-5 Z</text:p>
          </table:table-cell>
          <table:table-cell table:style-name="ce844" table:content-validation-name="val15" table:formula="of:=[$Harcértékek.G43]" office:value-type="float" office:value="0" calcext:value-type="float">
            <text:p>0</text:p>
          </table:table-cell>
          <table:table-cell table:style-name="ce872" table:content-validation-name="val4" table:number-columns-spanned="2" table:number-rows-spanned="1"/>
          <table:covered-table-cell table:style-name="ce895"/>
          <table:table-cell table:style-name="ce903"/>
          <table:table-cell table:style-name="ce941" office:value-type="string" calcext:value-type="string">
            <text:p>Manőver Pont</text:p>
          </table:table-cell>
          <table:table-cell table:style-name="ce944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545" table:content-validation-name="val5"/>
          <table:table-cell table:style-name="ce616" table:content-validation-name="val9" table:formula="of:=[$Harcértékek.C44]" office:value-type="float" office:value="1" calcext:value-type="float">
            <text:p>1</text:p>
          </table:table-cell>
          <table:table-cell table:style-name="ce683" table:content-validation-name="val12" table:formula="of:=[$Harcértékek.D44]" office:value-type="float" office:value="7" calcext:value-type="float">
            <text:p>7</text:p>
          </table:table-cell>
          <table:table-cell table:style-name="ce754" table:content-validation-name="val12" table:formula="of:=[$Harcértékek.E44]" office:value-type="string" office:string-value="" calcext:value-type="error">
            <text:p>#REF!</text:p>
          </table:table-cell>
          <table:table-cell table:style-name="ce837" table:content-validation-name="val15" table:formula="of:=[$Harcértékek.F44]" office:value-type="string" office:string-value="0 Z" calcext:value-type="string">
            <text:p>0 Z</text:p>
          </table:table-cell>
          <table:table-cell table:style-name="ce844" table:content-validation-name="val15" table:formula="of:=[$Harcértékek.G44]" office:value-type="float" office:value="0" calcext:value-type="float">
            <text:p>0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office:value-type="string" calcext:value-type="string">
            <text:p>Akt Manőver Pont</text:p>
          </table:table-cell>
          <table:table-cell table:style-name="ce945" table:content-validation-name="val19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5">
          <table:table-cell table:style-name="ce445" table:content-validation-name="val1" office:value-type="float" office:value="1" calcext:value-type="float">
            <text:p>1</text:p>
          </table:table-cell>
          <table:table-cell table:style-name="ce497" table:content-validation-name="val4" table:formula="of:=[$Harcértékek.A45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5]" office:value-type="string" office:string-value="" calcext:value-type="error">
            <text:p>#N/A</text:p>
          </table:table-cell>
          <table:table-cell table:style-name="ce683" table:content-validation-name="val12" table:formula="of:=[$Harcértékek.D45]" office:value-type="string" office:string-value="" calcext:value-type="error">
            <text:p>#N/A</text:p>
          </table:table-cell>
          <table:table-cell table:style-name="ce754" table:content-validation-name="val12" table:formula="of:=[$Harcértékek.E45]" office:value-type="string" office:string-value="" calcext:value-type="error">
            <text:p>#N/A</text:p>
          </table:table-cell>
          <table:table-cell table:style-name="ce837" table:content-validation-name="val15" table:formula="of:=[$Harcértékek.F45]" office:value-type="string" office:string-value="N/A" calcext:value-type="string">
            <text:p>N/A</text:p>
          </table:table-cell>
          <table:table-cell table:style-name="ce844" table:content-validation-name="val15" table:formula="of:=[$Harcértékek.G45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6]" office:value-type="string" office:string-value="" calcext:value-type="error">
            <text:p>#N/A</text:p>
          </table:table-cell>
          <table:table-cell table:style-name="ce683" table:content-validation-name="val12" table:formula="of:=[$Harcértékek.D46]" office:value-type="string" office:string-value="" calcext:value-type="error">
            <text:p>#N/A</text:p>
          </table:table-cell>
          <table:table-cell table:style-name="ce754" table:content-validation-name="val12" table:formula="of:=[$Harcértékek.E46]" office:value-type="string" office:string-value="" calcext:value-type="error">
            <text:p>#N/A</text:p>
          </table:table-cell>
          <table:table-cell table:style-name="ce837" table:content-validation-name="val15" table:formula="of:=[$Harcértékek.F46]" office:value-type="string" office:string-value="N/A" calcext:value-type="string">
            <text:p>N/A</text:p>
          </table:table-cell>
          <table:table-cell table:style-name="ce844" table:content-validation-name="val15" table:formula="of:=[$Harcértékek.G46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7]" office:value-type="string" office:string-value="" calcext:value-type="error">
            <text:p>#N/A</text:p>
          </table:table-cell>
          <table:table-cell table:style-name="ce683" table:content-validation-name="val12" table:formula="of:=[$Harcértékek.D47]" office:value-type="string" office:string-value="" calcext:value-type="error">
            <text:p>#N/A</text:p>
          </table:table-cell>
          <table:table-cell table:style-name="ce754" table:content-validation-name="val12" table:formula="of:=[$Harcértékek.E47]" office:value-type="string" office:string-value="" calcext:value-type="error">
            <text:p>#N/A</text:p>
          </table:table-cell>
          <table:table-cell table:style-name="ce837" table:content-validation-name="val15" table:formula="of:=[$Harcértékek.F47]" office:value-type="string" office:string-value="N/A" calcext:value-type="string">
            <text:p>N/A</text:p>
          </table:table-cell>
          <table:table-cell table:style-name="ce844" table:content-validation-name="val15" table:formula="of:=[$Harcértékek.G47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8]" office:value-type="string" office:string-value="" calcext:value-type="error">
            <text:p>#N/A</text:p>
          </table:table-cell>
          <table:table-cell table:style-name="ce683" table:content-validation-name="val12" table:formula="of:=[$Harcértékek.D48]" office:value-type="string" office:string-value="" calcext:value-type="error">
            <text:p>#N/A</text:p>
          </table:table-cell>
          <table:table-cell table:style-name="ce754" table:content-validation-name="val12" table:formula="of:=[$Harcértékek.E48]" office:value-type="string" office:string-value="" calcext:value-type="error">
            <text:p>#N/A</text:p>
          </table:table-cell>
          <table:table-cell table:style-name="ce837" table:content-validation-name="val15" table:formula="of:=[$Harcértékek.F48]" office:value-type="string" office:string-value="N/A" calcext:value-type="string">
            <text:p>N/A</text:p>
          </table:table-cell>
          <table:table-cell table:style-name="ce844" table:content-validation-name="val15" table:formula="of:=[$Harcértékek.G48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49]" office:value-type="string" office:string-value="" calcext:value-type="error">
            <text:p>#N/A</text:p>
          </table:table-cell>
          <table:table-cell table:style-name="ce683" table:content-validation-name="val12" table:formula="of:=[$Harcértékek.D49]" office:value-type="string" office:string-value="" calcext:value-type="error">
            <text:p>#N/A</text:p>
          </table:table-cell>
          <table:table-cell table:style-name="ce754" table:content-validation-name="val12" table:formula="of:=[$Harcértékek.E49]" office:value-type="string" office:string-value="" calcext:value-type="error">
            <text:p>#N/A</text:p>
          </table:table-cell>
          <table:table-cell table:style-name="ce837" table:content-validation-name="val15" table:formula="of:=[$Harcértékek.F49]" office:value-type="string" office:string-value="N/A" calcext:value-type="string">
            <text:p>N/A</text:p>
          </table:table-cell>
          <table:table-cell table:style-name="ce844" table:content-validation-name="val15" table:formula="of:=[$Harcértékek.G49]" office:value-type="string" office:string-value="" calcext:value-type="error">
            <text:p>#N/A</text:p>
          </table:table-cell>
          <table:table-cell table:style-name="ce874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8" table:content-validation-name="val1" office:value-type="float" office:value="0" calcext:value-type="float">
            <text:p>0</text:p>
          </table:table-cell>
          <table:table-cell table:style-name="ce498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546" table:content-validation-name="val5"/>
          <table:table-cell table:style-name="ce617" table:content-validation-name="val9" table:formula="of:=[$Harcértékek.C50]" office:value-type="string" office:string-value="" calcext:value-type="error">
            <text:p>#N/A</text:p>
          </table:table-cell>
          <table:table-cell table:style-name="ce691" table:content-validation-name="val12" table:formula="of:=[$Harcértékek.D50]" office:value-type="string" office:string-value="" calcext:value-type="error">
            <text:p>#N/A</text:p>
          </table:table-cell>
          <table:table-cell table:style-name="ce757" table:content-validation-name="val12" table:formula="of:=[$Harcértékek.E50]" office:value-type="string" office:string-value="" calcext:value-type="error">
            <text:p>#N/A</text:p>
          </table:table-cell>
          <table:table-cell table:style-name="ce838" table:content-validation-name="val15" table:formula="of:=[$Harcértékek.F50]" office:value-type="string" office:string-value="N/A" calcext:value-type="string">
            <text:p>N/A</text:p>
          </table:table-cell>
          <table:table-cell table:style-name="ce845" table:content-validation-name="val15" table:formula="of:=[$Harcértékek.G50]" office:value-type="string" office:string-value="" calcext:value-type="error">
            <text:p>#N/A</text:p>
          </table:table-cell>
          <table:table-cell table:style-name="ce879" table:number-columns-spanned="2" table:number-rows-spanned="1"/>
          <table:covered-table-cell table:style-name="ce896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2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44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0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5" table:content-validation-name="val1" office:value-type="float" office:value="0" calcext:value-type="float">
            <text:p>0</text:p>
          </table:table-cell>
          <table:table-cell table:style-name="ce497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545" table:content-validation-name="val5"/>
          <table:table-cell table:style-name="ce616" table:content-validation-name="val9" table:formula="of:=[$Harcértékek.C51]" office:value-type="string" office:string-value="" calcext:value-type="error">
            <text:p>#N/A</text:p>
          </table:table-cell>
          <table:table-cell table:style-name="ce683" table:content-validation-name="val12" table:formula="of:=[$Harcértékek.D51]" office:value-type="string" office:string-value="" calcext:value-type="error">
            <text:p>#N/A</text:p>
          </table:table-cell>
          <table:table-cell table:style-name="ce759" table:content-validation-name="val12" table:formula="of:=[$Harcértékek.E51]" office:value-type="string" office:string-value="" calcext:value-type="error">
            <text:p>#N/A</text:p>
          </table:table-cell>
          <table:table-cell table:style-name="ce839" table:content-validation-name="val15" table:formula="of:=[$Harcértékek.F51]" office:value-type="string" office:string-value="" calcext:value-type="error">
            <text:p>#N/A</text:p>
          </table:table-cell>
          <table:table-cell table:style-name="ce844" table:content-validation-name="val15" table:formula="of:=[$Harcértékek.G51]" office:value-type="string" office:string-value="-" calcext:value-type="string">
            <text:p>-</text:p>
          </table:table-cell>
          <table:table-cell table:style-name="ce881" table:number-columns-spanned="2" table:number-rows-spanned="1"/>
          <table:covered-table-cell table:style-name="ce89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7">
          <table:table-cell table:style-name="ce448" table:content-validation-name="val1" office:value-type="float" office:value="0" calcext:value-type="float">
            <text:p>0</text:p>
          </table:table-cell>
          <table:table-cell table:style-name="ce498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546" table:content-validation-name="val5"/>
          <table:table-cell table:style-name="ce617" table:content-validation-name="val9" table:formula="of:=[$Harcértékek.C52]" office:value-type="string" office:string-value="" calcext:value-type="error">
            <text:p>#N/A</text:p>
          </table:table-cell>
          <table:table-cell table:style-name="ce691" table:content-validation-name="val12" table:formula="of:=[$Harcértékek.D52]" office:value-type="string" office:string-value="" calcext:value-type="error">
            <text:p>#N/A</text:p>
          </table:table-cell>
          <table:table-cell table:style-name="ce768" table:content-validation-name="val12" table:formula="of:=[$Harcértékek.E52]" office:value-type="string" office:string-value="" calcext:value-type="error">
            <text:p>#N/A</text:p>
          </table:table-cell>
          <table:table-cell table:style-name="ce840" table:content-validation-name="val15" table:formula="of:=[$Harcértékek.F52]" office:value-type="string" office:string-value="" calcext:value-type="error">
            <text:p>#N/A</text:p>
          </table:table-cell>
          <table:table-cell table:style-name="ce845" table:content-validation-name="val15" table:formula="of:=[$Harcértékek.G52]" office:value-type="string" office:string-value="-" calcext:value-type="string">
            <text:p>-</text:p>
          </table:table-cell>
          <table:table-cell table:style-name="ce879" table:number-columns-spanned="2" table:number-rows-spanned="1"/>
          <table:covered-table-cell table:style-name="ce896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2">
          <table:table-cell table:style-name="ce594" table:number-columns-spanned="10" table:number-rows-spanned="2"/>
          <table:covered-table-cell table:number-columns-repeated="2" table:style-name="ce615"/>
          <table:covered-table-cell table:number-columns-repeated="7" table:style-name="ce708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2">
          <table:covered-table-cell table:style-name="ce594"/>
          <table:covered-table-cell table:number-columns-repeated="9" table:style-name="ce615"/>
          <table:table-cell/>
          <table:table-cell table:style-name="Default" table:number-columns-repeated="2"/>
          <table:table-cell table:style-name="ce612"/>
          <table:table-cell table:number-columns-repeated="12"/>
          <table:table-cell table:style-name="ce45" table:number-columns-repeated="16358"/>
        </table:table-row>
        <table:table-row table:style-name="ro44">
          <table:table-cell table:style-name="ce442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0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20" table:formula="of:=[$Harcértékek.B63]" office:value-type="float" office:value="0" calcext:value-type="float">
            <text:p>0</text:p>
          </table:table-cell>
          <table:table-cell table:style-name="ce589"/>
          <table:table-cell table:style-name="ce641" table:content-validation-name="val8" office:value-type="string" calcext:value-type="string">
            <text:p>Tám/kör</text:p>
          </table:table-cell>
          <table:table-cell table:style-name="ce688" office:value-type="string" calcext:value-type="string">
            <text:p>TÉ</text:p>
          </table:table-cell>
          <table:table-cell table:style-name="ce688" office:value-type="string" calcext:value-type="string">
            <text:p>VÉ</text:p>
          </table:table-cell>
          <table:table-cell table:style-name="ce688" office:value-type="string" calcext:value-type="string">
            <text:p>SP</text:p>
          </table:table-cell>
          <table:table-cell table:style-name="ce818" office:value-type="string" calcext:value-type="string">
            <text:p><text:span text:style-name="T84">Pengehossz </text:span><text:span text:style-name="T85">Σ</text:span></text:p>
          </table:table-cell>
          <table:table-cell table:style-name="ce883" table:number-columns-spanned="2" table:number-rows-spanned="1"/>
          <table:covered-table-cell table:style-name="ce901"/>
          <table:table-cell table:number-columns-repeated="16"/>
          <table:table-cell table:style-name="ce45" table:number-columns-repeated="16358"/>
        </table:table-row>
        <table:table-row table:style-name="ro10">
          <table:covered-table-cell table:style-name="ce458"/>
          <table:table-cell table:style-name="ce510" table:formula="of:=[$Harcértékek.B64]" office:value-type="float" office:value="0" calcext:value-type="float">
            <text:p>0</text:p>
          </table:table-cell>
          <table:table-cell table:style-name="ce549"/>
          <table:table-cell table:style-name="ce628" table:formula="of:=[$Harcértékek.E63]" office:value-type="string" office:string-value="N/A" calcext:value-type="string">
            <text:p>N/A</text:p>
          </table:table-cell>
          <table:table-cell table:style-name="ce706" table:formula="of:=[$Harcértékek.F63]" office:value-type="string" office:string-value="" calcext:value-type="error">
            <text:p>#N/A</text:p>
          </table:table-cell>
          <table:table-cell table:style-name="ce706" table:formula="of:=[$Harcértékek.G63]" office:value-type="string" office:string-value="" calcext:value-type="error">
            <text:p>#N/A</text:p>
          </table:table-cell>
          <table:table-cell table:style-name="ce841" table:content-validation-name="val16" table:formula="of:=[$Harcértékek.H63]" office:value-type="string" office:string-value="" calcext:value-type="error">
            <text:p>#N/A</text:p>
          </table:table-cell>
          <table:table-cell table:style-name="ce841" table:content-validation-name="val16" table:formula="of:=[$Harcértékek.H66]" office:value-type="string" office:string-value="" calcext:value-type="error">
            <text:p>#N/A</text:p>
          </table:table-cell>
          <table:table-cell table:style-name="ce886"/>
          <table:table-cell table:style-name="ce902"/>
          <table:table-cell table:number-columns-repeated="16"/>
          <table:table-cell table:style-name="ce45" table:number-columns-repeated="16358"/>
        </table:table-row>
        <table:table-row table:style-name="ro2">
          <table:table-cell table:style-name="ce612" table:number-columns-repeated="10"/>
          <table:table-cell table:number-columns-repeated="16"/>
          <table:table-cell table:style-name="ce45" table:number-columns-repeated="16358"/>
        </table:table-row>
        <table:table-row table:style-name="ro2">
          <table:table-cell table:number-columns-repeated="10"/>
          <table:table-cell table:style-name="ce612" table:number-columns-repeated="16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460" office:value-type="string" calcext:value-type="string">
            <text:p>ÉP</text:p>
          </table:table-cell>
          <table:table-cell table:style-name="ce488" table:content-validation-name="val10" table:formula="of:=12+(2*[Alapértékek.$C$20])" office:value-type="float" office:value="12" calcext:value-type="float">
            <text:p>12,</text:p>
          </table:table-cell>
          <table:table-cell table:style-name="ce513" table:number-columns-spanned="2" table:number-rows-spanned="1"/>
          <table:covered-table-cell table:style-name="ce1003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612"/>
          <table:table-cell table:style-name="Default" table:number-columns-repeated="2"/>
          <table:table-cell table:style-name="ce612"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613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57"/>
          <table:table-cell table:style-name="ce1207"/>
          <table:table-cell table:style-name="ce1251"/>
          <table:table-cell table:style-name="ce1283"/>
          <table:table-cell table:style-name="ce613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/>
          <table:table-cell table:style-name="Default"/>
          <table:table-cell table:style-name="ce1165"/>
          <table:table-cell table:style-name="ce1211"/>
          <table:table-cell table:style-name="ce1252"/>
          <table:table-cell table:style-name="ce1284"/>
          <table:table-cell table:style-name="ce613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67"/>
          <table:table-cell table:style-name="ce1212"/>
          <table:table-cell table:style-name="ce1254"/>
          <table:table-cell table:style-name="ce1285"/>
          <table:table-cell table:style-name="ce613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70"/>
          <table:table-cell table:style-name="ce1214"/>
          <table:table-cell table:style-name="ce1255"/>
          <table:table-cell table:style-name="ce1286"/>
          <table:table-cell table:style-name="ce613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71"/>
          <table:table-cell table:style-name="ce1218"/>
          <table:table-cell table:style-name="ce1258"/>
          <table:table-cell table:style-name="ce1288"/>
          <table:table-cell table:style-name="ce613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1172"/>
          <table:table-cell table:style-name="ce1219"/>
          <table:table-cell table:style-name="ce1262"/>
          <table:table-cell table:style-name="ce1289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1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1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1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/>
          <table:table-cell table:style-name="ce512" office:value-type="string" calcext:value-type="string">
            <text:p>Képzettségpróbákra</text:p>
          </table:table-cell>
          <table:table-cell table:number-columns-repeated="2"/>
          <table:table-cell table:style-name="ce771" office:value-type="string" calcext:value-type="string">
            <text:p>Hátrány-1</text:p>
          </table:table-cell>
          <table:table-cell table:style-name="ce771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/>
          <table:table-cell table:style-name="ce646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13"/>
          <table:table-cell table:style-name="ce674" table:formula="of:=SUMPRODUCT(LEN(TRIM([.$D$32:.$D$37]))&gt;0) &gt; 0" office:value-type="boolean" office:boolean-value="false" calcext:value-type="boolean">
            <text:p>HAMIS</text:p>
          </table:table-cell>
          <table:table-cell table:style-name="ce674" table:formula="of:=SUMPRODUCT(LEN(TRIM([.$E$32:.$E$37]))&gt;0) &gt; 0" office:value-type="boolean" office:boolean-value="false" calcext:value-type="boolean">
            <text:p>HAMIS</text:p>
          </table:table-cell>
          <table:table-cell table:style-name="ce674" table:formula="of:=SUMPRODUCT(LEN(TRIM([.$F$32:.$F$37]))&gt;0) &gt; 0" office:value-type="boolean" office:boolean-value="false" calcext:value-type="boolean">
            <text:p>HAMIS</text:p>
          </table:table-cell>
          <table:table-cell table:style-name="ce613"/>
          <table:table-cell table:style-name="ce827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6">
          <table:table-cell table:number-columns-repeated="2"/>
          <table:table-cell table:style-name="ce694"/>
          <table:table-cell table:style-name="ce501" table:formula="of:=[.D39]*[.D42]" office:value-type="float" office:value="-0" calcext:value-type="float">
            <text:p>0</text:p>
          </table:table-cell>
          <table:table-cell table:style-name="ce501" table:formula="of:=[.E39]*[.E42]" office:value-type="float" office:value="-0" calcext:value-type="float">
            <text:p>0</text:p>
          </table:table-cell>
          <table:table-cell table:style-name="ce501" table:formula="of:=[.F39]*[.F42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13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3:.F43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13" table:number-columns-repeated="2"/>
          <table:table-cell table:number-columns-repeated="22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2">
          <table:table-cell table:number-columns-repeated="26"/>
          <table:table-cell table:style-name="ce45" table:number-columns-repeated="16358"/>
        </table:table-row>
        <table:table-row table:style-name="ro2">
          <table:table-cell table:number-columns-repeated="2"/>
          <table:table-cell table:style-name="ce607" office:value-type="string" calcext:value-type="string" table:number-columns-spanned="3" table:number-rows-spanned="1">
            <text:p>ÉP táblázat rossz (cond.format)</text:p>
          </table:table-cell>
          <table:covered-table-cell table:number-columns-repeated="2" table:style-name="ce615"/>
          <table:table-cell table:number-columns-repeated="21"/>
          <table:table-cell table:style-name="ce45" table:number-columns-repeated="16358"/>
        </table:table-row>
        <table:table-row table:style-name="ro2" table:number-rows-repeated="3">
          <table:table-cell table:number-columns-repeated="26"/>
          <table:table-cell table:style-name="ce45" table:number-columns-repeated="16358"/>
        </table:table-row>
        <table:table-row table:style-name="ro2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2" table:number-rows-repeated="1048523">
          <table:table-cell table:number-columns-repeated="26"/>
          <table:table-cell table:style-name="ce45" table:number-columns-repeated="16358"/>
        </table:table-row>
        <table:table-row table:style-name="ro2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B26:Harc.J27">
            <calcext:condition calcext:apply-style-name="Szürke_inaktív_fegyver" calcext:value="formula-is([.$A$26]=0)" calcext:base-cell-address="Harc.B26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21:Harc.J22 Harc.B11:Harc.J18">
            <calcext:condition calcext:apply-style-name="Kék_aktív_fegyver" calcext:value="formula-is([.$A11]=1)" calcext:base-cell-address="Harc.B11"/>
            <calcext:condition calcext:apply-style-name="Szürke_inaktív_fegyver" calcext:value="formula-is([.$A11]=0)" calcext:base-cell-address="Harc.B11"/>
          </calcext:conditional-format>
          <calcext:conditional-format calcext:target-range-address="Harc.C32:Harc.C32">
            <calcext:condition calcext:apply-style-name="Szürke_háttér" calcext:value="formula-is([$Harcértékek.$D$30]&lt;1)" calcext:base-cell-address="Harc.C32"/>
          </calcext:conditional-format>
          <calcext:conditional-format calcext:target-range-address="Harc.D32:Harc.D32">
            <calcext:condition calcext:apply-style-name="Szürke_háttér" calcext:value="formula-is([$Harcértékek.$D$30]&lt;2)" calcext:base-cell-address="Harc.D32"/>
          </calcext:conditional-format>
          <calcext:conditional-format calcext:target-range-address="Harc.E32:Harc.E32">
            <calcext:condition calcext:apply-style-name="Szürke_háttér" calcext:value="formula-is([$Harcértékek.$D$30]&lt;3)" calcext:base-cell-address="Harc.E32"/>
          </calcext:conditional-format>
          <calcext:conditional-format calcext:target-range-address="Harc.F32:Harc.F32">
            <calcext:condition calcext:apply-style-name="Szürke_háttér" calcext:value="formula-is([$Harcértékek.$D$30]&lt;4)" calcext:base-cell-address="Harc.F32"/>
          </calcext:conditional-format>
          <calcext:conditional-format calcext:target-range-address="Harc.C33:Harc.C33">
            <calcext:condition calcext:apply-style-name="Szürke_háttér" calcext:value="formula-is([$Harcértékek.$D$30]&lt;5)" calcext:base-cell-address="Harc.C33"/>
          </calcext:conditional-format>
          <calcext:conditional-format calcext:target-range-address="Harc.D33:Harc.D33">
            <calcext:condition calcext:apply-style-name="Szürke_háttér" calcext:value="formula-is([$Harcértékek.$D$30]&lt;6)" calcext:base-cell-address="Harc.D33"/>
          </calcext:conditional-format>
          <calcext:conditional-format calcext:target-range-address="Harc.E33:Harc.E33">
            <calcext:condition calcext:apply-style-name="Szürke_háttér" calcext:value="formula-is([$Harcértékek.$D$30]&lt;7)" calcext:base-cell-address="Harc.E33"/>
          </calcext:conditional-format>
          <calcext:conditional-format calcext:target-range-address="Harc.F33:Harc.F33">
            <calcext:condition calcext:apply-style-name="Szürke_háttér" calcext:value="formula-is([$Harcértékek.$D$30]&lt;8)" calcext:base-cell-address="Harc.F33"/>
          </calcext:conditional-format>
          <calcext:conditional-format calcext:target-range-address="Harc.C34:Harc.C34">
            <calcext:condition calcext:apply-style-name="Szürke_háttér" calcext:value="formula-is([$Harcértékek.$D$30]&lt;9)" calcext:base-cell-address="Harc.C34"/>
          </calcext:conditional-format>
          <calcext:conditional-format calcext:target-range-address="Harc.D34:Harc.D34">
            <calcext:condition calcext:apply-style-name="Szürke_háttér" calcext:value="formula-is([$Harcértékek.$D$30]&lt;10)" calcext:base-cell-address="Harc.D34"/>
          </calcext:conditional-format>
          <calcext:conditional-format calcext:target-range-address="Harc.E34:Harc.E34">
            <calcext:condition calcext:apply-style-name="Szürke_háttér" calcext:value="formula-is([$Harcértékek.$D$30]&lt;11)" calcext:base-cell-address="Harc.E34"/>
          </calcext:conditional-format>
          <calcext:conditional-format calcext:target-range-address="Harc.F34:Harc.F34">
            <calcext:condition calcext:apply-style-name="Szürke_háttér" calcext:value="formula-is([$Harcértékek.$D$30]&lt;12)" calcext:base-cell-address="Harc.F34"/>
          </calcext:conditional-format>
          <calcext:conditional-format calcext:target-range-address="Harc.C35:Harc.C35">
            <calcext:condition calcext:apply-style-name="Szürke_háttér" calcext:value="formula-is([$Harcértékek.$D$30]&lt;13)" calcext:base-cell-address="Harc.C35"/>
          </calcext:conditional-format>
          <calcext:conditional-format calcext:target-range-address="Harc.D35:Harc.D35">
            <calcext:condition calcext:apply-style-name="Szürke_háttér" calcext:value="formula-is([$Harcértékek.$D$30]&lt;14)" calcext:base-cell-address="Harc.D35"/>
          </calcext:conditional-format>
          <calcext:conditional-format calcext:target-range-address="Harc.E35:Harc.E35">
            <calcext:condition calcext:apply-style-name="Szürke_háttér" calcext:value="formula-is([$Harcértékek.$D$30]&lt;15)" calcext:base-cell-address="Harc.E35"/>
          </calcext:conditional-format>
          <calcext:conditional-format calcext:target-range-address="Harc.F35:Harc.F35">
            <calcext:condition calcext:apply-style-name="Szürke_háttér" calcext:value="formula-is([$Harcértékek.$D$30]&lt;16)" calcext:base-cell-address="Harc.F35"/>
          </calcext:conditional-format>
          <calcext:conditional-format calcext:target-range-address="Harc.C36:Harc.C36">
            <calcext:condition calcext:apply-style-name="Szürke_háttér" calcext:value="formula-is([$Harcértékek.$D$30]&lt;17)" calcext:base-cell-address="Harc.C36"/>
          </calcext:conditional-format>
          <calcext:conditional-format calcext:target-range-address="Harc.D36:Harc.D36">
            <calcext:condition calcext:apply-style-name="Szürke_háttér" calcext:value="formula-is([$Harcértékek.$D$30]&lt;18)" calcext:base-cell-address="Harc.D36"/>
          </calcext:conditional-format>
          <calcext:conditional-format calcext:target-range-address="Harc.E36:Harc.E36">
            <calcext:condition calcext:apply-style-name="Szürke_háttér" calcext:value="formula-is([$Harcértékek.$D$30]&lt;19)" calcext:base-cell-address="Harc.E36"/>
          </calcext:conditional-format>
          <calcext:conditional-format calcext:target-range-address="Harc.F36:Harc.F36">
            <calcext:condition calcext:apply-style-name="Szürke_háttér" calcext:value="formula-is([$Harcértékek.$D$30]&lt;20)" calcext:base-cell-address="Harc.F36"/>
          </calcext:conditional-format>
          <calcext:conditional-format calcext:target-range-address="Harc.C37:Harc.C37">
            <calcext:condition calcext:apply-style-name="Szürke_háttér" calcext:value="formula-is([$Harcértékek.$D$30]&lt;21)" calcext:base-cell-address="Harc.C37"/>
          </calcext:conditional-format>
          <calcext:conditional-format calcext:target-range-address="Harc.D37:Harc.D37">
            <calcext:condition calcext:apply-style-name="Szürke_háttér" calcext:value="formula-is([$Harcértékek.$D$30]&lt;22)" calcext:base-cell-address="Harc.D37"/>
          </calcext:conditional-format>
          <calcext:conditional-format calcext:target-range-address="Harc.E37:Harc.E37">
            <calcext:condition calcext:apply-style-name="Szürke_háttér" calcext:value="formula-is([$Harcértékek.$D$30]&lt;23)" calcext:base-cell-address="Harc.E37"/>
          </calcext:conditional-format>
          <calcext:conditional-format calcext:target-range-address="Harc.F37:Harc.F37">
            <calcext:condition calcext:apply-style-name="Szürke_háttér" calcext:value="formula-is([$Harcértékek.$D$30]&lt;24)" calcext:base-cell-address="Harc.F37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46" table:default-cell-style-name="ce937"/>
        <table:table-column table:style-name="co47" table:default-cell-style-name="ce937"/>
        <table:table-column table:style-name="co48" table:default-cell-style-name="ce937"/>
        <table:table-column table:style-name="co49" table:default-cell-style-name="ce937"/>
        <table:table-column table:style-name="co11" table:default-cell-style-name="ce937"/>
        <table:table-column table:style-name="co50" table:default-cell-style-name="ce937"/>
        <table:table-column table:style-name="co51" table:default-cell-style-name="ce937"/>
        <table:table-column table:style-name="co14" table:number-columns-repeated="2" table:default-cell-style-name="ce937"/>
        <table:table-column table:style-name="co52" table:default-cell-style-name="ce937"/>
        <table:table-column table:style-name="co53" table:default-cell-style-name="ce937"/>
        <table:table-column table:style-name="co54" table:default-cell-style-name="ce937"/>
        <table:table-column table:style-name="co55" table:default-cell-style-name="ce937"/>
        <table:table-column table:style-name="co56" table:default-cell-style-name="ce937"/>
        <table:table-column table:style-name="co3" table:number-columns-repeated="2" table:default-cell-style-name="ce937"/>
        <table:table-column table:style-name="co3" table:number-columns-repeated="16368"/>
        <table:table-row table:style-name="ro6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0"/>
          <table:table-cell table:style-name="ce123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67"/>
          <table:covered-table-cell table:style-name="ce1268"/>
          <table:table-cell/>
          <table:table-cell table:style-name="ce937" table:number-columns-repeated="16368"/>
        </table:table-row>
        <table:table-row table:style-name="ro6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615"/>
          <table:table-cell table:style-name="ce123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68"/>
          <table:table-cell/>
          <table:table-cell table:style-name="ce937" table:number-columns-repeated="16368"/>
        </table:table-row>
        <table:table-row table:style-name="ro6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0"/>
          <table:table-cell table:style-name="ce615" table:number-columns-repeated="3"/>
          <table:table-cell/>
          <table:table-cell table:style-name="ce937" table:number-columns-repeated="16368"/>
        </table:table-row>
        <table:table-row table:style-name="ro6">
          <table:table-cell table:style-name="ce2" office:value-type="string" calcext:value-type="string" table:number-columns-spanned="11" table:number-rows-spanned="1">
            <text:p> Külső:<text:span text:style-name="T86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615" table:number-columns-repeated="3"/>
          <table:table-cell/>
          <table:table-cell table:style-name="ce937" table:number-columns-repeated="16368"/>
        </table:table-row>
        <table:table-row table:style-name="ro6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960" table:content-validation-name="val29" office:value-type="string" calcext:value-type="string" table:number-columns-spanned="4" table:number-rows-spanned="1">
            <text:p>Ember, Északi</text:p>
          </table:table-cell>
          <table:covered-table-cell table:style-name="ce960" table:content-validation-name="val42"/>
          <table:covered-table-cell table:number-columns-repeated="2" table:style-name="ce1000"/>
          <table:table-cell table:style-name="ce180" table:content-validation-name="val52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000" table:content-validation-name="val52"/>
          <table:table-cell table:style-name="ce254" table:content-validation-name="val52" office:value-type="float" office:value="0" calcext:value-type="float">
            <text:p>0</text:p>
          </table:table-cell>
          <table:table-cell table:style-name="ce309" table:content-validation-name="val46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5"/>
          <table:table-cell/>
          <table:table-cell table:style-name="ce615"/>
          <table:table-cell/>
          <table:table-cell table:style-name="ce937" table:number-columns-repeated="16368"/>
        </table:table-row>
        <table:table-row table:style-name="ro2">
          <table:table-cell table:style-name="ce898" table:number-columns-spanned="11" table:number-rows-spanned="1"/>
          <table:covered-table-cell/>
          <table:covered-table-cell table:number-columns-repeated="9" table:style-name="ce615"/>
          <table:table-cell table:style-name="ce615" table:number-columns-repeated="4"/>
          <table:table-cell/>
          <table:table-cell table:style-name="ce937" table:number-columns-repeated="16368"/>
        </table:table-row>
        <table:table-row table:style-name="ro11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61"/>
          <table:covered-table-cell table:style-name="ce138"/>
          <table:covered-table-cell table:style-name="ce615"/>
          <table:covered-table-cell table:number-columns-repeated="4" table:style-name="ce961"/>
          <table:covered-table-cell table:style-name="ce310"/>
          <table:table-cell table:style-name="ce594"/>
          <table:table-cell table:style-name="ce615" table:number-columns-repeated="3"/>
          <table:table-cell/>
          <table:table-cell table:style-name="ce937" table:number-columns-repeated="16368"/>
        </table:table-row>
        <table:table-row table:style-name="ro48">
          <table:table-cell table:style-name="ce15" table:number-columns-spanned="11" table:number-rows-spanned="1"/>
          <table:covered-table-cell/>
          <table:covered-table-cell table:number-columns-repeated="8" table:style-name="ce615"/>
          <table:covered-table-cell table:style-name="ce311"/>
          <table:table-cell table:style-name="ce594"/>
          <table:table-cell table:style-name="ce615" table:number-columns-repeated="3"/>
          <table:table-cell/>
          <table:table-cell table:style-name="ce937" table:number-columns-repeated="16368"/>
        </table:table-row>
        <table:table-row table:style-name="ro6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62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615"/>
          <table:table-cell table:style-name="ce615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962"/>
          <table:table-cell table:style-name="ce264" table:content-validation-name="val46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94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27"/>
          <table:covered-table-cell table:style-name="ce62"/>
          <table:table-cell table:style-name="ce937" table:number-columns-repeated="16368"/>
        </table:table-row>
        <table:table-row table:style-name="ro6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15"/>
          <table:table-cell table:style-name="ce615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962"/>
          <table:table-cell table:style-name="ce264" table:content-validation-name="val46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94"/>
          <table:table-cell table:style-name="ce351" table:content-validation-name="val97"/>
          <table:table-cell table:style-name="ce366" table:number-columns-spanned="3" table:number-rows-spanned="1"/>
          <table:covered-table-cell table:style-name="ce827"/>
          <table:covered-table-cell table:style-name="ce62"/>
          <table:table-cell table:style-name="ce937" table:number-columns-repeated="16368"/>
        </table:table-row>
        <table:table-row table:style-name="ro6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46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615"/>
          <table:table-cell table:style-name="ce898" table:number-columns-spanned="5" table:number-rows-spanned="1"/>
          <table:covered-table-cell table:number-columns-repeated="4"/>
          <table:table-cell table:style-name="ce594"/>
          <table:table-cell table:style-name="ce351" table:content-validation-name="val97"/>
          <table:table-cell table:style-name="ce366" table:number-columns-spanned="3" table:number-rows-spanned="1"/>
          <table:covered-table-cell table:style-name="ce827"/>
          <table:covered-table-cell table:style-name="ce62"/>
          <table:table-cell table:style-name="ce937" table:number-columns-repeated="16368"/>
        </table:table-row>
        <table:table-row table:style-name="ro2">
          <table:table-cell table:style-name="ce21" table:content-validation-name="val20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65"/>
          <table:table-cell table:style-name="ce151" table:content-validation-name="val47" table:formula="of:=([.$D$9]*(   ([.C23]+[$Data.$C6])  +   ([.$C24]+[Data.$C7]) )  )" office:value-type="float" office:value="350" calcext:value-type="float">
            <text:p>350</text:p>
          </table:table-cell>
          <table:table-cell table:style-name="ce615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94"/>
          <table:table-cell table:style-name="ce351" table:content-validation-name="val97"/>
          <table:table-cell table:style-name="ce366" table:number-columns-spanned="3" table:number-rows-spanned="1"/>
          <table:covered-table-cell table:style-name="ce827"/>
          <table:covered-table-cell table:style-name="ce62"/>
          <table:table-cell table:style-name="ce937" table:number-columns-repeated="16368"/>
        </table:table-row>
        <table:table-row table:style-name="ro2">
          <table:table-cell table:style-name="ce23" table:number-columns-spanned="5" table:number-rows-spanned="1"/>
          <table:covered-table-cell/>
          <table:covered-table-cell table:number-columns-repeated="3" table:style-name="ce615"/>
          <table:table-cell table:style-name="ce615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594"/>
          <table:table-cell table:style-name="ce351" table:content-validation-name="val97"/>
          <table:table-cell table:style-name="ce366" table:number-columns-spanned="3" table:number-rows-spanned="1"/>
          <table:covered-table-cell table:style-name="ce827"/>
          <table:covered-table-cell table:style-name="ce62"/>
          <table:table-cell table:style-name="ce937" table:number-columns-repeated="16368"/>
        </table:table-row>
        <table:table-row table:style-name="ro2">
          <table:table-cell table:style-name="ce920" table:content-validation-name="val21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920"/>
          <table:table-cell table:style-name="ce155" table:content-validation-name="val48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615"/>
          <table:table-cell table:style-name="ce898" table:number-columns-spanned="5" table:number-rows-spanned="1"/>
          <table:covered-table-cell table:number-columns-repeated="4"/>
          <table:table-cell table:style-name="ce594"/>
          <table:table-cell table:style-name="ce351" table:content-validation-name="val97"/>
          <table:table-cell table:style-name="ce366" table:number-columns-spanned="3" table:number-rows-spanned="1"/>
          <table:covered-table-cell table:style-name="ce827"/>
          <table:covered-table-cell table:style-name="ce62"/>
          <table:table-cell table:style-name="ce937" table:number-columns-repeated="16368"/>
        </table:table-row>
        <table:table-row table:style-name="ro2">
          <table:table-cell table:style-name="ce920" table:content-validation-name="val22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920" table:content-validation-name="val30"/>
          <table:table-cell table:style-name="ce156" table:content-validation-name="val49" table:formula="of:=[.$D$9]* ([.$C23]+[$Data.$C6])" office:value-type="float" office:value="250" calcext:value-type="float">
            <text:p>250</text:p>
          </table:table-cell>
          <table:table-cell table:style-name="ce615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26"/>
          <table:table-cell table:style-name="ce257" table:content-validation-name="val74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594"/>
          <table:table-cell table:style-name="ce351" table:content-validation-name="val97"/>
          <table:table-cell table:style-name="ce366" table:number-columns-spanned="3" table:number-rows-spanned="1"/>
          <table:covered-table-cell table:style-name="ce827"/>
          <table:covered-table-cell table:style-name="ce62"/>
          <table:table-cell table:style-name="ce937" table:number-columns-repeated="16368"/>
        </table:table-row>
        <table:table-row table:style-name="ro2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15"/>
          <table:table-cell table:style-name="ce615"/>
          <table:table-cell table:style-name="ce898" table:number-columns-spanned="5" table:number-rows-spanned="1"/>
          <table:covered-table-cell table:number-columns-repeated="4" table:style-name="ce615"/>
          <table:table-cell table:style-name="ce594"/>
          <table:table-cell table:style-name="ce351" table:content-validation-name="val97"/>
          <table:table-cell table:style-name="ce366" table:number-columns-spanned="3" table:number-rows-spanned="1"/>
          <table:covered-table-cell table:style-name="ce827"/>
          <table:covered-table-cell table:style-name="ce62"/>
          <table:table-cell table:style-name="ce937" table:number-columns-repeated="16368"/>
        </table:table-row>
        <table:table-row table:style-name="ro6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0"/>
          <table:covered-table-cell table:style-name="ce157"/>
          <table:table-cell table:style-name="ce615"/>
          <table:table-cell table:style-name="ce187" office:value-type="string" calcext:value-type="string" table:number-columns-spanned="4" table:number-rows-spanned="1">
            <text:p><text:span text:style-name="T87">Harcmodor képzettségek </text:span><text:span text:style-name="T90">🅿️</text:span></text:p>
          </table:table-cell>
          <table:covered-table-cell table:style-name="ce1061"/>
          <table:covered-table-cell table:style-name="ce244"/>
          <table:covered-table-cell table:style-name="ce267"/>
          <table:table-cell table:style-name="ce314" table:content-validation-name="val51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2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615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062"/>
          <table:covered-table-cell/>
          <table:table-cell table:style-name="ce1062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94" table:number-columns-repeated="2"/>
          <table:table-cell table:style-name="ce367"/>
          <table:table-cell table:style-name="ce615"/>
          <table:table-cell/>
          <table:table-cell table:style-name="ce937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971" table:content-validation-name="val3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3"/>
          <table:table-cell table:style-name="ce160" table:content-validation-name="val50" table:formula="of:=VLOOKUP([.C19];tulajdonsagok;2)" office:value-type="float" office:value="5" calcext:value-type="float">
            <text:p>5</text:p>
          </table:table-cell>
          <table:table-cell table:style-name="ce615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063" table:content-validation-name="val62"/>
          <table:covered-table-cell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4" table:number-columns-repeated="2"/>
          <table:table-cell table:style-name="ce615" table:number-columns-repeated="2"/>
          <table:table-cell/>
          <table:table-cell table:style-name="ce937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971" table:content-validation-name="val3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3"/>
          <table:table-cell table:style-name="ce160" table:content-validation-name="val50" table:formula="of:=VLOOKUP([.C20];tulajdonsagok;2)" office:value-type="float" office:value="5" calcext:value-type="float">
            <text:p>5</text:p>
          </table:table-cell>
          <table:table-cell table:style-name="ce615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063" table:content-validation-name="val62"/>
          <table:covered-table-cell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4" table:number-columns-repeated="2"/>
          <table:table-cell table:style-name="ce615" table:number-columns-repeated="2"/>
          <table:table-cell/>
          <table:table-cell table:style-name="ce937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971" table:content-validation-name="val33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3"/>
          <table:table-cell table:style-name="ce160" table:content-validation-name="val50" table:formula="of:=VLOOKUP([.C21];tulajdonsagok;2)" office:value-type="float" office:value="5" calcext:value-type="float">
            <text:p>5</text:p>
          </table:table-cell>
          <table:table-cell table:style-name="ce615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063" table:content-validation-name="val62"/>
          <table:covered-table-cell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94" table:number-columns-repeated="2"/>
          <table:table-cell table:style-name="ce615" table:number-columns-repeated="2"/>
          <table:table-cell/>
          <table:table-cell table:style-name="ce937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971" table:content-validation-name="val3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3"/>
          <table:table-cell table:style-name="ce160" table:content-validation-name="val50" table:formula="of:=VLOOKUP([.C22];tulajdonsagok;2)" office:value-type="float" office:value="5" calcext:value-type="float">
            <text:p>5</text:p>
          </table:table-cell>
          <table:table-cell table:style-name="ce615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063" table:content-validation-name="val62"/>
          <table:covered-table-cell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615"/>
          <table:table-cell/>
          <table:table-cell table:style-name="ce937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71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3"/>
          <table:table-cell table:style-name="ce160" table:content-validation-name="val50" table:formula="of:=VLOOKUP([.C23];tulajdonsagok;2)" office:value-type="float" office:value="5" calcext:value-type="float">
            <text:p>5</text:p>
          </table:table-cell>
          <table:table-cell table:style-name="ce615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2"/>
          <table:covered-table-cell table:style-name="ce62"/>
          <table:table-cell table:style-name="ce270" table:content-validation-name="val44" office:value-type="float" office:value="0" calcext:value-type="float">
            <text:p>0</text:p>
          </table:table-cell>
          <table:table-cell table:style-name="ce316" table:content-validation-name="val4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94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615"/>
          <table:table-cell/>
          <table:table-cell table:style-name="ce937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971" table:content-validation-name="val3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3"/>
          <table:table-cell table:style-name="ce160" table:content-validation-name="val50" table:formula="of:=VLOOKUP([.C24];tulajdonsagok;2)" office:value-type="float" office:value="5" calcext:value-type="float">
            <text:p>5</text:p>
          </table:table-cell>
          <table:table-cell table:style-name="ce615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26"/>
          <table:covered-table-cell table:style-name="ce245"/>
          <table:table-cell table:style-name="ce274" table:content-validation-name="val44" office:value-type="float" office:value="0" calcext:value-type="float">
            <text:p>0</text:p>
          </table:table-cell>
          <table:table-cell table:style-name="ce316" table:content-validation-name="val4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94" office:value-type="string" calcext:value-type="string">
            <text:p>Harcmodor képzettségek</text:p>
          </table:table-cell>
          <table:table-cell table:style-name="ce594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615"/>
          <table:table-cell/>
          <table:table-cell table:style-name="ce937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971" table:content-validation-name="val3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3"/>
          <table:table-cell table:style-name="ce160" table:content-validation-name="val50" table:formula="of:=VLOOKUP([.C25];tulajdonsagok;2)" office:value-type="float" office:value="5" calcext:value-type="float">
            <text:p>5</text:p>
          </table:table-cell>
          <table:table-cell table:style-name="ce615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26"/>
          <table:covered-table-cell table:style-name="ce247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5" office:value-type="string" calcext:value-type="string">
            <text:p>Misztikus képzettségek</text:p>
          </table:table-cell>
          <table:table-cell table:style-name="ce594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615"/>
          <table:table-cell/>
          <table:table-cell table:style-name="ce937" table:number-columns-repeated="16368"/>
        </table:table-row>
        <table:table-row table:style-name="ro6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71" table:content-validation-name="val3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3"/>
          <table:table-cell table:style-name="ce160" table:content-validation-name="val50" table:formula="of:=VLOOKUP([.C26];tulajdonsagok;2)" office:value-type="float" office:value="5" calcext:value-type="float">
            <text:p>5</text:p>
          </table:table-cell>
          <table:table-cell table:style-name="ce615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26"/>
          <table:covered-table-cell table:style-name="ce247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4" table:content-validation-name="val95" office:value-type="string" calcext:value-type="string">
            <text:p>Primer világi képzettség</text:p>
          </table:table-cell>
          <table:table-cell table:style-name="ce594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615"/>
          <table:table-cell/>
          <table:table-cell table:style-name="ce937" table:number-columns-repeated="16368"/>
        </table:table-row>
        <table:table-row table:style-name="ro6">
          <table:table-cell table:style-name="ce33" table:number-columns-spanned="5" table:number-rows-spanned="1"/>
          <table:covered-table-cell/>
          <table:covered-table-cell table:style-name="ce100" table:content-validation-name="val39"/>
          <table:covered-table-cell table:style-name="ce615"/>
          <table:covered-table-cell table:style-name="ce141"/>
          <table:table-cell table:style-name="ce615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26"/>
          <table:covered-table-cell table:style-name="ce247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4" office:value-type="string" calcext:value-type="string">
            <text:p>Harci Fortélyok</text:p>
          </table:table-cell>
          <table:table-cell table:style-name="ce594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615"/>
          <table:table-cell/>
          <table:table-cell table:style-name="ce937" table:number-columns-repeated="16368"/>
        </table:table-row>
        <table:table-row table:style-name="ro6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0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62" table:content-validation-name="val41"/>
          <table:table-cell table:style-name="ce791"/>
          <table:table-cell table:style-name="ce615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063" table:content-validation-name="val26"/>
          <table:covered-table-cell/>
          <table:table-cell table:style-name="ce275" table:content-validation-name="val75" office:value-type="float" office:value="0" calcext:value-type="float">
            <text:p>0</text:p>
          </table:table-cell>
          <table:table-cell table:style-name="ce169" table:content-validation-name="val4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94" office:value-type="string" calcext:value-type="string">
            <text:p>Misztikus fortélyok</text:p>
          </table:table-cell>
          <table:table-cell table:style-name="ce594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615"/>
          <table:table-cell/>
          <table:table-cell table:style-name="ce937" table:number-columns-repeated="16368"/>
        </table:table-row>
        <table:table-row table:style-name="ro6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1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41"/>
          <table:table-cell table:style-name="ce165"/>
          <table:table-cell table:style-name="ce615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26"/>
          <table:covered-table-cell table:style-name="ce70"/>
          <table:table-cell table:style-name="ce287" table:content-validation-name="val44" office:value-type="float" office:value="0" calcext:value-type="float">
            <text:p>0</text:p>
          </table:table-cell>
          <table:table-cell table:style-name="ce317" table:content-validation-name="val46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615"/>
          <table:table-cell/>
          <table:table-cell table:style-name="ce937" table:number-columns-repeated="16368"/>
        </table:table-row>
        <table:table-row table:style-name="ro2">
          <table:table-cell table:style-name="ce615" table:number-columns-spanned="5" table:number-rows-spanned="1"/>
          <table:covered-table-cell/>
          <table:covered-table-cell table:number-columns-repeated="3" table:style-name="ce615"/>
          <table:table-cell table:style-name="ce615"/>
          <table:table-cell table:style-name="ce898" table:number-columns-spanned="5" table:number-rows-spanned="1"/>
          <table:covered-table-cell table:number-columns-repeated="4"/>
          <table:table-cell table:style-name="ce1224" office:value-type="string" calcext:value-type="string">
            <text:p>SUM</text:p>
          </table:table-cell>
          <table:table-cell table:style-name="ce1224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615"/>
          <table:table-cell/>
          <table:table-cell table:style-name="ce937" table:number-columns-repeated="16368"/>
        </table:table-row>
        <table:table-row table:style-name="ro6">
          <table:table-cell table:style-name="ce47" office:value-type="string" calcext:value-type="string" table:number-columns-spanned="4" table:number-rows-spanned="1">
            <text:p><text:span text:style-name="T87">Primer világi képzettségek</text:span><text:span text:style-name="T88"> </text:span><text:span text:style-name="T89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615"/>
          <table:table-cell table:style-name="ce199" office:value-type="string" calcext:value-type="string" table:number-columns-spanned="4" table:number-rows-spanned="1">
            <text:p><text:span text:style-name="T91">Harci fortélyok  </text:span><text:span text:style-name="T92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1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2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950"/>
          <table:table-cell table:style-name="ce95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615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951" table:content-validation-name="val26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1091" table:content-validation-name="val64" table:formula="of:=[$Fortélylista.B75]" office:value-type="float" office:value="3" calcext:value-type="float">
            <text:p>3</text:p>
          </table:table-cell>
          <table:table-cell table:style-name="ce292" table:content-validation-name="val76" office:value-type="float" office:value="0" calcext:value-type="float">
            <text:p>0</text:p>
          </table:table-cell>
          <table:table-cell table:style-name="ce321" table:content-validation-name="val46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1281" table:content-validation-name="val98"/>
          <table:table-cell/>
          <table:table-cell table:style-name="ce937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951" table:content-validation-name="val27"/>
          <table:table-cell table:style-name="ce115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table:content-validation-name="val53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1091" table:content-validation-name="val65" table:formula="of:=[$Fortélylista.B70]" office:value-type="float" office:value="3" calcext:value-type="float">
            <text:p>3</text:p>
          </table:table-cell>
          <table:table-cell table:style-name="ce293" table:content-validation-name="val77" office:value-type="float" office:value="0" calcext:value-type="float">
            <text:p>0</text:p>
          </table:table-cell>
          <table:table-cell table:style-name="ce321" table:content-validation-name="val46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281" table:content-validation-name="val65"/>
          <table:table-cell/>
          <table:table-cell table:style-name="ce937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951" table:content-validation-name="val27"/>
          <table:table-cell table:style-name="ce115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table:content-validation-name="val54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1091" table:content-validation-name="val66" table:formula="of:=[$Fortélylista.B67]" office:value-type="float" office:value="3" calcext:value-type="float">
            <text:p>3</text:p>
          </table:table-cell>
          <table:table-cell table:style-name="ce294" table:content-validation-name="val78" office:value-type="float" office:value="0" calcext:value-type="float">
            <text:p>0</text:p>
          </table:table-cell>
          <table:table-cell table:style-name="ce321" table:content-validation-name="val46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281" table:content-validation-name="val99"/>
          <table:table-cell/>
          <table:table-cell table:style-name="ce937" table:number-columns-repeated="16368"/>
        </table:table-row>
        <table:table-row table:style-name="ro6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951" table:content-validation-name="val27"/>
          <table:table-cell table:style-name="ce115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table:content-validation-name="val55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1091" table:content-validation-name="val67" office:value-type="float" office:value="3" calcext:value-type="float">
            <text:p>3</text:p>
          </table:table-cell>
          <table:table-cell table:style-name="ce295" table:content-validation-name="val79" office:value-type="float" office:value="0" calcext:value-type="float">
            <text:p>0</text:p>
          </table:table-cell>
          <table:table-cell table:style-name="ce321" table:content-validation-name="val46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281" table:content-validation-name="val100"/>
          <table:table-cell/>
          <table:table-cell table:style-name="ce937" table:number-columns-repeated="16368"/>
        </table:table-row>
        <table:table-row table:style-name="ro6">
          <table:table-cell table:style-name="ce50" table:content-validation-name="val23" table:number-columns-spanned="3" table:number-rows-spanned="1"/>
          <table:covered-table-cell table:number-columns-repeated="2" table:style-name="ce76" table:content-validation-name="val28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table:content-validation-name="val56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1091" table:content-validation-name="val68" table:formula="of:=[$Fortélylista.B76]" office:value-type="float" office:value="3" calcext:value-type="float">
            <text:p>3</text:p>
          </table:table-cell>
          <table:table-cell table:style-name="ce296" table:content-validation-name="val80" office:value-type="float" office:value="0" calcext:value-type="float">
            <text:p>0</text:p>
          </table:table-cell>
          <table:table-cell table:style-name="ce321" table:content-validation-name="val46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281" table:content-validation-name="val101"/>
          <table:table-cell/>
          <table:table-cell table:style-name="ce937" table:number-columns-repeated="16368"/>
        </table:table-row>
        <table:table-row table:style-name="ro6">
          <table:table-cell table:style-name="ce50" table:content-validation-name="val23" table:number-columns-spanned="3" table:number-rows-spanned="1"/>
          <table:covered-table-cell table:number-columns-repeated="2" table:style-name="ce76" table:content-validation-name="val28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1091" table:content-validation-name="val69" table:formula="of:=[$Fortélylista.B71]" office:value-type="float" office:value="3" calcext:value-type="float">
            <text:p>3</text:p>
          </table:table-cell>
          <table:table-cell table:style-name="ce297" table:content-validation-name="val81" office:value-type="float" office:value="0" calcext:value-type="float">
            <text:p>0</text:p>
          </table:table-cell>
          <table:table-cell table:style-name="ce321" table:content-validation-name="val46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281" table:content-validation-name="val69"/>
          <table:table-cell/>
          <table:table-cell table:style-name="ce937" table:number-columns-repeated="16368"/>
        </table:table-row>
        <table:table-row table:style-name="ro6">
          <table:table-cell table:style-name="ce50" table:content-validation-name="val23" table:number-columns-spanned="3" table:number-rows-spanned="1"/>
          <table:covered-table-cell table:number-columns-repeated="2" table:style-name="ce76" table:content-validation-name="val28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1091" table:content-validation-name="val70" table:formula="of:=[$Fortélylista.B72]" office:value-type="float" office:value="1" calcext:value-type="float">
            <text:p>1</text:p>
          </table:table-cell>
          <table:table-cell table:style-name="ce298" table:content-validation-name="val82" office:value-type="float" office:value="0" calcext:value-type="float">
            <text:p>0</text:p>
          </table:table-cell>
          <table:table-cell table:style-name="ce321" table:content-validation-name="val46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281" table:content-validation-name="val70"/>
          <table:table-cell/>
          <table:table-cell table:style-name="ce937" table:number-columns-repeated="16368"/>
        </table:table-row>
        <table:table-row table:style-name="ro6">
          <table:table-cell table:style-name="ce50" table:content-validation-name="val23" table:number-columns-spanned="3" table:number-rows-spanned="1"/>
          <table:covered-table-cell table:number-columns-repeated="2" table:style-name="ce76" table:content-validation-name="val28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1" table:formula="of:=[$Fortélylista.B69]" office:value-type="float" office:value="3" calcext:value-type="float">
            <text:p>3</text:p>
          </table:table-cell>
          <table:table-cell table:style-name="ce300" table:content-validation-name="val83" office:value-type="float" office:value="0" calcext:value-type="float">
            <text:p>0</text:p>
          </table:table-cell>
          <table:table-cell table:style-name="ce321" table:content-validation-name="val46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50" table:content-validation-name="val23" table:number-columns-spanned="3" table:number-rows-spanned="1"/>
          <table:covered-table-cell table:number-columns-repeated="2" table:style-name="ce76" table:content-validation-name="val28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1" table:formula="of:=[$Fortélylista.B73]" office:value-type="float" office:value="3" calcext:value-type="float">
            <text:p>3</text:p>
          </table:table-cell>
          <table:table-cell table:style-name="ce301" table:content-validation-name="val84" office:value-type="float" office:value="0" calcext:value-type="float">
            <text:p>0</text:p>
          </table:table-cell>
          <table:table-cell table:style-name="ce321" table:content-validation-name="val46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37" table:number-columns-repeated="16368"/>
        </table:table-row>
        <table:table-row table:style-name="ro6">
          <table:table-cell table:style-name="ce50" table:content-validation-name="val23" table:number-columns-spanned="3" table:number-rows-spanned="1"/>
          <table:covered-table-cell table:number-columns-repeated="2" table:style-name="ce76" table:content-validation-name="val28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10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1" table:formula="of:=[$Fortélylista.B66]" office:value-type="float" office:value="2" calcext:value-type="float">
            <text:p>2</text:p>
          </table:table-cell>
          <table:table-cell table:style-name="ce302" table:content-validation-name="val85" office:value-type="float" office:value="0" calcext:value-type="float">
            <text:p>0</text:p>
          </table:table-cell>
          <table:table-cell table:style-name="ce321" table:content-validation-name="val46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50" table:content-validation-name="val23" table:number-columns-spanned="3" table:number-rows-spanned="1"/>
          <table:covered-table-cell table:number-columns-repeated="2" table:style-name="ce76" table:content-validation-name="val28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43]) ;&quot;&quot;;VLOOKUP([.$G43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50" table:content-validation-name="val23" table:number-columns-spanned="3" table:number-rows-spanned="1"/>
          <table:covered-table-cell table:number-columns-repeated="2" table:style-name="ce76" table:content-validation-name="val28"/>
          <table:table-cell table:style-name="ce114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44]) ;&quot;&quot;;VLOOKUP([.$G44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2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45]) ;&quot;&quot;;VLOOKUP([.$G45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2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1" table:formula="of:=SUM([.E48:.E76])" office:value-type="float" office:value="0" calcext:value-type="float">
            <text:p>0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46]) ;&quot;&quot;;VLOOKUP([.$G46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2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950"/>
          <table:table-cell table:style-name="ce950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47]) ;&quot;&quot;;VLOOKUP([.$G47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934" table:content-validation-name="val24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951" table:content-validation-name="val28"/>
          <table:table-cell table:style-name="ce117" table:content-validation-name="val45" office:value-type="float" office:value="0" calcext:value-type="float">
            <text:p>0</text:p>
          </table:table-cell>
          <table:table-cell table:style-name="ce169" table:content-validation-name="val4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48]) ;&quot;&quot;;VLOOKUP([.$G48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934" table:content-validation-name="val24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951" table:content-validation-name="val28"/>
          <table:table-cell table:style-name="ce120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49]) ;&quot;&quot;;VLOOKUP([.$G49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0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50]) ;&quot;&quot;;VLOOKUP([.$G50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0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51]) ;&quot;&quot;;VLOOKUP([.$G51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0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52]) ;&quot;&quot;;VLOOKUP([.$G52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0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3" table:content-validation-name="val57" table:number-columns-spanned="2" table:number-rows-spanned="1"/>
          <table:covered-table-cell table:style-name="ce236"/>
          <table:table-cell table:style-name="ce258" table:content-validation-name="val71" table:formula="of:=IF(ISBLANK([.$G53]) ;&quot;&quot;;VLOOKUP([.$G53];fortelyok_harci_full;2;0))">
            <text:p/>
          </table:table-cell>
          <table:table-cell table:style-name="ce303" table:content-validation-name="val86"/>
          <table:table-cell table:style-name="ce321" table:content-validation-name="val46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0" table:content-validation-name="val44" office:value-type="float" office:value="0" calcext:value-type="float">
            <text:p>0</text:p>
          </table:table-cell>
          <table:table-cell table:style-name="ce169" table:content-validation-name="val4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5" table:content-validation-name="val58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87" table:formula="of:=[$Harcértékek.C33]" office:value-type="float" office:value="0" calcext:value-type="float">
            <text:p>0 fok</text:p>
          </table:table-cell>
          <table:table-cell table:style-name="ce322" table:content-validation-name="val94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15"/>
          <table:table-cell table:style-name="ce172" table:content-validation-name="val51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56]) ;&quot;&quot;;VLOOKUP([.$G56];fortelyok_altalanos_full;2;0))">
            <text:p/>
          </table:table-cell>
          <table:table-cell table:style-name="ce1266" table:content-validation-name="val88"/>
          <table:table-cell table:style-name="ce323" table:content-validation-name="val46" table:formula="of:=[.$J56]*[$Data.$C$12]" office:value-type="float" office:value="0" calcext:value-type="float">
            <text:p>0</text:p>
          </table:table-cell>
          <table:table-cell table:style-name="ce344" table:content-validation-name="val96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96"/>
          <table:table-cell table:content-validation-name="val96" table:number-columns-repeated="2"/>
          <table: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57]) ;&quot;&quot;;VLOOKUP([.$G57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57]*[$Data.$C$12]" office:value-type="float" office:value="0" calcext:value-type="float">
            <text:p>0</text:p>
          </table:table-cell>
          <table:table-cell table:style-name="ce347" table:content-validation-name="val96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58]) ;&quot;&quot;;VLOOKUP([.$G58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58]*[$Data.$C$12]" office:value-type="float" office:value="0" calcext:value-type="float">
            <text:p>0</text:p>
          </table:table-cell>
          <table:table-cell table:style-name="ce347" table:content-validation-name="val96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59]) ;&quot;&quot;;VLOOKUP([.$G59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59]*[$Data.$C$12]" office:value-type="float" office:value="0" calcext:value-type="float">
            <text:p>0</text:p>
          </table:table-cell>
          <table:table-cell table:style-name="ce347" table:content-validation-name="val96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0]) ;&quot;&quot;;VLOOKUP([.$G60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0]*[$Data.$C$12]" office:value-type="float" office:value="0" calcext:value-type="float">
            <text:p>0</text:p>
          </table:table-cell>
          <table:table-cell table:style-name="ce347" table:content-validation-name="val96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1]) ;&quot;&quot;;VLOOKUP([.$G61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1]*[$Data.$C$12]" office:value-type="float" office:value="0" calcext:value-type="float">
            <text:p>0</text:p>
          </table:table-cell>
          <table:table-cell table:style-name="ce347" table:content-validation-name="val96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2]) ;&quot;&quot;;VLOOKUP([.$G62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2]*[$Data.$C$12]" office:value-type="float" office:value="0" calcext:value-type="float">
            <text:p>0</text:p>
          </table:table-cell>
          <table:table-cell table:style-name="ce347" table:content-validation-name="val96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3]) ;&quot;&quot;;VLOOKUP([.$G63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3]*[$Data.$C$12]" office:value-type="float" office:value="0" calcext:value-type="float">
            <text:p>0</text:p>
          </table:table-cell>
          <table:table-cell table:style-name="ce347" table:content-validation-name="val96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4]) ;&quot;&quot;;VLOOKUP([.$G64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4]*[$Data.$C$12]" office:value-type="float" office:value="0" calcext:value-type="float">
            <text:p>0</text:p>
          </table:table-cell>
          <table:table-cell table:style-name="ce347" table:content-validation-name="val96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5]) ;&quot;&quot;;VLOOKUP([.$G65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5]*[$Data.$C$12]" office:value-type="float" office:value="0" calcext:value-type="float">
            <text:p>0</text:p>
          </table:table-cell>
          <table:table-cell table:style-name="ce347" table:content-validation-name="val96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6]) ;&quot;&quot;;VLOOKUP([.$G66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6]*[$Data.$C$12]" office:value-type="float" office:value="0" calcext:value-type="float">
            <text:p>0</text:p>
          </table:table-cell>
          <table:table-cell table:style-name="ce347" table:content-validation-name="val96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7]) ;&quot;&quot;;VLOOKUP([.$G67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7]*[$Data.$C$12]" office:value-type="float" office:value="0" calcext:value-type="float">
            <text:p>0</text:p>
          </table:table-cell>
          <table:table-cell table:style-name="ce347" table:content-validation-name="val96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8]) ;&quot;&quot;;VLOOKUP([.$G68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8]*[$Data.$C$12]" office:value-type="float" office:value="0" calcext:value-type="float">
            <text:p>0</text:p>
          </table:table-cell>
          <table:table-cell table:style-name="ce347" table:content-validation-name="val96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69]) ;&quot;&quot;;VLOOKUP([.$G69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69]*[$Data.$C$12]" office:value-type="float" office:value="0" calcext:value-type="float">
            <text:p>0</text:p>
          </table:table-cell>
          <table:table-cell table:style-name="ce347" table:content-validation-name="val96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70]) ;&quot;&quot;;VLOOKUP([.$G70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70]*[$Data.$C$12]" office:value-type="float" office:value="0" calcext:value-type="float">
            <text:p>0</text:p>
          </table:table-cell>
          <table:table-cell table:style-name="ce347" table:content-validation-name="val96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71]) ;&quot;&quot;;VLOOKUP([.$G71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71]*[$Data.$C$12]" office:value-type="float" office:value="0" calcext:value-type="float">
            <text:p>0</text:p>
          </table:table-cell>
          <table:table-cell table:style-name="ce347" table:content-validation-name="val96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72]) ;&quot;&quot;;VLOOKUP([.$G72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72]*[$Data.$C$12]" office:value-type="float" office:value="0" calcext:value-type="float">
            <text:p>0</text:p>
          </table:table-cell>
          <table:table-cell table:style-name="ce347" table:content-validation-name="val96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615"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73]) ;&quot;&quot;;VLOOKUP([.$G73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73]*[$Data.$C$12]" office:value-type="float" office:value="0" calcext:value-type="float">
            <text:p>0</text:p>
          </table:table-cell>
          <table:table-cell table:style-name="ce347" table:content-validation-name="val96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59" table:number-columns-spanned="2" table:number-rows-spanned="1"/>
          <table:covered-table-cell table:style-name="ce239"/>
          <table:table-cell table:style-name="ce259" table:content-validation-name="val72" table:formula="of:=IF(ISBLANK([.$G74]) ;&quot;&quot;;VLOOKUP([.$G74];fortelyok_altalanos_full;2;0))">
            <text:p/>
          </table:table-cell>
          <table:table-cell table:style-name="ce320" table:content-validation-name="val89"/>
          <table:table-cell table:style-name="ce323" table:content-validation-name="val46" table:formula="of:=[.$J74]*[$Data.$C$12]" office:value-type="float" office:value="0" calcext:value-type="float">
            <text:p>0</text:p>
          </table:table-cell>
          <table:table-cell table:style-name="ce347" table:content-validation-name="val96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96"/>
          <table:covered-table-cell table:number-columns-repeated="2" table:style-name="ce1279" table:content-validation-name="val96"/>
          <table:covered-table-cell table:style-name="ce1291" table:content-validation-name="val96"/>
          <table:table-cell table:style-name="ce937" table:number-columns-repeated="16368"/>
        </table:table-row>
        <table:table-row table:style-name="ro6">
          <table:table-cell table:style-name="ce934" table:content-validation-name="val25" table:number-columns-spanned="3" table:number-rows-spanned="1"/>
          <table:covered-table-cell table:number-columns-repeated="2" table:style-name="ce951" table:content-validation-name="val28"/>
          <table:table-cell table:style-name="ce121" table:content-validation-name="val44" office:value-type="float" office:value="0" calcext:value-type="float">
            <text:p>0</text:p>
          </table:table-cell>
          <table:table-cell table:style-name="ce170" table:content-validation-name="val4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53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2" office:value-type="float" office:value="1" calcext:value-type="float">
            <text:p>1</text:p>
          </table:table-cell>
          <table:table-cell table:style-name="ce326" table:content-validation-name="val90"/>
          <table:table-cell table:style-name="ce324" table:content-validation-name="val46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6">
          <table:table-cell table:style-name="ce56" table:content-validation-name="val25" table:number-columns-spanned="3" table:number-rows-spanned="1"/>
          <table:covered-table-cell table:number-columns-repeated="2" table:style-name="ce77" table:content-validation-name="val28"/>
          <table:table-cell table:style-name="ce122" table:content-validation-name="val44" office:value-type="float" office:value="0" calcext:value-type="float">
            <text:p>0</text:p>
          </table:table-cell>
          <table:table-cell table:style-name="ce173" table:content-validation-name="val46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53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3" office:value-type="float" office:value="3" calcext:value-type="float">
            <text:p>3</text:p>
          </table:table-cell>
          <table:table-cell table:style-name="ce1151" table:content-validation-name="val91"/>
          <table:table-cell table:style-name="ce324" table:content-validation-name="val46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2">
          <table:table-cell table:style-name="ce898" table:number-columns-spanned="5" table:number-rows-spanned="1"/>
          <table:covered-table-cell table:number-columns-repeated="4"/>
          <table:table-cell/>
          <table:table-cell table:style-name="ce1053" table:content-validation-name="val60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3"/>
          <table:table-cell table:style-name="ce260" table:content-validation-name="val73" office:value-type="float" office:value="1" calcext:value-type="float">
            <text:p>1</text:p>
          </table:table-cell>
          <table:table-cell table:style-name="ce1151" table:content-validation-name="val92"/>
          <table:table-cell table:style-name="ce324" table:content-validation-name="val46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49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1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3"/>
          <table:table-cell table:style-name="ce262" table:content-validation-name="val73" office:value-type="float" office:value="1" calcext:value-type="float">
            <text:p>1</text:p>
          </table:table-cell>
          <table:table-cell table:style-name="ce304" table:content-validation-name="val93"/>
          <table:table-cell table:style-name="ce325" table:content-validation-name="val46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37" table:number-columns-repeated="16368"/>
        </table:table-row>
        <table:table-row table:style-name="ro2" table:number-rows-repeated="1048497">
          <table:table-cell table:number-columns-repeated="16"/>
          <table:table-cell table:style-name="ce937" table:number-columns-repeated="16368"/>
        </table:table-row>
        <table:table-row table:style-name="ro2">
          <table:table-cell table:number-columns-repeated="16"/>
          <table:table-cell table:style-name="ce937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3:Harcértékek.E63">
        <table:table-column table:style-name="co57" table:default-cell-style-name="ce1430"/>
        <table:table-column table:style-name="co58" table:default-cell-style-name="ce1430"/>
        <table:table-column table:style-name="co59" table:default-cell-style-name="ce1430"/>
        <table:table-column table:style-name="co60" table:default-cell-style-name="ce1430"/>
        <table:table-column table:style-name="co61" table:default-cell-style-name="ce1430"/>
        <table:table-column table:style-name="co62" table:default-cell-style-name="ce1430"/>
        <table:table-column table:style-name="co63" table:default-cell-style-name="ce1430"/>
        <table:table-column table:style-name="co61" table:number-columns-repeated="2" table:default-cell-style-name="ce1430"/>
        <table:table-column table:style-name="co64" table:default-cell-style-name="ce1430"/>
        <table:table-column table:style-name="co65" table:default-cell-style-name="ce1430"/>
        <table:table-column table:style-name="co66" table:default-cell-style-name="ce1430"/>
        <table:table-column table:style-name="co82" table:default-cell-style-name="ce1430"/>
        <table:table-column table:style-name="co83" table:default-cell-style-name="ce1430"/>
        <table:table-column table:style-name="co84" table:default-cell-style-name="ce1430"/>
        <table:table-column table:style-name="co44" table:default-cell-style-name="ce1108"/>
        <table:table-column table:style-name="co85" table:default-cell-style-name="ce636"/>
        <table:table-column table:style-name="co86" table:default-cell-style-name="ce594"/>
        <table:table-column table:style-name="co87" table:default-cell-style-name="ce525"/>
        <table:table-column table:style-name="co88" table:default-cell-style-name="ce594"/>
        <table:table-column table:style-name="co37" table:default-cell-style-name="ce594"/>
        <table:table-column table:style-name="co89" table:default-cell-style-name="ce594"/>
        <table:table-column table:style-name="co108" table:default-cell-style-name="ce594"/>
        <table:table-column table:style-name="co109" table:default-cell-style-name="ce594"/>
        <table:table-column table:style-name="co110" table:default-cell-style-name="ce594"/>
        <table:table-column table:style-name="co37" table:default-cell-style-name="ce1224"/>
        <table:table-column table:style-name="co37" table:number-columns-repeated="2" table:default-cell-style-name="ce594"/>
        <table:table-column table:style-name="co37" table:number-columns-repeated="231"/>
        <table:table-column table:style-name="co3" table:number-columns-repeated="16125"/>
        <table:table-row table:style-name="ro42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613"/>
          <table:covered-table-cell table:number-columns-repeated="5" table:style-name="ce525"/>
          <table:covered-table-cell table:number-columns-repeated="2" table:style-name="ce613"/>
          <table:table-cell table:style-name="ce613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48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3"/>
          <table:table-cell table:style-name="ce1067" table:number-columns-spanned="5" table:number-rows-spanned="1"/>
          <table:covered-table-cell table:number-columns-repeated="3" table:style-name="ce613"/>
          <table:covered-table-cell table:style-name="ce1242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14">
          <table:table-cell table:style-name="ce530"/>
          <table:table-cell table:style-name="ce1436" table:content-validation-name="val112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436" table:content-validation-name="val141" office:value-type="string" calcext:value-type="string">
            <text:p>Módosítók</text:p>
          </table:table-cell>
          <table:table-cell table:style-name="ce1436" table:content-validation-name="val148" office:value-type="string" calcext:value-type="string">
            <text:p>Összesen</text:p>
          </table:table-cell>
          <table:table-cell table:style-name="ce613"/>
          <table:table-cell table:style-name="ce1547" office:value-type="string" calcext:value-type="string" table:number-columns-spanned="2" table:number-rows-spanned="1">
            <text:p>Összesen felvett HM:</text:p>
          </table:table-cell>
          <table:covered-table-cell table:style-name="ce613"/>
          <table:table-cell table:style-name="ce1025" table:content-validation-name="val168" table:formula="of:=SUM([.B4:.B5])" office:value-type="float" office:value="0" calcext:value-type="float">
            <text:p>0 HM</text:p>
          </table:table-cell>
          <table:table-cell table:style-name="ce61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6">
          <table:table-cell table:style-name="ce531" office:value-type="string" calcext:value-type="string">
            <text:p>TÉ alap</text:p>
          </table:table-cell>
          <table:table-cell table:style-name="ce598" table:content-validation-name="val113" office:value-type="float" office:value="0" calcext:value-type="float">
            <text:p>0</text:p>
          </table:table-cell>
          <table:table-cell table:style-name="ce1503" table:content-validation-name="val127" office:value-type="float" office:value="7" calcext:value-type="float">
            <text:p>7</text:p>
          </table:table-cell>
          <table:table-cell table:style-name="ce1503" table:content-validation-name="val142" table:formula="of:=[Alapértékek.$C$19]+[Alapértékek.$C$21]+[Alapértékek.$C$22]" office:value-type="float" office:value="0" calcext:value-type="float">
            <text:p>0</text:p>
          </table:table-cell>
          <table:table-cell table:style-name="ce1572" table:content-validation-name="val149" table:formula="of:=[.C4]+[.B4]+[.D4]" office:value-type="float" office:value="7" calcext:value-type="float">
            <text:p>7</text:p>
          </table:table-cell>
          <table:table-cell table:style-name="ce613"/>
          <table:table-cell table:style-name="ce1547" office:value-type="string" calcext:value-type="string" table:number-columns-spanned="2" table:number-rows-spanned="1">
            <text:p>Max felvehető HM:</text:p>
          </table:table-cell>
          <table:covered-table-cell table:style-name="ce613"/>
          <table:table-cell table:style-name="ce1674" table:content-validation-name="val169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613"/>
          <table:table-cell table:style-name="ce1069" table:content-validation-name="val172" office:value-type="float" office:value="10" calcext:value-type="float">
            <text:p>10 méter</text:p>
          </table:table-cell>
          <table:table-cell table:style-name="ce1142" table:content-validation-name="val175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37"/>
          <table:table-cell table:number-columns-repeated="12"/>
          <table:table-cell table:style-name="ce937" table:number-columns-repeated="16356"/>
        </table:table-row>
        <table:table-row table:style-name="ro6">
          <table:table-cell table:style-name="ce531" office:value-type="string" calcext:value-type="string">
            <text:p>VÉ alap</text:p>
          </table:table-cell>
          <table:table-cell table:style-name="ce600" table:content-validation-name="val114" office:value-type="float" office:value="0" calcext:value-type="float">
            <text:p>0</text:p>
          </table:table-cell>
          <table:table-cell table:style-name="ce1503" table:content-validation-name="val127" office:value-type="float" office:value="30" calcext:value-type="float">
            <text:p>30</text:p>
          </table:table-cell>
          <table:table-cell table:style-name="ce1503" table:content-validation-name="val143" table:formula="of:=[Alapértékek.$C$21]+[Alapértékek.$C$22]" office:value-type="float" office:value="0" calcext:value-type="float">
            <text:p>0</text:p>
          </table:table-cell>
          <table:table-cell table:style-name="ce1572" table:content-validation-name="val150" table:formula="of:=[.C5]+[.B5]+[.D5]" office:value-type="float" office:value="30" calcext:value-type="float">
            <text:p>30</text:p>
          </table:table-cell>
          <table:table-cell table:style-name="ce613" table:number-columns-repeated="5"/>
          <table:table-cell table:style-name="ce1070"/>
          <table:table-cell table:style-name="ce1465"/>
          <table:table-cell table:style-name="ce67"/>
          <table:table-cell table:style-name="ce1213"/>
          <table:table-cell table:style-name="ce1545"/>
          <table:table-cell table:style-name="ce937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 table:number-columns-repeated="6"/>
          <table:table-cell table:style-name="ce1547" office:value-type="string" calcext:value-type="string" table:number-columns-spanned="2" table:number-rows-spanned="1">
            <text:p>Össz felvett CM:</text:p>
          </table:table-cell>
          <table:covered-table-cell table:style-name="ce613"/>
          <table:table-cell table:style-name="ce1031" table:content-validation-name="val116" table:formula="of:=[.B7]" office:value-type="float" office:value="0" calcext:value-type="float">
            <text:p>0 HM</text:p>
          </table:table-cell>
          <table:table-cell table:style-name="ce61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37"/>
          <table:table-cell table:number-columns-repeated="12"/>
          <table:table-cell table:style-name="ce937" table:number-columns-repeated="16356"/>
        </table:table-row>
        <table:table-row table:style-name="ro6">
          <table:table-cell table:style-name="ce531" office:value-type="string" calcext:value-type="string">
            <text:p>C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503" table:content-validation-name="val128" office:value-type="float" office:value="-15" calcext:value-type="float">
            <text:p>-15</text:p>
          </table:table-cell>
          <table:table-cell table:style-name="ce619" table:content-validation-name="val144" table:formula="of:=[Alapértékek.C25]" office:value-type="float" office:value="0" calcext:value-type="float">
            <text:p>0</text:p>
          </table:table-cell>
          <table:table-cell table:style-name="ce1572" table:content-validation-name="val151" table:formula="of:=[.C7]+[.B7]+[.D7]" office:value-type="float" office:value="-15" calcext:value-type="float">
            <text:p>-15</text:p>
          </table:table-cell>
          <table:table-cell table:style-name="ce613"/>
          <table:table-cell table:style-name="ce1547" office:value-type="string" calcext:value-type="string" table:number-columns-spanned="2" table:number-rows-spanned="1">
            <text:p>Max felvehető CM:</text:p>
          </table:table-cell>
          <table:covered-table-cell table:style-name="ce613"/>
          <table:table-cell table:style-name="ce1674" table:content-validation-name="val170" table:formula="of:=[Data.C19]*[Alapértékek.$D$9]" office:value-type="float" office:value="10" calcext:value-type="float">
            <text:p>10 HM</text:p>
          </table:table-cell>
          <table:table-cell table:style-name="ce613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772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37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/>
          <table:table-cell table:style-name="ce525" table:number-columns-repeated="4"/>
          <table:table-cell table:style-name="ce613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37"/>
          <table:table-cell table:number-columns-repeated="12"/>
          <table:table-cell table:style-name="ce937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16" table:formula="of:=[Alapértékek.E11]" office:value-type="float" office:value="350" calcext:value-type="float">
            <text:p>350</text:p>
          </table:table-cell>
          <table:table-cell table:style-name="ce613"/>
          <table:table-cell table:style-name="ce1547" office:value-type="string" calcext:value-type="string">
            <text:p>KP HM-re:</text:p>
          </table:table-cell>
          <table:table-cell table:style-name="ce789" table:content-validation-name="val152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547" office:value-type="string" calcext:value-type="string" table:number-columns-spanned="2" table:number-rows-spanned="1">
            <text:p>Átlag HM</text:p>
          </table:table-cell>
          <table:covered-table-cell table:style-name="ce613"/>
          <table:table-cell table:style-name="ce1032" table:content-validation-name="val171" table:formula="of:=(([.I3]+[.I6])/[Alapértékek.D9])" office:value-type="float" office:value="0" calcext:value-type="float">
            <text:p>0 HM</text:p>
          </table:table-cell>
          <table:table-cell table:style-name="ce613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774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37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937" table:number-columns-repeated="5"/>
          <table:table-cell table:style-name="ce613"/>
          <table:table-cell table:style-name="ce937" table:number-columns-repeated="3"/>
          <table:table-cell table:style-name="ce61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37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37"/>
          <table:table-cell table:style-name="ce613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772" table:content-validation-name="val178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37"/>
          <table:table-cell table:number-columns-repeated="12"/>
          <table:table-cell table:style-name="ce937" table:number-columns-repeated="16356"/>
        </table:table-row>
        <table:table-row table:style-name="ro50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504" table:content-validation-name="val129" office:value-type="string" calcext:value-type="string">
            <text:p>Szint</text:p>
          </table:table-cell>
          <table:table-cell table:style-name="ce1504" office:value-type="string" calcext:value-type="string">
            <text:p>TÉ/CÉ</text:p>
          </table:table-cell>
          <table:table-cell table:style-name="ce1504" office:value-type="string" calcext:value-type="string">
            <text:p>VÉ</text:p>
          </table:table-cell>
          <table:table-cell table:style-name="ce1504" table:content-validation-name="val159" office:value-type="string" calcext:value-type="string">
            <text:p>Harckeret</text:p>
          </table:table-cell>
          <table:table-cell table:style-name="ce1504" table:number-columns-spanned="2" table:number-rows-spanned="1"/>
          <table:covered-table-cell table:style-name="ce957"/>
          <table:table-cell table:style-name="ce1540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37"/>
          <table:table-cell table:style-name="ce594"/>
          <table:table-cell/>
          <table:table-cell table:style-name="ce1856"/>
          <table:table-cell table:number-columns-repeated="9"/>
          <table:table-cell table:style-name="ce937" table:number-columns-repeated="16356"/>
        </table:table-row>
        <table:table-row table:style-name="ro51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29" table:formula="of:=[Alapértékek.$J19]" office:value-type="float" office:value="0" calcext:value-type="float">
            <text:p>0</text:p>
          </table:table-cell>
          <table:table-cell table:style-name="ce743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0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6" table:number-columns-spanned="2" table:number-rows-spanned="1"/>
          <table:covered-table-cell table:style-name="ce958" table:content-validation-name="val116"/>
          <table:table-cell table:style-name="ce1035"/>
          <table:table-cell table:style-name="ce613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774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777"/>
          <table:covered-table-cell table:style-name="ce1415"/>
          <table:table-cell table:style-name="ce1545"/>
          <table:table-cell table:style-name="ce937"/>
          <table:table-cell table:style-name="ce594"/>
          <table:table-cell table:number-columns-repeated="11"/>
          <table:table-cell table:style-name="ce937" table:number-columns-repeated="16356"/>
        </table:table-row>
        <table:table-row table:style-name="ro50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29" table:formula="of:=[Alapértékek.$J20]" office:value-type="float" office:value="0" calcext:value-type="float">
            <text:p>0</text:p>
          </table:table-cell>
          <table:table-cell table:style-name="ce743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0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6" table:number-columns-spanned="2" table:number-rows-spanned="1"/>
          <table:covered-table-cell table:style-name="ce958" table:content-validation-name="val116"/>
          <table:table-cell table:style-name="ce937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37"/>
          <table:table-cell table:style-name="ce594"/>
          <table:table-cell/>
          <table:table-cell table:style-name="ce1314"/>
          <table:table-cell table:number-columns-repeated="9"/>
          <table:table-cell table:style-name="ce937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29" table:formula="of:=[Alapértékek.$J21]" office:value-type="float" office:value="0" calcext:value-type="float">
            <text:p>0</text:p>
          </table:table-cell>
          <table:table-cell table:style-name="ce743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0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6" table:number-columns-spanned="2" table:number-rows-spanned="1"/>
          <table:covered-table-cell table:style-name="ce958" table:content-validation-name="val116"/>
          <table:table-cell table:style-name="ce937"/>
          <table:table-cell table:style-name="ce613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774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777"/>
          <table:covered-table-cell table:style-name="ce1415"/>
          <table:table-cell table:style-name="ce1545"/>
          <table:table-cell table:style-name="ce937"/>
          <table:table-cell table:style-name="ce594"/>
          <table:table-cell table:number-columns-repeated="11"/>
          <table:table-cell table:style-name="ce937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29" table:formula="of:=[Alapértékek.$J22]" office:value-type="float" office:value="0" calcext:value-type="float">
            <text:p>0</text:p>
          </table:table-cell>
          <table:table-cell table:style-name="ce743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0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6" table:number-columns-spanned="2" table:number-rows-spanned="1"/>
          <table:covered-table-cell table:style-name="ce958" table:content-validation-name="val116"/>
          <table:table-cell table:style-name="ce937"/>
          <table:table-cell table:style-name="ce613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37"/>
          <table:table-cell table:style-name="ce594"/>
          <table:table-cell table:number-columns-repeated="11"/>
          <table:table-cell table:style-name="ce937" table:number-columns-repeated="16356"/>
        </table:table-row>
        <table:table-row table:style-name="ro2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29" table:formula="of:=[Alapértékek.$J23]" office:value-type="float" office:value="0" calcext:value-type="float">
            <text:p>0</text:p>
          </table:table-cell>
          <table:table-cell table:style-name="ce751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0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16" table:number-columns-spanned="2" table:number-rows-spanned="1"/>
          <table:covered-table-cell table:style-name="ce959" table:content-validation-name="val116"/>
          <table:table-cell table:style-name="ce937"/>
          <table:table-cell table:style-name="ce613"/>
          <table:table-cell table:style-name="ce1094" table:content-validation-name="val173" office:value-type="float" office:value="0" calcext:value-type="float">
            <text:p>0</text:p>
          </table:table-cell>
          <table:table-cell table:style-name="ce1777" table:number-columns-repeated="2"/>
          <table:table-cell table:style-name="ce1202"/>
          <table:table-cell table:style-name="ce1545"/>
          <table:table-cell table:style-name="ce937"/>
          <table:table-cell table:style-name="ce594"/>
          <table:table-cell table:number-columns-repeated="11"/>
          <table:table-cell table:style-name="ce937" table:number-columns-repeated="16356"/>
        </table:table-row>
        <table:table-row table:style-name="ro2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29" table:formula="of:=[Alapértékek.$J24]" office:value-type="float" office:value="0" calcext:value-type="float">
            <text:p>0</text:p>
          </table:table-cell>
          <table:table-cell table:style-name="ce756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16" office:value-type="string" calcext:value-type="string">
            <text:p>-</text:p>
          </table:table-cell>
          <table:table-cell table:style-name="ce851" table:content-validation-name="val160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16" table:number-columns-spanned="2" table:number-rows-spanned="1"/>
          <table:covered-table-cell table:style-name="ce963" table:content-validation-name="val116"/>
          <table:table-cell table:style-name="ce937" table:number-columns-repeated="2"/>
          <table:table-cell table:style-name="ce1634"/>
          <table:table-cell table:style-name="ce937" table:number-columns-repeated="2"/>
          <table:table-cell table:style-name="ce1213"/>
          <table:table-cell table:style-name="ce1545"/>
          <table:table-cell table:style-name="ce937"/>
          <table:table-cell table:style-name="ce594"/>
          <table:table-cell/>
          <table:table-cell table:style-name="ce594"/>
          <table:table-cell table:number-columns-repeated="9"/>
          <table:table-cell table:style-name="ce937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29" table:formula="of:=[Alapértékek.$J25]" office:value-type="float" office:value="0" calcext:value-type="float">
            <text:p>0</text:p>
          </table:table-cell>
          <table:table-cell table:style-name="ce743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16" office:value-type="string" calcext:value-type="string">
            <text:p>-</text:p>
          </table:table-cell>
          <table:table-cell table:style-name="ce851" table:content-validation-name="val160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6" table:number-columns-spanned="2" table:number-rows-spanned="1"/>
          <table:covered-table-cell table:style-name="ce958" table:content-validation-name="val116"/>
          <table:table-cell table:style-name="ce937"/>
          <table:table-cell table:style-name="ce613"/>
          <table:table-cell table:style-name="ce1634"/>
          <table:table-cell table:style-name="ce937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37"/>
          <table:table-cell table:style-name="ce594"/>
          <table:table-cell/>
          <table:table-cell table:style-name="ce594"/>
          <table:table-cell table:number-columns-repeated="9"/>
          <table:table-cell table:style-name="ce937" table:number-columns-repeated="16356"/>
        </table:table-row>
        <table:table-row table:style-name="ro2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29" table:formula="of:=[Alapértékek.$J26]" office:value-type="float" office:value="0" calcext:value-type="float">
            <text:p>0</text:p>
          </table:table-cell>
          <table:table-cell table:style-name="ce743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16" office:value-type="string" calcext:value-type="string">
            <text:p>-</text:p>
          </table:table-cell>
          <table:table-cell table:style-name="ce851" table:content-validation-name="val160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6" table:number-columns-spanned="2" table:number-rows-spanned="1"/>
          <table:covered-table-cell table:style-name="ce958" table:content-validation-name="val116"/>
          <table:table-cell table:style-name="ce937"/>
          <table:table-cell table:style-name="ce613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37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37"/>
          <table:table-cell table:style-name="ce594"/>
          <table:table-cell/>
          <table:table-cell table:style-name="ce594"/>
          <table:table-cell table:number-columns-repeated="9"/>
          <table:table-cell table:style-name="ce937" table:number-columns-repeated="16356"/>
        </table:table-row>
        <table:table-row table:style-name="ro52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29" table:formula="of:=[Alapértékek.$J28]" office:value-type="float" office:value="0" calcext:value-type="float">
            <text:p>0</text:p>
          </table:table-cell>
          <table:table-cell table:style-name="ce743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16" office:value-type="string" calcext:value-type="string">
            <text:p>-</text:p>
          </table:table-cell>
          <table:table-cell table:style-name="ce851" table:content-validation-name="val160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6" table:number-columns-spanned="2" table:number-rows-spanned="1"/>
          <table:covered-table-cell table:style-name="ce958" table:content-validation-name="val116"/>
          <table:table-cell table:style-name="ce937"/>
          <table:table-cell table:style-name="ce613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37"/>
          <table:table-cell table:style-name="ce594"/>
          <table:table-cell/>
          <table:table-cell table:style-name="ce594"/>
          <table:table-cell table:number-columns-repeated="9"/>
          <table:table-cell table:style-name="ce937" table:number-columns-repeated="16356"/>
        </table:table-row>
        <table:table-row table:style-name="ro2">
          <table:table-cell table:style-name="ce937" table:number-columns-repeated="9"/>
          <table:table-cell table:style-name="ce613"/>
          <table:table-cell table:style-name="ce937" table:number-columns-repeated="6"/>
          <table:table-cell table:style-name="ce771"/>
          <table:table-cell table:number-columns-repeated="11"/>
          <table:table-cell table:style-name="ce937" table:number-columns-repeated="16356"/>
        </table:table-row>
        <table:table-row table:style-name="ro2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37"/>
          <table:covered-table-cell table:style-name="ce1103"/>
          <table:table-cell table:style-name="ce937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37" table:number-columns-repeated="11"/>
          <table:table-cell table:number-columns-repeated="2"/>
          <table:table-cell table:style-name="ce937" table:number-columns-repeated="16356"/>
        </table:table-row>
        <table:table-row table:style-name="ro2">
          <table:table-cell table:style-name="ce1320" table:content-validation-name="val24" office:value-type="string" calcext:value-type="string">
            <text:p>Fegyver</text:p>
          </table:table-cell>
          <table:table-cell table:style-name="ce631" table:content-validation-name="val24" office:value-type="string" calcext:value-type="string">
            <text:p>Sebesség</text:p>
          </table:table-cell>
          <table:table-cell table:style-name="ce1508" table:content-validation-name="val130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508" office:value-type="string" calcext:value-type="string">
            <text:p>SP</text:p>
          </table:table-cell>
          <table:table-cell table:style-name="ce1508" office:value-type="string" calcext:value-type="string">
            <text:p>Pengehossz</text:p>
          </table:table-cell>
          <table:table-cell table:style-name="ce1508" office:value-type="string" calcext:value-type="string" table:number-columns-spanned="4" table:number-rows-spanned="1">
            <text:p>Komment</text:p>
          </table:table-cell>
          <table:covered-table-cell table:style-name="ce1465"/>
          <table:covered-table-cell table:number-columns-repeated="2" table:style-name="ce937"/>
          <table:table-cell table:style-name="ce937" table:number-columns-repeated="15"/>
          <table:table-cell table:style-name="ce1373"/>
          <table:table-cell/>
          <table:table-cell table:style-name="ce937" table:number-columns-repeated="16356"/>
        </table:table-row>
        <table:table-row table:style-name="ro53">
          <table:table-cell table:style-name="ce548" table:content-validation-name="val102" office:value-type="string" calcext:value-type="string">
            <text:p>Puszta kéz</text:p>
          </table:table-cell>
          <table:table-cell table:style-name="ce635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1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37"/>
          <table:table-cell table:style-name="ce937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856"/>
          <table:table-cell table:number-columns-repeated="8"/>
          <table:table-cell table:style-name="ce937" table:number-columns-repeated="16357"/>
        </table:table-row>
        <table:table-row table:style-name="ro53">
          <table:table-cell table:style-name="ce550" table:content-validation-name="val102" office:value-type="string" calcext:value-type="string">
            <text:p>Puszta kéz Belharcban</text:p>
          </table:table-cell>
          <table:table-cell table:style-name="ce635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2"/>
          <table:table-cell table:style-name="ce760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2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4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37"/>
          <table:table-cell table:style-name="ce937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37" table:number-columns-repeated="16357"/>
        </table:table-row>
        <table:table-row table:style-name="ro6">
          <table:table-cell table:style-name="ce1329" table:content-validation-name="val103"/>
          <table:table-cell table:style-name="ce635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3" office:value-type="float" office:value="0" calcext:value-type="float">
            <text:p>0</text:p>
          </table:table-cell>
          <table:table-cell table:style-name="ce760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62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24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37"/>
          <table:table-cell table:style-name="ce937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4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874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878" table:formula="of:=IF([.$X27] = 1; &quot;/&quot; &amp; ([.$U27] + 2); &quot;&quot;)">
            <text:p/>
          </table:table-cell>
          <table:table-cell table:style-name="ce188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937" table:number-columns-repeated="16357"/>
        </table:table-row>
        <table:table-row table:style-name="ro6">
          <table:table-cell table:style-name="ce1329" table:content-validation-name="val103"/>
          <table:table-cell table:style-name="ce635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3" office:value-type="float" office:value="0" calcext:value-type="float">
            <text:p>0</text:p>
          </table:table-cell>
          <table:table-cell table:style-name="ce760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62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24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37"/>
          <table:table-cell table:style-name="ce937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874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878" table:formula="of:=IF([.$X28] = 1; &quot;/&quot; &amp; ([.$U28] + 2); &quot;&quot;)">
            <text:p/>
          </table:table-cell>
          <table:table-cell table:style-name="ce188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937" table:number-columns-repeated="16357"/>
        </table:table-row>
        <table:table-row table:style-name="ro6">
          <table:table-cell table:style-name="ce1329" table:content-validation-name="val103"/>
          <table:table-cell table:style-name="ce635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3" office:value-type="float" office:value="0" calcext:value-type="float">
            <text:p>0</text:p>
          </table:table-cell>
          <table:table-cell table:style-name="ce760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62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24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37"/>
          <table:table-cell table:style-name="ce937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846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8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878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937" table:number-columns-repeated="16357"/>
        </table:table-row>
        <table:table-row table:style-name="ro6">
          <table:table-cell table:style-name="ce1329" table:content-validation-name="val103"/>
          <table:table-cell table:style-name="ce635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3" office:value-type="float" office:value="0" calcext:value-type="float">
            <text:p>0</text:p>
          </table:table-cell>
          <table:table-cell table:style-name="ce760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2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4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37"/>
          <table:table-cell table:style-name="ce937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846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8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878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937" table:number-columns-repeated="16357"/>
        </table:table-row>
        <table:table-row table:style-name="ro6">
          <table:table-cell table:style-name="ce1329" table:content-validation-name="val104"/>
          <table:table-cell table:style-name="ce635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2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4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37"/>
          <table:table-cell table:style-name="ce937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846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8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878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937" table:number-columns-repeated="16357"/>
        </table:table-row>
        <table:table-row table:style-name="ro6">
          <table:table-cell table:style-name="ce1329" table:content-validation-name="val105"/>
          <table:table-cell table:style-name="ce635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5"/>
          <table:table-cell table:style-name="ce760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2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4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37"/>
          <table:table-cell table:style-name="ce937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846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8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878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37" table:number-columns-repeated="16357"/>
        </table:table-row>
        <table:table-row table:style-name="ro6">
          <table:table-cell table:style-name="ce1334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1334"/>
          <table:table-cell table:style-name="ce796" office:value-type="string" calcext:value-type="string">
            <text:p>Erőbónusz</text:p>
          </table:table-cell>
          <table:table-cell table:style-name="ce859" table:content-validation-name="val163" table:formula="of:=[$Data.$C$31]" office:value-type="float" office:value="0" calcext:value-type="float">
            <text:p>0</text:p>
          </table:table-cell>
          <table:table-cell table:style-name="ce937"/>
          <table:table-cell table:style-name="ce1334" table:number-columns-spanned="2" table:number-rows-spanned="1"/>
          <table:covered-table-cell table:style-name="ce1334"/>
          <table:table-cell table:style-name="ce937" table:number-columns-repeated="4"/>
          <table:table-cell table:style-name="ce525"/>
          <table:table-cell table:style-name="ce937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84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8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87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37" table:number-columns-repeated="16357"/>
        </table:table-row>
        <table:table-row table:style-name="ro6">
          <table:table-cell table:style-name="ce937" table:number-columns-repeated="13"/>
          <table:table-cell table:style-name="ce525"/>
          <table:table-cell table:style-name="ce937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848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37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848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848"/>
          <table:covered-table-cell table:style-name="ce426"/>
          <table:table-cell/>
          <table:table-cell table:style-name="ce937" table:number-columns-repeated="16357"/>
        </table:table-row>
        <table:table-row table:style-name="ro2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465"/>
          <table:table-cell table:style-name="ce1465"/>
          <table:table-cell table:style-name="ce937" table:number-columns-repeated="4"/>
          <table:table-cell table:style-name="ce525"/>
          <table:table-cell table:style-name="ce937" table:number-columns-repeated="2"/>
          <table:table-cell table:style-name="ce1276"/>
          <table:table-cell table:style-name="ce1848"/>
          <table:table-cell table:style-name="ce937"/>
          <table:table-cell table:style-name="ce1848"/>
          <table:table-cell table:style-name="ce937" table:number-columns-repeated="2"/>
          <table:table-cell table:style-name="ce1848"/>
          <table:table-cell table:style-name="ce937"/>
          <table:table-cell table:style-name="ce1848"/>
          <table:table-cell table:style-name="ce375"/>
          <table:table-cell/>
          <table:table-cell table:style-name="ce937" table:number-columns-repeated="16357"/>
        </table:table-row>
        <table:table-row table:style-name="ro2">
          <table:table-cell table:style-name="ce1320" table:content-validation-name="val106" office:value-type="string" calcext:value-type="string">
            <text:p>Távolsági fegyver</text:p>
          </table:table-cell>
          <table:table-cell table:style-name="ce631" table:content-validation-name="val24" office:value-type="string" calcext:value-type="string">
            <text:p>Sebesség</text:p>
          </table:table-cell>
          <table:table-cell table:style-name="ce1508" table:content-validation-name="val130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508" office:value-type="string" calcext:value-type="string">
            <text:p>SP</text:p>
          </table:table-cell>
          <table:table-cell table:style-name="ce1508" office:value-type="string" calcext:value-type="string" table:number-columns-spanned="2" table:number-rows-spanned="1">
            <text:p>Hatótáv + Komment</text:p>
          </table:table-cell>
          <table:covered-table-cell table:style-name="ce1465"/>
          <table:table-cell table:style-name="ce937" table:number-columns-repeated="6"/>
          <table:table-cell table:style-name="ce525"/>
          <table:table-cell table:style-name="ce937"/>
          <table:table-cell table:style-name="ce1276"/>
          <table:table-cell table:style-name="ce1848"/>
          <table:table-cell table:style-name="ce937"/>
          <table:table-cell table:style-name="ce1848"/>
          <table:table-cell table:style-name="ce937" table:number-columns-repeated="2"/>
          <table:table-cell table:style-name="ce1848"/>
          <table:table-cell table:style-name="ce937"/>
          <table:table-cell table:style-name="ce1848"/>
          <table:table-cell table:style-name="ce375"/>
          <table:table-cell table:style-name="ce937"/>
          <table:table-cell/>
          <table:table-cell table:style-name="ce937" table:number-columns-repeated="16356"/>
        </table:table-row>
        <table:table-row table:style-name="ro54">
          <table:table-cell table:style-name="ce1329" table:content-validation-name="val107"/>
          <table:table-cell table:style-name="ce635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36" office:value-type="float" office:value="0" calcext:value-type="float">
            <text:p>0</text:p>
          </table:table-cell>
          <table:table-cell table:style-name="ce760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4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37" table:number-columns-repeated="6"/>
          <table:table-cell table:style-name="ce525"/>
          <table:table-cell table:style-name="ce937"/>
          <table:table-cell table:style-name="ce1276"/>
          <table:table-cell table:style-name="ce1848"/>
          <table:table-cell table:style-name="ce937"/>
          <table:table-cell table:style-name="ce1848"/>
          <table:table-cell table:style-name="ce937" table:number-columns-repeated="2"/>
          <table:table-cell table:style-name="ce1848"/>
          <table:table-cell table:style-name="ce937"/>
          <table:table-cell table:style-name="ce1848"/>
          <table:table-cell table:style-name="ce375"/>
          <table:table-cell table:style-name="ce937"/>
          <table:table-cell/>
          <table:table-cell table:style-name="ce937" table:number-columns-repeated="16356"/>
        </table:table-row>
        <table:table-row table:style-name="ro6">
          <table:table-cell table:style-name="ce1329" table:content-validation-name="val107"/>
          <table:table-cell table:style-name="ce635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36" office:value-type="float" office:value="0" calcext:value-type="float">
            <text:p>0</text:p>
          </table:table-cell>
          <table:table-cell table:style-name="ce760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4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37" table:number-columns-repeated="6"/>
          <table:table-cell table:style-name="ce525"/>
          <table:table-cell table:style-name="ce937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846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8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88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37"/>
          <table:table-cell/>
          <table:table-cell table:style-name="ce937" table:number-columns-repeated="16356"/>
        </table:table-row>
        <table:table-row table:style-name="ro6">
          <table:table-cell table:style-name="ce937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37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37"/>
          <table:table-cell/>
          <table:table-cell table:style-name="ce937" table:number-columns-repeated="16356"/>
        </table:table-row>
        <table:table-row table:style-name="ro11">
          <table:table-cell table:style-name="ce937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7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613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/>
          <table:table-cell table:style-name="ce525"/>
          <table:table-cell table:style-name="ce937" table:number-columns-repeated="10"/>
          <table:table-cell table:number-columns-repeated="2"/>
          <table:table-cell table:style-name="ce937" table:number-columns-repeated="16356"/>
        </table:table-row>
        <table:table-row table:style-name="ro55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37"/>
          <table:table-cell table:style-name="ce937"/>
          <table:table-cell table:style-name="Default" table:number-columns-repeated="3"/>
          <table:table-cell table:style-name="ce937" table:number-columns-repeated="16371"/>
        </table:table-row>
        <table:table-row table:style-name="ro56">
          <table:table-cell table:style-name="ce556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639" table:content-validation-name="val5"/>
          <table:table-cell table:style-name="ce711" table:content-validation-name="val8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37"/>
          <table:table-cell table:style-name="ce613"/>
          <table:table-cell table:style-name="Default" table:number-columns-repeated="3"/>
          <table:table-cell table:style-name="ce613"/>
          <table:table-cell table:style-name="ce1235"/>
          <table:table-cell table:style-name="ce525"/>
          <table:table-cell table:style-name="ce937" table:number-columns-repeated="10"/>
          <table:table-cell table:number-columns-repeated="2"/>
          <table:table-cell table:style-name="ce937" table:number-columns-repeated="16356"/>
        </table:table-row>
        <table:table-row table:style-name="ro54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2" table:formula="of:=VLOOKUP( VLOOKUP([.$A25];kezifegyverek_all;14;0); harcmodor_harcertekek;4;0 ) + [.$D25] +[.$E$72] + [.$D$53] + [$Harc.$F$41]" office:value-type="float" office:value="4" calcext:value-type="float">
            <text:p>4</text:p>
          </table:table-cell>
          <table:table-cell table:style-name="ce798" table:content-validation-name="val12" table:formula="of:=VLOOKUP( VLOOKUP([.$A25];kezifegyverek_all;14;0); harcmodor_harcertekek;5;0 ) + [.$E25] + [.$L$70] + [.$E$59] + [.$D$53] - ABS([$Harc.$I$8])" office:value-type="float" office:value="27" calcext:value-type="float">
            <text:p>27</text:p>
          </table:table-cell>
          <table:table-cell table:style-name="ce864" table:content-validation-name="val15" table:formula="of:=[.F25]" office:value-type="string" office:string-value="-5 Z" calcext:value-type="string">
            <text:p>-5 Z</text:p>
          </table:table-cell>
          <table:table-cell table:style-name="ce1101" table:content-validation-name="val15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613"/>
          <table:table-cell table:style-name="Default" table:number-columns-repeated="3"/>
          <table:table-cell table:style-name="ce613"/>
          <table:table-cell table:style-name="ce937" table:number-columns-repeated="5"/>
          <table:table-cell table:number-columns-repeated="9"/>
          <table:table-cell table:style-name="ce937" table:number-columns-repeated="16356"/>
        </table:table-row>
        <table:table-row table:style-name="ro54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2" table:formula="of:=VLOOKUP( VLOOKUP([.$A26];kezifegyverek_all;14;0); harcmodor_harcertekek;4;0 ) + [.$D26] +[.$E$72] +[$Harc.$F$41]" office:value-type="float" office:value="7" calcext:value-type="float">
            <text:p>7</text:p>
          </table:table-cell>
          <table:table-cell table:style-name="ce798" table:content-validation-name="val12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715" table:content-validation-name="val162" table:formula="of:=[.F26]" office:value-type="string" office:string-value="0 Z" calcext:value-type="string">
            <text:p>0 Z</text:p>
          </table:table-cell>
          <table:table-cell table:style-name="ce914" table:content-validation-name="val162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613"/>
          <table:table-cell table:style-name="ce937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37" table:number-columns-repeated="3"/>
          <table:table-cell table:number-columns-repeated="6"/>
          <table:table-cell table:style-name="ce937" table:number-columns-repeated="16356"/>
        </table:table-row>
        <table:table-row table:style-name="ro54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27];kezifegyverek_all;14;0); harcmodor_harcertekek;4;0 ) + [.$D27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27];kezifegyverek_all;14;0); harcmodor_harcertekek;5;0 ) + [.$E27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2" table:formula="of:=[.F27]" office:value-type="string" office:string-value="N/A" calcext:value-type="string">
            <text:p>N/A</text:p>
          </table:table-cell>
          <table:table-cell table:style-name="ce914" table:content-validation-name="val162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13"/>
          <table:table-cell table:style-name="Default" table:number-columns-repeated="3"/>
          <table:table-cell table:style-name="ce613"/>
          <table:table-cell table:style-name="ce937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37" table:number-columns-repeated="3"/>
          <table:table-cell table:number-columns-repeated="6"/>
          <table:table-cell table:style-name="ce937" table:number-columns-repeated="16356"/>
        </table:table-row>
        <table:table-row table:style-name="ro54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28];kezifegyverek_all;14;0); harcmodor_harcertekek;4;0 ) + [.$D28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28];kezifegyverek_all;14;0); harcmodor_harcertekek;5;0 ) + [.$E28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2" table:formula="of:=[.F28]" office:value-type="string" office:string-value="N/A" calcext:value-type="string">
            <text:p>N/A</text:p>
          </table:table-cell>
          <table:table-cell table:style-name="ce914" table:content-validation-name="val162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13"/>
          <table:table-cell table:style-name="Default" table:number-columns-repeated="3"/>
          <table:table-cell table:style-name="ce613"/>
          <table:table-cell table:style-name="ce937" table:number-columns-repeated="5"/>
          <table:table-cell table:number-columns-repeated="9"/>
          <table:table-cell table:style-name="ce937" table:number-columns-repeated="16356"/>
        </table:table-row>
        <table:table-row table:style-name="ro54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29];kezifegyverek_all;14;0); harcmodor_harcertekek;4;0 ) + [.$D29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29];kezifegyverek_all;14;0); harcmodor_harcertekek;5;0 ) + [.$E29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2" table:formula="of:=[.F29]" office:value-type="string" office:string-value="N/A" calcext:value-type="string">
            <text:p>N/A</text:p>
          </table:table-cell>
          <table:table-cell table:style-name="ce914" table:content-validation-name="val162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13"/>
          <table:table-cell table:style-name="Default" table:number-columns-repeated="3"/>
          <table:table-cell/>
          <table:table-cell table:style-name="ce937" table:number-columns-repeated="2"/>
          <table:table-cell table:number-columns-repeated="12"/>
          <table:table-cell table:style-name="ce937" table:number-columns-repeated="16356"/>
        </table:table-row>
        <table:table-row table:style-name="ro54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30];kezifegyverek_all;14;0); harcmodor_harcertekek;4;0 ) + [.$D30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30];kezifegyverek_all;14;0); harcmodor_harcertekek;5;0 ) + [.$E30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2" table:formula="of:=[.F30]" office:value-type="string" office:string-value="N/A" calcext:value-type="string">
            <text:p>N/A</text:p>
          </table:table-cell>
          <table:table-cell table:style-name="ce914" table:content-validation-name="val162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613"/>
          <table:table-cell table:style-name="Default" table:number-columns-repeated="3"/>
          <table:table-cell table:style-name="ce1235"/>
          <table:table-cell table:style-name="ce937" table:number-columns-repeated="11"/>
          <table:table-cell table:number-columns-repeated="3"/>
          <table:table-cell table:style-name="ce937" table:number-columns-repeated="16356"/>
        </table:table-row>
        <table:table-row table:style-name="ro54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715" table:content-validation-name="val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2" table:formula="of:=VLOOKUP( VLOOKUP([.$A31];kezifegyverek_all;14;0); harcmodor_harcertekek;4;0 ) + [.$D31] +[.$E$72] + [.$D$53] + [$Harc.$F$41]" office:value-type="string" office:string-value="" calcext:value-type="error">
            <text:p>#N/A</text:p>
          </table:table-cell>
          <table:table-cell table:style-name="ce798" table:content-validation-name="val12" table:formula="of:=VLOOKUP( VLOOKUP([.$A31];kezifegyverek_all;14;0); harcmodor_harcertekek;5;0 ) + [.$E31] + [.$L$70] +[.$E$59] + [.$D$53] - ABS([$Harc.$I$8])" office:value-type="string" office:string-value="" calcext:value-type="error">
            <text:p>#N/A</text:p>
          </table:table-cell>
          <table:table-cell table:style-name="ce715" table:content-validation-name="val162" table:formula="of:=[.F31]" office:value-type="string" office:string-value="N/A" calcext:value-type="string">
            <text:p>N/A</text:p>
          </table:table-cell>
          <table:table-cell table:style-name="ce914" table:content-validation-name="val162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37"/>
          <table:table-cell table:style-name="Default" table:number-columns-repeated="3"/>
          <table:table-cell table:style-name="ce937" table:number-columns-repeated="12"/>
          <table:table-cell table:number-columns-repeated="3"/>
          <table:table-cell table:style-name="ce937" table:number-columns-repeated="16356"/>
        </table:table-row>
        <table:table-row table:style-name="ro54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520" table:content-validation-name="val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2" table:formula="of:=VLOOKUP( VLOOKUP([.$A32];kezifegyverek_all;14;0); harcmodor_harcertekek;4;0 ) + [.$D32] +[.$E$72] + [.$D$53] + [$Harc.$F$41]" office:value-type="string" office:string-value="" calcext:value-type="error">
            <text:p>#N/A</text:p>
          </table:table-cell>
          <table:table-cell table:style-name="ce1477" table:content-validation-name="val12" table:formula="of:=VLOOKUP( VLOOKUP([.$A32];kezifegyverek_all;14;0); harcmodor_harcertekek;5;0 ) + [.$E32] + [.$L$70] +[.$E$59] + [.$D$53] - ABS([$Harc.$I$8])" office:value-type="string" office:string-value="" calcext:value-type="error">
            <text:p>#N/A</text:p>
          </table:table-cell>
          <table:table-cell table:style-name="ce1520" table:content-validation-name="val162" table:formula="of:=[.F32]" office:value-type="string" office:string-value="N/A" calcext:value-type="string">
            <text:p>N/A</text:p>
          </table:table-cell>
          <table:table-cell table:style-name="ce1514" table:content-validation-name="val162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613"/>
          <table:table-cell table:style-name="Default" table:number-columns-repeated="3"/>
          <table:table-cell table:style-name="ce1235" table:number-columns-repeated="2"/>
          <table:table-cell table:style-name="ce937" table:number-columns-repeated="10"/>
          <table:table-cell table:number-columns-repeated="3"/>
          <table:table-cell table:style-name="ce937" table:number-columns-repeated="16356"/>
        </table:table-row>
        <table:table-row table:style-name="ro54">
          <table:table-cell table:style-name="ce561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08"/>
          <table:table-cell table:style-name="ce1521" table:content-validation-name="val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2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2" table:formula="of:=&quot;Osztó: &quot;&amp;[.E37]" office:value-type="string" office:string-value="" calcext:value-type="error">
            <text:p>#N/A</text:p>
          </table:table-cell>
          <table:table-cell table:style-name="ce1521" table:content-validation-name="val164" table:formula="of:=[.F37]" office:value-type="string" office:string-value="" calcext:value-type="error">
            <text:p>#N/A</text:p>
          </table:table-cell>
          <table:table-cell table:style-name="ce916" table:content-validation-name="val164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613"/>
          <table:table-cell table:style-name="Default" table:number-columns-repeated="3"/>
          <table:table-cell table:style-name="ce1235" table:number-columns-repeated="2"/>
          <table:table-cell table:style-name="ce937" table:number-columns-repeated="10"/>
          <table:table-cell table:number-columns-repeated="3"/>
          <table:table-cell table:style-name="ce937" table:number-columns-repeated="16356"/>
        </table:table-row>
        <table:table-row table:style-name="ro54">
          <table:table-cell table:style-name="ce561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08"/>
          <table:table-cell table:style-name="ce1521" table:content-validation-name="val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2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2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4" table:formula="of:=[.F38]" office:value-type="string" office:string-value="" calcext:value-type="error">
            <text:p>#N/A</text:p>
          </table:table-cell>
          <table:table-cell table:style-name="ce918" table:content-validation-name="val164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613"/>
          <table:table-cell table:style-name="Default" table:number-columns-repeated="3"/>
          <table:table-cell table:style-name="ce1235"/>
          <table:table-cell table:style-name="ce937" table:number-columns-repeated="11"/>
          <table:table-cell table:number-columns-repeated="3"/>
          <table:table-cell table:style-name="ce937" table:number-columns-repeated="16356"/>
        </table:table-row>
        <table:table-row table:style-name="ro2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45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45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31"/>
          <table:table-cell table:style-name="ce937"/>
          <table:table-cell table:style-name="ce483"/>
          <table:table-cell table:style-name="ce613"/>
          <table:table-cell table:style-name="ce937" table:number-columns-repeated="3"/>
          <table:table-cell table:style-name="ce1235"/>
          <table:table-cell table:style-name="ce937" table:number-columns-repeated="11"/>
          <table:table-cell table:number-columns-repeated="3"/>
          <table:table-cell table:style-name="ce937" table:number-columns-repeated="16356"/>
        </table:table-row>
        <table:table-row table:style-name="ro2">
          <table:table-cell table:style-name="ce563" table:number-columns-spanned="8" table:number-rows-spanned="1"/>
          <table:covered-table-cell table:number-columns-repeated="7" table:style-name="ce937"/>
          <table:table-cell table:style-name="ce937"/>
          <table:table-cell table:style-name="ce613"/>
          <table:table-cell table:style-name="ce937" table:number-columns-repeated="16374"/>
        </table:table-row>
        <table:table-row table:style-name="ro11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8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37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37" table:number-columns-repeated="2"/>
          <table:table-cell table:style-name="ce1220"/>
          <table:table-cell table:style-name="ce483"/>
          <table:table-cell table:style-name="ce937" table:number-columns-repeated="16368"/>
        </table:table-row>
        <table:table-row table:style-name="ro2">
          <table:table-cell table:style-name="ce503" table:content-validation-name="val109" table:number-columns-spanned="2" table:number-rows-spanned="1"/>
          <table:covered-table-cell table:style-name="ce827" table:content-validation-name="val109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638" table:number-columns-spanned="2" table:number-rows-spanned="1"/>
          <table:covered-table-cell table:style-name="ce1638"/>
          <table:table-cell table:style-name="ce937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37" table:number-columns-repeated="16372"/>
        </table:table-row>
        <table:table-row table:style-name="ro2">
          <table:table-cell table:style-name="ce509" table:content-validation-name="val109" table:number-columns-spanned="2" table:number-rows-spanned="1"/>
          <table:covered-table-cell table:style-name="ce410" table:content-validation-name="val109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639" table:number-columns-spanned="2" table:number-rows-spanned="1"/>
          <table:covered-table-cell table:style-name="ce1639"/>
          <table:table-cell table:style-name="ce937" table:number-columns-repeated="2"/>
          <table:table-cell table:style-name="ce1108"/>
          <table:table-cell table:style-name="ce1631" table:number-columns-repeated="2"/>
          <table:table-cell table:style-name="ce594"/>
          <table:table-cell table:style-name="ce1257"/>
          <table:table-cell table:style-name="ce937" table:number-columns-repeated="16369"/>
        </table:table-row>
        <table:table-row table:style-name="ro2">
          <table:table-cell table:style-name="ce8" table:number-columns-spanned="8" table:number-rows-spanned="1"/>
          <table:covered-table-cell table:number-columns-repeated="7" table:style-name="ce937"/>
          <table:table-cell table:style-name="ce1040"/>
          <table:table-cell table:style-name="ce937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94"/>
          <table:table-cell table:style-name="ce937" table:number-columns-repeated="2"/>
          <table:table-cell table:style-name="ce594"/>
          <table:table-cell table:number-columns-repeated="11"/>
          <table:table-cell table:style-name="ce937" table:number-columns-repeated="16356"/>
        </table:table-row>
        <table:table-row table:style-name="ro11">
          <table:table-cell table:style-name="ce566" office:value-type="string" calcext:value-type="string">
            <text:p>Válassz pajzsot:</text:p>
          </table:table-cell>
          <table:table-cell table:style-name="ce650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37"/>
          <table:table-cell table:style-name="ce772" table:content-validation-name="val146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3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65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37"/>
          <table:table-cell table:style-name="ce613"/>
          <table:table-cell table:style-name="ce937" table:number-columns-repeated="7"/>
          <table:table-cell table:number-columns-repeated="11"/>
          <table:table-cell table:style-name="ce937" table:number-columns-repeated="16356"/>
        </table:table-row>
        <table:table-row table:style-name="ro2">
          <table:table-cell table:style-name="ce937" table:number-columns-repeated="17"/>
          <table:table-cell table:number-columns-repeated="11"/>
          <table:table-cell table:style-name="ce937" table:number-columns-repeated="16356"/>
        </table:table-row>
        <table:table-row table:style-name="ro2">
          <table:table-cell table:style-name="ce1381"/>
          <table:table-cell table:number-columns-repeated="8"/>
          <table:table-cell table:style-name="ce1540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37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856"/>
          <table:covered-table-cell table:style-name="ce606"/>
          <table:table-cell table:number-columns-repeated="6"/>
          <table:table-cell table:style-name="ce937"/>
          <table:table-cell/>
          <table:table-cell table:style-name="ce937" table:number-columns-repeated="16356"/>
        </table:table-row>
        <table:table-row table:style-name="ro5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19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586" table:content-validation-name="val8" office:value-type="string" calcext:value-type="string">
            <text:p>Tám/kör</text:p>
          </table:table-cell>
          <table:table-cell table:style-name="ce1586" office:value-type="string" calcext:value-type="string">
            <text:p>TÉ</text:p>
          </table:table-cell>
          <table:table-cell table:style-name="ce1586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540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37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37"/>
          <table:table-cell/>
          <table:table-cell table:style-name="ce937" table:number-columns-repeated="16356"/>
        </table:table-row>
        <table:table-row table:style-name="ro6">
          <table:table-cell table:style-name="ce1396" table:content-validation-name="val110" office:value-type="string" calcext:value-type="string">
            <text:p><text:s text:c="3"/>Elsődleges fegyver</text:p>
          </table:table-cell>
          <table:table-cell table:style-name="ce1478" table:content-validation-name="val120" table:number-columns-spanned="2" table:number-rows-spanned="1"/>
          <table:covered-table-cell table:style-name="ce726" table:content-validation-name="val138"/>
          <table:table-cell table:style-name="ce937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6" table:formula="of:=COM.MICROSOFT.CONCAT([.$Z63];&quot; // &quot;; [.$Z64])" office:value-type="string" office:string-value="" calcext:value-type="error">
            <text:p>#N/A</text:p>
          </table:table-cell>
          <table:table-cell table:style-name="ce937"/>
          <table:table-cell table:style-name="ce1540"/>
          <table:table-cell table:style-name="ce1116" table:content-validation-name="val174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4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4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37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37"/>
          <table:table-cell/>
          <table:table-cell table:style-name="ce937" table:number-columns-repeated="16356"/>
        </table:table-row>
        <table:table-row table:style-name="ro6">
          <table:table-cell table:style-name="ce1396" table:content-validation-name="val110" office:value-type="string" calcext:value-type="string">
            <text:p><text:s text:c="3"/>Másodlagos fegyver</text:p>
          </table:table-cell>
          <table:table-cell table:style-name="ce1478" table:content-validation-name="val121" table:number-columns-spanned="2" table:number-rows-spanned="1"/>
          <table:covered-table-cell table:style-name="ce727" table:content-validation-name="val138"/>
          <table:table-cell table:style-name="ce773" table:number-columns-repeated="4"/>
          <table:table-cell table:style-name="ce994"/>
          <table:table-cell table:style-name="ce937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37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37"/>
          <table:table-cell/>
          <table:table-cell table:style-name="ce937" table:number-columns-repeated="16356"/>
        </table:table-row>
        <table:table-row table:style-name="ro2">
          <table:table-cell table:style-name="ce571"/>
          <table:table-cell table:style-name="ce1465" table:number-columns-repeated="3"/>
          <table:table-cell table:style-name="ce636" table:number-columns-repeated="3"/>
          <table:table-cell table:style-name="ce1666"/>
          <table:table-cell table:style-name="ce937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37" table:number-columns-repeated="2"/>
          <table:table-cell/>
          <table:table-cell table:style-name="ce1856"/>
          <table:table-cell table:number-columns-repeated="4"/>
          <table:table-cell table:style-name="ce937" table:number-columns-repeated="4"/>
          <table:table-cell/>
          <table:table-cell table:style-name="ce937" table:number-columns-repeated="16356"/>
        </table:table-row>
        <table:table-row table:style-name="ro6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2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566" office:value-type="string" calcext:value-type="string">
            <text:p>Harckeret</text:p>
          </table:table-cell>
          <table:table-cell table:style-name="ce810" table:content-validation-name="val154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566"/>
          <table:table-cell table:style-name="ce996" table:content-validation-name="val166" table:formula="of:=[.N63]+[.N67]" office:value-type="string" office:string-value="" calcext:value-type="error">
            <text:p>#N/A</text:p>
          </table:table-cell>
          <table:table-cell table:style-name="ce937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37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37"/>
          <table:table-cell table:style-name="ce1304"/>
          <table:table-cell table:style-name="ce1315"/>
          <table:table-cell table:style-name="ce1358"/>
          <table:table-cell table:style-name="ce937" table:number-columns-repeated="16358"/>
        </table:table-row>
        <table:table-row table:style-name="ro2">
          <table:table-cell table:style-name="ce8" table:number-columns-spanned="8" table:number-rows-spanned="1"/>
          <table:covered-table-cell table:number-columns-repeated="7" table:style-name="ce937"/>
          <table:table-cell table:style-name="ce937"/>
          <table:table-cell table:style-name="ce1540"/>
          <table:table-cell table:style-name="ce1120" table:content-validation-name="val174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4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4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37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37"/>
          <table:table-cell table:style-name="ce1304"/>
          <table:table-cell table:style-name="ce1315"/>
          <table:table-cell table:style-name="ce1358"/>
          <table:table-cell table:style-name="ce937" table:number-columns-repeated="16358"/>
        </table:table-row>
        <table:table-row table:style-name="ro2">
          <table:table-cell table:style-name="ce1381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37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37"/>
          <table:table-cell table:number-columns-repeated="3"/>
          <table:table-cell table:style-name="ce937" table:number-columns-repeated="16358"/>
        </table:table-row>
        <table:table-row table:style-name="ro49">
          <table:table-cell table:style-name="ce1484" office:value-type="string" calcext:value-type="string" table:number-columns-spanned="8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1527"/>
          <table:covered-table-cell table:number-columns-repeated="2" table:style-name="ce64"/>
          <table:covered-table-cell table:number-columns-repeated="2" table:style-name="ce1632"/>
          <table:covered-table-cell table:style-name="ce897"/>
          <table:table-cell table:style-name="ce937"/>
          <table:table-cell table:style-name="ce1540"/>
          <table:table-cell/>
          <table:table-cell table:style-name="ce937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37"/>
          <table:table-cell table:number-columns-repeated="3"/>
          <table:table-cell table:style-name="ce937" table:number-columns-repeated="16358"/>
        </table:table-row>
        <table:table-row table:style-name="ro6">
          <table:table-cell table:style-name="ce1485" table:content-validation-name="val111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614" table:content-validation-name="val155" office:value-type="float" office:value="50" calcext:value-type="float">
            <text:p>50 %</text:p>
          </table:table-cell>
          <table:table-cell table:style-name="ce1633" office:value-type="string" calcext:value-type="string" table:number-columns-spanned="2" table:number-rows-spanned="1">
            <text:p>Merevvértviselet fortély</text:p>
          </table:table-cell>
          <table:covered-table-cell table:style-name="ce1652"/>
          <table:table-cell table:style-name="ce1676" table:content-validation-name="val167" table:formula="of:=[$Alapértékek.J33]" office:value-type="float" office:value="0" calcext:value-type="float">
            <text:p>0. fok</text:p>
          </table:table-cell>
          <table:table-cell table:style-name="ce937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1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37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37"/>
          <table:table-cell table:number-columns-repeated="3"/>
          <table:table-cell table:style-name="ce937" table:number-columns-repeated="16358"/>
        </table:table-row>
        <table:table-row table:style-name="ro6">
          <table:table-cell table:style-name="ce1396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483" table:content-validation-name="val123" table:number-columns-spanned="2" table:number-rows-spanned="1"/>
          <table:covered-table-cell table:style-name="ce737"/>
          <table:table-cell table:style-name="ce1598"/>
          <table:table-cell table:style-name="ce1615" table:content-validation-name="val24"/>
          <table:table-cell table:style-name="ce1634"/>
          <table:table-cell table:style-name="ce937"/>
          <table:table-cell table:style-name="ce1545"/>
          <table:table-cell table:style-name="ce937"/>
          <table:table-cell table:style-name="ce1056"/>
          <table:table-cell table:style-name="ce1059" table:number-columns-repeated="3"/>
          <table:table-cell table:style-name="ce937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37"/>
          <table:table-cell table:number-columns-repeated="3"/>
          <table:table-cell table:style-name="ce937" table:number-columns-repeated="16358"/>
        </table:table-row>
        <table:table-row table:style-name="ro6">
          <table:table-cell table:style-name="ce1396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1483"/>
          <table:table-cell table:style-name="ce1599" office:value-type="string" calcext:value-type="string">
            <text:p>TÉ büntetés</text:p>
          </table:table-cell>
          <table:table-cell table:style-name="ce1616" table:content-validation-name="val156" table:formula="of:=IFNA(IF([.H69]=1;-[.$L$79]; 0); 0)" office:value-type="float" office:value="0" calcext:value-type="float">
            <text:p>0</text:p>
          </table:table-cell>
          <table:table-cell table:style-name="ce1635" table:content-validation-name="val13" office:value-type="string" calcext:value-type="string" table:number-columns-spanned="3" table:number-rows-spanned="1">
            <text:p>SFÉ</text:p>
          </table:table-cell>
          <table:covered-table-cell table:style-name="ce1653"/>
          <table:covered-table-cell table:style-name="ce1666"/>
          <table:table-cell table:style-name="ce937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37" table:number-columns-repeated="16371"/>
        </table:table-row>
        <table:table-row table:style-name="ro6">
          <table:table-cell table:style-name="ce1396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483" table:content-validation-name="val125" table:number-columns-spanned="2" table:number-rows-spanned="1"/>
          <table:covered-table-cell table:style-name="ce1483"/>
          <table:table-cell table:style-name="ce1600"/>
          <table:table-cell table:style-name="ce1617" table:content-validation-name="val157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677" office:value-type="string" calcext:value-type="string">
            <text:p>Zúzó</text:p>
          </table:table-cell>
          <table:table-cell table:style-name="ce937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0" calcext:value-type="float">
            <text:p>0</text:p>
          </table:table-cell>
          <table:table-cell table:style-name="ce1059"/>
          <table:table-cell table:style-name="ce937" table:number-columns-repeated="5"/>
          <table:table-cell table:style-name="ce1323"/>
          <table:table-cell table:number-columns-repeated="9"/>
          <table:table-cell table:style-name="ce937" table:number-columns-repeated="16356"/>
        </table:table-row>
        <table:table-row table:style-name="ro6">
          <table:table-cell table:style-name="ce14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496" table:content-validation-name="val126" office:value-type="string" calcext:value-type="string" table:number-columns-spanned="2" table:number-rows-spanned="1">
            <text:p>Átlagos</text:p>
          </table:table-cell>
          <table:covered-table-cell table:style-name="ce1496"/>
          <table:table-cell table:style-name="ce1601" table:content-validation-name="val147" office:value-type="string" calcext:value-type="string">
            <text:p>Akt MGT</text:p>
          </table:table-cell>
          <table:table-cell table:style-name="ce1618" table:content-validation-name="val158" table:formula="of:=IF([.H69]=1;[.$L$86]; 0)" office:value-type="float" office:value="0" calcext:value-type="float">
            <text:p>0</text:p>
          </table:table-cell>
          <table:table-cell table:style-name="ce1636" table:content-validation-name="val14" table:formula="of:=IFNA(VLOOKUP([.$B71];pancel_strukturak;3;0) + [.$B$72] + IFNA(VLOOKUP([.$B73];femalapanyag;2;0); 0); 0)" office:value-type="float" office:value="0" calcext:value-type="float">
            <text:p>0</text:p>
          </table:table-cell>
          <table:table-cell table:style-name="ce1654" table:content-validation-name="val14" table:formula="of:=IFNA(VLOOKUP([.$B71];pancel_strukturak;4;0) + [.$B$72] + IFNA(VLOOKUP([.$B73];femalapanyag;2;0);0); 0)" office:value-type="float" office:value="0" calcext:value-type="float">
            <text:p>0</text:p>
          </table:table-cell>
          <table:table-cell table:style-name="ce1678" table:content-validation-name="val14" table:formula="of:=IFNA(VLOOKUP([.$B71];pancel_strukturak;5;0) + [.$B$72] + IFNA(VLOOKUP([.$B73];femalapanyag;2;0);0);0)" office:value-type="float" office:value="0" calcext:value-type="float">
            <text:p>0</text:p>
          </table:table-cell>
          <table:table-cell table:style-name="ce937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" calcext:value-type="float">
            <text:p>0</text:p>
          </table:table-cell>
          <table:table-cell table:style-name="ce1059"/>
          <table:table-cell table:style-name="ce937" table:number-columns-repeated="5"/>
          <table:table-cell table:number-columns-repeated="10"/>
          <table:table-cell table:style-name="ce937" table:number-columns-repeated="16356"/>
        </table:table-row>
        <table:table-row table:style-name="ro2">
          <table:table-cell table:style-name="ce1487" table:number-columns-spanned="8" table:number-rows-spanned="1"/>
          <table:covered-table-cell table:style-name="ce1531"/>
          <table:covered-table-cell table:number-columns-repeated="2" table:style-name="ce1540"/>
          <table:covered-table-cell table:number-columns-repeated="3"/>
          <table:covered-table-cell table:style-name="ce1540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937" table:number-columns-repeated="5"/>
          <table:table-cell table:number-columns-repeated="10"/>
          <table:table-cell table:style-name="ce937" table:number-columns-repeated="16356"/>
        </table:table-row>
        <table:table-row table:style-name="ro2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37"/>
          <table:table-cell table:style-name="ce937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615"/>
          <table:table-cell table:style-name="ce937" table:number-columns-repeated="4"/>
          <table:table-cell table:number-columns-repeated="10"/>
          <table:table-cell table:style-name="ce937" table:number-columns-repeated="16356"/>
        </table:table-row>
        <table:table-row table:style-name="ro2">
          <table:table-cell table:style-name="ce1490" table:number-columns-spanned="3" table:number-rows-spanned="1"/>
          <table:covered-table-cell table:number-columns-repeated="2" table:style-name="ce937"/>
          <table:table-cell table:style-name="ce937"/>
          <table:table-cell table:style-name="Default" table:number-columns-repeated="5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615"/>
          <table:table-cell table:style-name="ce937" table:number-columns-repeated="4"/>
          <table:table-cell table:number-columns-repeated="10"/>
          <table:table-cell table:style-name="ce937" table:number-columns-repeated="16356"/>
        </table:table-row>
        <table:table-row table:style-name="ro2">
          <table:table-cell table:style-name="ce1490" table:number-columns-spanned="3" table:number-rows-spanned="1"/>
          <table:covered-table-cell table:number-columns-repeated="2" table:style-name="ce937"/>
          <table:table-cell table:style-name="ce937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0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615"/>
          <table:table-cell table:style-name="ce937" table:number-columns-repeated="4"/>
          <table:table-cell table:number-columns-repeated="10"/>
          <table:table-cell table:style-name="ce937" table:number-columns-repeated="16356"/>
        </table:table-row>
        <table:table-row table:style-name="ro2">
          <table:table-cell table:style-name="ce1490" table:number-columns-spanned="3" table:number-rows-spanned="1"/>
          <table:covered-table-cell table:number-columns-repeated="2" table:style-name="ce937"/>
          <table:table-cell table:style-name="ce937"/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615"/>
          <table:table-cell table:style-name="ce937" table:number-columns-repeated="4"/>
          <table:table-cell table:number-columns-repeated="10"/>
          <table:table-cell table:style-name="ce937" table:number-columns-repeated="16356"/>
        </table:table-row>
        <table:table-row table:style-name="ro2">
          <table:table-cell table:style-name="ce1491" table:number-columns-spanned="3" table:number-rows-spanned="1"/>
          <table:covered-table-cell table:number-columns-repeated="2" table:style-name="ce937"/>
          <table:table-cell table:style-name="ce937"/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615"/>
          <table:table-cell table:style-name="ce937" table:number-columns-repeated="4"/>
          <table:table-cell table:number-columns-repeated="10"/>
          <table:table-cell table:style-name="ce937" table:number-columns-repeated="16356"/>
        </table:table-row>
        <table:table-row table:style-name="ro2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39" office:value-type="string" calcext:value-type="string">
            <text:p>MGT</text:p>
          </table:table-cell>
          <table:table-cell table:style-name="ce937"/>
          <table:table-cell table:style-name="Default" table:number-columns-repeated="5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0" calcext:value-type="float">
            <text:p>0</text:p>
          </table:table-cell>
          <table:table-cell table:style-name="ce1059"/>
          <table:table-cell table:style-name="ce615"/>
          <table:table-cell table:style-name="ce613"/>
          <table:table-cell table:style-name="ce937" table:number-columns-repeated="3"/>
          <table:table-cell table:number-columns-repeated="10"/>
          <table:table-cell table:style-name="ce937" table:number-columns-repeated="16356"/>
        </table:table-row>
        <table:table-row table:style-name="ro2">
          <table:table-cell table:style-name="ce1493" table:number-columns-spanned="2" table:number-rows-spanned="1"/>
          <table:covered-table-cell table:style-name="ce1533"/>
          <table:table-cell table:style-name="ce1575" table:content-validation-name="val139" office:value-type="float" office:value="0" calcext:value-type="float">
            <text:p>0</text:p>
          </table:table-cell>
          <table:table-cell table:style-name="ce937"/>
          <table:table-cell table:style-name="Default" table:number-columns-repeated="5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613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1493" table:number-columns-spanned="2" table:number-rows-spanned="1"/>
          <table:covered-table-cell table:style-name="ce1533"/>
          <table:table-cell table:style-name="ce1575" table:content-validation-name="val139" office:value-type="float" office:value="0" calcext:value-type="float">
            <text:p>0</text:p>
          </table:table-cell>
          <table:table-cell table:style-name="ce937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613" table:number-columns-repeated="2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6">
          <table:table-cell table:style-name="ce1493" table:number-columns-spanned="2" table:number-rows-spanned="1"/>
          <table:covered-table-cell table:style-name="ce1533"/>
          <table:table-cell table:style-name="ce1576" table:content-validation-name="val139" office:value-type="float" office:value="0" calcext:value-type="float">
            <text:p>0</text:p>
          </table:table-cell>
          <table:table-cell table:style-name="ce937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613"/>
          <table:table-cell table:style-name="ce937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57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40" table:formula="of:=SUM([.C82:.C84])" office:value-type="float" office:value="0" calcext:value-type="float">
            <text:p>0</text:p>
          </table:table-cell>
          <table:table-cell table:style-name="ce937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6]" office:value-type="float" office:value="0" calcext:value-type="float">
            <text:p>0</text:p>
          </table:table-cell>
          <table:table-cell table:style-name="ce1059"/>
          <table:table-cell table:style-name="ce613"/>
          <table:table-cell table:style-name="ce937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5]-[.B85]))" office:value-type="float" office:value="0" calcext:value-type="float">
            <text:p>0</text:p>
          </table:table-cell>
          <table:table-cell table:style-name="ce937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2" table:formula="of:=IF([$Harc.D3]=1; MAX(0; SUM([.L81:.L85])); 0)" office:value-type="float" office:value="0" calcext:value-type="float">
            <text:p>0</text:p>
          </table:table-cell>
          <table:table-cell table:style-name="ce1059"/>
          <table:table-cell table:style-name="ce615"/>
          <table:table-cell table:style-name="ce937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937" table:number-columns-repeated="4"/>
          <table:table-cell table:style-name="Default" table:number-columns-repeated="5"/>
          <table:table-cell table:style-name="ce615" table:number-columns-repeated="4"/>
          <table:table-cell table:style-name="ce613"/>
          <table:table-cell table:style-name="ce937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 table:number-columns-repeated="4"/>
          <table:table-cell table:style-name="Default" table:number-columns-repeated="5"/>
          <table:table-cell table:style-name="ce1696"/>
          <table:table-cell table:style-name="ce67" table:number-columns-repeated="2"/>
          <table:table-cell table:style-name="ce937"/>
          <table:table-cell table:style-name="ce613"/>
          <table:table-cell table:style-name="ce937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937" table:number-columns-repeated="4"/>
          <table:table-cell table:style-name="Default" table:number-columns-repeated="5"/>
          <table:table-cell table:style-name="ce937" table:number-columns-repeated="4"/>
          <table:table-cell table:style-name="ce613" table:number-columns-repeated="2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 table:number-rows-repeated="2">
          <table:table-cell table:style-name="ce613" table:number-columns-repeated="4"/>
          <table:table-cell table:style-name="Default" table:number-columns-repeated="5"/>
          <table:table-cell table:style-name="ce937" table:number-columns-repeated="4"/>
          <table:table-cell table:style-name="ce613" table:number-columns-repeated="2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937" table:number-columns-repeated="4"/>
          <table:table-cell table:style-name="Default" table:number-columns-repeated="5"/>
          <table:table-cell table:style-name="ce937" table:number-columns-repeated="3"/>
          <table:table-cell table:style-name="ce613" table:number-columns-repeated="3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937" table:number-columns-repeated="4"/>
          <table:table-cell table:style-name="Default" table:number-columns-repeated="5"/>
          <table:table-cell table:style-name="ce937"/>
          <table:table-cell table:style-name="ce613" table:number-columns-repeated="5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 table:number-columns-repeated="4"/>
          <table:table-cell table:style-name="Default" table:number-columns-repeated="5"/>
          <table:table-cell table:style-name="ce937"/>
          <table:table-cell table:style-name="ce613" table:number-columns-repeated="5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 table:number-columns-repeated="7"/>
          <table:table-cell table:style-name="ce937" table:number-columns-repeated="3"/>
          <table:table-cell table:style-name="ce613" table:number-columns-repeated="5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 table:number-columns-repeated="7"/>
          <table:table-cell table:style-name="ce937" table:number-columns-repeated="4"/>
          <table:table-cell table:style-name="ce613" table:number-columns-repeated="4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 table:number-columns-repeated="9"/>
          <table:table-cell table:style-name="ce937" table:number-columns-repeated="3"/>
          <table:table-cell table:style-name="ce613" table:number-columns-repeated="3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 table:number-columns-repeated="9"/>
          <table:table-cell table:style-name="ce937" table:number-columns-repeated="4"/>
          <table:table-cell table:style-name="ce613" table:number-columns-repeated="2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 table:number-columns-repeated="6"/>
          <table:table-cell table:style-name="ce937"/>
          <table:table-cell table:style-name="ce613" table:number-columns-repeated="2"/>
          <table:table-cell table:style-name="ce937" table:number-columns-repeated="4"/>
          <table:table-cell table:style-name="ce613" table:number-columns-repeated="2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>
          <table:table-cell table:style-name="ce613" table:number-columns-repeated="6"/>
          <table:table-cell table:style-name="ce937"/>
          <table:table-cell table:style-name="ce613" table:number-columns-repeated="8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 table:number-rows-repeated="65452">
          <table:table-cell table:style-name="ce613" table:number-columns-repeated="15"/>
          <table:table-cell table:style-name="ce525"/>
          <table:table-cell table:number-columns-repeated="12"/>
          <table:table-cell table:style-name="ce937" table:number-columns-repeated="16356"/>
        </table:table-row>
        <table:table-row table:style-name="ro2" table:number-rows-repeated="9">
          <table:table-cell table:style-name="ce613" table:number-columns-repeated="9"/>
          <table:table-cell table:number-columns-repeated="19"/>
          <table:table-cell table:style-name="ce937" table:number-columns-repeated="16356"/>
        </table:table-row>
        <table:table-row table:style-name="ro2">
          <table:table-cell table:number-columns-repeated="4"/>
          <table:table-cell table:style-name="ce613" table:number-columns-repeated="5"/>
          <table:table-cell table:number-columns-repeated="19"/>
          <table:table-cell table:style-name="ce937" table:number-columns-repeated="16356"/>
        </table:table-row>
        <table:table-row table:style-name="ro2">
          <table:table-cell table:number-columns-repeated="4"/>
          <table:table-cell table:style-name="ce613"/>
          <table:table-cell table:number-columns-repeated="23"/>
          <table:table-cell table:style-name="ce937" table:number-columns-repeated="16356"/>
        </table:table-row>
        <table:table-row table:style-name="ro2" table:number-rows-repeated="983012">
          <table:table-cell table:number-columns-repeated="28"/>
          <table:table-cell table:style-name="ce937" table:number-columns-repeated="16356"/>
        </table:table-row>
        <table:table-row table:style-name="ro2">
          <table:table-cell table:number-columns-repeated="28"/>
          <table:table-cell table:style-name="ce937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84:Harcértékek.C84">
            <calcext:condition calcext:apply-style-name="Piros_háttér" calcext:value="&gt;[$Harcértékek.$B$85]" calcext:base-cell-address="Harcértékek.C8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</calcext:conditional-formats>
      </table:table>
      <table:table table:name="Misztikus" table:style-name="ta5" table:print="false">
        <table:table-column table:style-name="co111" table:default-cell-style-name="ce615"/>
        <table:table-column table:style-name="co112" table:default-cell-style-name="ce615"/>
        <table:table-column table:style-name="co113" table:default-cell-style-name="ce615"/>
        <table:table-column table:style-name="co114" table:default-cell-style-name="ce615"/>
        <table:table-column table:style-name="co115" table:default-cell-style-name="ce615"/>
        <table:table-column table:style-name="co116" table:default-cell-style-name="ce615"/>
        <table:table-column table:style-name="co117" table:default-cell-style-name="ce1935"/>
        <table:table-column table:style-name="co118" table:default-cell-style-name="ce615"/>
        <table:table-column table:style-name="co119" table:default-cell-style-name="ce615"/>
        <table:table-column table:style-name="co120" table:number-columns-repeated="4" table:default-cell-style-name="ce615"/>
        <table:table-column table:style-name="co121" table:default-cell-style-name="ce594"/>
        <table:table-column table:style-name="co122" table:default-cell-style-name="ce615"/>
        <table:table-column table:style-name="co123" table:default-cell-style-name="ce615"/>
        <table:table-column table:style-name="co37" table:default-cell-style-name="ce615"/>
        <table:table-column table:style-name="co124" table:default-cell-style-name="ce937"/>
        <table:table-column table:style-name="co125" table:default-cell-style-name="ce937"/>
        <table:table-column table:style-name="co127" table:default-cell-style-name="ce937"/>
        <table:table-column table:style-name="co37" table:number-columns-repeated="3" table:default-cell-style-name="ce937"/>
        <table:table-column table:style-name="co37" table:number-columns-repeated="233"/>
        <table:table-column table:style-name="co3" table:number-columns-repeated="16128"/>
        <table:table-row table:style-name="ro42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2" office:value-type="string" calcext:value-type="string" table:number-columns-spanned="2" table:number-rows-spanned="2">
            <text:p>Mágikus akarat bónusz</text:p>
          </table:table-cell>
          <table:covered-table-cell table:style-name="ce1961" table:content-validation-name="val192"/>
          <table:table-cell table:number-columns-repeated="7"/>
          <table:table-cell table:style-name="ce937" table:number-columns-repeated="16361"/>
        </table:table-row>
        <table:table-row table:style-name="ro58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03"/>
          <table:covered-table-cell table:number-columns-repeated="2" table:style-name="ce1383"/>
          <table:table-cell table:style-name="ce1387" table:content-validation-name="val116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89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961" table:content-validation-name="val19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16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16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37"/>
          <table:table-cell table:style-name="ce1453" table:content-validation-name="val192" office:value-type="string" calcext:value-type="string">
            <text:p>Aurahangolás Nehézség</text:p>
          </table:table-cell>
          <table:table-cell table:style-name="ce1456" table:content-validation-name="val192" office:value-type="string" calcext:value-type="string">
            <text:p>Aura bónusz</text:p>
          </table:table-cell>
          <table:table-cell table:number-columns-repeated="7"/>
          <table:table-cell table:style-name="ce937" table:number-columns-repeated="16361"/>
        </table:table-row>
        <table:table-row table:style-name="ro6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16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16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0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2" office:value-type="float" office:value="9" calcext:value-type="float">
            <text:p>9</text:p>
          </table:table-cell>
          <table:table-cell table:style-name="ce1463" table:content-validation-name="val192" office:value-type="float" office:value="1" calcext:value-type="float">
            <text:p>1</text:p>
          </table:table-cell>
          <table:table-cell table:number-columns-repeated="7"/>
          <table:table-cell table:style-name="ce937" table:number-columns-repeated="16361"/>
        </table:table-row>
        <table:table-row table:style-name="ro6">
          <table:table-cell table:style-name="ce1354" table:number-columns-spanned="6" table:number-rows-spanned="1"/>
          <table:covered-table-cell table:number-columns-repeated="2" table:style-name="ce1375"/>
          <table:covered-table-cell table:style-name="ce1916"/>
          <table:covered-table-cell table:style-name="ce1390" table:content-validation-name="val116"/>
          <table:covered-table-cell table:style-name="ce1916" table:content-validation-name="val116"/>
          <table:table-cell/>
          <table:table-cell table:style-name="ce898" table:number-columns-spanned="6" table:number-rows-spanned="1"/>
          <table:covered-table-cell table:number-columns-repeated="5" table:style-name="ce937"/>
          <table:table-cell/>
          <table:table-cell table:style-name="ce1454" table:content-validation-name="val192" office:value-type="float" office:value="12" calcext:value-type="float">
            <text:p>12</text:p>
          </table:table-cell>
          <table:table-cell table:style-name="ce1463" table:content-validation-name="val192" office:value-type="float" office:value="3" calcext:value-type="float">
            <text:p>3</text:p>
          </table:table-cell>
          <table:table-cell table:number-columns-repeated="7"/>
          <table:table-cell table:style-name="ce937" table:number-columns-repeated="16361"/>
        </table:table-row>
        <table:table-row table:style-name="ro51">
          <table:table-cell table:style-name="ce1356" office:value-type="string" calcext:value-type="string" table:number-columns-spanned="6" table:number-rows-spanned="1">
            <text:p><text:span text:style-name="T93">Misztikus Tradíció képzettség  </text:span><text:span text:style-name="T94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0"/>
          <table:table-cell table:style-name="ce1454" table:content-validation-name="val192" office:value-type="float" office:value="15" calcext:value-type="float">
            <text:p>15</text:p>
          </table:table-cell>
          <table:table-cell table:style-name="ce1463" table:content-validation-name="val192" office:value-type="float" office:value="5" calcext:value-type="float">
            <text:p>5</text:p>
          </table:table-cell>
          <table:table-cell table:number-columns-repeated="7"/>
          <table:table-cell table:style-name="ce937" table:number-columns-repeated="16361"/>
        </table:table-row>
        <table:table-row table:style-name="ro6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950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2" office:value-type="float" office:value="18" calcext:value-type="float">
            <text:p>18</text:p>
          </table:table-cell>
          <table:table-cell table:style-name="ce1463" table:content-validation-name="val192" office:value-type="float" office:value="7" calcext:value-type="float">
            <text:p>7</text:p>
          </table:table-cell>
          <table:table-cell table:number-columns-repeated="7"/>
          <table:table-cell table:style-name="ce937" table:number-columns-repeated="16361"/>
        </table:table-row>
        <table:table-row table:style-name="ro6">
          <table:table-cell table:style-name="ce1894" table:content-validation-name="val183" table:number-columns-spanned="4" table:number-rows-spanned="1"/>
          <table:covered-table-cell table:style-name="ce1909" table:content-validation-name="val186"/>
          <table:covered-table-cell table:number-columns-repeated="2" table:style-name="ce76" table:content-validation-name="val186"/>
          <table:table-cell table:style-name="ce1391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7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16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2" office:value-type="float" office:value="21" calcext:value-type="float">
            <text:p>21</text:p>
          </table:table-cell>
          <table:table-cell table:style-name="ce1463" table:content-validation-name="val192" office:value-type="float" office:value="9" calcext:value-type="float">
            <text:p>9</text:p>
          </table:table-cell>
          <table:table-cell table:number-columns-repeated="7"/>
          <table:table-cell table:style-name="ce937" table:number-columns-repeated="16361"/>
        </table:table-row>
        <table:table-row table:style-name="ro6">
          <table:table-cell table:style-name="ce898" table:number-columns-spanned="6" table:number-rows-spanned="1"/>
          <table:covered-table-cell table:number-columns-repeated="5" table:style-name="ce937"/>
          <table:table-cell table:style-name="ce1417"/>
          <table:table-cell table:style-name="ce203" table:content-validation-name="val187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16" table:formula="of:=[.$L9]*[$Data.$C$12]" office:value-type="float" office:value="0" calcext:value-type="float">
            <text:p>0</text:p>
          </table:table-cell>
          <table:table-cell table:style-name="ce937"/>
          <table:table-cell table:style-name="ce1454" table:content-validation-name="val192" office:value-type="float" office:value="24" calcext:value-type="float">
            <text:p>24</text:p>
          </table:table-cell>
          <table:table-cell table:style-name="ce1463" table:content-validation-name="val192" office:value-type="float" office:value="11" calcext:value-type="float">
            <text:p>11</text:p>
          </table:table-cell>
          <table:table-cell table:number-columns-repeated="7"/>
          <table:table-cell table:style-name="ce937" table:number-columns-repeated="16361"/>
        </table:table-row>
        <table:table-row table:style-name="ro51">
          <table:table-cell table:style-name="ce1356" office:value-type="string" calcext:value-type="string" table:number-columns-spanned="6" table:number-rows-spanned="1">
            <text:p><text:span text:style-name="T91">Szféra  / Arkánum képzettségek </text:span><text:span text:style-name="T9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87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16" table:formula="of:=[.$L10]*[$Data.$C$12]" office:value-type="float" office:value="0" calcext:value-type="float">
            <text:p>0</text:p>
          </table:table-cell>
          <table:table-cell table:style-name="ce937"/>
          <table:table-cell table:style-name="ce1454" table:content-validation-name="val192" office:value-type="float" office:value="27" calcext:value-type="float">
            <text:p>27</text:p>
          </table:table-cell>
          <table:table-cell table:style-name="ce1463" table:content-validation-name="val192" office:value-type="float" office:value="13" calcext:value-type="float">
            <text:p>13</text:p>
          </table:table-cell>
          <table:table-cell table:number-columns-repeated="7"/>
          <table:table-cell table:style-name="ce937" table:number-columns-repeated="16361"/>
        </table:table-row>
        <table:table-row table:style-name="ro59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950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87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16" table:formula="of:=[.$L11]*[$Data.$C$12]" office:value-type="float" office:value="0" calcext:value-type="float">
            <text:p>0</text:p>
          </table:table-cell>
          <table:table-cell table:style-name="ce937"/>
          <table:table-cell table:style-name="ce1454" table:content-validation-name="val192" office:value-type="float" office:value="30" calcext:value-type="float">
            <text:p>30</text:p>
          </table:table-cell>
          <table:table-cell table:style-name="ce1463" table:content-validation-name="val192" office:value-type="float" office:value="15" calcext:value-type="float">
            <text:p>15</text:p>
          </table:table-cell>
          <table:table-cell table:number-columns-repeated="7"/>
          <table:table-cell table:style-name="ce937" table:number-columns-repeated="16361"/>
        </table:table-row>
        <table:table-row table:style-name="ro6">
          <table:table-cell table:style-name="ce1360" table:content-validation-name="val184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909"/>
          <table:covered-table-cell table:number-columns-repeated="2" table:style-name="ce76" table:content-validation-name="val27"/>
          <table:table-cell table:style-name="ce139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7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16" table:formula="of:=[.$L12]*[$Data.$C$12]" office:value-type="float" office:value="0" calcext:value-type="float">
            <text:p>0</text:p>
          </table:table-cell>
          <table:table-cell table:style-name="ce937"/>
          <table:table-cell table:number-columns-repeated="9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7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16" table:formula="of:=[.$L13]*[$Data.$C$12]" office:value-type="float" office:value="0" calcext:value-type="float">
            <text:p>0</text:p>
          </table:table-cell>
          <table:table-cell table:style-name="ce937"/>
          <table:table-cell table:number-columns-repeated="9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87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16" table:formula="of:=[.$L14]*[$Data.$C$12]" office:value-type="float" office:value="0" calcext:value-type="float">
            <text:p>0</text:p>
          </table:table-cell>
          <table:table-cell table:style-name="ce937"/>
          <table:table-cell table:number-columns-repeated="9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7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16" table:formula="of:=[.$L15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42" table:content-validation-name="val187" table:number-columns-spanned="3" table:number-rows-spanned="1"/>
          <table:covered-table-cell table:number-columns-repeated="2" table:style-name="ce1431"/>
          <table:table-cell table:style-name="ce1439" table:content-validation-name="val191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16" table:formula="of:=[.$L16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98" table:number-columns-spanned="6" table:number-rows-spanned="1"/>
          <table:covered-table-cell table:number-columns-repeated="5" table:style-name="ce937"/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0]) ;&quot;&quot;;VLOOKUP([.$H20];fortelyok_misztikus_full;2;0))">
            <text:p/>
          </table:table-cell>
          <table:table-cell table:style-name="ce1442" table:content-validation-name="val24"/>
          <table:table-cell table:style-name="ce1446" table:content-validation-name="val116" table:formula="of:=[.$L20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16" table:formula="of:=[.$L21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16" table:formula="of:=[.$L22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16" table:formula="of:=[.$L23]*[$Data.$C$12]" office:value-type="float" office:value="0" calcext:value-type="float">
            <text:p>0</text:p>
          </table:table-cell>
          <table:table-cell table:style-name="ce937"/>
          <table:table-cell table:number-columns-repeated="9"/>
          <table:table-cell table:style-name="ce483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16" table:formula="of:=[.$L24]*[$Data.$C$12]" office:value-type="float" office:value="0" calcext:value-type="float">
            <text:p>0</text:p>
          </table:table-cell>
          <table:table-cell table:style-name="ce937"/>
          <table:table-cell table:number-columns-repeated="9"/>
          <table:table-cell table:style-name="ce483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16" table:formula="of:=[.$L25]*[$Data.$C$12]" office:value-type="float" office:value="0" calcext:value-type="float">
            <text:p>0</text:p>
          </table:table-cell>
          <table:table-cell table:style-name="ce937"/>
          <table:table-cell table:number-columns-repeated="9"/>
          <table:table-cell table:style-name="ce483" table:number-columns-repeated="16361"/>
        </table:table-row>
        <table:table-row table:style-name="ro6">
          <table:table-cell table:style-name="ce1894" table:content-validation-name="val185" table:number-columns-spanned="4" table:number-rows-spanned="1"/>
          <table:covered-table-cell table:style-name="ce1909"/>
          <table:covered-table-cell table:number-columns-repeated="2" table:style-name="ce76" table:content-validation-name="val27"/>
          <table:table-cell table:style-name="ce1405" table:content-validation-name="val44" office:value-type="float" office:value="0" calcext:value-type="float">
            <text:p>0</text:p>
          </table:table-cell>
          <table:table-cell table:style-name="ce1412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16" table:formula="of:=[.$L26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style-name="ce1464"/>
          <table:table-cell/>
          <table:table-cell table:style-name="ce694"/>
          <table:table-cell table:number-columns-repeated="3"/>
          <table:table-cell table:style-name="ce483" table:number-columns-repeated="16361"/>
        </table:table-row>
        <table:table-row table:style-name="ro2">
          <table:table-cell table:style-name="ce1363" table:content-validation-name="val185" table:number-columns-spanned="4" table:number-rows-spanned="1"/>
          <table:covered-table-cell table:style-name="ce1379"/>
          <table:covered-table-cell table:number-columns-repeated="2" table:style-name="ce1384" table:content-validation-name="val27"/>
          <table:table-cell table:style-name="ce1406" table:content-validation-name="val44" office:value-type="float" office:value="0" calcext:value-type="float">
            <text:p>0</text:p>
          </table:table-cell>
          <table:table-cell table:style-name="ce317" table:content-validation-name="val116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16" table:formula="of:=[.$L27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style-name="ce1464"/>
          <table:table-cell/>
          <table:table-cell table:style-name="ce694"/>
          <table:table-cell table:number-columns-repeated="3"/>
          <table:table-cell table:style-name="ce937" table:number-columns-repeated="16361"/>
        </table:table-row>
        <table:table-row table:style-name="ro2">
          <table:table-cell table:style-name="ce898" table:number-columns-spanned="6" table:number-rows-spanned="1"/>
          <table:covered-table-cell table:number-columns-repeated="5" table:style-name="ce937"/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16" table:formula="of:=[.$L28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style-name="ce1464"/>
          <table:table-cell/>
          <table:table-cell table:style-name="ce694"/>
          <table:table-cell table:number-columns-repeated="3"/>
          <table:table-cell table:style-name="ce937" table:number-columns-repeated="16361"/>
        </table:table-row>
        <table:table-row table:style-name="ro11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16" table:formula="of:=[.$L29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style-name="ce359" table:number-columns-repeated="3"/>
          <table:table-cell table:number-columns-repeated="3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16" table:formula="of:=[.$L30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16" table:formula="of:=[.$L31]*[$Data.$C$12]" office:value-type="float" office:value="0" calcext:value-type="float">
            <text:p>0</text:p>
          </table:table-cell>
          <table:table-cell table:style-name="ce694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16" table:formula="of:=[.$L32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1464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16" table:formula="of:=[.$L33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359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88" table:number-columns-spanned="3" table:number-rows-spanned="1"/>
          <table:covered-table-cell table:number-columns-repeated="2" table:style-name="ce1426"/>
          <table:table-cell table:style-name="ce1435" table:content-validation-name="val191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16" table:formula="of:=[.$L34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42" table:content-validation-name="val188" table:number-columns-spanned="3" table:number-rows-spanned="1"/>
          <table:covered-table-cell table:number-columns-repeated="2" table:style-name="ce1431"/>
          <table:table-cell table:style-name="ce1439" table:content-validation-name="val191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16" table:formula="of:=[.$L35]*[$Data.$C$12]" office:value-type="float" office:value="0" calcext:value-type="float">
            <text:p>0</text:p>
          </table:table-cell>
          <table:table-cell table:style-name="ce93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98"/>
          <table:table-cell table:style-name="ce937" table:number-columns-repeated="6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/>
          <table:table-cell table:style-name="ce1464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37" table:number-columns-repeated="7"/>
          <table:table-cell/>
          <table:table-cell table:style-name="ce190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>
          <table:table-cell table:style-name="ce483" table:number-columns-repeated="7"/>
          <table:table-cell table:style-name="ce937" table:number-columns-repeated="7"/>
          <table:table-cell table:style-name="ce1455" table:number-columns-repeated="2"/>
          <table:table-cell table:style-name="ce483" table:number-columns-repeated="7"/>
          <table:table-cell table:style-name="ce937" table:number-columns-repeated="16361"/>
        </table:table-row>
        <table:table-row table:style-name="ro2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37" table:number-columns-repeated="7"/>
          <table:table-cell table:style-name="ce1455" table:number-columns-repeated="2"/>
          <table:table-cell table:style-name="ce483" table:number-columns-repeated="7"/>
          <table:table-cell table:style-name="ce937" table:number-columns-repeated="16361"/>
        </table:table-row>
        <table:table-row table:style-name="ro2">
          <table:table-cell table:style-name="ce1902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37" table:number-columns-repeated="7"/>
          <table:table-cell table:style-name="ce1455" table:number-columns-repeated="2"/>
          <table:table-cell table:style-name="ce483" table:number-columns-repeated="7"/>
          <table:table-cell table:style-name="ce937" table:number-columns-repeated="16361"/>
        </table:table-row>
        <table:table-row table:style-name="ro2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37" table:number-columns-repeated="16361"/>
        </table:table-row>
        <table:table-row table:style-name="ro2" table:number-rows-repeated="3">
          <table:table-cell table:style-name="ce937" table:number-columns-repeated="7"/>
          <table:table-cell table:style-name="ce483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 table:number-rows-repeated="10">
          <table:table-cell table:style-name="ce937" table:number-columns-repeated="14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 table:number-rows-repeated="20">
          <table:table-cell table:style-name="ce937" table:number-columns-repeated="6"/>
          <table:table-cell table:style-name="ce483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 table:number-rows-repeated="592">
          <table:table-cell table:style-name="ce937" table:number-columns-repeated="6"/>
          <table:table-cell table:style-name="ce1417"/>
          <table:table-cell table:style-name="ce937" table:number-columns-repeated="7"/>
          <table:table-cell table:number-columns-repeated="2"/>
          <table:table-cell table:style-name="ce937"/>
          <table:table-cell table:number-columns-repeated="6"/>
          <table:table-cell table:style-name="ce937" table:number-columns-repeated="16361"/>
        </table:table-row>
        <table:table-row table:style-name="ro2" table:number-rows-repeated="2">
          <table:table-cell table:style-name="ce937" table:number-columns-repeated="6"/>
          <table:table-cell table:style-name="ce1417"/>
          <table:table-cell table:style-name="ce937" table:number-columns-repeated="7"/>
          <table:table-cell table:number-columns-repeated="9"/>
          <table:table-cell table:style-name="ce937" table:number-columns-repeated="16361"/>
        </table:table-row>
        <table:table-row table:style-name="ro2">
          <table:table-cell table:style-name="ce937" table:number-columns-repeated="6"/>
          <table:table-cell table:style-name="ce1417"/>
          <table:table-cell table:number-columns-repeated="6"/>
          <table:table-cell table:style-name="ce937"/>
          <table:table-cell table:number-columns-repeated="9"/>
          <table:table-cell table:style-name="ce937" table:number-columns-repeated="16361"/>
        </table:table-row>
        <table:table-row table:style-name="ro2" table:number-rows-repeated="1047887">
          <table:table-cell table:number-columns-repeated="23"/>
          <table:table-cell table:style-name="ce937" table:number-columns-repeated="16361"/>
        </table:table-row>
        <table:table-row table:style-name="ro2">
          <table:table-cell table:number-columns-repeated="23"/>
          <table:table-cell table:style-name="ce937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128" table:default-cell-style-name="ce615"/>
        <table:table-column table:style-name="co129" table:default-cell-style-name="ce615"/>
        <table:table-column table:style-name="co3" table:default-cell-style-name="ce615"/>
        <table:table-column table:style-name="co130" table:default-cell-style-name="ce615"/>
        <table:table-column table:style-name="co131" table:default-cell-style-name="ce615"/>
        <table:table-column table:style-name="co132" table:default-cell-style-name="ce615"/>
        <table:table-column table:style-name="co133" table:default-cell-style-name="ce615"/>
        <table:table-column table:style-name="co134" table:default-cell-style-name="ce615"/>
        <table:table-column table:style-name="co135" table:default-cell-style-name="ce615"/>
        <table:table-column table:style-name="co136" table:default-cell-style-name="ce615"/>
        <table:table-column table:style-name="co3" table:number-columns-repeated="16374"/>
        <table:table-row table:style-name="ro42">
          <table:table-cell table:style-name="ce376" table:content-validation-name="val24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4"/>
          <table:covered-table-cell table:number-columns-repeated="2"/>
          <table:table-cell table:style-name="ce937" table:number-columns-repeated="16374"/>
        </table:table-row>
        <table:table-row table:style-name="ro2">
          <table:table-cell table:style-name="ce1969" table:number-columns-spanned="9" table:number-rows-spanned="1"/>
          <table:covered-table-cell/>
          <table:covered-table-cell table:style-name="ce594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37"/>
          <table:table-cell table:style-name="ce937" table:number-columns-repeated="16375"/>
        </table:table-row>
        <table:table-row table:style-name="ro6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27"/>
          <table:covered-table-cell table:style-name="ce1989"/>
          <table:table-cell table:style-name="ce428" table:content-validation-name="val46" table:formula="of:=[$Alapértékek.D9]*[$Data.$C$13]" office:value-type="float" office:value="5" calcext:value-type="float">
            <text:p>5</text:p>
          </table:table-cell>
          <table:table-cell table:style-name="ce1268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279"/>
          <table:table-cell table:style-name="ce937" table:number-columns-repeated="16378"/>
        </table:table-row>
        <table:table-row table:style-name="ro6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27"/>
          <table:covered-table-cell table:style-name="ce1989"/>
          <table:table-cell table:style-name="ce430" table:content-validation-name="val197" table:formula="of:=[.D3]-SUM([.D8:.D21])-SUM([.D26:.D34])-SUM([.D39:.D48])" office:value-type="float" office:value="5" calcext:value-type="float">
            <text:p>5</text:p>
          </table:table-cell>
          <table:table-cell table:style-name="ce1268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279"/>
          <table:table-cell table:style-name="ce937" table:number-columns-repeated="16378"/>
        </table:table-row>
        <table:table-row table:style-name="ro2">
          <table:table-cell table:style-name="ce898" table:number-columns-spanned="3" table:number-rows-spanned="1"/>
          <table:covered-table-cell table:number-columns-repeated="2" table:style-name="ce937"/>
          <table:table-cell table:style-name="ce1631" office:value-type="string" calcext:value-type="string">
            <text:p>↓</text:p>
          </table:table-cell>
          <table:table-cell table:style-name="ce898" table:number-columns-spanned="2" table:number-rows-spanned="1"/>
          <table:covered-table-cell table:style-name="ce937"/>
          <table:table-cell table:style-name="ce937" table:number-columns-repeated="16378"/>
        </table:table-row>
        <table:table-row table:style-name="ro5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0"/>
          <table:covered-table-cell table:number-columns-repeated="2" table:style-name="ce419"/>
          <table:covered-table-cell table:number-columns-repeated="4" table:style-name="ce630"/>
          <table:covered-table-cell table:style-name="ce588"/>
          <table:table-cell table:style-name="ce937" table:number-columns-repeated="16375"/>
        </table:table-row>
        <table:table-row table:style-name="ro2">
          <table:table-cell table:style-name="ce197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985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985"/>
          <table:table-cell table:style-name="ce2006" office:value-type="string" calcext:value-type="string" table:number-columns-spanned="3" table:number-rows-spanned="1">
            <text:p>Megjegyzés</text:p>
          </table:table-cell>
          <table:covered-table-cell table:style-name="ce2006"/>
          <table:covered-table-cell table:style-name="ce506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content-validation-name="val207" table:number-columns-spanned="3" table:number-rows-spanned="1"/>
          <table:covered-table-cell table:style-name="ce2015" table:content-validation-name="val207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937" table:number-columns-repeated="16375"/>
        </table:table-row>
        <table:table-row table:style-name="ro2">
          <table:table-cell table:style-name="ce388" table:content-validation-name="val193" table:number-columns-spanned="3" table:number-rows-spanned="1"/>
          <table:covered-table-cell table:number-columns-repeated="2" table:style-name="ce1983" table:content-validation-name="val193"/>
          <table:table-cell table:style-name="ce1983" table:content-validation-name="val198"/>
          <table:table-cell table:style-name="ce2004" table:content-validation-name="val20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4" table:content-validation-name="val202"/>
          <table:table-cell table:style-name="ce2015" table:number-columns-spanned="3" table:number-rows-spanned="1"/>
          <table:covered-table-cell table:style-name="ce2015"/>
          <table:covered-table-cell table:style-name="ce508"/>
          <table:table-cell table:style-name="ce533" table:content-validation-name="val210" office:value-type="string" calcext:value-type="string">
            <text:p>SzF KP</text:p>
          </table:table-cell>
          <table:table-cell table:style-name="ce937" table:number-columns-repeated="16374"/>
        </table:table-row>
        <table:table-row table:style-name="ro2">
          <table:table-cell table:style-name="ce1974" table:content-validation-name="val193" table:number-columns-spanned="3" table:number-rows-spanned="1"/>
          <table:covered-table-cell table:number-columns-repeated="2" table:style-name="ce960" table:content-validation-name="val193"/>
          <table:table-cell table:style-name="ce960" table:content-validation-name="val199"/>
          <table:table-cell table:style-name="ce2005" table:content-validation-name="val20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005" table:content-validation-name="val202"/>
          <table:table-cell table:style-name="ce2016" table:number-columns-spanned="3" table:number-rows-spanned="1"/>
          <table:covered-table-cell table:style-name="ce2016"/>
          <table:covered-table-cell table:style-name="ce511"/>
          <table:table-cell table:style-name="ce533" table:content-validation-name="val210" table:formula="of:=IF([.D4]&lt;0;-[.D4]*[$Data.C12];0)" office:value-type="float" office:value="0" calcext:value-type="float">
            <text:p>0</text:p>
          </table:table-cell>
          <table:table-cell table:style-name="ce937" table:number-columns-repeated="16374"/>
        </table:table-row>
        <table:table-row table:style-name="ro2">
          <table:table-cell table:style-name="ce898" table:number-columns-spanned="9" table:number-rows-spanned="1"/>
          <table:covered-table-cell table:number-columns-repeated="8" table:style-name="ce937"/>
          <table:table-cell table:style-name="ce937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61"/>
          <table:covered-table-cell table:style-name="ce267"/>
          <table:covered-table-cell table:style-name="ce464"/>
          <table:table-cell table:style-name="ce2017" office:value-type="string" calcext:value-type="string" table:number-columns-spanned="3" table:number-rows-spanned="1">
            <text:p>Leíró Hátterek</text:p>
          </table:table-cell>
          <table:covered-table-cell table:style-name="ce2017"/>
          <table:covered-table-cell table:style-name="ce157"/>
          <table:table-cell table:style-name="ce937" table:number-columns-repeated="16375"/>
        </table:table-row>
        <table:table-row table:style-name="ro6">
          <table:table-cell table:style-name="ce1972" office:value-type="string" calcext:value-type="string" table:number-columns-spanned="3" table:number-rows-spanned="1">
            <text:p>Kultúrkör</text:p>
          </table:table-cell>
          <table:covered-table-cell table:style-name="ce827"/>
          <table:covered-table-cell table:style-name="ce1985"/>
          <table:table-cell table:style-name="ce435" table:content-validation-name="val200" table:formula="of:=ROUNDUP([$Alapértékek.D9]/2)-COUNTA([.A25:.C34])" office:value-type="float" office:value="3" calcext:value-type="float">
            <text:p>3</text:p>
          </table:table-cell>
          <table:table-cell table:style-name="ce2006" office:value-type="string" calcext:value-type="string" table:number-columns-spanned="2" table:number-rows-spanned="1">
            <text:p>Megjegyzés, eredet</text:p>
          </table:table-cell>
          <table:covered-table-cell table:style-name="ce2006"/>
          <table:table-cell table:style-name="ce1972" office:value-type="string" calcext:value-type="string" table:number-columns-spanned="2" table:number-rows-spanned="1">
            <text:p>Név</text:p>
          </table:table-cell>
          <table:covered-table-cell table:style-name="ce1972"/>
          <table:table-cell table:style-name="ce517" office:value-type="string" calcext:value-type="string">
            <text:p>Bővebben</text:p>
          </table:table-cell>
          <table:table-cell table:style-name="ce937" table:number-columns-repeated="16375"/>
        </table:table-row>
        <table:table-row table:style-name="ro2">
          <table:table-cell table:style-name="ce392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392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392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392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392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392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392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392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392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1977" table:content-validation-name="val194" table:number-columns-spanned="4" table:number-rows-spanned="1"/>
          <table:covered-table-cell table:style-name="ce351" table:content-validation-name="val194"/>
          <table:covered-table-cell table:style-name="ce1977" table:content-validation-name="val194"/>
          <table:covered-table-cell table:style-name="ce1983" table:content-validation-name="val194"/>
          <table:table-cell table:style-name="ce1983" table:number-columns-spanned="2" table:number-rows-spanned="1"/>
          <table:covered-table-cell table:style-name="ce465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1969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61"/>
          <table:covered-table-cell table:style-name="ce267"/>
          <table:covered-table-cell table:style-name="ce464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6">
          <table:table-cell table:style-name="ce1972" office:value-type="string" calcext:value-type="string" table:number-columns-spanned="3" table:number-rows-spanned="1">
            <text:p>Hely</text:p>
          </table:table-cell>
          <table:covered-table-cell table:style-name="ce827"/>
          <table:covered-table-cell table:style-name="ce1985" table:content-validation-name="val24"/>
          <table:table-cell table:style-name="ce438" table:content-validation-name="val201" table:formula="of:=ROUNDUP([$Alapértékek.D9]/2)-COUNTA([.A38:.A48])" office:value-type="float" office:value="3" calcext:value-type="float">
            <text:p>3</text:p>
          </table:table-cell>
          <table:table-cell table:style-name="ce2006" office:value-type="string" calcext:value-type="string" table:number-columns-spanned="2" table:number-rows-spanned="1">
            <text:p>Megjegyzés, eredet</text:p>
          </table:table-cell>
          <table:covered-table-cell table:style-name="ce2006"/>
          <table:table-cell table:style-name="ce503" table:content-validation-name="val208" table:number-columns-spanned="2" table:number-rows-spanned="1"/>
          <table:covered-table-cell table:style-name="ce503" table:content-validation-name="val208"/>
          <table:table-cell table:style-name="ce519"/>
          <table:table-cell table:style-name="ce937" table:number-columns-repeated="16375"/>
        </table:table-row>
        <table:table-row table:style-name="ro2">
          <table:table-cell table:style-name="ce1978" table:content-validation-name="val195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37" table:number-columns-repeated="16375"/>
        </table:table-row>
        <table:table-row table:style-name="ro52">
          <table:table-cell table:style-name="ce1978" table:content-validation-name="val24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37" table:number-columns-repeated="16375"/>
        </table:table-row>
        <table:table-row table:style-name="ro2">
          <table:table-cell table:style-name="ce1978" table:content-validation-name="val24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1972" office:value-type="string" calcext:value-type="string" table:number-columns-spanned="2" table:number-rows-spanned="1">
            <text:p>Név</text:p>
          </table:table-cell>
          <table:covered-table-cell table:style-name="ce1972"/>
          <table:table-cell table:style-name="ce521" office:value-type="string" calcext:value-type="string">
            <text:p>Jellemzők, szerzés körülményei, következmények</text:p>
          </table:table-cell>
          <table:table-cell table:style-name="ce937" table:number-columns-repeated="16375"/>
        </table:table-row>
        <table:table-row table:style-name="ro2">
          <table:table-cell table:style-name="ce1978" table:content-validation-name="val24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37" table:number-columns-repeated="16375"/>
        </table:table-row>
        <table:table-row table:style-name="ro2">
          <table:table-cell table:style-name="ce1978" table:content-validation-name="val24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37" table:number-columns-repeated="16375"/>
        </table:table-row>
        <table:table-row table:style-name="ro2">
          <table:table-cell table:style-name="ce1978" table:content-validation-name="val24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37" table:number-columns-repeated="16375"/>
        </table:table-row>
        <table:table-row table:style-name="ro2">
          <table:table-cell table:style-name="ce1978" table:content-validation-name="val24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37" table:number-columns-repeated="16375"/>
        </table:table-row>
        <table:table-row table:style-name="ro2">
          <table:table-cell table:style-name="ce1978" table:content-validation-name="val24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37" table:number-columns-repeated="16375"/>
        </table:table-row>
        <table:table-row table:style-name="ro2">
          <table:table-cell table:style-name="ce1978" table:content-validation-name="val24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37" table:number-columns-repeated="16375"/>
        </table:table-row>
        <table:table-row table:style-name="ro2">
          <table:table-cell table:style-name="ce1978" table:content-validation-name="val24" table:number-columns-spanned="4" table:number-rows-spanned="1"/>
          <table:covered-table-cell table:style-name="ce351"/>
          <table:covered-table-cell table:style-name="ce420" table:content-validation-name="val24"/>
          <table:covered-table-cell table:style-name="ce1983" table:content-validation-name="val24"/>
          <table:table-cell table:style-name="ce1983" table:number-columns-spanned="2" table:number-rows-spanned="1"/>
          <table:covered-table-cell table:style-name="ce465"/>
          <table:table-cell table:style-name="ce503" table:content-validation-name="val209" table:number-columns-spanned="2" table:number-rows-spanned="1"/>
          <table:covered-table-cell table:style-name="ce503" table:content-validation-name="val209"/>
          <table:table-cell table:style-name="ce519"/>
          <table:table-cell table:style-name="ce937" table:number-columns-repeated="16375"/>
        </table:table-row>
        <table:table-row table:style-name="ro2">
          <table:table-cell table:style-name="ce1974" table:content-validation-name="val24" table:number-columns-spanned="4" table:number-rows-spanned="1"/>
          <table:covered-table-cell table:style-name="ce410" table:content-validation-name="val24"/>
          <table:covered-table-cell table:number-columns-repeated="2" table:style-name="ce960" table:content-validation-name="val24"/>
          <table:table-cell table:style-name="ce455" table:number-columns-spanned="2" table:number-rows-spanned="1"/>
          <table:covered-table-cell table:style-name="ce471"/>
          <table:table-cell table:style-name="ce509" table:content-validation-name="val209" table:number-columns-spanned="2" table:number-rows-spanned="1"/>
          <table:covered-table-cell table:style-name="ce509" table:content-validation-name="val209"/>
          <table:table-cell table:style-name="ce522"/>
          <table:table-cell table:style-name="ce937" table:number-columns-repeated="16375"/>
        </table:table-row>
        <table:table-row table:style-name="ro2">
          <table:table-cell table:style-name="ce937" table:number-columns-repeated="9"/>
          <table:table-cell/>
          <table:table-cell table:style-name="ce937" table:number-columns-repeated="16374"/>
        </table:table-row>
        <table:table-row table:style-name="ro5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6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37" table:number-columns-repeated="16375"/>
        </table:table-row>
        <table:table-row table:style-name="ro2">
          <table:table-cell table:style-name="ce1981" table:content-validation-name="val24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983"/>
          <table:covered-table-cell table:style-name="ce62"/>
          <table:table-cell table:style-name="ce1983" table:content-validation-name="val204" office:value-type="string" calcext:value-type="string">
            <text:p>alap</text:p>
          </table:table-cell>
          <table:table-cell table:style-name="ce366" table:content-validation-name="val206" office:value-type="string" calcext:value-type="string" table:number-columns-spanned="4" table:number-rows-spanned="1">
            <text:p>Az alap fok ingyenes</text:p>
          </table:table-cell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981"/>
          <table:covered-table-cell table:style-name="ce440"/>
          <table:table-cell table:style-name="ce1983" table:content-validation-name="val205" office:value-type="string" calcext:value-type="string">
            <text:p>alap</text:p>
          </table:table-cell>
          <table:table-cell table:style-name="ce366" table:content-validation-name="val206" office:value-type="string" calcext:value-type="string" table:number-columns-spanned="4" table:number-rows-spanned="1">
            <text:p>Az alap fok ingyenes</text:p>
          </table:table-cell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>
          <table:table-cell table:style-name="ce1983" table:content-validation-name="val196" table:number-columns-spanned="4" table:number-rows-spanned="1"/>
          <table:covered-table-cell table:number-columns-repeated="2" table:style-name="ce1983" table:content-validation-name="val196"/>
          <table:covered-table-cell table:style-name="ce62" table:content-validation-name="val196"/>
          <table:table-cell table:style-name="ce1983" table:content-validation-name="val205"/>
          <table:table-cell table:style-name="ce478" table:number-columns-spanned="4" table:number-rows-spanned="1"/>
          <table:covered-table-cell table:style-name="ce937"/>
          <table:covered-table-cell/>
          <table:covered-table-cell table:style-name="ce937"/>
          <table:table-cell table:style-name="ce937" table:number-columns-repeated="16375"/>
        </table:table-row>
        <table:table-row table:style-name="ro2" table:number-rows-repeated="2">
          <table:table-cell/>
          <table:table-cell table:style-name="ce937" table:number-columns-repeated="7"/>
          <table:table-cell table:number-columns-repeated="2"/>
          <table:table-cell table:style-name="ce937" table:number-columns-repeated="16374"/>
        </table:table-row>
        <table:table-row table:style-name="ro2" table:number-rows-repeated="10">
          <table:table-cell table:style-name="ce937" table:number-columns-repeated="8"/>
          <table:table-cell table:number-columns-repeated="2"/>
          <table:table-cell table:style-name="ce937" table:number-columns-repeated="16374"/>
        </table:table-row>
        <table:table-row table:style-name="ro2" table:number-rows-repeated="2">
          <table:table-cell table:number-columns-repeated="6"/>
          <table:table-cell table:style-name="ce937" table:number-columns-repeated="2"/>
          <table:table-cell table:number-columns-repeated="2"/>
          <table:table-cell table:style-name="ce937" table:number-columns-repeated="16374"/>
        </table:table-row>
        <table:table-row table:style-name="ro2" table:number-rows-repeated="11">
          <table:table-cell table:number-columns-repeated="10"/>
          <table:table-cell table:style-name="ce937" table:number-columns-repeated="16374"/>
        </table:table-row>
        <table:table-row table:style-name="ro2" table:number-rows-repeated="2">
          <table:table-cell/>
          <table:table-cell table:style-name="ce937" table:number-columns-repeated="5"/>
          <table:table-cell table:number-columns-repeated="4"/>
          <table:table-cell table:style-name="ce937" table:number-columns-repeated="16374"/>
        </table:table-row>
        <table:table-row table:style-name="ro2" table:number-rows-repeated="13">
          <table:table-cell/>
          <table:table-cell table:style-name="ce937" table:number-columns-repeated="7"/>
          <table:table-cell table:number-columns-repeated="2"/>
          <table:table-cell table:style-name="ce937" table:number-columns-repeated="16374"/>
        </table:table-row>
        <table:table-row table:style-name="ro2" table:number-rows-repeated="2">
          <table:table-cell table:number-columns-repeated="6"/>
          <table:table-cell table:style-name="ce937" table:number-columns-repeated="2"/>
          <table:table-cell table:number-columns-repeated="2"/>
          <table:table-cell table:style-name="ce937" table:number-columns-repeated="16374"/>
        </table:table-row>
        <table:table-row table:style-name="ro2" table:number-rows-repeated="9">
          <table:table-cell table:number-columns-repeated="10"/>
          <table:table-cell table:style-name="ce937" table:number-columns-repeated="16374"/>
        </table:table-row>
        <table:table-row table:style-name="ro2" table:number-rows-repeated="2">
          <table:table-cell table:number-columns-repeated="3"/>
          <table:table-cell table:style-name="ce937" table:number-columns-repeated="3"/>
          <table:table-cell table:number-columns-repeated="4"/>
          <table:table-cell table:style-name="ce937" table:number-columns-repeated="16374"/>
        </table:table-row>
        <table:table-row table:style-name="ro2" table:number-rows-repeated="6">
          <table:table-cell table:number-columns-repeated="3"/>
          <table:table-cell table:style-name="ce937" table:number-columns-repeated="5"/>
          <table:table-cell table:number-columns-repeated="2"/>
          <table:table-cell table:style-name="ce937" table:number-columns-repeated="16374"/>
        </table:table-row>
        <table:table-row table:style-name="ro2" table:number-rows-repeated="7">
          <table:table-cell table:number-columns-repeated="3"/>
          <table:table-cell table:style-name="ce937" table:number-columns-repeated="6"/>
          <table:table-cell/>
          <table:table-cell table:style-name="ce937" table:number-columns-repeated="16374"/>
        </table:table-row>
        <table:table-row table:style-name="ro2" table:number-rows-repeated="2">
          <table:table-cell table:number-columns-repeated="6"/>
          <table:table-cell table:style-name="ce937" table:number-columns-repeated="3"/>
          <table:table-cell/>
          <table:table-cell table:style-name="ce937" table:number-columns-repeated="16374"/>
        </table:table-row>
        <table:table-row table:style-name="ro2" table:number-rows-repeated="6">
          <table:table-cell table:number-columns-repeated="8"/>
          <table:table-cell table:style-name="ce937"/>
          <table:table-cell/>
          <table:table-cell table:style-name="ce937" table:number-columns-repeated="16374"/>
        </table:table-row>
        <table:table-row table:style-name="ro2" table:number-rows-repeated="1048435">
          <table:table-cell table:number-columns-repeated="10"/>
          <table:table-cell table:style-name="ce937" table:number-columns-repeated="16374"/>
        </table:table-row>
        <table:table-row table:style-name="ro2">
          <table:table-cell table:number-columns-repeated="10"/>
          <table:table-cell table:style-name="ce937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7" table:default-cell-style-name="ce2030"/>
        <table:table-column table:style-name="co68" table:default-cell-style-name="ce1696"/>
        <table:table-column table:style-name="co69" table:default-cell-style-name="ce1696"/>
        <table:table-column table:style-name="co70" table:default-cell-style-name="ce1696"/>
        <table:table-column table:style-name="co11" table:default-cell-style-name="ce1696"/>
        <table:table-column table:style-name="co71" table:default-cell-style-name="ce1696"/>
        <table:table-column table:style-name="co72" table:default-cell-style-name="ce1696"/>
        <table:table-column table:style-name="co73" table:default-cell-style-name="ce1696"/>
        <table:table-column table:style-name="co74" table:default-cell-style-name="ce1696"/>
        <table:table-column table:style-name="co75" table:default-cell-style-name="ce1696"/>
        <table:table-column table:style-name="co11" table:default-cell-style-name="ce1696"/>
        <table:table-column table:style-name="co76" table:default-cell-style-name="ce1696"/>
        <table:table-column table:style-name="co77" table:default-cell-style-name="ce1696"/>
        <table:table-column table:style-name="co78" table:default-cell-style-name="ce1696"/>
        <table:table-column table:style-name="co79" table:default-cell-style-name="ce1696"/>
        <table:table-column table:style-name="co80" table:default-cell-style-name="ce1696"/>
        <table:table-column table:style-name="co37" table:default-cell-style-name="ce1696"/>
        <table:table-column table:style-name="co37" table:number-columns-repeated="3" table:default-cell-style-name="ce771"/>
        <table:table-column table:style-name="co37" table:number-columns-repeated="2" table:default-cell-style-name="ce1696"/>
        <table:table-column table:style-name="co81" table:default-cell-style-name="ce2030"/>
        <table:table-column table:style-name="co37" table:number-columns-repeated="241" table:default-cell-style-name="ce615"/>
        <table:table-column table:style-name="co3" table:default-cell-style-name="ce615"/>
        <table:table-row table:style-name="ro2">
          <table:table-cell table:style-name="ce202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615" table:number-columns-repeated="7"/>
          <table:table-cell table:number-columns-repeated="242"/>
        </table:table-row>
        <table:table-row table:style-name="ro25">
          <table:table-cell/>
          <table:table-cell table:style-name="ce2042" office:value-type="string" calcext:value-type="string">
            <text:p>Fegyver</text:p>
          </table:table-cell>
          <table:table-cell table:style-name="ce2070" office:value-type="string" calcext:value-type="string">
            <text:p>TÉ</text:p>
          </table:table-cell>
          <table:table-cell table:style-name="ce2070" office:value-type="string" calcext:value-type="string">
            <text:p>VÉ</text:p>
          </table:table-cell>
          <table:table-cell table:style-name="ce2042" office:value-type="string" calcext:value-type="string">
            <text:p>SP</text:p>
          </table:table-cell>
          <table:table-cell table:style-name="ce2111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32" office:value-type="string" calcext:value-type="string">
            <text:p>Pengehossz</text:p>
          </table:table-cell>
          <table:table-cell table:style-name="ce2142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1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2030" table:number-columns-repeated="129"/>
          <table:table-cell table:number-columns-repeated="8"/>
        </table:table-row>
        <table:table-row table:style-name="ro2">
          <table:table-cell table:style-name="ce2034" office:value-type="string" calcext:value-type="string">
            <text:p>Közelharci fegyverek</text:p>
          </table:table-cell>
          <table:table-cell table:style-name="ce2043"/>
          <table:table-cell table:style-name="ce2071" table:number-columns-repeated="2"/>
          <table:table-cell table:style-name="ce2043"/>
          <table:table-cell table:style-name="ce2112"/>
          <table:table-cell table:style-name="ce2126"/>
          <table:table-cell table:style-name="ce2112"/>
          <table:table-cell table:style-name="ce2144"/>
          <table:table-cell table:style-name="ce2126"/>
          <table:table-cell table:style-name="ce2112" table:number-columns-repeated="4"/>
          <table:table-cell table:style-name="ce2144"/>
          <table:table-cell table:style-name="ce2271"/>
          <table:table-cell table:style-name="ce2356"/>
          <table:table-cell table:style-name="ce615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6">
          <table:table-cell/>
          <table:table-cell table:style-name="ce2044" office:value-type="string" calcext:value-type="string">
            <text:p>Puszta kéz</text:p>
          </table:table-cell>
          <table:table-cell table:number-columns-repeated="2" table:style-name="ce1989" office:value-type="float" office:value="-3" calcext:value-type="float">
            <text:p>-3</text:p>
          </table:table-cell>
          <table:table-cell table:style-name="ce2085" office:value-type="float" office:value="-5" calcext:value-type="float">
            <text:p>-5</text:p>
          </table:table-cell>
          <table:table-cell table:style-name="ce2085" office:value-type="float" office:value="6" calcext:value-type="float">
            <text:p>6</text:p>
          </table:table-cell>
          <table:table-cell table:style-name="ce2085" office:value-type="string" calcext:value-type="string">
            <text:p>Z</text:p>
          </table:table-cell>
          <table:table-cell table:style-name="ce2133" office:value-type="float" office:value="0" calcext:value-type="float">
            <text:p>0</text:p>
          </table:table-cell>
          <table:table-cell table:style-name="ce2085" office:value-type="string" calcext:value-type="string">
            <text:p>egykezes</text:p>
          </table:table-cell>
          <table:table-cell table:style-name="ce2085" office:value-type="float" office:value="99" calcext:value-type="float">
            <text:p>99</text:p>
          </table:table-cell>
          <table:table-cell table:style-name="ce2085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97">Páncélkesztyűvel SP:-3 a (-5) helyett.</text:span>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6">
          <table:table-cell/>
          <table:table-cell table:style-name="ce2045" office:value-type="string" calcext:value-type="string">
            <text:p>Puszta kéz Belharcban</text:p>
          </table:table-cell>
          <table:table-cell table:number-columns-repeated="2" table:style-name="ce1983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6" calcext:value-type="float">
            <text:p>6</text:p>
          </table:table-cell>
          <table:table-cell table:style-name="ce2086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086" office:value-type="string" calcext:value-type="string">
            <text:p>egykezes</text:p>
          </table:table-cell>
          <table:table-cell table:style-name="ce2086" office:value-type="float" office:value="99" calcext:value-type="float">
            <text:p>99</text:p>
          </table:table-cell>
          <table:table-cell table:number-columns-repeated="4" table:style-name="ce208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5"/>
          <table:table-cell table:style-name="ce2046" office:value-type="string" calcext:value-type="string">
            <text:p>Tőr</text:p>
          </table:table-cell>
          <table:table-cell table:style-name="ce1989" office:value-type="float" office:value="2" calcext:value-type="float">
            <text:p>2</text:p>
          </table:table-cell>
          <table:table-cell table:style-name="ce1989" office:value-type="float" office:value="1" calcext:value-type="float">
            <text:p>1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/V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Béltépő</text:p>
          </table:table-cell>
          <table:table-cell table:style-name="ce1989" office:value-type="float" office:value="2" calcext:value-type="float">
            <text:p>2</text:p>
          </table:table-cell>
          <table:table-cell table:style-name="ce1989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Dzsambia</text:p>
          </table:table-cell>
          <table:table-cell table:number-columns-repeated="2" table:style-name="ce1989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Garott</text:p>
          </table:table-cell>
          <table:table-cell table:number-columns-repeated="2" table:style-name="ce1989" office:value-type="float" office:value="0" calcext:value-type="float">
            <text:p>0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string" calcext:value-type="string">
            <text:p>V</text:p>
          </table:table-cell>
          <table:table-cell table:style-name="ce2087" office:value-type="string" calcext:value-type="string">
            <text:p>spec.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5" calcext:value-type="float">
            <text:p>5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4">
          <table:table-cell/>
          <table:table-cell table:style-name="ce2046" office:value-type="string" calcext:value-type="string">
            <text:p>Kés</text:p>
          </table:table-cell>
          <table:table-cell table:number-columns-repeated="2" table:style-name="ce1989" office:value-type="float" office:value="1" calcext:value-type="float">
            <text:p>1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/V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Kriszkés</text:p>
          </table:table-cell>
          <table:table-cell table:style-name="ce1989" office:value-type="float" office:value="2" calcext:value-type="float">
            <text:p>2</text:p>
          </table:table-cell>
          <table:table-cell table:style-name="ce1989" office:value-type="float" office:value="1" calcext:value-type="float">
            <text:p>1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/V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4">
          <table:table-cell/>
          <table:table-cell table:style-name="ce2046" office:value-type="string" calcext:value-type="string">
            <text:p>Levéltőr</text:p>
          </table:table-cell>
          <table:table-cell table:style-name="ce1989" office:value-type="float" office:value="2" calcext:value-type="float">
            <text:p>2</text:p>
          </table:table-cell>
          <table:table-cell table:style-name="ce1989" office:value-type="float" office:value="3" calcext:value-type="float">
            <text:p>3</text:p>
          </table:table-cell>
          <table:table-cell table:style-name="ce2088" office:value-type="float" office:value="1" calcext:value-type="float">
            <text:p>1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string" calcext:value-type="string">
            <text:p>S/V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Markolatgomb</text:p>
          </table:table-cell>
          <table:table-cell table:style-name="ce1989" office:value-type="float" office:value="-1" calcext:value-type="float">
            <text:p>-1</text:p>
          </table:table-cell>
          <table:table-cell table:style-name="ce1989" office:value-type="float" office:value="-2" calcext:value-type="float">
            <text:p>-2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8" office:value-type="float" office:value="3" calcext:value-type="float">
            <text:p>3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Méregfog</text:p>
          </table:table-cell>
          <table:table-cell table:number-columns-repeated="2" table:style-name="ce1989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string" calcext:value-type="string">
            <text:p>S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Pugoss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/V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7">
          <table:table-cell/>
          <table:table-cell table:style-name="ce2046" office:value-type="string" calcext:value-type="string">
            <text:p>Ramiera</text:p>
          </table:table-cell>
          <table:table-cell table:number-columns-repeated="2" table:style-name="ce1989" office:value-type="float" office:value="3" calcext:value-type="float">
            <text:p>3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/V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9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4">
          <table:table-cell/>
          <table:table-cell table:style-name="ce2046" office:value-type="string" calcext:value-type="string">
            <text:p>Tőr, hárító</text:p>
          </table:table-cell>
          <table:table-cell table:style-name="ce1989" office:value-type="float" office:value="1" calcext:value-type="float">
            <text:p>1</text:p>
          </table:table-cell>
          <table:table-cell table:style-name="ce1989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99">Nagyon</text:span><text:span text:style-name="T100"> drága!</text:span>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Tőr, kígyó</text:p>
          </table:table-cell>
          <table:table-cell table:number-columns-repeated="2" table:style-name="ce1989" office:value-type="float" office:value="2" calcext:value-type="float">
            <text:p>2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/V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6"/>
          <table:table-cell table:style-name="ce2046" office:value-type="string" calcext:value-type="string">
            <text:p>Tőr, ököl</text:p>
          </table:table-cell>
          <table:table-cell table:style-name="ce1989" office:value-type="float" office:value="0" calcext:value-type="float">
            <text:p>0</text:p>
          </table:table-cell>
          <table:table-cell table:style-name="ce1989" office:value-type="float" office:value="-3" calcext:value-type="float">
            <text:p>-3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28">
          <table:table-cell/>
          <table:table-cell table:style-name="ce2047" office:value-type="string" calcext:value-type="string">
            <text:p>Tőr, páncélszúró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Tőr, Slan</text:p>
          </table:table-cell>
          <table:table-cell table:style-name="ce1989" office:value-type="float" office:value="2" calcext:value-type="float">
            <text:p>2</text:p>
          </table:table-cell>
          <table:table-cell table:style-name="ce1989" office:value-type="float" office:value="1" calcext:value-type="float">
            <text:p>1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S/V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61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/>
          <table:table-cell table:style-name="ce2048" office:value-type="string" calcext:value-type="string">
            <text:p>Vasököl / p.kesztyű</text:p>
          </table:table-cell>
          <table:table-cell table:style-name="ce1989" office:value-type="float" office:value="-1" calcext:value-type="float">
            <text:p>-1</text:p>
          </table:table-cell>
          <table:table-cell table:style-name="ce1989" office:value-type="float" office:value="-2" calcext:value-type="float">
            <text:p>-2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4" office:value-type="string" calcext:value-type="string">
            <text:p>Kardvívó fegyverek</text:p>
          </table:table-cell>
          <table:table-cell table:style-name="ce2049" office:value-type="string" calcext:value-type="string">
            <text:p>Kard, dzsenn szablya</text:p>
          </table:table-cell>
          <table:table-cell table:number-columns-repeated="2" table:style-name="ce1061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615" table:number-columns-repeated="6"/>
          <table:table-cell table:number-columns-repeated="105"/>
          <table:table-cell table:style-name="ce630" table:number-columns-repeated="129"/>
          <table:table-cell table:number-columns-repeated="8"/>
        </table:table-row>
        <table:table-row table:style-name="ro2">
          <table:table-cell/>
          <table:table-cell table:style-name="ce2046" office:value-type="string" calcext:value-type="string">
            <text:p>Kard, emrelin</text:p>
          </table:table-cell>
          <table:table-cell table:style-name="ce1989" office:value-type="float" office:value="5" calcext:value-type="float">
            <text:p>5</text:p>
          </table:table-cell>
          <table:table-cell table:style-name="ce1989" office:value-type="float" office:value="4" calcext:value-type="float">
            <text:p>4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Kard, fejvadász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4" calcext:value-type="float">
            <text:p>4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handzsár</text:p>
          </table:table-cell>
          <table:table-cell table:style-name="ce1989" office:value-type="float" office:value="5" calcext:value-type="float">
            <text:p>5</text:p>
          </table:table-cell>
          <table:table-cell table:style-name="ce1989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V</text:p>
          </table:table-cell>
          <table:table-cell table:style-name="ce2085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hiequar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S/V</text:p>
          </table:table-cell>
          <table:table-cell table:style-name="ce2085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50" office:value-type="string" calcext:value-type="string">
            <text:p>Kard, hosszú</text:p>
          </table:table-cell>
          <table:table-cell table:number-columns-repeated="2" table:style-name="ce1983" office:value-type="float" office:value="4" calcext:value-type="float">
            <text:p>4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7" calcext:value-type="float">
            <text:p>7</text:p>
          </table:table-cell>
          <table:table-cell table:style-name="ce2127" office:value-type="string" calcext:value-type="string">
            <text:p>V/S</text:p>
          </table:table-cell>
          <table:table-cell table:style-name="ce2086" office:value-type="float" office:value="1" calcext:value-type="float">
            <text:p>1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jatagán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kétkezes</text:p>
          </table:table-cell>
          <table:table-cell table:style-name="ce1983" office:value-type="float" office:value="7" calcext:value-type="float">
            <text:p>7</text:p>
          </table:table-cell>
          <table:table-cell table:style-name="ce1983" office:value-type="float" office:value="5" calcext:value-type="float">
            <text:p>5</text:p>
          </table:table-cell>
          <table:table-cell table:style-name="ce2092" office:value-type="float" office:value="8" calcext:value-type="float">
            <text:p>8</text:p>
          </table:table-cell>
          <table:table-cell table:style-name="ce2092" office:value-type="float" office:value="9" calcext:value-type="float">
            <text:p>9</text:p>
          </table:table-cell>
          <table:table-cell table:style-name="ce2092" office:value-type="string" calcext:value-type="string">
            <text:p>V/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khossa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V/S</text:p>
          </table:table-cell>
          <table:table-cell table:style-name="ce2085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Kard, kígyó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4" calcext:value-type="float">
            <text:p>4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7" calcext:value-type="float">
            <text:p>7</text:p>
          </table:table-cell>
          <table:table-cell table:style-name="ce2128" office:value-type="string" calcext:value-type="string">
            <text:p>V/S</text:p>
          </table:table-cell>
          <table:table-cell table:style-name="ce2085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Lagoss 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5" calcext:value-type="float">
            <text:p>5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128" office:value-type="string" calcext:value-type="string">
            <text:p>V/S</text:p>
          </table:table-cell>
          <table:table-cell table:style-name="ce2085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lovag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4" calcext:value-type="float">
            <text:p>4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string" calcext:value-type="string">
            <text:p>V/S</text:p>
          </table:table-cell>
          <table:table-cell table:style-name="ce2085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2K</text:p>
          </table:table-cell>
          <table:table-cell table:style-name="ce1983" office:value-type="float" office:value="6" calcext:value-type="float">
            <text:p>6</text:p>
          </table:table-cell>
          <table:table-cell table:style-name="ce1983" office:value-type="float" office:value="5" calcext:value-type="float">
            <text:p>5</text:p>
          </table:table-cell>
          <table:table-cell table:style-name="ce2092" office:value-type="float" office:value="5" calcext:value-type="float">
            <text:p>5</text:p>
          </table:table-cell>
          <table:table-cell table:style-name="ce2092" office:value-type="float" office:value="8" calcext:value-type="float">
            <text:p>8</text:p>
          </table:table-cell>
          <table:table-cell table:style-name="ce2092" office:value-type="string" calcext:value-type="string">
            <text:p>V/S</text:p>
          </table:table-cell>
          <table:table-cell table:style-name="ce2092" office:value-type="float" office:value="1.5" calcext:value-type="float">
            <text:p>1,5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4">
          <table:table-cell/>
          <table:table-cell table:style-name="ce2046" office:value-type="string" calcext:value-type="string">
            <text:p>Kard, másfélkezes 1K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3" calcext:value-type="float">
            <text:p>3</text:p>
          </table:table-cell>
          <table:table-cell table:style-name="ce2087" office:value-type="float" office:value="5" calcext:value-type="float">
            <text:p>5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1.5" calcext:value-type="float">
            <text:p>1,5</text:p>
          </table:table-cell>
          <table:table-cell table:style-name="ce2087" office:value-type="string" calcext:value-type="string">
            <text:p>két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4">
          <table:table-cell/>
          <table:table-cell table:style-name="ce2046" office:value-type="string" calcext:value-type="string">
            <text:p>Kard, mesterkard 2K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4" calcext:value-type="float">
            <text:p>4</text:p>
          </table:table-cell>
          <table:table-cell table:style-name="ce2087" office:value-type="float" office:value="5" calcext:value-type="float">
            <text:p>5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1.5" calcext:value-type="float">
            <text:p>1,5</text:p>
          </table:table-cell>
          <table:table-cell table:style-name="ce2087" office:value-type="string" calcext:value-type="string">
            <text:p>két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4">
          <table:table-cell/>
          <table:table-cell table:style-name="ce2046" office:value-type="string" calcext:value-type="string">
            <text:p>Kard, mesterkard 1K</text:p>
          </table:table-cell>
          <table:table-cell table:style-name="ce1989" office:value-type="float" office:value="5" calcext:value-type="float">
            <text:p>5</text:p>
          </table:table-cell>
          <table:table-cell table:style-name="ce1989" office:value-type="float" office:value="2" calcext:value-type="float">
            <text:p>2</text:p>
          </table:table-cell>
          <table:table-cell table:style-name="ce2087" office:value-type="float" office:value="5" calcext:value-type="float">
            <text:p>5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1.5" calcext:value-type="float">
            <text:p>1,5</text:p>
          </table:table-cell>
          <table:table-cell table:style-name="ce2087" office:value-type="string" calcext:value-type="string">
            <text:p>két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Pugoss </text:p>
          </table:table-cell>
          <table:table-cell table:number-columns-repeated="2" table:style-name="ce1989" office:value-type="float" office:value="4" calcext:value-type="float">
            <text:p>4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Kard, rapír</text:p>
          </table:table-cell>
          <table:table-cell table:number-columns-repeated="2" table:style-name="ce1989" office:value-type="float" office:value="4" calcext:value-type="float">
            <text:p>4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S/V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rövid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S/V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Kard, Slan 2K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4" calcext:value-type="float">
            <text:p>4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1.5" calcext:value-type="float">
            <text:p>1,5</text:p>
          </table:table-cell>
          <table:table-cell table:style-name="ce2087" office:value-type="string" calcext:value-type="string">
            <text:p>kétkezes</text:p>
          </table:table-cell>
          <table:table-cell table:number-columns-repeated="2" table:style-name="ce2087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Kard, Slan 1K</text:p>
          </table:table-cell>
          <table:table-cell table:style-name="ce1989" office:value-type="float" office:value="5" calcext:value-type="float">
            <text:p>5</text:p>
          </table:table-cell>
          <table:table-cell table:style-name="ce1989" office:value-type="float" office:value="3" calcext:value-type="float">
            <text:p>3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1.5" calcext:value-type="float">
            <text:p>1,5</text:p>
          </table:table-cell>
          <table:table-cell table:style-name="ce2087" office:value-type="string" calcext:value-type="string">
            <text:p>kétkezes</text:p>
          </table:table-cell>
          <table:table-cell table:number-columns-repeated="2" table:style-name="ce2087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Slan rövid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Kard, Slan csatakard</text:p>
          </table:table-cell>
          <table:table-cell table:style-name="ce1989" office:value-type="float" office:value="8" calcext:value-type="float">
            <text:p>8</text:p>
          </table:table-cell>
          <table:table-cell table:style-name="ce1989" office:value-type="float" office:value="7" calcext:value-type="float">
            <text:p>7</text:p>
          </table:table-cell>
          <table:table-cell table:number-columns-repeated="2" table:style-name="ce2087" office:value-type="float" office:value="9" calcext:value-type="float">
            <text:p>9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string" calcext:value-type="string">
            <text:p>két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Kard, szablya</text:p>
          </table:table-cell>
          <table:table-cell table:number-columns-repeated="2" table:style-name="ce1989" office:value-type="float" office:value="4" calcext:value-type="float">
            <text:p>4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9" calcext:value-type="float">
            <text:p>9</text:p>
          </table:table-cell>
          <table:table-cell table:style-name="ce2087" office:value-type="string" calcext:value-type="string">
            <text:p>V/S</text:p>
          </table:table-cell>
          <table:table-cell table:style-name="ce2085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2">
          <table:table-cell table:style-name="ce2036"/>
          <table:table-cell table:style-name="ce2047" office:value-type="string" calcext:value-type="string">
            <text:p>Mara-sequor 1K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7" calcext:value-type="float">
            <text:p>7</text:p>
          </table:table-cell>
          <table:table-cell table:style-name="ce2089"/>
          <table:table-cell table:style-name="ce2089" office:value-type="float" office:value="1.5" calcext:value-type="float">
            <text:p>1,5</text:p>
          </table:table-cell>
          <table:table-cell table:style-name="ce2089" office:value-type="string" calcext:value-type="string">
            <text:p>egykezes</text:p>
          </table:table-cell>
          <table:table-cell table:style-name="ce2089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2">
          <table:table-cell table:style-name="ce2036"/>
          <table:table-cell table:style-name="ce2047" office:value-type="string" calcext:value-type="string">
            <text:p>Mara-sequor 2K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5" calcext:value-type="float">
            <text:p>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25">
          <table:table-cell table:style-name="ce2036"/>
          <table:table-cell table:style-name="ce2047" office:value-type="string" calcext:value-type="string">
            <text:p>Meneth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Predoci egyeneskard</text:p>
          </table:table-cell>
          <table:table-cell table:style-name="ce1989" office:value-type="float" office:value="5" calcext:value-type="float">
            <text:p>5</text:p>
          </table:table-cell>
          <table:table-cell table:style-name="ce1989" office:value-type="float" office:value="4" calcext:value-type="float">
            <text:p>4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V/S</text:p>
          </table:table-cell>
          <table:table-cell table:style-name="ce2085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Sequor 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3" calcext:value-type="float">
            <text:p>3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615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46" office:value-type="string" calcext:value-type="string">
            <text:p>Vívóbot</text:p>
          </table:table-cell>
          <table:table-cell table:number-columns-repeated="2" table:style-name="ce1989" office:value-type="float" office:value="4" calcext:value-type="float">
            <text:p>4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9">
          <table:table-cell/>
          <table:table-cell table:style-name="ce2051" office:value-type="string" calcext:value-type="string">
            <text:p>Tőrkard</text:p>
          </table:table-cell>
          <table:table-cell table:number-columns-repeated="2" table:style-name="ce1989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101">- Területre/Pontra támadás manőver: Ellenpróba: -2</text:span></text:p>
            <text:p>- Ha az ellenfél is tőrkardos, mindketten: VÉ csökkentés: Kiskocka.</text:p>
            <text:p><text:span text:style-name="T101">- Könnyebb ellene a </text:span><text:span text:style-name="T101"><text:a xlink:href="https://github.com/kaktusztea/szilankrpg/blob/master/md/066_05_altalanos_manoverek.md#lefegyverzés--fegyvertörés" xlink:type="simple">Fegyvertörés</text:a></text:span><text:span text:style-name="T101"> manőver: Ellenpróba: -2</text:span></text:p>
            <text:p>- Zúzó fegyverek ellen: VÉ veszteség duplázódik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2">
          <table:table-cell table:style-name="ce2034" office:value-type="string" calcext:value-type="string">
            <text:p>Lándzsavívó fegyverek</text:p>
          </table:table-cell>
          <table:table-cell table:style-name="ce2052" office:value-type="string" calcext:value-type="string">
            <text:p>Alabárd SV</text:p>
          </table:table-cell>
          <table:table-cell table:number-columns-repeated="2" table:style-name="ce2072" office:value-type="float" office:value="10" calcext:value-type="float">
            <text:p>10</text:p>
          </table:table-cell>
          <table:table-cell table:style-name="ce2094" office:value-type="float" office:value="4" calcext:value-type="float">
            <text:p>4</text:p>
          </table:table-cell>
          <table:table-cell table:style-name="ce2094" office:value-type="float" office:value="9" calcext:value-type="float">
            <text:p>9</text:p>
          </table:table-cell>
          <table:table-cell table:style-name="ce2094" office:value-type="string" calcext:value-type="string">
            <text:p>S+V</text:p>
          </table:table-cell>
          <table:table-cell table:style-name="ce2094" office:value-type="float" office:value="3" calcext:value-type="float">
            <text:p>3</text:p>
          </table:table-cell>
          <table:table-cell table:style-name="ce2094" office:value-type="string" calcext:value-type="string">
            <text:p>kétkezes</text:p>
          </table:table-cell>
          <table:table-cell table:style-name="ce2094" office:value-type="float" office:value="99" calcext:value-type="float">
            <text:p>99</text:p>
          </table:table-cell>
          <table:table-cell table:style-name="ce2094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2">
          <table:table-cell table:style-name="ce2037"/>
          <table:table-cell table:style-name="ce2053" office:value-type="string" calcext:value-type="string">
            <text:p>Alabárd Z</text:p>
          </table:table-cell>
          <table:table-cell table:style-name="ce1981" office:value-type="float" office:value="7" calcext:value-type="float">
            <text:p>7</text:p>
          </table:table-cell>
          <table:table-cell table:style-name="ce1981" office:value-type="float" office:value="10" calcext:value-type="float">
            <text:p>10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9" calcext:value-type="float">
            <text:p>9</text:p>
          </table:table-cell>
          <table:table-cell table:style-name="ce2095" office:value-type="string" calcext:value-type="string">
            <text:p>Z</text:p>
          </table:table-cell>
          <table:table-cell table:style-name="ce2089" office:value-type="float" office:value="3" calcext:value-type="float">
            <text:p>3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6">
          <table:table-cell table:style-name="ce2036"/>
          <table:table-cell table:style-name="ce2047" office:value-type="string" calcext:value-type="string">
            <text:p>Bot, hosszú</text:p>
          </table:table-cell>
          <table:table-cell table:style-name="ce1981" office:value-type="float" office:value="6" calcext:value-type="float">
            <text:p>6</text:p>
          </table:table-cell>
          <table:table-cell table:style-name="ce1981" office:value-type="float" office:value="8" calcext:value-type="float">
            <text:p>8</text:p>
          </table:table-cell>
          <table:table-cell table:style-name="ce2096" office:value-type="float" office:value="1" calcext:value-type="float">
            <text:p>1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két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36" office:value-type="string" calcext:value-type="string">
            <text:p>Könnyű és fürge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6">
          <table:table-cell table:style-name="ce2036"/>
          <table:table-cell table:style-name="ce2047" office:value-type="string" calcext:value-type="string">
            <text:p>Kopja, harci</text:p>
          </table:table-cell>
          <table:table-cell table:number-columns-repeated="2" table:style-name="ce1981" office:value-type="float" office:value="13" calcext:value-type="float">
            <text:p>13</text:p>
          </table:table-cell>
          <table:table-cell table:style-name="ce2096" office:value-type="float" office:value="10" calcext:value-type="float">
            <text:p>10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string" calcext:value-type="string">
            <text:p>két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89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36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6">
          <table:table-cell table:style-name="ce2036"/>
          <table:table-cell table:style-name="ce2047" office:value-type="string" calcext:value-type="string">
            <text:p>Kopja, torna</text:p>
          </table:table-cell>
          <table:table-cell table:number-columns-repeated="2" table:style-name="ce1981" office:value-type="float" office:value="13" calcext:value-type="float">
            <text:p>13</text:p>
          </table:table-cell>
          <table:table-cell table:style-name="ce2096" office:value-type="float" office:value="-3" calcext:value-type="float">
            <text:p>-3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string" calcext:value-type="string">
            <text:p>két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36" office:value-type="string" calcext:value-type="string">
            <text:p>Puhafa, lovagi tornákra való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14">
          <table:table-cell table:style-name="ce2036"/>
          <table:table-cell table:style-name="ce2047" office:value-type="string" calcext:value-type="string">
            <text:p>Lándzsa, keskeny hegy</text:p>
          </table:table-cell>
          <table:table-cell table:style-name="ce1981" office:value-type="float" office:value="12" calcext:value-type="float">
            <text:p>12</text:p>
          </table:table-cell>
          <table:table-cell table:style-name="ce1981" office:value-type="float" office:value="13" calcext:value-type="float">
            <text:p>13</text:p>
          </table:table-cell>
          <table:table-cell table:style-name="ce2097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89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14">
          <table:table-cell table:style-name="ce2036"/>
          <table:table-cell table:style-name="ce2047" office:value-type="string" calcext:value-type="string">
            <text:p>Lándzsa, széles hegy</text:p>
          </table:table-cell>
          <table:table-cell table:style-name="ce1981" office:value-type="float" office:value="12" calcext:value-type="float">
            <text:p>12</text:p>
          </table:table-cell>
          <table:table-cell table:style-name="ce1981" office:value-type="float" office:value="13" calcext:value-type="float">
            <text:p>13</text:p>
          </table:table-cell>
          <table:table-cell table:style-name="ce2097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14">
          <table:table-cell table:style-name="ce2036"/>
          <table:table-cell table:style-name="ce2047" office:value-type="string" calcext:value-type="string">
            <text:p>Pika, keskeny hegy</text:p>
          </table:table-cell>
          <table:table-cell table:number-columns-repeated="2" table:style-name="ce1981" office:value-type="float" office:value="16" calcext:value-type="float">
            <text:p>16</text:p>
          </table:table-cell>
          <table:table-cell table:style-name="ce2097" office:value-type="float" office:value="2" calcext:value-type="float">
            <text:p>2</text:p>
          </table:table-cell>
          <table:table-cell table:style-name="ce2089" office:value-type="float" office:value="10" calcext:value-type="float">
            <text:p>10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string" calcext:value-type="string">
            <text:p>két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89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14">
          <table:table-cell table:style-name="ce2036"/>
          <table:table-cell table:style-name="ce2047" office:value-type="string" calcext:value-type="string">
            <text:p>Pika, széles hegy</text:p>
          </table:table-cell>
          <table:table-cell table:number-columns-repeated="2" table:style-name="ce1981" office:value-type="float" office:value="16" calcext:value-type="float">
            <text:p>16</text:p>
          </table:table-cell>
          <table:table-cell table:style-name="ce2097" office:value-type="float" office:value="4" calcext:value-type="float">
            <text:p>4</text:p>
          </table:table-cell>
          <table:table-cell table:style-name="ce2089" office:value-type="float" office:value="10" calcext:value-type="float">
            <text:p>10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string" calcext:value-type="string">
            <text:p>két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2">
          <table:table-cell table:style-name="ce2036"/>
          <table:table-cell table:style-name="ce2047" office:value-type="string" calcext:value-type="string">
            <text:p>Szigony, egykezes</text:p>
          </table:table-cell>
          <table:table-cell table:style-name="ce1981" office:value-type="float" office:value="4" calcext:value-type="float">
            <text:p>4</text:p>
          </table:table-cell>
          <table:table-cell table:style-name="ce1981" office:value-type="float" office:value="5" calcext:value-type="float">
            <text:p>5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36"/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2">
          <table:table-cell/>
          <table:table-cell table:style-name="ce2047" office:value-type="string" calcext:value-type="string">
            <text:p>Szigony, kétkezes</text:p>
          </table:table-cell>
          <table:table-cell table:style-name="ce1981" office:value-type="float" office:value="7" calcext:value-type="float">
            <text:p>7</text:p>
          </table:table-cell>
          <table:table-cell table:style-name="ce1981" office:value-type="float" office:value="9" calcext:value-type="float">
            <text:p>9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36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4" office:value-type="string" calcext:value-type="string">
            <text:p>Aprító fegyverek</text:p>
          </table:table-cell>
          <table:table-cell table:style-name="ce1903" office:value-type="string" calcext:value-type="string">
            <text:p>Balta</text:p>
          </table:table-cell>
          <table:table-cell table:style-name="ce1061" office:value-type="float" office:value="2" calcext:value-type="float">
            <text:p>2</text:p>
          </table:table-cell>
          <table:table-cell table:style-name="ce1061" office:value-type="float" office:value="0" calcext:value-type="float">
            <text:p>0</text:p>
          </table:table-cell>
          <table:table-cell table:style-name="ce2077" office:value-type="float" office:value="2" calcext:value-type="float">
            <text:p>2</text:p>
          </table:table-cell>
          <table:table-cell table:style-name="ce2094" office:value-type="float" office:value="7" calcext:value-type="float">
            <text:p>7</text:p>
          </table:table-cell>
          <table:table-cell table:style-name="ce2094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77" office:value-type="float" office:value="99" calcext:value-type="float">
            <text:p>99</text:p>
          </table:table-cell>
          <table:table-cell table:style-name="ce2094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615" table:number-columns-repeated="6"/>
          <table:table-cell table:number-columns-repeated="105"/>
          <table:table-cell table:style-name="ce630" table:number-columns-repeated="129"/>
          <table:table-cell table:number-columns-repeated="8"/>
        </table:table-row>
        <table:table-row table:style-name="ro2">
          <table:table-cell table:style-name="ce2037"/>
          <table:table-cell table:style-name="ce2044" office:value-type="string" calcext:value-type="string">
            <text:p>Bot, rövid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95" office:value-type="float" office:value="-3" calcext:value-type="float">
            <text:p>-3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Z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5" office:value-type="string" calcext:value-type="string">
            <text:p>egykezes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Bot, furkós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89" office:value-type="float" office:value="-1" calcext:value-type="float">
            <text:p>-1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Z</text:p>
          </table:table-cell>
          <table:table-cell table:style-name="ce2085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6">
          <table:table-cell/>
          <table:table-cell table:style-name="ce2046" office:value-type="string" calcext:value-type="string">
            <text:p>Buzogá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29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Buzogá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Buzogány, láncos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2" calcext:value-type="float">
            <text:p>2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Buzogány, shadleki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3" calcext:value-type="float">
            <text:p>3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Buzogány, tollas</text:p>
          </table:table-cell>
          <table:table-cell table:style-name="ce1989" office:value-type="float" office:value="3" calcext:value-type="float">
            <text:p>3</text:p>
          </table:table-cell>
          <table:table-cell table:style-name="ce1989" office:value-type="float" office:value="1" calcext:value-type="float">
            <text:p>1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Csatabárd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130" office:value-type="string" calcext:value-type="string">
            <text:p>V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Csatabárd, kétkezes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3" calcext:value-type="float">
            <text:p>3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float" office:value="9" calcext:value-type="float">
            <text:p>9</text:p>
          </table:table-cell>
          <table:table-cell table:style-name="ce2087" office:value-type="string" calcext:value-type="string">
            <text:p>V</text:p>
          </table:table-cell>
          <table:table-cell table:style-name="ce2087" office:value-type="float" office:value="1.5" calcext:value-type="float">
            <text:p>1,5</text:p>
          </table:table-cell>
          <table:table-cell table:style-name="ce2087" office:value-type="string" calcext:value-type="string">
            <text:p>két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46" office:value-type="string" calcext:value-type="string">
            <text:p>Csatacsákány</text:p>
          </table:table-cell>
          <table:table-cell table:style-name="ce1989" office:value-type="float" office:value="5" calcext:value-type="float">
            <text:p>5</text:p>
          </table:table-cell>
          <table:table-cell table:style-name="ce1989" office:value-type="float" office:value="2" calcext:value-type="float">
            <text:p>2</text:p>
          </table:table-cell>
          <table:table-cell table:style-name="ce2087" office:value-type="float" office:value="5" calcext:value-type="float">
            <text:p>5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">
          <table:table-cell/>
          <table:table-cell table:style-name="ce2051" office:value-type="string" calcext:value-type="string">
            <text:p>Harci kalapác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708" table:number-columns-repeated="129"/>
          <table:table-cell table:number-columns-repeated="8"/>
        </table:table-row>
        <table:table-row table:style-name="ro2">
          <table:table-cell table:style-name="ce2034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1061" office:value-type="float" office:value="3" calcext:value-type="float">
            <text:p>3</text:p>
          </table:table-cell>
          <table:table-cell table:style-name="ce1061" office:value-type="float" office:value="0" calcext:value-type="float">
            <text:p>0</text:p>
          </table:table-cell>
          <table:table-cell table:style-name="ce2094" office:value-type="float" office:value="-1" calcext:value-type="float">
            <text:p>-1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1" office:value-type="float" office:value="1" calcext:value-type="float">
            <text:p>1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094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615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2">
          <table:table-cell table:style-name="ce2037"/>
          <table:table-cell table:style-name="ce2047" office:value-type="string" calcext:value-type="string">
            <text:p>Ostor</text:p>
          </table:table-cell>
          <table:table-cell table:style-name="ce1989" office:value-type="float" office:value="5" calcext:value-type="float">
            <text:p>5</text:p>
          </table:table-cell>
          <table:table-cell table:style-name="ce1989" office:value-type="float" office:value="2" calcext:value-type="float">
            <text:p>2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string" calcext:value-type="string">
            <text:p>Z</text:p>
          </table:table-cell>
          <table:table-cell table:style-name="ce2087" office:value-type="float" office:value="3" calcext:value-type="float">
            <text:p>3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36"/>
          <table:table-cell table:style-name="ce2356"/>
          <table:table-cell table:style-name="ce61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">
          <table:table-cell/>
          <table:table-cell table:style-name="ce2054" office:value-type="string" calcext:value-type="string">
            <text:p>Ostorkard</text:p>
          </table:table-cell>
          <table:table-cell table:number-columns-repeated="2" table:style-name="ce1989" office:value-type="float" office:value="10" calcext:value-type="float">
            <text:p>10</text:p>
          </table:table-cell>
          <table:table-cell table:style-name="ce2099" office:value-type="float" office:value="3" calcext:value-type="float">
            <text:p>3</text:p>
          </table:table-cell>
          <table:table-cell table:style-name="ce2113" office:value-type="float" office:value="8" calcext:value-type="float">
            <text:p>8</text:p>
          </table:table-cell>
          <table:table-cell table:style-name="ce2099" office:value-type="string" calcext:value-type="string">
            <text:p>V</text:p>
          </table:table-cell>
          <table:table-cell table:style-name="ce2099" office:value-type="float" office:value="3" calcext:value-type="float">
            <text:p>3</text:p>
          </table:table-cell>
          <table:table-cell table:style-name="ce2145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">
          <table:table-cell table:style-name="ce2034" office:value-type="string" calcext:value-type="string">
            <text:p>Hárítófegyverek</text:p>
          </table:table-cell>
          <table:table-cell table:style-name="ce2055" office:value-type="string" calcext:value-type="string">
            <text:p>Hárító: Alkarvédő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3/2/0</text:p>
          </table:table-cell>
          <table:table-cell table:style-name="ce2100" office:value-type="string" calcext:value-type="string">
            <text:p>-</text:p>
          </table:table-cell>
          <table:table-cell table:style-name="ce2114" office:value-type="float" office:value="99" calcext:value-type="float">
            <text:p>99</text:p>
          </table:table-cell>
          <table:table-cell table:style-name="ce2100" office:value-type="string" calcext:value-type="string">
            <text:p>-</text:p>
          </table:table-cell>
          <table:table-cell table:style-name="ce2100" office:value-type="float" office:value="0" calcext:value-type="float">
            <text:p>0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615" table:number-columns-repeated="6"/>
          <table:table-cell table:number-columns-repeated="105"/>
          <table:table-cell table:style-name="ce694" table:number-columns-repeated="129"/>
          <table:table-cell table:number-columns-repeated="8"/>
        </table:table-row>
        <table:table-row table:style-name="ro2">
          <table:table-cell table:style-name="ce2037"/>
          <table:table-cell table:style-name="ce2054" office:value-type="string" calcext:value-type="string">
            <text:p>Hárító: Csatakesztyű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2" calcext:value-type="float">
            <text:p>2</text:p>
          </table:table-cell>
          <table:table-cell table:style-name="ce2099" office:value-type="string" calcext:value-type="string">
            <text:p>-</text:p>
          </table:table-cell>
          <table:table-cell table:style-name="ce2113" office:value-type="float" office:value="99" calcext:value-type="float">
            <text:p>99</text:p>
          </table:table-cell>
          <table:table-cell table:style-name="ce2099" office:value-type="string" calcext:value-type="string">
            <text:p>-</text:p>
          </table:table-cell>
          <table:table-cell table:style-name="ce2099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38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8"/>
          <table:table-cell table:style-name="ce2054" office:value-type="string" calcext:value-type="string">
            <text:p>Hárító: Köpeny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3" calcext:value-type="float">
            <text:p>3</text:p>
          </table:table-cell>
          <table:table-cell table:style-name="ce2099" office:value-type="string" calcext:value-type="string">
            <text:p>-</text:p>
          </table:table-cell>
          <table:table-cell table:style-name="ce2113" office:value-type="float" office:value="99" calcext:value-type="float">
            <text:p>99</text:p>
          </table:table-cell>
          <table:table-cell table:style-name="ce2099" office:value-type="string" calcext:value-type="string">
            <text:p>-</text:p>
          </table:table-cell>
          <table:table-cell table:style-name="ce2099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38" office:value-type="string" calcext:value-type="string">
            <text:p>Legfeljebb 1 penge hosszú fegyverek ellen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8"/>
          <table:table-cell table:style-name="ce2054" office:value-type="string" calcext:value-type="string">
            <text:p>Hárító: Tonfa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3/2/0</text:p>
          </table:table-cell>
          <table:table-cell table:style-name="ce2099" office:value-type="float" office:value="-3" calcext:value-type="float">
            <text:p>-3</text:p>
          </table:table-cell>
          <table:table-cell table:style-name="ce2113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38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615" table:number-columns-repeated="1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 table:style-name="ce2034" office:value-type="string" calcext:value-type="string">
            <text:p>Pajzsok</text:p>
          </table:table-cell>
          <table:table-cell table:style-name="ce2056" office:value-type="string" calcext:value-type="string">
            <text:p>Pajzs típus</text:p>
          </table:table-cell>
          <table:table-cell table:style-name="ce2075" office:value-type="string" calcext:value-type="string">
            <text:p>TÉ</text:p>
          </table:table-cell>
          <table:table-cell table:style-name="ce2075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31" office:value-type="string" calcext:value-type="string">
            <text:p>Sebzés</text:p>
            <text:p>Módja</text:p>
          </table:table-cell>
          <table:table-cell table:style-name="ce2135" office:value-type="string" calcext:value-type="string">
            <text:p>Pengehossz</text:p>
          </table:table-cell>
          <table:table-cell table:style-name="ce2148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615" table:number-columns-repeated="6"/>
          <table:table-cell table:number-columns-repeated="105"/>
          <table:table-cell table:style-name="ce630" table:number-columns-repeated="137"/>
        </table:table-row>
        <table:table-row table:style-name="ro2">
          <table:table-cell/>
          <table:table-cell table:style-name="ce2057" office:value-type="string" calcext:value-type="string">
            <text:p>Kis pajzs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" calcext:value-type="float">
            <text:p>0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5"/>
          <table:table-cell table:style-name="ce2057" office:value-type="string" calcext:value-type="string">
            <text:p>Közepes pajzs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10" calcext:value-type="float">
            <text:p>10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" calcext:value-type="float">
            <text:p>0</text:p>
          </table:table-cell>
          <table:table-cell table:style-name="ce2149" office:value-type="string" calcext:value-type="string">
            <text:p>egy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8">
          <table:table-cell/>
          <table:table-cell table:style-name="ce2057" office:value-type="string" calcext:value-type="string">
            <text:p>Nagy pajzs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16" calcext:value-type="float">
            <text:p>16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9" calcext:value-type="float">
            <text:p>9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" calcext:value-type="float">
            <text:p>0</text:p>
          </table:table-cell>
          <table:table-cell table:style-name="ce2149" office:value-type="string" calcext:value-type="string">
            <text:p>egykeze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615" table:number-columns-repeated="1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number-columns-repeated="16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58" office:value-type="string" calcext:value-type="string">
            <text:p>Fegyver</text:p>
          </table:table-cell>
          <table:table-cell table:style-name="ce2058" office:value-type="string" calcext:value-type="string">
            <text:p>CÉ</text:p>
          </table:table-cell>
          <table:table-cell table:style-name="ce2058" office:value-type="string" calcext:value-type="string">
            <text:p>Osztó</text:p>
          </table:table-cell>
          <table:table-cell table:style-name="ce2058" office:value-type="string" calcext:value-type="string">
            <text:p>SP</text:p>
          </table:table-cell>
          <table:table-cell table:style-name="ce2116" office:value-type="string" calcext:value-type="string">
            <text:p>Sebesség</text:p>
          </table:table-cell>
          <table:table-cell table:style-name="ce2116" office:value-type="string" calcext:value-type="string">
            <text:p>Sebzés</text:p>
            <text:p>Módja</text:p>
          </table:table-cell>
          <table:table-cell table:style-name="ce2116" office:value-type="string" calcext:value-type="string">
            <text:p>Hatótáv</text:p>
          </table:table-cell>
          <table:table-cell table:style-name="ce2058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16" office:value-type="string" calcext:value-type="string">
            <text:p>Átütés</text:p>
          </table:table-cell>
          <table:table-cell table:style-name="ce2058" table:number-columns-repeated="3"/>
          <table:table-cell table:style-name="ce2116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9" office:value-type="string" calcext:value-type="string">
            <text:p>Hajítófegyverek</text:p>
          </table:table-cell>
          <table:table-cell table:style-name="ce2059"/>
          <table:table-cell table:style-name="ce2077" table:number-columns-repeated="2"/>
          <table:table-cell table:style-name="ce1903" table:number-columns-repeated="11"/>
          <table:table-cell table:style-name="ce2292"/>
          <table:table-cell table:style-name="ce2356"/>
          <table:table-cell table:style-name="ce615" table:number-columns-repeated="6"/>
          <table:table-cell table:number-columns-repeated="105"/>
          <table:table-cell table:style-name="ce694" table:number-columns-repeated="129"/>
          <table:table-cell table:number-columns-repeated="8"/>
        </table:table-row>
        <table:table-row table:style-name="ro2">
          <table:table-cell/>
          <table:table-cell table:style-name="ce2060" office:value-type="string" calcext:value-type="string">
            <text:p>Alkalmatlan tárg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1" calcext:value-type="float">
            <text:p>1</text:p>
          </table:table-cell>
          <table:table-cell table:style-name="ce2078" office:value-type="float" office:value="-5" calcext:value-type="float">
            <text:p>-5</text:p>
          </table:table-cell>
          <table:table-cell table:style-name="ce2078" office:value-type="float" office:value="11" calcext:value-type="float">
            <text:p>11</text:p>
          </table:table-cell>
          <table:table-cell table:style-name="ce2078" office:value-type="string" calcext:value-type="string">
            <text:p>Z</text:p>
          </table:table-cell>
          <table:table-cell table:style-name="ce2136" office:value-type="string" calcext:value-type="string">
            <text:p>5m +(Erő x 3)</text:p>
          </table:table-cell>
          <table:table-cell table:style-name="ce2150" office:value-type="string" calcext:value-type="string">
            <text:p>egykezes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table:number-columns-repeated="3"/>
          <table:table-cell table:style-name="ce2265" office:value-type="string" calcext:value-type="string">
            <text:p>hajítás</text:p>
          </table:table-cell>
          <table:table-cell table:style-name="ce2038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8"/>
          <table:table-cell table:style-name="ce2061" office:value-type="string" calcext:value-type="string">
            <text:p>Bola</text:p>
          </table:table-cell>
          <table:table-cell table:style-name="ce1981" office:value-type="float" office:value="0" calcext:value-type="float">
            <text:p>0</text:p>
          </table:table-cell>
          <table:table-cell table:style-name="ce1989" office:value-type="float" office:value="2" calcext:value-type="float">
            <text:p>2</text:p>
          </table:table-cell>
          <table:table-cell table:style-name="ce2101" office:value-type="string" calcext:value-type="string">
            <text:p>-</text:p>
          </table:table-cell>
          <table:table-cell table:style-name="ce2117" office:value-type="float" office:value="11" calcext:value-type="float">
            <text:p>11</text:p>
          </table:table-cell>
          <table:table-cell table:style-name="ce2101" office:value-type="string" calcext:value-type="string">
            <text:p>-</text:p>
          </table:table-cell>
          <table:table-cell table:style-name="ce2101" office:value-type="string" calcext:value-type="string">
            <text:p>20m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62" office:value-type="string" calcext:value-type="string">
            <text:p>Dárda</text:p>
          </table:table-cell>
          <table:table-cell table:style-name="ce1981" office:value-type="float" office:value="3" calcext:value-type="float">
            <text:p>3</text:p>
          </table:table-cell>
          <table:table-cell table:style-name="ce2080" office:value-type="float" office:value="3" calcext:value-type="float">
            <text:p>3</text:p>
          </table:table-cell>
          <table:table-cell table:style-name="ce2099" office:value-type="float" office:value="3" calcext:value-type="float">
            <text:p>3</text:p>
          </table:table-cell>
          <table:table-cell table:style-name="ce2113" office:value-type="float" office:value="9" calcext:value-type="float">
            <text:p>9</text:p>
          </table:table-cell>
          <table:table-cell table:style-name="ce2099" office:value-type="string" calcext:value-type="string">
            <text:p>S</text:p>
          </table:table-cell>
          <table:table-cell table:style-name="ce2137" office:value-type="string" calcext:value-type="string">
            <text:p>5m</text:p>
            <text:p>+(Erő x 3)</text:p>
          </table:table-cell>
          <table:table-cell table:style-name="ce2174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">
          <table:table-cell/>
          <table:table-cell table:style-name="ce2063" office:value-type="string" calcext:value-type="string">
            <text:p>Dobócsillag</text:p>
          </table:table-cell>
          <table:table-cell table:style-name="ce1981" office:value-type="float" office:value="1" calcext:value-type="float">
            <text:p>1</text:p>
          </table:table-cell>
          <table:table-cell table:style-name="ce1989" office:value-type="float" office:value="2" calcext:value-type="float">
            <text:p>2</text:p>
          </table:table-cell>
          <table:table-cell table:style-name="ce2102" office:value-type="float" office:value="-3" calcext:value-type="float">
            <text:p>-3</text:p>
          </table:table-cell>
          <table:table-cell table:style-name="ce2118" office:value-type="float" office:value="5" calcext:value-type="float">
            <text:p>5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string" calcext:value-type="string">
            <text:p>15m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615" table:number-columns-repeated="6"/>
          <table:table-cell table:number-columns-repeated="105"/>
          <table:table-cell table:style-name="ce694" table:number-columns-repeated="129"/>
          <table:table-cell table:number-columns-repeated="8"/>
        </table:table-row>
        <table:table-row table:style-name="ro2">
          <table:table-cell/>
          <table:table-cell table:style-name="ce2061" office:value-type="string" calcext:value-type="string">
            <text:p>Dobóháló</text:p>
          </table:table-cell>
          <table:table-cell table:style-name="ce1981" office:value-type="float" office:value="0" calcext:value-type="float">
            <text:p>0</text:p>
          </table:table-cell>
          <table:table-cell table:style-name="ce1989" office:value-type="float" office:value="2" calcext:value-type="float">
            <text:p>2</text:p>
          </table:table-cell>
          <table:table-cell table:style-name="ce2101" office:value-type="string" calcext:value-type="string">
            <text:p>-</text:p>
          </table:table-cell>
          <table:table-cell table:style-name="ce2117" office:value-type="float" office:value="11" calcext:value-type="float">
            <text:p>11</text:p>
          </table:table-cell>
          <table:table-cell table:style-name="ce2101" office:value-type="string" calcext:value-type="string">
            <text:p>-</text:p>
          </table:table-cell>
          <table:table-cell table:style-name="ce2101" office:value-type="string" calcext:value-type="string">
            <text:p>4m +Erő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30">
          <table:table-cell table:style-name="ce2035"/>
          <table:table-cell table:style-name="ce2063" office:value-type="string" calcext:value-type="string">
            <text:p>Hajítóbárd</text:p>
          </table:table-cell>
          <table:table-cell table:style-name="ce1981" office:value-type="float" office:value="2" calcext:value-type="float">
            <text:p>2</text:p>
          </table:table-cell>
          <table:table-cell table:style-name="ce2080" office:value-type="float" office:value="3" calcext:value-type="float">
            <text:p>3</text:p>
          </table:table-cell>
          <table:table-cell table:style-name="ce2102" office:value-type="float" office:value="2" calcext:value-type="float">
            <text:p>2</text:p>
          </table:table-cell>
          <table:table-cell table:style-name="ce2118" office:value-type="float" office:value="7" calcext:value-type="float">
            <text:p>7</text:p>
          </table:table-cell>
          <table:table-cell table:style-name="ce2102" office:value-type="string" calcext:value-type="string">
            <text:p>Z</text:p>
          </table:table-cell>
          <table:table-cell table:style-name="ce2138" office:value-type="string" calcext:value-type="string">
            <text:p><text:span text:style-name="T95">20m</text:span></text:p>
            <text:p><text:span text:style-name="T96">+(Erő x 4) </text:span></text:p>
          </table:table-cell>
          <table:table-cell table:style-name="ce2145" office:value-type="string" calcext:value-type="string">
            <text:p>egykezes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630" table:number-columns-repeated="129"/>
          <table:table-cell table:number-columns-repeated="8"/>
        </table:table-row>
        <table:table-row table:style-name="ro25">
          <table:table-cell/>
          <table:table-cell table:style-name="ce2064" office:value-type="string" calcext:value-type="string">
            <text:p>Hajítótőr</text:p>
          </table:table-cell>
          <table:table-cell table:style-name="ce1983" office:value-type="float" office:value="2" calcext:value-type="float">
            <text:p>2</text:p>
          </table:table-cell>
          <table:table-cell table:style-name="ce2081" office:value-type="float" office:value="3" calcext:value-type="float">
            <text:p>3</text:p>
          </table:table-cell>
          <table:table-cell table:style-name="ce2103" office:value-type="float" office:value="0" calcext:value-type="float">
            <text:p>0</text:p>
          </table:table-cell>
          <table:table-cell table:style-name="ce2119" office:value-type="float" office:value="6" calcext:value-type="float">
            <text:p>6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5m</text:p>
          </table:table-cell>
          <table:table-cell table:style-name="ce2179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103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30">
          <table:table-cell table:style-name="ce2038"/>
          <table:table-cell table:style-name="ce2063" office:value-type="string" calcext:value-type="string">
            <text:p>Kő</text:p>
          </table:table-cell>
          <table:table-cell table:style-name="ce1981" office:value-type="float" office:value="1" calcext:value-type="float">
            <text:p>1</text:p>
          </table:table-cell>
          <table:table-cell table:style-name="ce1989" office:value-type="float" office:value="2" calcext:value-type="float">
            <text:p>2</text:p>
          </table:table-cell>
          <table:table-cell table:style-name="ce2102" office:value-type="float" office:value="-10" calcext:value-type="float">
            <text:p>-10</text:p>
          </table:table-cell>
          <table:table-cell table:style-name="ce2118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139" office:value-type="string" calcext:value-type="string">
            <text:p>20m</text:p>
            <text:p>+(Erő x 5) 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54" office:value-type="string" calcext:value-type="string">
            <text:p>Lasszó</text:p>
          </table:table-cell>
          <table:table-cell table:style-name="ce1981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99" office:value-type="string" calcext:value-type="string">
            <text:p>-</text:p>
          </table:table-cell>
          <table:table-cell table:style-name="ce2113" office:value-type="float" office:value="10" calcext:value-type="float">
            <text:p>10</text:p>
          </table:table-cell>
          <table:table-cell table:style-name="ce2099" office:value-type="string" calcext:value-type="string">
            <text:p>-</text:p>
          </table:table-cell>
          <table:table-cell table:style-name="ce2099" office:value-type="string" calcext:value-type="string">
            <text:p>10m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Parittya</text:p>
          </table:table-cell>
          <table:table-cell table:style-name="ce1981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99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string" calcext:value-type="string">
            <text:p>70m</text:p>
          </table:table-cell>
          <table:table-cell table:style-name="ce2145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694" table:number-columns-repeated="129"/>
          <table:table-cell table:number-columns-repeated="8"/>
        </table:table-row>
        <table:table-row table:style-name="ro2">
          <table:table-cell table:style-name="ce2038"/>
          <table:table-cell table:style-name="ce2063" office:value-type="string" calcext:value-type="string">
            <text:p>Ramiera</text:p>
          </table:table-cell>
          <table:table-cell table:style-name="ce1981" office:value-type="float" office:value="0" calcext:value-type="float">
            <text:p>0</text:p>
          </table:table-cell>
          <table:table-cell table:style-name="ce1989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18" office:value-type="float" office:value="7" calcext:value-type="float">
            <text:p>7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string" calcext:value-type="string">
            <text:p>10m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615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">
          <table:table-cell/>
          <table:table-cell table:style-name="ce2054" office:value-type="string" calcext:value-type="string">
            <text:p>Tőr</text:p>
          </table:table-cell>
          <table:table-cell table:style-name="ce1981" office:value-type="float" office:value="1" calcext:value-type="float">
            <text:p>1</text:p>
          </table:table-cell>
          <table:table-cell table:style-name="ce198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113" office:value-type="float" office:value="7" calcext:value-type="float">
            <text:p>7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string" calcext:value-type="string">
            <text:p>10m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 table:style-name="ce2039" office:value-type="string" calcext:value-type="string">
            <text:p>Íjász lőfegyverek</text:p>
          </table:table-cell>
          <table:table-cell table:style-name="ce2055" office:value-type="string" calcext:value-type="string">
            <text:p>Rövid íj</text:p>
          </table:table-cell>
          <table:table-cell table:style-name="ce2072" office:value-type="float" office:value="3" calcext:value-type="float">
            <text:p>3</text:p>
          </table:table-cell>
          <table:table-cell table:style-name="ce2082" office:value-type="float" office:value="4" calcext:value-type="float">
            <text:p>4</text:p>
          </table:table-cell>
          <table:table-cell table:style-name="ce2100" office:value-type="float" office:value="1" calcext:value-type="float">
            <text:p>1</text:p>
          </table:table-cell>
          <table:table-cell table:style-name="ce2114" office:value-type="float" office:value="6" calcext:value-type="float">
            <text:p>6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string" calcext:value-type="string">
            <text:p>60m</text:p>
          </table:table-cell>
          <table:table-cell table:style-name="ce2194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65" office:value-type="string" calcext:value-type="string">
            <text:p>Hosszú íj</text:p>
          </table:table-cell>
          <table:table-cell table:style-name="ce1983" office:value-type="float" office:value="4" calcext:value-type="float">
            <text:p>4</text:p>
          </table:table-cell>
          <table:table-cell table:style-name="ce2081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20" office:value-type="float" office:value="8" calcext:value-type="float">
            <text:p>8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120m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63" office:value-type="string" calcext:value-type="string">
            <text:p>Visszacsapó íj</text:p>
          </table:table-cell>
          <table:table-cell table:style-name="ce1981" office:value-type="float" office:value="3" calcext:value-type="float">
            <text:p>3</text:p>
          </table:table-cell>
          <table:table-cell table:style-name="ce1989" office:value-type="float" office:value="4" calcext:value-type="float">
            <text:p>4</text:p>
          </table:table-cell>
          <table:table-cell table:style-name="ce2102" office:value-type="float" office:value="4" calcext:value-type="float">
            <text:p>4</text:p>
          </table:table-cell>
          <table:table-cell table:style-name="ce2118" office:value-type="float" office:value="8" calcext:value-type="float">
            <text:p>8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string" calcext:value-type="string">
            <text:p>160m</text:p>
          </table:table-cell>
          <table:table-cell table:style-name="ce2109" office:value-type="string" calcext:value-type="string">
            <text:p>kétkezes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63" office:value-type="string" calcext:value-type="string">
            <text:p>Elf íj</text:p>
          </table:table-cell>
          <table:table-cell table:style-name="ce1981" office:value-type="float" office:value="5" calcext:value-type="float">
            <text:p>5</text:p>
          </table:table-cell>
          <table:table-cell table:style-name="ce1989" office:value-type="float" office:value="5" calcext:value-type="float">
            <text:p>5</text:p>
          </table:table-cell>
          <table:table-cell table:style-name="ce2102" office:value-type="float" office:value="4" calcext:value-type="float">
            <text:p>4</text:p>
          </table:table-cell>
          <table:table-cell table:style-name="ce2118" office:value-type="float" office:value="7" calcext:value-type="float">
            <text:p>7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">
          <table:table-cell/>
          <table:table-cell table:style-name="ce2054" office:value-type="string" calcext:value-type="string">
            <text:p>Fúvócső, kicsi</text:p>
          </table:table-cell>
          <table:table-cell table:style-name="ce1981" office:value-type="float" office:value="2" calcext:value-type="float">
            <text:p>2</text:p>
          </table:table-cell>
          <table:table-cell table:style-name="ce2080" office:value-type="float" office:value="3" calcext:value-type="float">
            <text:p>3</text:p>
          </table:table-cell>
          <table:table-cell table:style-name="ce2099" office:value-type="string" calcext:value-type="string">
            <text:p>spec</text:p>
          </table:table-cell>
          <table:table-cell table:style-name="ce2113" office:value-type="float" office:value="9" calcext:value-type="float">
            <text:p>9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string" calcext:value-type="string">
            <text:p>16m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">
          <table:table-cell/>
          <table:table-cell table:style-name="ce2066" office:value-type="string" calcext:value-type="string">
            <text:p>Fúvócső, vadász</text:p>
          </table:table-cell>
          <table:table-cell table:style-name="ce2079" office:value-type="float" office:value="3" calcext:value-type="float">
            <text:p>3</text:p>
          </table:table-cell>
          <table:table-cell table:style-name="ce2083" office:value-type="float" office:value="4" calcext:value-type="float">
            <text:p>4</text:p>
          </table:table-cell>
          <table:table-cell table:style-name="ce2105" office:value-type="float" office:value="-10" calcext:value-type="float">
            <text:p>-10</text:p>
          </table:table-cell>
          <table:table-cell table:style-name="ce2121" office:value-type="float" office:value="10" calcext:value-type="float">
            <text:p>10</text:p>
          </table:table-cell>
          <table:table-cell table:style-name="ce2105" office:value-type="string" calcext:value-type="string">
            <text:p>S</text:p>
          </table:table-cell>
          <table:table-cell table:style-name="ce2105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39" office:value-type="string" calcext:value-type="string">
            <text:p>Lövész lőfegyverek</text:p>
          </table:table-cell>
          <table:table-cell table:style-name="ce2067" office:value-type="string" calcext:value-type="string">
            <text:p>Kézi nyílpuska</text:p>
          </table:table-cell>
          <table:table-cell table:style-name="ce2072" office:value-type="float" office:value="3" calcext:value-type="float">
            <text:p>3</text:p>
          </table:table-cell>
          <table:table-cell table:style-name="ce1061" office:value-type="float" office:value="4" calcext:value-type="float">
            <text:p>4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10" calcext:value-type="float">
            <text:p>10</text:p>
          </table:table-cell>
          <table:table-cell table:style-name="ce2107" office:value-type="string" calcext:value-type="string">
            <text:p>S</text:p>
          </table:table-cell>
          <table:table-cell table:style-name="ce2140" office:value-type="string" calcext:value-type="string">
            <text:p>20m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615" table:number-columns-repeated="6"/>
          <table:table-cell table:number-columns-repeated="105"/>
          <table:table-cell table:style-name="ce2030" table:number-columns-repeated="129"/>
          <table:table-cell table:number-columns-repeated="8"/>
        </table:table-row>
        <table:table-row table:style-name="ro2">
          <table:table-cell/>
          <table:table-cell table:style-name="ce2068" office:value-type="string" calcext:value-type="string">
            <text:p>Nyílpuska</text:p>
          </table:table-cell>
          <table:table-cell table:number-columns-repeated="2" table:style-name="ce1983" office:value-type="float" office:value="5" calcext:value-type="float">
            <text:p>5</text:p>
          </table:table-cell>
          <table:table-cell table:style-name="ce2108" office:value-type="float" office:value="6" calcext:value-type="float">
            <text:p>6</text:p>
          </table:table-cell>
          <table:table-cell table:style-name="ce2123" office:value-type="float" office:value="13" calcext:value-type="float">
            <text:p>13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50m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8" calcext:value-type="float">
            <text:p>8</text:p>
          </table:table-cell>
          <table:table-cell table:style-name="ce2108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63" office:value-type="string" calcext:value-type="string">
            <text:p>Nehéz nyílpuska</text:p>
          </table:table-cell>
          <table:table-cell table:style-name="ce1981" office:value-type="float" office:value="5" calcext:value-type="float">
            <text:p>5</text:p>
          </table:table-cell>
          <table:table-cell table:style-name="ce1989" office:value-type="float" office:value="5" calcext:value-type="float">
            <text:p>5</text:p>
          </table:table-cell>
          <table:table-cell table:style-name="ce2109" office:value-type="float" office:value="14" calcext:value-type="float">
            <text:p>14</text:p>
          </table:table-cell>
          <table:table-cell table:style-name="ce2118" office:value-type="float" office:value="16" calcext:value-type="float">
            <text:p>16</text:p>
          </table:table-cell>
          <table:table-cell table:style-name="ce2109" office:value-type="string" calcext:value-type="string">
            <text:p>S</text:p>
          </table:table-cell>
          <table:table-cell table:style-name="ce2102" office:value-type="string" calcext:value-type="string">
            <text:p>8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0" calcext:value-type="float">
            <text:p>0</text:p>
          </table:table-cell>
          <table:table-cell table:style-name="ce2102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5">
          <table:table-cell/>
          <table:table-cell table:style-name="ce2063" office:value-type="string" calcext:value-type="string">
            <text:p>Shadoni páncéltörő</text:p>
          </table:table-cell>
          <table:table-cell table:style-name="ce1981" office:value-type="float" office:value="0" calcext:value-type="float">
            <text:p>0</text:p>
          </table:table-cell>
          <table:table-cell table:style-name="ce1989" office:value-type="float" office:value="6" calcext:value-type="float">
            <text:p>6</text:p>
          </table:table-cell>
          <table:table-cell table:style-name="ce2109" office:value-type="float" office:value="20" calcext:value-type="float">
            <text:p>20</text:p>
          </table:table-cell>
          <table:table-cell table:style-name="ce2118" office:value-type="string" calcext:value-type="string">
            <text:p>-</text:p>
          </table:table-cell>
          <table:table-cell table:style-name="ce2109" office:value-type="string" calcext:value-type="string">
            <text:p>Z</text:p>
          </table:table-cell>
          <table:table-cell table:style-name="ce2102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0" calcext:value-type="float">
            <text:p>0</text:p>
          </table:table-cell>
          <table:table-cell table:style-name="ce2102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/>
          <table:table-cell table:style-name="ce2063" office:value-type="string" calcext:value-type="string">
            <text:p>Kharei nyílpuska</text:p>
          </table:table-cell>
          <table:table-cell table:style-name="ce1981" office:value-type="float" office:value="4" calcext:value-type="float">
            <text:p>4</text:p>
          </table:table-cell>
          <table:table-cell table:style-name="ce1989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18" office:value-type="float" office:value="6" calcext:value-type="float">
            <text:p>6</text:p>
          </table:table-cell>
          <table:table-cell table:style-name="ce2109" office:value-type="string" calcext:value-type="string">
            <text:p>S</text:p>
          </table:table-cell>
          <table:table-cell table:style-name="ce2102" office:value-type="string" calcext:value-type="string">
            <text:p>50m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4">
          <table:table-cell table:style-name="ce2040"/>
          <table:table-cell table:style-name="ce2069" office:value-type="string" calcext:value-type="string">
            <text:p>Aquir nyílpuska</text:p>
          </table:table-cell>
          <table:table-cell table:style-name="ce2079" office:value-type="float" office:value="6" calcext:value-type="float">
            <text:p>6</text:p>
          </table:table-cell>
          <table:table-cell table:style-name="ce2084" office:value-type="float" office:value="5" calcext:value-type="float">
            <text:p>5</text:p>
          </table:table-cell>
          <table:table-cell table:style-name="ce2110" office:value-type="string" calcext:value-type="string">
            <text:p>💀/+6</text:p>
          </table:table-cell>
          <table:table-cell table:style-name="ce2124" office:value-type="float" office:value="7" calcext:value-type="float">
            <text:p>7</text:p>
          </table:table-cell>
          <table:table-cell table:style-name="ce2110" office:value-type="string" calcext:value-type="string">
            <text:p>S</text:p>
          </table:table-cell>
          <table:table-cell table:style-name="ce2141" office:value-type="string" calcext:value-type="string">
            <text:p>50m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style-name="ce2041" office:value-type="string" calcext:value-type="string">
            <text:p>Mágikus lövedékek</text:p>
          </table:table-cell>
          <table:table-cell table:style-name="ce827" office:value-type="string" calcext:value-type="string">
            <text:p>Mágiatáv I</text:p>
          </table:table-cell>
          <table:table-cell table:number-columns-repeated="2" table:style-name="ce1989" office:value-type="float" office:value="1" calcext:value-type="float">
            <text:p>1</text:p>
          </table:table-cell>
          <table:table-cell table:number-columns-repeated="5" table:style-name="ce1989" office:value-type="string" calcext:value-type="string">
            <text:p>spec</text:p>
          </table:table-cell>
          <table:table-cell table:style-name="ce1989" office:value-type="float" office:value="99" calcext:value-type="float">
            <text:p>99</text:p>
          </table:table-cell>
          <table:table-cell table:style-name="ce1989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0">
          <table:table-cell/>
          <table:table-cell table:style-name="ce827" office:value-type="string" calcext:value-type="string">
            <text:p>Mágiatáv II</text:p>
          </table:table-cell>
          <table:table-cell table:number-columns-repeated="2" table:style-name="ce1989" office:value-type="float" office:value="2" calcext:value-type="float">
            <text:p>2</text:p>
          </table:table-cell>
          <table:table-cell table:number-columns-repeated="5" table:style-name="ce1989" office:value-type="string" calcext:value-type="string">
            <text:p>spec</text:p>
          </table:table-cell>
          <table:table-cell table:style-name="ce1989" office:value-type="float" office:value="99" calcext:value-type="float">
            <text:p>99</text:p>
          </table:table-cell>
          <table:table-cell table:style-name="ce1989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10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0">
          <table:table-cell/>
          <table:table-cell table:style-name="ce827" office:value-type="string" calcext:value-type="string">
            <text:p>Mágiatáv III</text:p>
          </table:table-cell>
          <table:table-cell table:style-name="ce1989" office:value-type="float" office:value="3" calcext:value-type="float">
            <text:p>3</text:p>
          </table:table-cell>
          <table:table-cell table:style-name="ce2080" office:value-type="float" office:value="3" calcext:value-type="float">
            <text:p>3</text:p>
          </table:table-cell>
          <table:table-cell table:number-columns-repeated="5" table:style-name="ce1989" office:value-type="string" calcext:value-type="string">
            <text:p>spec</text:p>
          </table:table-cell>
          <table:table-cell table:style-name="ce1989" office:value-type="float" office:value="99" calcext:value-type="float">
            <text:p>99</text:p>
          </table:table-cell>
          <table:table-cell table:style-name="ce1989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10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10">
          <table:table-cell/>
          <table:table-cell table:style-name="ce827" office:value-type="string" calcext:value-type="string">
            <text:p>Mágiatáv IV</text:p>
          </table:table-cell>
          <table:table-cell table:style-name="ce1989" office:value-type="float" office:value="4" calcext:value-type="float">
            <text:p>4</text:p>
          </table:table-cell>
          <table:table-cell table:style-name="ce2080" office:value-type="float" office:value="4" calcext:value-type="float">
            <text:p>4</text:p>
          </table:table-cell>
          <table:table-cell table:number-columns-repeated="5" table:style-name="ce1989" office:value-type="string" calcext:value-type="string">
            <text:p>spec</text:p>
          </table:table-cell>
          <table:table-cell table:style-name="ce1989" office:value-type="float" office:value="99" calcext:value-type="float">
            <text:p>99</text:p>
          </table:table-cell>
          <table:table-cell table:style-name="ce1989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27" office:value-type="string" calcext:value-type="string">
            <text:p><text:span text:style-name="T10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>
          <table:table-cell table:number-columns-repeated="2"/>
          <table:table-cell table:style-name="ce771" table:number-columns-repeated="14"/>
          <table:table-cell table:style-name="ce2356"/>
          <table:table-cell table:style-name="ce615" table:number-columns-repeated="6"/>
          <table:table-cell table:number-columns-repeated="242"/>
        </table:table-row>
        <table:table-row table:style-name="ro2" table:number-rows-repeated="4">
          <table:table-cell table:number-columns-repeated="15"/>
          <table:table-cell table:style-name="ce771"/>
          <table:table-cell table:style-name="ce615" table:number-columns-repeated="7"/>
          <table:table-cell table:number-columns-repeated="242"/>
        </table:table-row>
        <table:table-row table:style-name="ro2" table:number-rows-repeated="101">
          <table:table-cell table:number-columns-repeated="16"/>
          <table:table-cell table:style-name="ce615" table:number-columns-repeated="7"/>
          <table:table-cell table:number-columns-repeated="242"/>
        </table:table-row>
        <table:table-row table:style-name="ro2">
          <table:table-cell table:number-columns-repeated="16"/>
          <table:table-cell table:style-name="ce615"/>
          <table:table-cell table:number-columns-repeated="4"/>
          <table:table-cell table:style-name="ce771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771"/>
          <table:table-cell table:number-columns-repeated="243"/>
        </table:table-row>
        <table:table-row table:style-name="ro2" table:number-rows-repeated="983031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6">
        <table:table-column table:style-name="co137" table:default-cell-style-name="ce1729"/>
        <table:table-column table:style-name="co138" table:default-cell-style-name="ce1731"/>
        <table:table-column table:style-name="co139" table:default-cell-style-name="ce1729"/>
        <table:table-column table:style-name="co138" table:default-cell-style-name="ce1731"/>
        <table:table-column table:style-name="co140" table:default-cell-style-name="ce1729"/>
        <table:table-column table:style-name="co141" table:default-cell-style-name="ce1268"/>
        <table:table-column table:style-name="co142" table:default-cell-style-name="ce1729"/>
        <table:table-column table:style-name="co51" table:default-cell-style-name="ce937"/>
        <table:table-column table:style-name="co143" table:default-cell-style-name="ce937"/>
        <table:table-column table:style-name="co144" table:default-cell-style-name="ce937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67"/>
          <table:covered-table-cell table:style-name="ce708"/>
          <table:covered-table-cell table:style-name="ce1267"/>
          <table:covered-table-cell table:style-name="ce2636"/>
          <table:covered-table-cell table:style-name="ce1267"/>
          <table:covered-table-cell table:style-name="ce708"/>
          <table:covered-table-cell table:number-columns-repeated="3"/>
          <table:table-cell table:style-name="ce937" table:number-columns-repeated="16374"/>
        </table:table-row>
        <table:table-row table:style-name="ro11">
          <table:table-cell table:style-name="ce1713"/>
          <table:table-cell table:style-name="ce1267"/>
          <table:table-cell table:style-name="ce708"/>
          <table:table-cell table:style-name="ce1267"/>
          <table:table-cell table:style-name="ce2636"/>
          <table:table-cell table:style-name="ce1267"/>
          <table:table-cell table:style-name="ce708"/>
          <table:table-cell table:number-columns-repeated="3"/>
          <table:table-cell table:style-name="ce937" table:number-columns-repeated="16374"/>
        </table:table-row>
        <table:table-row table:style-name="ro6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37"/>
          <table:table-cell table:style-name="ce1739" office:value-type="string" calcext:value-type="string">
            <text:p>Tradíciók</text:p>
          </table:table-cell>
          <table:table-cell table:style-name="ce937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37" table:number-columns-repeated="16374"/>
        </table:table-row>
        <table:table-row table:style-name="ro6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37"/>
          <table:table-cell table:style-name="ce1726"/>
          <table:table-cell table:style-name="ce937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1291" office:value-type="string" calcext:value-type="string">
            <text:p>Asztrálmágia</text:p>
          </table:table-cell>
          <table:table-cell table:style-name="ce937" table:number-columns-repeated="16374"/>
        </table:table-row>
        <table:table-row table:style-name="ro10">
          <table:table-cell table:style-name="ce1716" office:value-type="string" calcext:value-type="string">
            <text:p><text:span text:style-name="T103">➖➖ </text:span><text:span text:style-name="T104">Harcmodorok </text:span><text:span text:style-name="T10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37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37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1291" office:value-type="string" calcext:value-type="string">
            <text:p>Természetes anyagok mágiája</text:p>
          </table:table-cell>
          <table:table-cell table:style-name="ce937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37" table:number-columns-repeated="2"/>
          <table:table-cell table:style-name="ce1726" office:value-type="string" calcext:value-type="string">
            <text:p>Magasmágia</text:p>
          </table:table-cell>
          <table:table-cell table:style-name="ce937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1291" office:value-type="string" calcext:value-type="string">
            <text:p>Belső síkok lényeinek idézése</text:p>
          </table:table-cell>
          <table:table-cell table:style-name="ce937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37"/>
          <table:table-cell table:style-name="ce1726" office:value-type="string" calcext:value-type="string">
            <text:p>Vulgármágia</text:p>
          </table:table-cell>
          <table:table-cell table:style-name="ce937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1291" office:value-type="string" calcext:value-type="string">
            <text:p>Mentálmágia</text:p>
          </table:table-cell>
          <table:table-cell table:style-name="ce937" table:number-columns-repeated="16374"/>
        </table:table-row>
        <table:table-row table:style-name="ro6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37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1291" office:value-type="string" calcext:value-type="string">
            <text:p>Aura</text:p>
          </table:table-cell>
          <table:table-cell table:style-name="ce937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37"/>
          <table:table-cell table:style-name="ce1726" office:value-type="string" calcext:value-type="string">
            <text:p>Bárdmágia</text:p>
          </table:table-cell>
          <table:table-cell table:style-name="ce937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1291" office:value-type="string" calcext:value-type="string">
            <text:p>Természeti jelenségek</text:p>
          </table:table-cell>
          <table:table-cell table:style-name="ce937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37"/>
          <table:table-cell table:style-name="ce1726" office:value-type="string" calcext:value-type="string">
            <text:p>Illuzionista</text:p>
          </table:table-cell>
          <table:table-cell table:style-name="ce937"/>
          <table:table-cell table:style-name="ce2644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4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1291" office:value-type="string" calcext:value-type="string">
            <text:p>Életerő Manipulálása</text:p>
          </table:table-cell>
          <table:table-cell table:style-name="ce937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37"/>
          <table:table-cell table:style-name="ce1726" office:value-type="string" calcext:value-type="string">
            <text:p>Természeti mágia</text:p>
          </table:table-cell>
          <table:table-cell/>
          <table:table-cell table:style-name="ce2644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4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1291" office:value-type="string" calcext:value-type="string">
            <text:p>Elemi mágia</text:p>
          </table:table-cell>
          <table:table-cell table:style-name="ce937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37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1291" office:value-type="string" calcext:value-type="string">
            <text:p>Belső síkok lényeinek idézése</text:p>
          </table:table-cell>
          <table:table-cell table:style-name="ce937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37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1291" office:value-type="string" calcext:value-type="string">
            <text:p>Elemi mágia (levegő)</text:p>
          </table:table-cell>
          <table:table-cell table:style-name="ce937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37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1291" office:value-type="string" calcext:value-type="string">
            <text:p>Illúziók</text:p>
          </table:table-cell>
          <table:table-cell table:style-name="ce937" table:number-columns-repeated="16374"/>
        </table:table-row>
        <table:table-row table:style-name="ro6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27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37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1291" office:value-type="string" calcext:value-type="string">
            <text:p>Belső síkok lényeinek idézése</text:p>
          </table:table-cell>
          <table:table-cell table:style-name="ce937" table:number-columns-repeated="16374"/>
        </table:table-row>
        <table:table-row table:style-name="ro6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27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37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1291" office:value-type="string" calcext:value-type="string">
            <text:p>Térmágia</text:p>
          </table:table-cell>
          <table:table-cell table:style-name="ce937" table:number-columns-repeated="16374"/>
        </table:table-row>
        <table:table-row table:style-name="ro10">
          <table:table-cell table:style-name="ce1716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 table:style-name="ce127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37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1291" office:value-type="string" calcext:value-type="string">
            <text:p>Elemi mágia (víz)</text:p>
          </table:table-cell>
          <table:table-cell table:style-name="ce937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27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37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1291" office:value-type="string" calcext:value-type="string">
            <text:p>Elemi mágia (föld)</text:p>
          </table:table-cell>
          <table:table-cell table:style-name="ce937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27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4"/>
          <table:table-cell table:style-name="ce937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1291" office:value-type="string" calcext:value-type="string">
            <text:p>Külső síkok lényeinek idézése</text:p>
          </table:table-cell>
          <table:table-cell table:style-name="ce937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27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4"/>
          <table:table-cell table:style-name="ce937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1291" office:value-type="string" calcext:value-type="string">
            <text:p>Aurahangolás</text:p>
          </table:table-cell>
          <table:table-cell table:style-name="ce937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27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37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1291" office:value-type="string" calcext:value-type="string">
            <text:p>Természeti mágia</text:p>
          </table:table-cell>
          <table:table-cell table:style-name="ce937" table:number-columns-repeated="16374"/>
        </table:table-row>
        <table:table-row table:style-name="ro6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37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37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1291" office:value-type="string" calcext:value-type="string">
            <text:p>Sors befolyásolás</text:p>
          </table:table-cell>
          <table:table-cell table:style-name="ce937" table:number-columns-repeated="16374"/>
        </table:table-row>
        <table:table-row table:style-name="ro6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37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1291" office:value-type="string" calcext:value-type="string">
            <text:p>Nekromancia</text:p>
          </table:table-cell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27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37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1291" office:value-type="string" calcext:value-type="string">
            <text:p>Természeti mágia</text:p>
          </table:table-cell>
          <table:table-cell table:style-name="ce937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27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37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1291" office:value-type="string" calcext:value-type="string">
            <text:p>Természetes anyagok mágiája</text:p>
          </table:table-cell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37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67" table:formula="of:=COUNTA([.C$4:.C$26])" office:value-type="float" office:value="22" calcext:value-type="float">
            <text:p>22</text:p>
          </table:table-cell>
          <table:table-cell table:style-name="ce937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1291" office:value-type="string" calcext:value-type="string">
            <text:p>Elemi mágia (tűz)</text:p>
          </table:table-cell>
          <table:table-cell table:style-name="ce937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37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1291" office:value-type="string" calcext:value-type="string">
            <text:p>Aura</text:p>
          </table:table-cell>
          <table:table-cell table:style-name="ce937" table:number-columns-repeated="16374"/>
        </table:table-row>
        <table:table-row table:style-name="ro6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37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37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10">
          <table:table-cell table:style-name="ce1723" office:value-type="string" calcext:value-type="string">
            <text:p><text:span text:style-name="T109"><text:a xlink:href="https://github.com/kaktusztea/szilankrpg/blob/master/md/kepzettsegek.primer.misztikus/osi_nyelv_ismerete.md" xlink:type="simple">Ősi nyelv ismerete</text:a></text:span><text:span text:style-name="T109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37" table:number-columns-repeated="4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937" table:number-columns-repeated="2"/>
          <table:table-cell/>
          <table:table-cell table:style-name="ce937"/>
          <table:table-cell table:style-name="ce582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937"/>
          <table:table-cell table:style-name="ce1631"/>
          <table:table-cell table:style-name="ce937" table:number-columns-repeated="4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1724" office:value-type="string" calcext:value-type="string">
            <text:p>Szférák, Arkánumok (Primer)</text:p>
          </table:table-cell>
          <table:table-cell table:style-name="ce1631"/>
          <table:table-cell table:style-name="ce937"/>
          <table:table-cell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1721"/>
          <table:table-cell table:style-name="ce1631"/>
          <table:table-cell table:style-name="ce937"/>
          <table:table-cell/>
          <table:table-cell table:style-name="ce67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1725" office:value-type="string" calcext:value-type="string">
            <text:p>➖➖ Mágia Szféra ➖➖</text:p>
          </table:table-cell>
          <table:table-cell table:style-name="ce1631"/>
          <table:table-cell table:style-name="ce937"/>
          <table:table-cell/>
          <table:table-cell table:style-name="ce67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31"/>
          <table:table-cell table:style-name="ce937"/>
          <table:table-cell/>
          <table:table-cell table:style-name="ce67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31"/>
          <table:table-cell table:style-name="ce937"/>
          <table:table-cell/>
          <table:table-cell table:style-name="ce67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10">
          <table:table-cell table:style-name="ce1716" office:value-type="string" calcext:value-type="string">
            <text:p><text:span text:style-name="T106">➖➖ </text:span><text:span text:style-name="T110">Anyag szféra</text:span><text:span text:style-name="T111"> </text:span><text:span text:style-name="T112">➖➖</text:span></text:p>
          </table:table-cell>
          <table:table-cell table:style-name="ce1631"/>
          <table:table-cell table:number-columns-repeated="3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31"/>
          <table:table-cell table:number-columns-repeated="3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31"/>
          <table:table-cell table:number-columns-repeated="3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1727" office:value-type="string" calcext:value-type="string">
            <text:p>➖➖ Lélek szféra ➖➖</text:p>
          </table:table-cell>
          <table:table-cell table:style-name="ce1631"/>
          <table:table-cell table:number-columns-repeated="3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31"/>
          <table:table-cell table:number-columns-repeated="3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31"/>
          <table:table-cell table:number-columns-repeated="3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1725" office:value-type="string" calcext:value-type="string">
            <text:p>➖➖ Jelenségek Szféra ➖➖</text:p>
          </table:table-cell>
          <table:table-cell table:style-name="ce1631"/>
          <table:table-cell table:number-columns-repeated="3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31"/>
          <table:table-cell table:number-columns-repeated="3"/>
          <table:table-cell table:style-name="ce937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1725" office:value-type="string" calcext:value-type="string">
            <text:p>➖➖ Téridő Szféra ➖➖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1725" office:value-type="string" calcext:value-type="string">
            <text:p>➖➖ Életerő Szféra ➖➖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1725" office:value-type="string" calcext:value-type="string">
            <text:p>➖➖ Idézés Szféra ➖➖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1725" office:value-type="string" calcext:value-type="string">
            <text:p>➖➖ Sors Szféra ➖➖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31"/>
          <table:table-cell table:number-columns-repeated="2"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6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68" table:formula="of:=COUNTA([.A35:.A62])" office:value-type="float" office:value="24" calcext:value-type="float">
            <text:p>24</text:p>
          </table:table-cell>
          <table:table-cell table:style-name="ce937"/>
          <table:table-cell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2">
          <table:table-cell table:style-name="ce937" table:number-columns-repeated="3"/>
          <table:table-cell/>
          <table:table-cell table:style-name="ce937" table:number-columns-repeated="2"/>
          <table:table-cell table:number-columns-repeated="4"/>
          <table:table-cell table:style-name="ce937" table:number-columns-repeated="16374"/>
        </table:table-row>
        <table:table-row table:style-name="ro2" table:number-rows-repeated="5">
          <table:table-cell table:style-name="ce937" table:number-columns-repeated="3"/>
          <table:table-cell table:number-columns-repeated="7"/>
          <table:table-cell table:style-name="ce937" table:number-columns-repeated="16374"/>
        </table:table-row>
        <table:table-row table:style-name="ro2">
          <table:table-cell table:style-name="ce937" table:number-columns-repeated="2"/>
          <table:table-cell table:number-columns-repeated="8"/>
          <table:table-cell table:style-name="ce937" table:number-columns-repeated="16374"/>
        </table:table-row>
        <table:table-row table:style-name="ro2" table:number-rows-repeated="1048509">
          <table:table-cell table:number-columns-repeated="10"/>
          <table:table-cell table:style-name="ce937" table:number-columns-repeated="16374"/>
        </table:table-row>
        <table:table-row table:style-name="ro2">
          <table:table-cell table:number-columns-repeated="10"/>
          <table:table-cell table:style-name="ce937" table:number-columns-repeated="16374"/>
        </table:table-row>
      </table:table>
      <table:table table:name="Fortélylista" table:style-name="ta6">
        <table:table-column table:style-name="co90" table:default-cell-style-name="ce615"/>
        <table:table-column table:style-name="co91" table:default-cell-style-name="ce594"/>
        <table:table-column table:style-name="co92" table:default-cell-style-name="ce2669"/>
        <table:table-column table:style-name="co93" table:default-cell-style-name="ce615"/>
        <table:table-column table:style-name="co94" table:default-cell-style-name="ce2676"/>
        <table:table-column table:style-name="co95" table:default-cell-style-name="ce615"/>
        <table:table-column table:style-name="co96" table:default-cell-style-name="ce615"/>
        <table:table-column table:style-name="co97" table:default-cell-style-name="ce615"/>
        <table:table-column table:style-name="co98" table:default-cell-style-name="ce646"/>
        <table:table-column table:style-name="co99" table:default-cell-style-name="ce615"/>
        <table:table-column table:style-name="co100" table:default-cell-style-name="ce615"/>
        <table:table-column table:style-name="co101" table:default-cell-style-name="ce937"/>
        <table:table-column table:style-name="co102" table:default-cell-style-name="ce615"/>
        <table:table-column table:style-name="co103" table:default-cell-style-name="ce615"/>
        <table:table-column table:style-name="co104" table:default-cell-style-name="ce615"/>
        <table:table-column table:style-name="co14" table:default-cell-style-name="ce937"/>
        <table:table-column table:style-name="co3" table:default-cell-style-name="ce937"/>
        <table:table-column table:style-name="co3" table:number-columns-repeated="16367"/>
        <table:table-row table:style-name="ro11">
          <table:table-cell table:style-name="ce26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0"/>
          <table:covered-table-cell table:style-name="ce2668"/>
          <table:covered-table-cell table:style-name="ce708"/>
          <table:covered-table-cell table:style-name="ce961"/>
          <table:covered-table-cell table:number-columns-repeated="3" table:style-name="ce708"/>
          <table:covered-table-cell table:style-name="ce2683"/>
          <table:covered-table-cell table:number-columns-repeated="2" table:style-name="ce708"/>
          <table:covered-table-cell/>
          <table:covered-table-cell table:style-name="ce708"/>
          <table:covered-table-cell table:number-columns-repeated="3"/>
          <table:table-cell/>
          <table:table-cell table:style-name="ce937" table:number-columns-repeated="16367"/>
        </table:table-row>
        <table:table-row table:style-name="ro11">
          <table:table-cell table:style-name="ce2652"/>
          <table:table-cell table:style-name="ce1220"/>
          <table:table-cell table:style-name="ce2668"/>
          <table:table-cell table:style-name="ce708"/>
          <table:table-cell table:number-columns-repeated="13"/>
          <table:table-cell table:style-name="ce937" table:number-columns-repeated="16367"/>
        </table:table-row>
        <table:table-row table:style-name="ro2">
          <table:table-cell table:style-name="ce2655" office:value-type="string" calcext:value-type="string">
            <text:p>Kiemelt Fortélyok</text:p>
          </table:table-cell>
          <table:table-cell table:style-name="ce708"/>
          <table:table-cell table:style-name="ce615"/>
          <table:table-cell table:style-name="ce708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37"/>
          <table:table-cell table:style-name="ce2656" office:value-type="string" calcext:value-type="string">
            <text:p>Varázslási metódusok</text:p>
          </table:table-cell>
          <table:table-cell table:style-name="ce615"/>
          <table:table-cell/>
          <table:table-cell table:style-name="ce937" table:number-columns-repeated="16367"/>
        </table:table-row>
        <table:table-row table:style-name="ro2">
          <table:table-cell table:style-name="ce937"/>
          <table:table-cell table:style-name="ce708"/>
          <table:table-cell table:style-name="ce615"/>
          <table:table-cell table:style-name="ce708"/>
          <table:table-cell table:style-name="ce2657"/>
          <table:table-cell table:style-name="ce2679"/>
          <table:table-cell/>
          <table:table-cell table:style-name="ce2657"/>
          <table:table-cell table:style-name="ce615"/>
          <table:table-cell table:style-name="ce937"/>
          <table:table-cell/>
          <table:table-cell table:style-name="ce2676"/>
          <table:table-cell/>
          <table:table-cell table:style-name="ce937"/>
          <table:table-cell/>
          <table:table-cell table:style-name="ce615"/>
          <table:table-cell/>
          <table:table-cell table:style-name="ce937" table:number-columns-repeated="16367"/>
        </table:table-row>
        <table:table-row table:style-name="ro3">
          <table:table-cell table:style-name="ce264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08"/>
          <table:table-cell table:style-name="ce615"/>
          <table:table-cell table:style-name="ce708"/>
          <table:table-cell table:style-name="ce2644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136">➖➖➖ </text:span><text:span text:style-name="T137">Származás </text:span><text:span text:style-name="T138">➖➖➖</text:span></text:p>
          </table:table-cell>
          <table:table-cell/>
          <table:table-cell table:style-name="ce2676" office:value-type="string" calcext:value-type="string">
            <text:p><text:span text:style-name="T103">➖➖➖ </text:span><text:span text:style-name="T141">Godoni nyelvek </text:span><text:span text:style-name="T142">➖➖➖</text:span></text:p>
          </table:table-cell>
          <table:table-cell/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08"/>
          <table:table-cell table:style-name="ce615"/>
          <table:table-cell table:style-name="ce708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4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10">
          <table:table-cell table:style-name="ce2644" office:value-type="string" calcext:value-type="string">
            <text:p><text:span text:style-name="T113"><text:a xlink:href="https://github.com/kaktusztea/km100/blob/master/md/fortelyok.kiemelt/nyelvismeret.md" xlink:type="simple">Nyelvismeret</text:a></text:span><text:span text:style-name="T113"> 🔁</text:span></text:p>
          </table:table-cell>
          <table:table-cell table:style-name="ce708"/>
          <table:table-cell table:style-name="ce615"/>
          <table:table-cell table:style-name="ce708"/>
          <table:table-cell table:style-name="ce2644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132">🟥 Előadóművészet, 🟩 </text:span>Befolyásolás, Lopás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4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4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132">🟩 </text:span>Művészetismeret, Értékebecslés;  <text:span text:style-name="T132">🟥 Képzőművészet</text:span>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4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table:style-name="ce2657"/>
          <table:table-cell table:style-name="ce2663"/>
          <table:table-cell table:style-name="ce2670"/>
          <table:table-cell/>
          <table:table-cell table:style-name="ce2644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132">🟩 Kvantikum</text:span>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4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10">
          <table:table-cell office:value-type="string" calcext:value-type="string">
            <text:p><text:span text:style-name="T114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132">🟩 </text:span>Hadászat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4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ce2644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4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132">🟩 </text:span>Idomítás, Lovaglás, Léglovaglás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4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124">🟩 </text:span><text:span text:style-name="T125">Kézművesség;  </text:span><text:span text:style-name="T126">🟥 </text:span><text:span text:style-name="T125">Kvantikum, Csapdaállítás</text:span></text:p>
          </table:table-cell>
          <table:table-cell/>
          <table:table-cell table:style-name="ce2644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132">🟥 Befolyásolás</text:span>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4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span text:style-name="T115"><text:a xlink:href="https://github.com/kaktusztea/szilankrpg/blob/master/md/fortelyok.altalanos/osi_kulturkor.md" xlink:type="simple">Ősi kultúrkör</text:a></text:span><text:span text:style-name="T115"> </text:span><text:span text:style-name="T116">🔁</text:span></text:p>
          </table:table-cell>
          <table:table-cell table:style-name="ce2665"/>
          <table:table-cell office:value-type="string" calcext:value-type="string">
            <text:p><text:span text:style-name="T127">🟩 </text:span><text:span text:style-name="T128">Értékbecslés;  </text:span><text:span text:style-name="T129">🟥 </text:span><text:span text:style-name="T128">Lexikum</text:span></text:p>
          </table:table-cell>
          <table:table-cell/>
          <table:table-cell table:style-name="ce2644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132">🟩 Lexikum, </text:span>Nyomozás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4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ce2644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4"/>
          <table:table-cell table:style-name="ce264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4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1268"/>
          <table:table-cell table:style-name="ce264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4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3">
          <table:table-cell table:style-name="ce2644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132">🟥 Lexikum, </text:span>Nyomozás</text:p>
          </table:table-cell>
          <table:table-cell/>
          <table:table-cell table:style-name="ce937"/>
          <table:table-cell table:style-name="ce264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136">➖➖➖ Jellem, fóbiák, hobbik</text:span><text:span text:style-name="T137"> </text:span><text:span text:style-name="T138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3">
          <table:table-cell table:style-name="ce2644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132">🟩 </text:span>Művészetismeret;  <text:span text:style-name="T132">🟥 Képzőművészet</text:span></text:p>
          </table:table-cell>
          <table:table-cell/>
          <table:table-cell table:style-name="ce937"/>
          <table:table-cell table:style-name="ce264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3">
          <table:table-cell table:style-name="ce2644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94" office:value-type="float" office:value="3" calcext:value-type="float">
            <text:p>3</text:p>
          </table:table-cell>
          <table:table-cell/>
          <table:table-cell table:style-name="ce937" table:number-columns-repeated="16367"/>
        </table:table-row>
        <table:table-row table:style-name="ro3">
          <table:table-cell table:style-name="ce26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133">➖➖➖ Mágia</text:span><text:span text:style-name="T134"> </text:span><text:span text:style-name="T135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37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94" office:value-type="float" office:value="3" calcext:value-type="float">
            <text:p>3</text:p>
          </table:table-cell>
          <table:table-cell table:style-name="ce615" table:formula="of:=COUNTA([.O5:.O21])" office:value-type="float" office:value="17" calcext:value-type="float">
            <text:p>17</text:p>
          </table:table-cell>
          <table:table-cell table:style-name="ce937" table:number-columns-repeated="16367"/>
        </table:table-row>
        <table:table-row table:style-name="ro3">
          <table:table-cell table:style-name="ce2644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4mund</text:p>
          </table:table-cell>
          <table:table-cell table:style-name="ce264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37" table:number-columns-repeated="2"/>
          <table:table-cell table:number-columns-repeated="2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2672"/>
          <table:table-cell/>
          <table:table-cell table:style-name="ce2644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asz1sz</text:p>
          </table:table-cell>
          <table:table-cell table:style-name="ce264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4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37"/>
          <table:table-cell table:number-columns-repeated="3"/>
          <table:table-cell table:style-name="ce937" table:number-columns-repeated="16367"/>
        </table:table-row>
        <table:table-row table:style-name="ro6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barbár</text:p>
          </table:table-cell>
          <table:table-cell table:style-name="ce1279" table:formula="of:=COUNTA([.I5:.I23])-1" office:value-type="float" office:value="18" calcext:value-type="float">
            <text:p>18</text:p>
          </table:table-cell>
          <table:table-cell table:style-name="ce2644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37"/>
          <table:table-cell table:number-columns-repeated="3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bukán</text:p>
          </table:table-cell>
          <table:table-cell table:style-name="ce2679"/>
          <table:table-cell table:style-name="ce2644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37" table:number-columns-repeated="2"/>
          <table:table-cell table:number-columns-repeated="2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dw00n</text:p>
          </table:table-cell>
          <table:table-cell/>
          <table:table-cell table:style-name="ce2644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130">🟩</text:span><text:span text:style-name="T131"> </text:span>Befolyásolás, Emberismeret</text:p>
          </table:table-cell>
          <table:table-cell/>
          <table:table-cell table:style-name="ce2644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dzs4d</text:p>
          </table:table-cell>
          <table:table-cell table:style-name="ce2680"/>
          <table:table-cell table:style-name="ce2644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elar</text:p>
          </table:table-cell>
          <table:table-cell table:style-name="ce2680"/>
          <table:table-cell table:style-name="ce2644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elf</text:p>
          </table:table-cell>
          <table:table-cell table:style-name="ce937"/>
          <table:table-cell table:style-name="ce2644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37" table:number-columns-repeated="16367"/>
        </table:table-row>
        <table:table-row table:style-name="ro31">
          <table:table-cell table:style-name="ce2644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en0szukei</text:p>
          </table:table-cell>
          <table:table-cell table:style-name="ce2680"/>
          <table:table-cell table:style-name="ce2644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14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37" table:number-columns-repeated="16367"/>
        </table:table-row>
        <table:table-row table:style-name="ro10">
          <table:table-cell table:style-name="ce2644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erv</text:p>
          </table:table-cell>
          <table:table-cell table:style-name="ce2680"/>
          <table:table-cell table:style-name="ce2644" office:value-type="string" calcext:value-type="string">
            <text:p>Hallgatag</text:p>
          </table:table-cell>
          <table:table-cell/>
          <table:table-cell table:style-name="ce615" office:value-type="string" calcext:value-type="string">
            <text:p><text:span text:style-name="T103">➖➖➖ </text:span><text:span text:style-name="T141">Faj nyelvek </text:span><text:span text:style-name="T142">➖➖➖ </text:span></text:p>
          </table:table-cell>
          <table:table-cell table:number-columns-repeated="5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gohr</text:p>
          </table:table-cell>
          <table:table-cell table:style-name="ce2680"/>
          <table:table-cell table:style-name="ce2644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37" table:number-columns-repeated="16367"/>
        </table:table-row>
        <table:table-row table:style-name="ro30">
          <table:table-cell table:style-name="ce2644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31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37"/>
          <table:table-cell table:style-name="ce2644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gorv1ki</text:p>
          </table:table-cell>
          <table:table-cell table:style-name="ce2680"/>
          <table:table-cell table:style-name="ce2644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4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il4nori</text:p>
          </table:table-cell>
          <table:table-cell table:style-name="ce2685"/>
          <table:table-cell table:style-name="ce2644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130">🟩 </text:span>Befolyásolás, Emberismeret, Nyomozás</text:p>
          </table:table-cell>
          <table:table-cell/>
          <table:table-cell table:style-name="ce2644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khál</text:p>
          </table:table-cell>
          <table:table-cell table:style-name="ce2685"/>
          <table:table-cell table:style-name="ce2644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kr4ni</text:p>
          </table:table-cell>
          <table:table-cell table:style-name="ce937"/>
          <table:table-cell table:style-name="ce2644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4" office:value-type="string" calcext:value-type="string">
            <text:p>mawini</text:p>
          </table:table-cell>
          <table:table-cell table:style-name="ce937"/>
          <table:table-cell table:style-name="ce2644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4" office:value-type="string" calcext:value-type="string">
            <text:p>ni4rei</text:p>
          </table:table-cell>
          <table:table-cell table:style-name="ce937"/>
          <table:table-cell table:style-name="ce2644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132">🟥 Kvantikum, </text:span>Nyomozás</text:p>
          </table:table-cell>
          <table:table-cell/>
          <table:table-cell table:style-name="ce2644" office:value-type="string" calcext:value-type="string">
            <text:p>nomád</text:p>
          </table:table-cell>
          <table:table-cell table:style-name="ce937"/>
          <table:table-cell table:style-name="ce2644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13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24" office:value-type="float" office:value="3" calcext:value-type="float">
            <text:p>3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132">🟩 Kvantikum, </text:span>Nyomozás</text:p>
          </table:table-cell>
          <table:table-cell/>
          <table:table-cell table:style-name="ce2644" office:value-type="string" calcext:value-type="string">
            <text:p>pier</text:p>
          </table:table-cell>
          <table:table-cell table:style-name="ce937"/>
          <table:table-cell table:style-name="ce2644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132">🟩 </text:span>Lexikum, Hadászat</text:p>
          </table:table-cell>
          <table:table-cell/>
          <table:table-cell table:style-name="ce2644" office:value-type="string" calcext:value-type="string">
            <text:p>predoci, edorli</text:p>
          </table:table-cell>
          <table:table-cell table:style-name="ce937"/>
          <table:table-cell table:style-name="ce2644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37" table:number-columns-repeated="16367"/>
        </table:table-row>
        <table:table-row table:style-name="ro10">
          <table:table-cell table:style-name="ce2644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130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132">🟥 </text:span>Etikett</text:p>
          </table:table-cell>
          <table:table-cell table:style-name="ce937"/>
          <table:table-cell table:style-name="ce2644" office:value-type="string" calcext:value-type="string">
            <text:p>py4r</text:p>
          </table:table-cell>
          <table:table-cell table:style-name="ce937"/>
          <table:table-cell table:style-name="ce2644" office:value-type="string" calcext:value-type="string">
            <text:p>Pókiszonyos</text:p>
          </table:table-cell>
          <table:table-cell/>
          <table:table-cell table:style-name="ce615" office:value-type="string" calcext:value-type="string">
            <text:p><text:span text:style-name="T103">➖➖➖ Kyr</text:span><text:span text:style-name="T141"> nyelvek </text:span><text:span text:style-name="T142">➖➖➖ </text:span></text:p>
          </table:table-cell>
          <table:table-cell table:number-columns-repeated="5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24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132">🟥 Előadóművészet, 🟩</text:span> Művészetismeret</text:p>
          </table:table-cell>
          <table:table-cell/>
          <table:table-cell table:style-name="ce2644" office:value-type="string" calcext:value-type="string">
            <text:p>ragnaroki</text:p>
          </table:table-cell>
          <table:table-cell table:style-name="ce937"/>
          <table:table-cell table:style-name="ce2644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132">🟩 Művészetismeret, Értékebecslés;  🟥 Képzőművészet</text:span></text:p>
          </table:table-cell>
          <table:table-cell/>
          <table:table-cell table:style-name="ce2644" office:value-type="string" calcext:value-type="string">
            <text:p>sh4doni</text:p>
          </table:table-cell>
          <table:table-cell table:style-name="ce937"/>
          <table:table-cell table:style-name="ce2644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132">🟩 </text:span>Befolyásolás, Emberismeret</text:p>
          </table:table-cell>
          <table:table-cell/>
          <table:table-cell table:style-name="ce2644" office:value-type="string" calcext:value-type="string">
            <text:p>syburri</text:p>
          </table:table-cell>
          <table:table-cell table:style-name="ce937"/>
          <table:table-cell table:style-name="ce2644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4" office:value-type="string" calcext:value-type="string">
            <text:p>tarran</text:p>
          </table:table-cell>
          <table:table-cell table:style-name="ce937"/>
          <table:table-cell table:style-name="ce2644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4" office:value-type="string" calcext:value-type="string">
            <text:p>ti4dlani</text:p>
          </table:table-cell>
          <table:table-cell table:style-name="ce937"/>
          <table:table-cell table:style-name="ce2644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4" office:value-type="string" calcext:value-type="string">
            <text:p>tongoriai</text:p>
          </table:table-cell>
          <table:table-cell table:style-name="ce937"/>
          <table:table-cell table:style-name="ce2644" office:value-type="string" calcext:value-type="string">
            <text:p>Tériszonyos</text:p>
          </table:table-cell>
          <table:table-cell/>
          <table:table-cell table:style-name="ce615" office:value-type="string" calcext:value-type="string">
            <text:p><text:span text:style-name="T136">➖➖➖ Speciális nyelvek ➖➖➖ </text:span></text:p>
          </table:table-cell>
          <table:table-cell table:number-columns-repeated="5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4" office:value-type="string" calcext:value-type="string">
            <text:p>t0r0ni</text:p>
          </table:table-cell>
          <table:table-cell table:style-name="ce937"/>
          <table:table-cell table:style-name="ce2644" office:value-type="string" calcext:value-type="string">
            <text:p>Tudálékos</text:p>
          </table:table-cell>
          <table:table-cell/>
          <table:table-cell table:style-name="ce615" office:value-type="string" calcext:value-type="string">
            <text:p>Harc/klán nyelv</text:p>
          </table:table-cell>
          <table:table-cell table:number-columns-repeated="5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44" office:value-type="string" calcext:value-type="string">
            <text:p>törpe</text:p>
          </table:table-cell>
          <table:table-cell table:style-name="ce937"/>
          <table:table-cell table:style-name="ce937" office:value-type="string" calcext:value-type="string">
            <text:p>Vezéralkat</text:p>
          </table:table-cell>
          <table:table-cell/>
          <table:table-cell table:style-name="ce615" office:value-type="string" calcext:value-type="string">
            <text:p>Kendőnyelv</text:p>
          </table:table-cell>
          <table:table-cell table:number-columns-repeated="5"/>
          <table:table-cell table:style-name="ce937" table:number-columns-repeated="16367"/>
        </table:table-row>
        <table:table-row table:style-name="ro3">
          <table:table-cell table:style-name="ce2644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937" table:number-columns-repeated="2"/>
          <table:table-cell table:style-name="ce2686" office:value-type="string" calcext:value-type="string">
            <text:p><text:span text:style-name="T136">➖➖➖ </text:span><text:span text:style-name="T137">Küllem, fizikum </text:span><text:span text:style-name="T138">➖➖➖ </text:span></text:p>
          </table:table-cell>
          <table:table-cell/>
          <table:table-cell table:style-name="ce615"/>
          <table:table-cell table:style-name="ce646"/>
          <table:table-cell table:number-columns-repeated="4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937" table:number-columns-repeated="2"/>
          <table:table-cell table:style-name="ce2644" office:value-type="string" calcext:value-type="string">
            <text:p>Alacsony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937" table:number-columns-repeated="2"/>
          <table:table-cell table:style-name="ce2644" office:value-type="string" calcext:value-type="string">
            <text:p>Albínó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937" table:number-columns-repeated="2"/>
          <table:table-cell table:style-name="ce2644" office:value-type="string" calcext:value-type="string">
            <text:p>Divatos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132">🟥 Előadóművészet, 🟩 </text:span>Művészetismeret</text:p>
          </table:table-cell>
          <table:table-cell table:style-name="ce937" table:number-columns-repeated="3"/>
          <table:table-cell table:style-name="ce2644" office:value-type="string" calcext:value-type="string">
            <text:p>Jóképű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120"><text:a xlink:href="https://github.com/kaktusztea/km100/blob/master/md/fortelyok.szabad/tanc_belso_stilus.md" xlink:type="simple">Tánc: speciális/belső stílus</text:a></text:span><text:span text:style-name="T120"> 🔁</text:span></text:p>
          </table:table-cell>
          <table:table-cell table:style-name="ce2673" office:value-type="string" calcext:value-type="string">
            <text:p><text:span text:style-name="T132">🟥 </text:span>Előadóművészet, Művészetismeret, Etikett</text:p>
          </table:table-cell>
          <table:table-cell table:style-name="ce937" table:number-columns-repeated="3"/>
          <table:table-cell table:style-name="ce2644" office:value-type="string" calcext:value-type="string">
            <text:p>Kövér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132">🟩 Kvantikum, </text:span>Nyomozás, Hajózás</text:p>
          </table:table-cell>
          <table:table-cell table:style-name="ce937" table:number-columns-repeated="3"/>
          <table:table-cell table:style-name="ce2644" office:value-type="string" calcext:value-type="string">
            <text:p>Magas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132">🟩 Nyomozás;   🟥 Városi jártasság, Etikett</text:span></text:p>
          </table:table-cell>
          <table:table-cell table:style-name="ce937" table:number-columns-repeated="3"/>
          <table:table-cell table:style-name="ce2644" office:value-type="string" calcext:value-type="string">
            <text:p>Mokány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132">🟥 Befolyásolás</text:span></text:p>
          </table:table-cell>
          <table:table-cell table:style-name="ce937" table:number-columns-repeated="3"/>
          <table:table-cell table:style-name="ce2644" office:value-type="string" calcext:value-type="string">
            <text:p>Rusnya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937"/>
          <table:table-cell table:style-name="ce2685"/>
          <table:table-cell table:style-name="ce2644" office:value-type="string" calcext:value-type="string">
            <text:p>Sánta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937" table:number-columns-repeated="2"/>
          <table:table-cell table:style-name="ce2644" office:value-type="string" calcext:value-type="string">
            <text:p>Sebhelyes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937" table:formula="of:=COUNTA([.A17:.A61])-4" office:value-type="float" office:value="41" calcext:value-type="float">
            <text:p>41</text:p>
          </table:table-cell>
          <table:table-cell table:style-name="ce1631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937" table:number-columns-repeated="2"/>
          <table:table-cell table:style-name="ce2644" office:value-type="string" calcext:value-type="string">
            <text:p>Tömzsi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937"/>
          <table:table-cell table:style-name="ce1631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132">🟥 </text:span>Előadóművészet</text:p>
          </table:table-cell>
          <table:table-cell/>
          <table:table-cell table:style-name="ce937" table:number-columns-repeated="2"/>
          <table:table-cell table:style-name="ce2644" office:value-type="string" calcext:value-type="string">
            <text:p>Vékony</text:p>
          </table:table-cell>
          <table:table-cell table:number-columns-repeated="7"/>
          <table:table-cell table:style-name="ce937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31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132">🟥 </text:span>Előadóművészet</text:p>
          </table:table-cell>
          <table:table-cell/>
          <table:table-cell table:style-name="ce937" table:number-columns-repeated="2"/>
          <table:table-cell table:style-name="ce2686" office:value-type="string" calcext:value-type="string">
            <text:p><text:span text:style-name="T103">➖➖➖ </text:span><text:span text:style-name="T139">Viszony </text:span><text:span text:style-name="T140">➖➖➖ </text:span></text:p>
          </table:table-cell>
          <table:table-cell table:number-columns-repeated="7"/>
          <table:table-cell table:style-name="ce937" table:number-columns-repeated="16367"/>
        </table:table-row>
        <table:table-row table:style-name="ro10">
          <table:table-cell table:style-name="ce2658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/>
          <table:table-cell table:style-name="ce937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37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37" table:number-columns-repeated="3"/>
          <table:table-cell/>
          <table:table-cell table:style-name="ce937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937" table:number-columns-repeated="4"/>
          <table:table-cell/>
          <table:table-cell table:style-name="ce937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937" table:number-columns-repeated="4"/>
          <table:table-cell/>
          <table:table-cell table:style-name="ce937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937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937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37" table:number-columns-repeated="3"/>
          <table:table-cell table:style-name="ce2681"/>
          <table:table-cell table:style-name="ce937" table:number-columns-repeated="3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37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937" table:number-columns-repeated="7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937" table:number-columns-repeated="2"/>
          <table:table-cell table:number-columns-repeated="2"/>
          <table:table-cell table:style-name="ce937" table:number-columns-repeated="3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937" table:number-columns-repeated="7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937" table:number-columns-repeated="7"/>
          <table:table-cell table:number-columns-repeated="8"/>
          <table:table-cell table:style-name="ce937" table:number-columns-repeated="16367"/>
        </table:table-row>
        <table:table-row table:style-name="ro2">
          <table:table-cell table:number-columns-repeated="2"/>
          <table:table-cell table:style-name="ce937" table:number-columns-repeated="7"/>
          <table:table-cell table:number-columns-repeated="8"/>
          <table:table-cell table:style-name="ce937" table:number-columns-repeated="1636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937" table:number-columns-repeated="7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31"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31"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31" office:value-type="float" office:value="1" calcext:value-type="float">
            <text:p>1</text:p>
          </table:table-cell>
          <table:table-cell table:style-name="ce2675"/>
          <table:table-cell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31" office:value-type="float" office:value="1" calcext:value-type="float">
            <text:p>1</text:p>
          </table:table-cell>
          <table:table-cell table:style-name="ce2675"/>
          <table:table-cell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5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24" office:value-type="float" office:value="3" calcext:value-type="float">
            <text:p>3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24" office:value-type="float" office:value="3" calcext:value-type="float">
            <text:p>3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24" office:value-type="float" office:value="3" calcext:value-type="float">
            <text:p>3</text:p>
          </table:table-cell>
          <table:table-cell table:number-columns-repeated="2"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37" table:number-columns-repeated="2"/>
          <table:table-cell/>
          <table:table-cell table:style-name="ce937" table:number-columns-repeated="2"/>
          <table:table-cell table:number-columns-repeated="3"/>
          <table:table-cell table:style-name="ce937" table:number-columns-repeated="2"/>
          <table:table-cell table:number-columns-repeated="3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2672"/>
          <table:table-cell/>
          <table:table-cell table:style-name="ce937" table:number-columns-repeated="2"/>
          <table:table-cell/>
          <table:table-cell table:style-name="ce937" table:number-columns-repeated="2"/>
          <table:table-cell table:number-columns-repeated="3"/>
          <table:table-cell table:style-name="ce937" table:number-columns-repeated="3"/>
          <table:table-cell table:number-columns-repeated="2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37" table:number-columns-repeated="2"/>
          <table:table-cell/>
          <table:table-cell table:style-name="ce937" table:number-columns-repeated="2"/>
          <table:table-cell table:number-columns-repeated="3"/>
          <table:table-cell table:style-name="ce937" table:number-columns-repeated="3"/>
          <table:table-cell table:number-columns-repeated="2"/>
          <table:table-cell table:style-name="ce937" table:number-columns-repeated="1636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37" table:number-columns-repeated="2"/>
          <table:table-cell/>
          <table:table-cell table:style-name="ce937" table:number-columns-repeated="2"/>
          <table:table-cell table:number-columns-repeated="5"/>
          <table:table-cell table:style-name="ce937"/>
          <table:table-cell table:number-columns-repeated="2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37" table:number-columns-repeated="2"/>
          <table:table-cell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3"/>
          <table:table-cell/>
          <table:table-cell table:style-name="ce937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3"/>
          <table:table-cell/>
          <table:table-cell table:style-name="ce937" table:number-columns-repeated="3"/>
          <table:table-cell table:number-columns-repeated="6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3"/>
          <table:table-cell/>
          <table:table-cell table:style-name="ce937" table:number-columns-repeated="3"/>
          <table:table-cell table:number-columns-repeated="6"/>
          <table:table-cell table:style-name="ce937" table:number-columns-repeated="16367"/>
        </table:table-row>
        <table:table-row table:style-name="ro6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2"/>
          <table:table-cell table:number-columns-repeated="2"/>
          <table:table-cell table:style-name="ce937" table:number-columns-repeated="3"/>
          <table:table-cell table:number-columns-repeated="6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2"/>
          <table:table-cell table:number-columns-repeated="2"/>
          <table:table-cell table:style-name="ce937"/>
          <table:table-cell table:number-columns-repeated="8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2"/>
          <table:table-cell table:number-columns-repeated="11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2"/>
          <table:table-cell table:number-columns-repeated="11"/>
          <table:table-cell table:style-name="ce937" table:number-columns-repeated="1636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37" table:number-columns-repeated="2"/>
          <table:table-cell table:number-columns-repeated="11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/>
          <table:table-cell table:style-name="ce937" table:number-columns-repeated="2"/>
          <table:table-cell table:number-columns-repeated="11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937" table:number-columns-repeated="1636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ce937"/>
          <table:table-cell table:number-columns-repeated="15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24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37" table:number-columns-repeated="16367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2" table:number-rows-repeated="2">
          <table:table-cell table:number-columns-repeated="7"/>
          <table:table-cell table:style-name="ce937" table:number-columns-repeated="2"/>
          <table:table-cell table:number-columns-repeated="8"/>
          <table:table-cell table:style-name="ce937" table:number-columns-repeated="16367"/>
        </table:table-row>
        <table:table-row table:style-name="ro2">
          <table:table-cell table:style-name="ce2656" office:value-type="string" calcext:value-type="string">
            <text:p>Misztikus fortélyok</text:p>
          </table:table-cell>
          <table:table-cell table:style-name="ce937"/>
          <table:table-cell table:number-columns-repeated="5"/>
          <table:table-cell table:style-name="ce937" table:number-columns-repeated="2"/>
          <table:table-cell table:number-columns-repeated="3"/>
          <table:table-cell table:style-name="ce937" table:number-columns-repeated="2"/>
          <table:table-cell table:number-columns-repeated="3"/>
          <table:table-cell table:style-name="ce937" table:number-columns-repeated="16367"/>
        </table:table-row>
        <table:table-row table:style-name="ro2">
          <table:table-cell table:style-name="ce937" table:number-columns-repeated="2"/>
          <table:table-cell table:number-columns-repeated="12"/>
          <table:table-cell table:style-name="ce937"/>
          <table:table-cell table:number-columns-repeated="2"/>
          <table:table-cell table:style-name="ce937" table:number-columns-repeated="16367"/>
        </table:table-row>
        <table:table-row table:style-name="ro6">
          <table:table-cell table:style-name="ce2658" office:value-type="string" calcext:value-type="string">
            <text:p><text:span text:style-name="T117">➖➖ Harci mágia</text:span><text:span text:style-name="T118"> </text:span><text:span text:style-name="T119">➖➖</text:span></text:p>
          </table:table-cell>
          <table:table-cell table:style-name="ce615"/>
          <table:table-cell table:number-columns-repeated="2"/>
          <table:table-cell table:style-name="ce937" table:number-columns-repeated="3"/>
          <table:table-cell table:number-columns-repeated="10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37" table:number-columns-repeated="2"/>
          <table:table-cell table:number-columns-repeated="11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24" office:value-type="float" office:value="3" calcext:value-type="float">
            <text:p>3</text:p>
          </table:table-cell>
          <table:table-cell table:number-columns-repeated="2"/>
          <table:table-cell table:style-name="ce937" table:number-columns-repeated="2"/>
          <table:table-cell table:number-columns-repeated="11"/>
          <table:table-cell table:style-name="ce937" table:number-columns-repeated="16367"/>
        </table:table-row>
        <table:table-row table:style-name="ro6">
          <table:table-cell table:style-name="ce2644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37" table:number-columns-repeated="3"/>
          <table:table-cell table:number-columns-repeated="10"/>
          <table:table-cell table:style-name="ce937" table:number-columns-repeated="16367"/>
        </table:table-row>
        <table:table-row table:style-name="ro6">
          <table:table-cell table:style-name="ce2658" office:value-type="string" calcext:value-type="string">
            <text:p><text:span text:style-name="T117">➖➖ Misztikus képességek</text:span><text:span text:style-name="T118"> </text:span><text:span text:style-name="T119">➖➖</text:span></text:p>
          </table:table-cell>
          <table:table-cell table:style-name="ce937"/>
          <table:table-cell table:number-columns-repeated="7"/>
          <table:table-cell table:style-name="ce937" table:number-columns-repeated="2"/>
          <table:table-cell table:number-columns-repeated="6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span text:style-name="T120"><text:a xlink:href="https://github.com/kaktusztea/szilankrpg/blob/master/md/fortelyok.misztikus/mentalfonal.md" xlink:type="simple">Mentálfonál</text:a></text:span><text:span text:style-name="T12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37" table:number-columns-repeated="16367"/>
        </table:table-row>
        <table:table-row table:style-name="ro6">
          <table:table-cell table:style-name="ce2658" office:value-type="string" calcext:value-type="string">
            <text:p><text:span text:style-name="T117">➖➖ Lényismeretek</text:span><text:span text:style-name="T118"> </text:span><text:span text:style-name="T119">➖➖</text:span></text:p>
          </table:table-cell>
          <table:table-cell table:number-columns-repeated="16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6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937" table:number-columns-repeated="16367"/>
        </table:table-row>
        <table:table-row table:style-name="ro2" table:number-rows-repeated="1048426">
          <table:table-cell table:number-columns-repeated="17"/>
          <table:table-cell table:style-name="ce937" table:number-columns-repeated="16367"/>
        </table:table-row>
        <table:table-row table:style-name="ro2">
          <table:table-cell table:number-columns-repeated="17"/>
          <table:table-cell table:style-name="ce937" table:number-columns-repeated="16367"/>
        </table:table-row>
      </table:table>
      <table:table table:name="Szabályok" table:style-name="ta6" table:print="false">
        <table:table-column table:style-name="co105" table:default-cell-style-name="ce615"/>
        <table:table-column table:style-name="co106" table:default-cell-style-name="ce615"/>
        <table:table-column table:style-name="co37" table:number-columns-repeated="254"/>
        <table:table-column table:style-name="co3" table:number-columns-repeated="16128"/>
        <table:table-row table:style-name="ro2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615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615" table:number-columns-repeated="16382"/>
        </table:table-row>
        <table:table-row table:style-name="ro32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615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1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615" table:number-columns-repeated="16382"/>
        </table:table-row>
        <table:table-row table:style-name="ro32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615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615" table:number-columns-repeated="16382"/>
        </table:table-row>
        <table:table-row table:style-name="ro2">
          <table:table-cell/>
          <table:table-cell table:style-name="ce2688"/>
          <table:table-cell table:style-name="ce615" table:number-columns-repeated="16382"/>
        </table:table-row>
        <table:table-row table:style-name="ro32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615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615" table:number-columns-repeated="16382"/>
        </table:table-row>
        <table:table-row table:style-name="ro2">
          <table:table-cell/>
          <table:table-cell table:style-name="ce2688"/>
          <table:table-cell table:style-name="ce615" table:number-columns-repeated="16382"/>
        </table:table-row>
        <table:table-row table:style-name="ro32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615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615" table:number-columns-repeated="16382"/>
        </table:table-row>
        <table:table-row table:style-name="ro32">
          <table:table-cell table:style-name="ce2688" office:value-type="string" calcext:value-type="string">
            <text:p>Pszí</text:p>
            <text:p/>
          </table:table-cell>
          <table:table-cell/>
          <table:table-cell table:style-name="ce615" table:number-columns-repeated="16382"/>
        </table:table-row>
        <table:table-row table:style-name="ro6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615" table:number-columns-repeated="16382"/>
        </table:table-row>
        <table:table-row table:style-name="ro2">
          <table:table-cell table:number-columns-repeated="2"/>
          <table:table-cell table:style-name="ce615" table:number-columns-repeated="16382"/>
        </table:table-row>
        <table:table-row table:style-name="ro36">
          <table:table-cell table:number-columns-repeated="2"/>
          <table:table-cell table:style-name="ce61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615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615" table:number-columns-repeated="16382"/>
        </table:table-row>
        <table:table-row table:style-name="ro2" table:number-rows-repeated="1048557">
          <table:table-cell table:number-columns-repeated="2"/>
          <table:table-cell table:style-name="ce615" table:number-columns-repeated="16382"/>
        </table:table-row>
        <table:table-row table:style-name="ro2">
          <table:table-cell table:number-columns-repeated="2"/>
          <table:table-cell table:style-name="ce615" table:number-columns-repeated="16382"/>
        </table:table-row>
      </table:table>
      <table:table table:name="changelog" table:style-name="ta6" table:print="false">
        <table:table-column table:style-name="co107" table:default-cell-style-name="ce937"/>
        <table:table-column table:style-name="co3" table:number-columns-repeated="2" table:default-cell-style-name="ce937"/>
        <table:table-column table:style-name="co3" table:number-columns-repeated="16381"/>
        <table:table-row table:style-name="ro6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2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2690"/>
          <table:table-cell table:style-name="Default" table:number-columns-repeated="16383"/>
        </table:table-row>
        <table:table-row table:style-name="ro6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16383"/>
        </table:table-row>
        <table:table-row table:style-name="ro2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  <table:table-row table:style-name="ro6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  <table:table-row table:style-name="ro6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office:value-type="string" calcext:value-type="string">
            <text:p><text:span text:style-name="T144">* Új Szabad Fortélyok: Háziállatok idomítása, </text:span><text:span text:style-name="T145">Vadállat idomítása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1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37" table:number-columns-repeated="16381"/>
        </table:table-row>
        <table:table-row table:style-name="ro31">
          <table:table-cell table:style-name="ce2697" office:value-type="string" calcext:value-type="string">
            <text:p><text:span text:style-name="T103">* Távharc VÉ kalkulátor</text:span> táblázat javítva (Osztó érték kiolvasása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4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37" table:number-columns-repeated="16381"/>
        </table:table-row>
        <table:table-row table:style-name="ro6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37" table:number-columns-repeated="16381"/>
        </table:table-row>
        <table:table-row table:style-name="ro38">
          <table:table-cell table:style-name="ce2695" office:value-type="string" calcext:value-type="string">
            <text:p><text:span text:style-name="T103">* Új fortély: Ősi kultkúrkör </text:span><text:span text:style-name="T146">🔁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table:style-name="ce2695" office:value-type="string" calcext:value-type="string">
            <text:p><text:span text:style-name="T103">* SzF_Hátterek fül visszanevezve: „</text:span>Speciális”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8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9" office:value-type="string" calcext:value-type="string">
            <text:p>* <text:span text:style-name="T147">Számtan</text:span> képzettség új neve: Kvantikum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8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zekunder képzettségek maximuma: (szint x <text:span text:style-name="T148">6</text:span>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695"/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5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149">20</text:span><text:span text:style-name="T68">+Emlékezet)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Erőbónusz beszámít: (Erő/2) <text:span text:style-name="T150">→ </text:span><text:span text:style-name="T151">lefelé</text:span><text:span text:style-name="T150"> kerekítve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150">→</text:span> A harci és misztikus képzettségek szintje legfeljebb (szint+3) lehe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150">→</text:span> A többi képzettség értéke pedig legfeljebb (szint+8) lehet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37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37" table:number-columns-repeated="16381"/>
        </table:table-row>
        <table:table-row table:style-name="ro39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37" table:number-columns-repeated="16381"/>
        </table:table-row>
        <table:table-row table:style-name="ro3">
          <table:table-cell office:value-type="string" calcext:value-type="string">
            <text:p> <text:span text:style-name="T152"> </text:span><text:span text:style-name="T153">→</text:span><text:span text:style-name="T152"> </text:span>Karakter neve, faja, vallása</text:p>
          </table:table-cell>
          <table:table-cell table:number-columns-repeated="2"/>
          <table:table-cell table:style-name="ce937" table:number-columns-repeated="16381"/>
        </table:table-row>
        <table:table-row table:style-name="ro38">
          <table:table-cell office:value-type="string" calcext:value-type="string">
            <text:p><text:span text:style-name="T152">  </text:span><text:span text:style-name="T153">→</text:span><text:span text:style-name="T152"> Személyiségjegyei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8">
          <table:table-cell office:value-type="string" calcext:value-type="string">
            <text:p><text:span text:style-name="T152">  </text:span><text:span text:style-name="T153">→</text:span><text:span text:style-name="T152"> Kommunikáció, szociális érzék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38">
          <table:table-cell office:value-type="string" calcext:value-type="string">
            <text:p><text:span text:style-name="T152">  </text:span><text:span text:style-name="T153">→</text:span><text:span text:style-name="T152"> Külső</text:span>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37" table:number-columns-repeated="16381"/>
        </table:table-row>
        <table:table-row table:style-name="ro39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/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  <table:table-row table:style-name="ro2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37" table:number-columns-repeated="16381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37" table:number-columns-repeated="16381"/>
        </table:table-row>
        <table:table-row table:style-name="ro2" table:number-rows-repeated="2">
          <table:table-cell table:number-columns-repeated="3"/>
          <table:table-cell table:style-name="ce937" table:number-columns-repeated="16381"/>
        </table:table-row>
        <table:table-row table:style-name="ro37">
          <table:table-cell table:style-name="ce1232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67"/>
          <table:table-cell table:style-name="ce1268"/>
          <table:table-cell table:style-name="ce937" table:number-columns-repeated="16381"/>
        </table:table-row>
        <table:table-row table:style-name="ro39">
          <table:table-cell table:style-name="ce123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68" table:number-columns-repeated="2"/>
          <table:table-cell table:style-name="ce937" table:number-columns-repeated="16381"/>
        </table:table-row>
        <table:table-row table:style-name="ro2" table:number-rows-repeated="1047787">
          <table:table-cell table:number-columns-repeated="3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</table:table>
      <table:table table:name="Data" table:style-name="ta6" table:print="false">
        <table:table-column table:style-name="co145" table:default-cell-style-name="ce615"/>
        <table:table-column table:style-name="co146" table:default-cell-style-name="ce1696"/>
        <table:table-column table:style-name="co128" table:default-cell-style-name="ce615"/>
        <table:table-column table:style-name="co147" table:default-cell-style-name="ce615"/>
        <table:table-column table:style-name="co148" table:default-cell-style-name="ce615"/>
        <table:table-column table:style-name="co128" table:default-cell-style-name="ce615"/>
        <table:table-column table:style-name="co149" table:default-cell-style-name="ce615"/>
        <table:table-column table:style-name="co150" table:default-cell-style-name="ce615"/>
        <table:table-column table:style-name="co151" table:default-cell-style-name="ce615"/>
        <table:table-column table:style-name="co152" table:default-cell-style-name="ce615"/>
        <table:table-column table:style-name="co153" table:default-cell-style-name="ce615"/>
        <table:table-column table:style-name="co154" table:default-cell-style-name="ce615"/>
        <table:table-column table:style-name="co155" table:default-cell-style-name="ce615"/>
        <table:table-column table:style-name="co156" table:default-cell-style-name="ce615"/>
        <table:table-column table:style-name="co157" table:default-cell-style-name="ce615"/>
        <table:table-column table:style-name="co158" table:default-cell-style-name="ce615"/>
        <table:table-column table:style-name="co159" table:default-cell-style-name="ce615"/>
        <table:table-column table:style-name="co160" table:default-cell-style-name="ce615"/>
        <table:table-column table:style-name="co161" table:default-cell-style-name="ce615"/>
        <table:table-column table:style-name="co162" table:number-columns-repeated="2" table:default-cell-style-name="ce594"/>
        <table:table-column table:style-name="co162" table:default-cell-style-name="ce615"/>
        <table:table-column table:style-name="co37" table:number-columns-repeated="2" table:default-cell-style-name="ce615"/>
        <table:table-column table:style-name="co87" table:number-columns-repeated="9" table:default-cell-style-name="ce615"/>
        <table:table-column table:style-name="co37" table:number-columns-repeated="223"/>
        <table:table-column table:style-name="co3" table:number-columns-repeated="16128"/>
        <table:table-row table:style-name="ro2">
          <table:table-cell table:number-columns-repeated="33"/>
          <table:table-cell table:style-name="ce615" table:number-columns-repeated="16351"/>
        </table:table-row>
        <table:table-row table:style-name="ro2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36"/>
          <table:covered-table-cell table:number-columns-repeated="6" table:style-name="ce1103"/>
          <table:covered-table-cell table:number-columns-repeated="3" table:style-name="ce2870"/>
          <table:covered-table-cell table:style-name="ce1103"/>
          <table:table-cell table:number-columns-repeated="17"/>
          <table:table-cell table:style-name="ce615" table:number-columns-repeated="16351"/>
        </table:table-row>
        <table:table-row table:style-name="ro2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3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870" table:number-columns-repeated="3"/>
          <table:table-cell table:style-name="ce1103"/>
          <table:table-cell table:number-columns-repeated="17"/>
          <table:table-cell table:style-name="ce615" table:number-columns-repeated="16351"/>
        </table:table-row>
        <table:table-row table:style-name="ro6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887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962"/>
          <table:table-cell table:style-name="ce694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615" table:number-columns-repeated="16351"/>
        </table:table-row>
        <table:table-row table:style-name="ro60">
          <table:table-cell table:style-name="ce2154"/>
          <table:table-cell table:style-name="ce2159"/>
          <table:table-cell table:style-name="ce122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848" office:value-type="string" calcext:value-type="string">
            <text:p>Szint</text:p>
          </table:table-cell>
          <table:table-cell table:style-name="ce2848" office:value-type="string" calcext:value-type="string" table:number-columns-spanned="2" table:number-rows-spanned="1">
            <text:p>KP</text:p>
          </table:table-cell>
          <table:covered-table-cell table:style-name="ce2848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962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615"/>
          <table:table-cell table:number-columns-repeated="3"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 table:style-name="ce615" table:number-columns-repeated="16351"/>
        </table:table-row>
        <table:table-row table:style-name="ro6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94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962"/>
          <table:table-cell table:number-columns-repeated="2" table:style-name="ce2324" office:value-type="float" office:value="1" calcext:value-type="float">
            <text:p>1</text:p>
          </table:table-cell>
          <table:table-cell table:style-name="ce615"/>
          <table:table-cell table:number-columns-repeated="3"/>
          <table:table-cell table:style-name="ce827" table:number-columns-repeated="4"/>
          <table:table-cell/>
          <table:table-cell table:style-name="ce1989" office:value-type="string" calcext:value-type="string">
            <text:p>V1</text:p>
          </table:table-cell>
          <table:table-cell table:style-name="ce1989" office:value-type="string" calcext:value-type="string">
            <text:p>Z2</text:p>
          </table:table-cell>
          <table:table-cell table:style-name="ce1989" office:value-type="string" calcext:value-type="string">
            <text:p>S3</text:p>
          </table:table-cell>
          <table:table-cell table:style-name="ce1989" office:value-type="string" calcext:value-type="string">
            <text:p>FP</text:p>
          </table:table-cell>
          <table:table-cell table:style-name="ce615" table:number-columns-repeated="16351"/>
        </table:table-row>
        <table:table-row table:style-name="ro6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94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615" table:number-columns-repeated="2"/>
          <table:table-cell table:number-columns-repeated="3"/>
          <table:table-cell table:style-name="ce827" table:number-columns-repeated="4"/>
          <table:table-cell/>
          <table:table-cell table:style-name="ce1989" office:value-type="string" calcext:value-type="string">
            <text:p>V2</text:p>
          </table:table-cell>
          <table:table-cell table:style-name="ce1989" office:value-type="string" calcext:value-type="string">
            <text:p>Z2</text:p>
          </table:table-cell>
          <table:table-cell table:style-name="ce1989" office:value-type="string" calcext:value-type="string">
            <text:p>S3</text:p>
          </table:table-cell>
          <table:table-cell table:style-name="ce1989" office:value-type="string" calcext:value-type="string">
            <text:p>FP</text:p>
          </table:table-cell>
          <table:table-cell table:style-name="ce615" table:number-columns-repeated="16351"/>
        </table:table-row>
        <table:table-row table:style-name="ro2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94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88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962"/>
          <table:table-cell table:number-columns-repeated="2"/>
          <table:table-cell table:style-name="ce827" table:number-columns-repeated="4"/>
          <table:table-cell/>
          <table:table-cell table:style-name="ce1989" office:value-type="string" calcext:value-type="string">
            <text:p>V1</text:p>
          </table:table-cell>
          <table:table-cell table:style-name="ce1989" office:value-type="string" calcext:value-type="string">
            <text:p>S3</text:p>
          </table:table-cell>
          <table:table-cell table:style-name="ce1989" office:value-type="string" calcext:value-type="string">
            <text:p>FP</text:p>
          </table:table-cell>
          <table:table-cell table:style-name="ce1989"/>
          <table:table-cell table:style-name="ce615" table:number-columns-repeated="16351"/>
        </table:table-row>
        <table:table-row table:style-name="ro6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94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888" office:value-type="string" calcext:value-type="string">
            <text:p>Fok</text:p>
          </table:table-cell>
          <table:table-cell table:style-name="ce2888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27" table:number-columns-repeated="4"/>
          <table:table-cell/>
          <table:table-cell table:style-name="ce1989" office:value-type="string" calcext:value-type="string">
            <text:p>Z2</text:p>
          </table:table-cell>
          <table:table-cell table:style-name="ce1989" office:value-type="string" calcext:value-type="string">
            <text:p>S3</text:p>
          </table:table-cell>
          <table:table-cell table:style-name="ce1989" office:value-type="string" calcext:value-type="string">
            <text:p>FP</text:p>
          </table:table-cell>
          <table:table-cell table:style-name="ce1989"/>
          <table:table-cell table:style-name="ce615" table:number-columns-repeated="16351"/>
        </table:table-row>
        <table:table-row table:style-name="ro2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94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81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27"/>
          <table:table-cell table:style-name="ce2399" table:number-columns-repeated="3"/>
          <table:table-cell/>
          <table:table-cell table:style-name="ce1989" office:value-type="string" calcext:value-type="string">
            <text:p>Z2</text:p>
          </table:table-cell>
          <table:table-cell table:style-name="ce2412" table:number-columns-repeated="3"/>
          <table:table-cell table:style-name="ce615" table:number-columns-repeated="16351"/>
        </table:table-row>
        <table:table-row table:style-name="ro2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94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615" table:number-columns-repeated="16351"/>
        </table:table-row>
        <table:table-row table:style-name="ro2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94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962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615" table:number-columns-repeated="16351"/>
        </table:table-row>
        <table:table-row table:style-name="ro2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94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962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615" table:number-columns-repeated="16351"/>
        </table:table-row>
        <table:table-row table:style-name="ro53">
          <table:table-cell/>
          <table:table-cell table:style-name="ce2164" office:value-type="string" calcext:value-type="string">
            <text:p>1 manőver</text:p>
          </table:table-cell>
          <table:table-cell table:style-name="ce2188" office:value-type="float" office:value="3" calcext:value-type="float">
            <text:p>3 MFP</text:p>
          </table:table-cell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94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615"/>
          <table:table-cell table:style-name="ce2908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615" table:number-columns-repeated="16351"/>
        </table:table-row>
        <table:table-row table:style-name="ro2">
          <table:table-cell/>
          <table:table-cell table:style-name="ce2165" office:value-type="string" calcext:value-type="string">
            <text:p>CÉ konstans</text:p>
          </table:table-cell>
          <table:table-cell table:style-name="ce2189" table:content-validation-name="val212" office:value-type="float" office:value="-30" calcext:value-type="float">
            <text:p>-30 CÉ</text:p>
          </table:table-cell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94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788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908"/>
          <table:table-cell table:number-columns-repeated="12"/>
          <table:table-cell table:style-name="ce615" table:number-columns-repeated="16351"/>
        </table:table-row>
        <table:table-row table:style-name="ro42">
          <table:table-cell table:number-columns-repeated="2"/>
          <table:table-cell table:style-name="ce203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94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888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908" table:content-validation-name="val24"/>
          <table:table-cell table:number-columns-repeated="12"/>
          <table:table-cell table:style-name="ce615" table:number-columns-repeated="16351"/>
        </table:table-row>
        <table:table-row table:style-name="ro2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94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908" table:content-validation-name="val24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615" table:number-columns-repeated="16351"/>
        </table:table-row>
        <table:table-row table:style-name="ro2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94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908" table:content-validation-name="val24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2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94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908" table:content-validation-name="val24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2">
          <table:table-cell table:number-columns-repeated="2"/>
          <table:table-cell table:style-name="ce203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94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908" table:content-validation-name="val24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2">
          <table:table-cell/>
          <table:table-cell table:style-name="ce2775" table:content-validation-name="val211" office:value-type="string" calcext:value-type="string">
            <text:p>Egyik HM nagyobb lehet</text:p>
          </table:table-cell>
          <table:table-cell table:style-name="ce2410" table:content-validation-name="val213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613" table:number-columns-repeated="3"/>
          <table:table-cell table:style-name="ce2908" table:content-validation-name="val24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15"/>
          <table:table-cell table:style-name="ce2354" table:content-validation-name="val219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19"/>
          <table:table-cell table:style-name="ce613"/>
          <table:table-cell table:style-name="ce2908" table:content-validation-name="val24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2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33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8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775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888" table:content-validation-name="val219" office:value-type="string" calcext:value-type="string">
            <text:p>Fok</text:p>
          </table:table-cell>
          <table:table-cell table:style-name="ce2888" table:content-validation-name="val219" office:value-type="string" calcext:value-type="string">
            <text:p>Bónusz</text:p>
          </table:table-cell>
          <table:table-cell table:style-name="ce525"/>
          <table:table-cell table:style-name="ce615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6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19" office:value-type="float" office:value="0" calcext:value-type="float">
            <text:p>0</text:p>
          </table:table-cell>
          <table:table-cell table:style-name="ce2368" table:content-validation-name="val219" office:value-type="float" office:value="0" calcext:value-type="float">
            <text:p>0</text:p>
          </table:table-cell>
          <table:table-cell table:style-name="ce525"/>
          <table:table-cell table:style-name="ce615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6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8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962"/>
          <table:table-cell table:number-columns-repeated="3"/>
          <table:table-cell table:style-name="ce619" table:content-validation-name="val219" office:value-type="float" office:value="1" calcext:value-type="float">
            <text:p>1</text:p>
          </table:table-cell>
          <table:table-cell table:style-name="ce2368" table:content-validation-name="val219" office:value-type="float" office:value="1" calcext:value-type="float">
            <text:p>1</text:p>
          </table:table-cell>
          <table:table-cell table:style-name="ce525"/>
          <table:table-cell table:style-name="ce615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6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8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615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6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4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4"/>
          <table:table-cell table:style-name="ce525" table:content-validation-name="val24"/>
          <table:table-cell table:style-name="ce615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5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888" table:content-validation-name="val24" office:value-type="string" calcext:value-type="string">
            <text:p>Fegyver</text:p>
          </table:table-cell>
          <table:table-cell table:style-name="ce2369" table:content-validation-name="val24" office:value-type="string" calcext:value-type="string">
            <text:p>Mf Innen</text:p>
            <text:p>Számít</text:p>
          </table:table-cell>
          <table:table-cell table:style-name="ce525" table:content-validation-name="val24"/>
          <table:table-cell table:style-name="ce615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6">
          <table:table-cell/>
          <table:table-cell table:style-name="ce2775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4" office:value-type="string" calcext:value-type="string">
            <text:p>Elsődleges fegyver</text:p>
          </table:table-cell>
          <table:table-cell table:style-name="ce2371" table:content-validation-name="val24" office:value-type="float" office:value="2" calcext:value-type="float">
            <text:p>2. fok</text:p>
          </table:table-cell>
          <table:table-cell table:style-name="ce525" table:content-validation-name="val24"/>
          <table:table-cell table:style-name="ce615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2">
          <table:table-cell table:number-columns-repeated="17"/>
          <table:table-cell table:style-name="ce2353" table:content-validation-name="val24" office:value-type="string" calcext:value-type="string">
            <text:p>Másodlagos fegyver</text:p>
          </table:table-cell>
          <table:table-cell table:style-name="ce2371" table:content-validation-name="val24" office:value-type="float" office:value="3" calcext:value-type="float">
            <text:p>3. fok</text:p>
          </table:table-cell>
          <table:table-cell table:style-name="ce525" table:content-validation-name="val24"/>
          <table:table-cell table:style-name="ce615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2">
          <table:table-cell/>
          <table:table-cell table:style-name="ce2775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24" table:number-columns-repeated="3"/>
          <table:table-cell table:style-name="ce615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10"/>
          <table:table-cell table:style-name="ce2074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4" office:value-type="string" calcext:value-type="string">
            <text:p>Kétkezes harc max pengehossz</text:p>
          </table:table-cell>
          <table:table-cell table:style-name="ce2353" table:content-validation-name="val24" office:value-type="float" office:value="2" calcext:value-type="float">
            <text:p>2</text:p>
          </table:table-cell>
          <table:table-cell table:style-name="ce525" table:content-validation-name="val24"/>
          <table:table-cell table:style-name="ce615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615" table:number-columns-repeated="16351"/>
        </table:table-row>
        <table:table-row table:style-name="ro2">
          <table:table-cell/>
          <table:table-cell table:style-name="ce2775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4" office:value-type="string" calcext:value-type="string">
            <text:p>Minimum Erő 2 pengénél</text:p>
          </table:table-cell>
          <table:table-cell table:style-name="ce2353" table:content-validation-name="val24" office:value-type="float" office:value="2" calcext:value-type="float">
            <text:p>2</text:p>
          </table:table-cell>
          <table:table-cell table:style-name="ce525" table:content-validation-name="val24"/>
          <table:table-cell table:style-name="ce615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615" table:number-columns-repeated="16351"/>
        </table:table-row>
        <table:table-row table:style-name="ro2">
          <table:table-cell/>
          <table:table-cell table:style-name="ce2169" office:value-type="string" calcext:value-type="string">
            <text:p>Aura Alap</text:p>
          </table:table-cell>
          <table:table-cell table:style-name="ce2196" table:content-validation-name="val214" office:value-type="float" office:value="0" calcext:value-type="float">
            <text:p>0</text:p>
          </table:table-cell>
          <table:table-cell table:number-columns-repeated="16"/>
          <table:table-cell table:style-name="ce615" table:number-columns-repeated="2"/>
          <table:table-cell table:number-columns-repeated="12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615" table:number-columns-repeated="2"/>
          <table:table-cell table:number-columns-repeated="12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833" office:value-type="string" calcext:value-type="string">
            <text:p>Harckeret növ fok bónusz</text:p>
          </table:table-cell>
          <table:table-cell table:style-name="ce1989" office:value-type="float" office:value="1" calcext:value-type="float">
            <text:p>1</text:p>
          </table:table-cell>
          <table:table-cell table:style-name="ce615" table:number-columns-repeated="2"/>
          <table:table-cell table:number-columns-repeated="12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615" table:number-columns-repeated="2"/>
          <table:table-cell table:number-columns-repeated="12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number-columns-repeated="12"/>
          <table:table-cell table:style-name="ce615" table:number-columns-repeated="16351"/>
        </table:table-row>
        <table:table-row table:style-name="ro2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615" table:number-columns-repeated="2"/>
          <table:table-cell table:number-columns-repeated="12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2"/>
          <table:table-cell table:style-name="ce2834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615" table:number-columns-repeated="2"/>
          <table:table-cell table:number-columns-repeated="12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1" table:number-columns-repeated="2"/>
          <table:table-cell table:style-name="ce771" office:value-type="string" calcext:value-type="string">
            <text:p>k20</text:p>
          </table:table-cell>
          <table:table-cell table:style-name="ce2894" office:value-type="string" calcext:value-type="string">
            <text:p>k100</text:p>
          </table:table-cell>
          <table:table-cell/>
          <table:table-cell table:style-name="ce615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615" table:number-columns-repeated="16351"/>
        </table:table-row>
        <table:table-row table:style-name="ro14">
          <table:table-cell/>
          <table:table-cell table:style-name="ce2125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1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1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615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6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1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1"/>
          <table:table-cell/>
          <table:table-cell table:style-name="ce594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6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1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1"/>
          <table:table-cell/>
          <table:table-cell table:style-name="ce771" office:value-type="float" office:value="3" calcext:value-type="float">
            <text:p>3</text:p>
          </table:table-cell>
          <table:table-cell table:style-name="ce2894" office:value-type="float" office:value="5" calcext:value-type="float">
            <text:p>5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6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1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1"/>
          <table:table-cell/>
          <table:table-cell table:style-name="ce771" office:value-type="float" office:value="4" calcext:value-type="float">
            <text:p>4</text:p>
          </table:table-cell>
          <table:table-cell table:style-name="ce2894" office:value-type="float" office:value="8" calcext:value-type="float">
            <text:p>8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6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1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1"/>
          <table:table-cell/>
          <table:table-cell table:style-name="ce771" office:value-type="float" office:value="5" calcext:value-type="float">
            <text:p>5</text:p>
          </table:table-cell>
          <table:table-cell table:style-name="ce2894" office:value-type="float" office:value="8" calcext:value-type="float">
            <text:p>8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3"/>
          <table:table-cell table:style-name="ce1989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1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1"/>
          <table:table-cell/>
          <table:table-cell table:style-name="ce771" table:content-validation-name="val24" office:value-type="float" office:value="2" calcext:value-type="float">
            <text:p>2</text:p>
          </table:table-cell>
          <table:table-cell table:style-name="ce2894" office:value-type="float" office:value="15" calcext:value-type="float">
            <text:p>15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10"/>
          <table:table-cell table:style-name="ce771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1"/>
          <table:table-cell/>
          <table:table-cell table:style-name="ce771" table:content-validation-name="val24" office:value-type="float" office:value="3" calcext:value-type="float">
            <text:p>3</text:p>
          </table:table-cell>
          <table:table-cell table:style-name="ce2894" table:content-validation-name="val24" office:value-type="float" office:value="20" calcext:value-type="float">
            <text:p>20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1" table:content-validation-name="val24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962" table:content-validation-name="val24"/>
          <table:covered-table-cell table:content-validation-name="val24"/>
          <table:table-cell table:content-validation-name="val24" table:number-columns-repeated="5"/>
          <table:table-cell table:number-columns-repeated="3"/>
          <table:table-cell table:style-name="ce771" office:value-type="float" office:value="8" calcext:value-type="float">
            <text:p>8</text:p>
          </table:table-cell>
          <table:table-cell table:style-name="ce1696" table:number-columns-repeated="2"/>
          <table:table-cell table:style-name="ce771" table:content-validation-name="val24"/>
          <table:table-cell table:style-name="ce771"/>
          <table:table-cell table:style-name="ce2894" table:content-validation-name="val24"/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2" table:content-validation-name="val24" office:value-type="string" calcext:value-type="string">
            <text:p>Fok</text:p>
          </table:table-cell>
          <table:table-cell table:style-name="ce2201" table:content-validation-name="val24" office:value-type="string" calcext:value-type="string">
            <text:p>Csökkentés</text:p>
          </table:table-cell>
          <table:table-cell table:style-name="ce2257" table:content-validation-name="val24" office:value-type="string" calcext:value-type="string">
            <text:p>Erő</text:p>
          </table:table-cell>
          <table:table-cell table:style-name="ce613" table:content-validation-name="val24" table:number-columns-repeated="2"/>
          <table:table-cell table:content-validation-name="val24" table:number-columns-repeated="3"/>
          <table:table-cell table:number-columns-repeated="3"/>
          <table:table-cell table:style-name="ce771" office:value-type="float" office:value="9" calcext:value-type="float">
            <text:p>9</text:p>
          </table:table-cell>
          <table:table-cell table:style-name="ce2883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1"/>
          <table:table-cell table:style-name="ce771"/>
          <table:table-cell table:style-name="ce2894"/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6" table:content-validation-name="val24" office:value-type="float" office:value="0" calcext:value-type="float">
            <text:p>0</text:p>
          </table:table-cell>
          <table:table-cell table:number-columns-repeated="2" table:style-name="ce2811" table:content-validation-name="val24" office:value-type="float" office:value="0" calcext:value-type="float">
            <text:p>0</text:p>
          </table:table-cell>
          <table:table-cell table:content-validation-name="val24" table:number-columns-repeated="5"/>
          <table:table-cell table:number-columns-repeated="3"/>
          <table:table-cell table:style-name="ce771" office:value-type="float" office:value="10" calcext:value-type="float">
            <text:p>10</text:p>
          </table:table-cell>
          <table:table-cell table:style-name="ce1696" office:value-type="string" calcext:value-type="string">
            <text:p>Mozdulatlan/álló lövész</text:p>
          </table:table-cell>
          <table:table-cell table:style-name="ce1696"/>
          <table:table-cell/>
          <table:table-cell table:style-name="ce2883" table:content-validation-name="val24" office:value-type="float" office:value="0" calcext:value-type="float">
            <text:p>0</text:p>
          </table:table-cell>
          <table:table-cell table:style-name="ce2894"/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6" table:content-validation-name="val24" office:value-type="float" office:value="1" calcext:value-type="float">
            <text:p>1</text:p>
          </table:table-cell>
          <table:table-cell table:style-name="ce2811" table:content-validation-name="val24" office:value-type="float" office:value="5" calcext:value-type="float">
            <text:p>5</text:p>
          </table:table-cell>
          <table:table-cell table:style-name="ce2811" table:content-validation-name="val24" office:value-type="float" office:value="1" calcext:value-type="float">
            <text:p>1</text:p>
          </table:table-cell>
          <table:table-cell table:content-validation-name="val24" table:number-columns-repeated="2"/>
          <table:table-cell table:style-name="ce2290" table:content-validation-name="val24"/>
          <table:table-cell table:content-validation-name="val24" table:number-columns-repeated="2"/>
          <table:table-cell table:number-columns-repeated="3"/>
          <table:table-cell table:style-name="ce771" office:value-type="float" office:value="12" calcext:value-type="float">
            <text:p>12</text:p>
          </table:table-cell>
          <table:table-cell table:style-name="ce1696" office:value-type="string" calcext:value-type="string">
            <text:p>A lövész lassan egyenletesen sétál</text:p>
          </table:table-cell>
          <table:table-cell table:style-name="ce1696"/>
          <table:table-cell/>
          <table:table-cell table:style-name="ce771" table:content-validation-name="val24" office:value-type="float" office:value="1" calcext:value-type="float">
            <text:p>1</text:p>
          </table:table-cell>
          <table:table-cell table:style-name="ce2897" table:content-validation-name="val24" office:value-type="float" office:value="0" calcext:value-type="float">
            <text:p>0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6" table:content-validation-name="val24" office:value-type="float" office:value="2" calcext:value-type="float">
            <text:p>2</text:p>
          </table:table-cell>
          <table:table-cell table:style-name="ce2811" table:content-validation-name="val24" office:value-type="float" office:value="10" calcext:value-type="float">
            <text:p>10</text:p>
          </table:table-cell>
          <table:table-cell table:style-name="ce2811" table:content-validation-name="val24" office:value-type="float" office:value="2" calcext:value-type="float">
            <text:p>2</text:p>
          </table:table-cell>
          <table:table-cell table:content-validation-name="val24" table:number-columns-repeated="4"/>
          <table:table-cell table:style-name="ce594" table:content-validation-name="val24"/>
          <table:table-cell table:number-columns-repeated="3"/>
          <table:table-cell table:style-name="ce771" office:value-type="float" office:value="14" calcext:value-type="float">
            <text:p>14</text:p>
          </table:table-cell>
          <table:table-cell table:style-name="ce1696" office:value-type="string" calcext:value-type="string">
            <text:p>A lövész lassan fut</text:p>
          </table:table-cell>
          <table:table-cell table:style-name="ce1696"/>
          <table:table-cell/>
          <table:table-cell table:style-name="ce771" table:content-validation-name="val24" office:value-type="float" office:value="2" calcext:value-type="float">
            <text:p>2</text:p>
          </table:table-cell>
          <table:table-cell table:style-name="ce2894" table:content-validation-name="val24" office:value-type="float" office:value="2" calcext:value-type="float">
            <text:p>2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6" table:content-validation-name="val24" office:value-type="float" office:value="3" calcext:value-type="float">
            <text:p>3</text:p>
          </table:table-cell>
          <table:table-cell table:style-name="ce2811" table:content-validation-name="val24" office:value-type="float" office:value="15" calcext:value-type="float">
            <text:p>15</text:p>
          </table:table-cell>
          <table:table-cell table:style-name="ce2811" table:content-validation-name="val24" office:value-type="float" office:value="2" calcext:value-type="float">
            <text:p>2</text:p>
          </table:table-cell>
          <table:table-cell table:style-name="ce1989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89" table:content-validation-name="val24"/>
          <table:covered-table-cell table:style-name="ce827"/>
          <table:table-cell table:number-columns-repeated="4"/>
          <table:table-cell table:style-name="ce771" office:value-type="float" office:value="15" calcext:value-type="float">
            <text:p>15</text:p>
          </table:table-cell>
          <table:table-cell table:style-name="ce1696" office:value-type="string" calcext:value-type="string">
            <text:p>A lövész rohan</text:p>
          </table:table-cell>
          <table:table-cell table:style-name="ce1696"/>
          <table:table-cell/>
          <table:table-cell table:style-name="ce771" table:content-validation-name="val24" office:value-type="float" office:value="3" calcext:value-type="float">
            <text:p>3</text:p>
          </table:table-cell>
          <table:table-cell table:style-name="ce2894" table:content-validation-name="val24" office:value-type="float" office:value="5" calcext:value-type="float">
            <text:p>5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8" table:content-validation-name="val24"/>
          <table:table-cell table:style-name="ce425" table:content-validation-name="val24" table:number-columns-repeated="2"/>
          <table:table-cell table:style-name="ce594" table:content-validation-name="val24"/>
          <table:table-cell table:style-name="ce2837" table:content-validation-name="val24"/>
          <table:table-cell table:style-name="ce594" table:content-validation-name="val24" table:number-columns-repeated="3"/>
          <table:table-cell table:number-columns-repeated="3"/>
          <table:table-cell table:style-name="ce771" office:value-type="float" office:value="17" calcext:value-type="float">
            <text:p>17</text:p>
          </table:table-cell>
          <table:table-cell table:style-name="ce1696" table:number-columns-repeated="3"/>
          <table:table-cell table:style-name="ce771"/>
          <table:table-cell table:style-name="ce2894" table:content-validation-name="val24" office:value-type="float" office:value="10" calcext:value-type="float">
            <text:p>10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2"/>
          <table:table-cell table:style-name="ce771" office:value-type="float" office:value="20" calcext:value-type="float">
            <text:p>20</text:p>
          </table:table-cell>
          <table:table-cell table:style-name="ce2883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1"/>
          <table:table-cell table:style-name="ce771"/>
          <table:table-cell table:style-name="ce2894"/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3" table:content-validation-name="val24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4"/>
          <table:covered-table-cell table:number-columns-repeated="5" table:style-name="ce613" table:content-validation-name="val24"/>
          <table:covered-table-cell table:style-name="ce525" table:content-validation-name="val24"/>
          <table:covered-table-cell table:number-columns-repeated="3"/>
          <table:table-cell table:style-name="ce771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1"/>
          <table:table-cell table:style-name="ce594" office:value-type="float" office:value="4" calcext:value-type="float">
            <text:p>4</text:p>
          </table:table-cell>
          <table:table-cell table:style-name="ce2894"/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783" table:content-validation-name="val24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4"/>
          <table:table-cell table:style-name="ce2815" table:content-validation-name="val24" office:value-type="string" calcext:value-type="string" table:number-columns-spanned="3" table:number-rows-spanned="1">
            <text:p>SFÉ</text:p>
          </table:table-cell>
          <table:covered-table-cell table:number-columns-repeated="2" table:style-name="ce2815" table:content-validation-name="val24"/>
          <table:table-cell table:style-name="ce2815" table:content-validation-name="val24"/>
          <table:table-cell table:style-name="ce2294" table:content-validation-name="val24"/>
          <table:table-cell table:style-name="ce2312" table:content-validation-name="val24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27"/>
          <table:table-cell table:style-name="ce771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696"/>
          <table:table-cell table:style-name="ce594" office:value-type="float" office:value="3" calcext:value-type="float">
            <text:p>3</text:p>
          </table:table-cell>
          <table:table-cell table:style-name="ce2894" office:value-type="float" office:value="2" calcext:value-type="float">
            <text:p>2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5"/>
          <table:table-cell table:style-name="ce2204" table:content-validation-name="val24" office:value-type="string" calcext:value-type="string">
            <text:p>Nehézvért</text:p>
          </table:table-cell>
          <table:table-cell table:style-name="ce2815" table:content-validation-name="val24" office:value-type="string" calcext:value-type="string">
            <text:p>Szúró</text:p>
          </table:table-cell>
          <table:table-cell table:style-name="ce2815" table:content-validation-name="val24" office:value-type="string" calcext:value-type="string">
            <text:p>Vágó</text:p>
          </table:table-cell>
          <table:table-cell table:style-name="ce2815" table:content-validation-name="val24" office:value-type="string" calcext:value-type="string">
            <text:p>Zúzó</text:p>
          </table:table-cell>
          <table:table-cell table:style-name="ce2815" table:content-validation-name="val24" office:value-type="string" calcext:value-type="string">
            <text:p>Energia</text:p>
          </table:table-cell>
          <table:table-cell table:style-name="ce2295" table:content-validation-name="val24" office:value-type="string" calcext:value-type="string">
            <text:p>SFÉ diff</text:p>
          </table:table-cell>
          <table:table-cell table:style-name="ce2313" table:content-validation-name="val24" office:value-type="string" calcext:value-type="string">
            <text:p>Alap MGT</text:p>
          </table:table-cell>
          <table:table-cell table:style-name="ce1989" table:content-validation-name="val218" office:value-type="string" calcext:value-type="string">
            <text:p>Pocsék</text:p>
          </table:table-cell>
          <table:table-cell table:style-name="ce1989" table:content-validation-name="val218" office:value-type="string" calcext:value-type="string">
            <text:p>Átlagos</text:p>
          </table:table-cell>
          <table:table-cell table:style-name="ce2074" table:content-validation-name="val218" office:value-type="string" calcext:value-type="string">
            <text:p>Mesteri</text:p>
          </table:table-cell>
          <table:table-cell table:style-name="ce771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696"/>
          <table:table-cell table:style-name="ce594" office:value-type="float" office:value="2" calcext:value-type="float">
            <text:p>2</text:p>
          </table:table-cell>
          <table:table-cell table:style-name="ce2894" office:value-type="float" office:value="7" calcext:value-type="float">
            <text:p>7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6" table:content-validation-name="val24" office:value-type="string" calcext:value-type="string">
            <text:p>Posztó / Bunda</text:p>
          </table:table-cell>
          <table:table-cell table:style-name="ce2207" table:content-validation-name="val24" office:value-type="string" calcext:value-type="string">
            <text:p>0</text:p>
          </table:table-cell>
          <table:table-cell table:style-name="ce658" table:content-validation-name="val24" office:value-type="float" office:value="1" calcext:value-type="float">
            <text:p>1</text:p>
          </table:table-cell>
          <table:table-cell table:number-columns-repeated="2" table:style-name="ce658" table:content-validation-name="val24" office:value-type="float" office:value="2" calcext:value-type="float">
            <text:p>2</text:p>
          </table:table-cell>
          <table:table-cell table:style-name="ce658" table:content-validation-name="val24" office:value-type="float" office:value="4" calcext:value-type="float">
            <text:p>4</text:p>
          </table:table-cell>
          <table:table-cell table:style-name="ce2300" table:content-validation-name="val24" office:value-type="float" office:value="0" calcext:value-type="float">
            <text:p>0</text:p>
          </table:table-cell>
          <table:table-cell table:style-name="ce2314" table:content-validation-name="val24" office:value-type="float" office:value="2" calcext:value-type="float">
            <text:p>2</text:p>
          </table:table-cell>
          <table:table-cell table:style-name="ce198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89" office:value-type="float" office:value="0" calcext:value-type="float">
            <text:p>0</text:p>
          </table:table-cell>
          <table:table-cell table:style-name="ce771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696"/>
          <table:table-cell table:style-name="ce594" office:value-type="float" office:value="1" calcext:value-type="float">
            <text:p>1</text:p>
          </table:table-cell>
          <table:table-cell table:style-name="ce2894" office:value-type="float" office:value="6" calcext:value-type="float">
            <text:p>6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6" table:content-validation-name="val24" office:value-type="string" calcext:value-type="string">
            <text:p>Fegyverkabát</text:p>
          </table:table-cell>
          <table:table-cell table:style-name="ce2207" table:content-validation-name="val24" office:value-type="string" calcext:value-type="string">
            <text:p>0</text:p>
          </table:table-cell>
          <table:table-cell table:number-columns-repeated="2" table:style-name="ce658" table:content-validation-name="val24" office:value-type="float" office:value="3" calcext:value-type="float">
            <text:p>3</text:p>
          </table:table-cell>
          <table:table-cell table:style-name="ce658" table:content-validation-name="val24" office:value-type="float" office:value="2" calcext:value-type="float">
            <text:p>2</text:p>
          </table:table-cell>
          <table:table-cell table:style-name="ce658" table:content-validation-name="val24" office:value-type="float" office:value="5" calcext:value-type="float">
            <text:p>5</text:p>
          </table:table-cell>
          <table:table-cell table:style-name="ce2300" table:content-validation-name="val24" office:value-type="float" office:value="0" calcext:value-type="float">
            <text:p>0</text:p>
          </table:table-cell>
          <table:table-cell table:style-name="ce2314" table:content-validation-name="val24" office:value-type="float" office:value="3" calcext:value-type="float">
            <text:p>3</text:p>
          </table:table-cell>
          <table:table-cell table:style-name="ce198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89" office:value-type="float" office:value="0" calcext:value-type="float">
            <text:p>0</text:p>
          </table:table-cell>
          <table:table-cell table:style-name="ce771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696"/>
          <table:table-cell table:style-name="ce594" office:value-type="float" office:value="1" calcext:value-type="float">
            <text:p>1</text:p>
          </table:table-cell>
          <table:table-cell table:style-name="ce2894" office:value-type="float" office:value="5" calcext:value-type="float">
            <text:p>5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6" table:content-validation-name="val24" office:value-type="string" calcext:value-type="string">
            <text:p>Bőrpáncél</text:p>
          </table:table-cell>
          <table:table-cell table:style-name="ce2207" table:content-validation-name="val24" office:value-type="string" calcext:value-type="string">
            <text:p>0</text:p>
          </table:table-cell>
          <table:table-cell table:style-name="ce658" table:content-validation-name="val24" office:value-type="float" office:value="6" calcext:value-type="float">
            <text:p>6</text:p>
          </table:table-cell>
          <table:table-cell table:style-name="ce658" table:content-validation-name="val24" office:value-type="float" office:value="8" calcext:value-type="float">
            <text:p>8</text:p>
          </table:table-cell>
          <table:table-cell table:style-name="ce658" table:content-validation-name="val24" office:value-type="float" office:value="5" calcext:value-type="float">
            <text:p>5</text:p>
          </table:table-cell>
          <table:table-cell table:style-name="ce658" table:content-validation-name="val24" office:value-type="float" office:value="10" calcext:value-type="float">
            <text:p>10</text:p>
          </table:table-cell>
          <table:table-cell table:style-name="ce2300" table:content-validation-name="val24" office:value-type="float" office:value="1" calcext:value-type="float">
            <text:p>1</text:p>
          </table:table-cell>
          <table:table-cell table:style-name="ce2314" table:content-validation-name="val24" office:value-type="float" office:value="5" calcext:value-type="float">
            <text:p>5</text:p>
          </table:table-cell>
          <table:table-cell table:style-name="ce198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89" office:value-type="float" office:value="0" calcext:value-type="float">
            <text:p>0</text:p>
          </table:table-cell>
          <table:table-cell table:style-name="ce771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696"/>
          <table:table-cell table:style-name="ce594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6" table:content-validation-name="val24" office:value-type="string" calcext:value-type="string">
            <text:p>Brigantin bőrpáncél</text:p>
          </table:table-cell>
          <table:table-cell table:style-name="ce2207" table:content-validation-name="val24" office:value-type="string" calcext:value-type="string">
            <text:p>0</text:p>
          </table:table-cell>
          <table:table-cell table:style-name="ce658" table:content-validation-name="val24" office:value-type="float" office:value="10" calcext:value-type="float">
            <text:p>10</text:p>
          </table:table-cell>
          <table:table-cell table:style-name="ce658" table:content-validation-name="val24" office:value-type="float" office:value="12" calcext:value-type="float">
            <text:p>12</text:p>
          </table:table-cell>
          <table:table-cell table:style-name="ce658" table:content-validation-name="val24" office:value-type="float" office:value="7" calcext:value-type="float">
            <text:p>7</text:p>
          </table:table-cell>
          <table:table-cell table:style-name="ce658" table:content-validation-name="val24" office:value-type="float" office:value="14" calcext:value-type="float">
            <text:p>14</text:p>
          </table:table-cell>
          <table:table-cell table:style-name="ce2300" table:content-validation-name="val24" office:value-type="float" office:value="1" calcext:value-type="float">
            <text:p>1</text:p>
          </table:table-cell>
          <table:table-cell table:style-name="ce2314" table:content-validation-name="val24" office:value-type="float" office:value="6" calcext:value-type="float">
            <text:p>6</text:p>
          </table:table-cell>
          <table:table-cell table:style-name="ce198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89" office:value-type="float" office:value="0.25" calcext:value-type="float">
            <text:p>0,25</text:p>
          </table:table-cell>
          <table:table-cell table:style-name="ce771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696"/>
          <table:table-cell table:style-name="ce594" office:value-type="float" office:value="-1" calcext:value-type="float">
            <text:p>-1</text:p>
          </table:table-cell>
          <table:table-cell table:style-name="ce2894" office:value-type="float" office:value="3" calcext:value-type="float">
            <text:p>3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6" table:content-validation-name="val24" office:value-type="string" calcext:value-type="string">
            <text:p>Lánc / Sodrony</text:p>
          </table:table-cell>
          <table:table-cell table:style-name="ce2207" table:content-validation-name="val24" office:value-type="string" calcext:value-type="string">
            <text:p>0</text:p>
          </table:table-cell>
          <table:table-cell table:style-name="ce658" table:content-validation-name="val24" office:value-type="float" office:value="8" calcext:value-type="float">
            <text:p>8</text:p>
          </table:table-cell>
          <table:table-cell table:style-name="ce658" table:content-validation-name="val24" office:value-type="float" office:value="13" calcext:value-type="float">
            <text:p>13</text:p>
          </table:table-cell>
          <table:table-cell table:style-name="ce658" table:content-validation-name="val24" office:value-type="float" office:value="5" calcext:value-type="float">
            <text:p>5</text:p>
          </table:table-cell>
          <table:table-cell table:style-name="ce658" table:content-validation-name="val24" office:value-type="float" office:value="15" calcext:value-type="float">
            <text:p>15</text:p>
          </table:table-cell>
          <table:table-cell table:style-name="ce2300" table:content-validation-name="val24" office:value-type="float" office:value="2" calcext:value-type="float">
            <text:p>2</text:p>
          </table:table-cell>
          <table:table-cell table:style-name="ce2314" table:content-validation-name="val24" office:value-type="float" office:value="8" calcext:value-type="float">
            <text:p>8</text:p>
          </table:table-cell>
          <table:table-cell table:style-name="ce198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89" office:value-type="float" office:value="0.25" calcext:value-type="float">
            <text:p>0,25</text:p>
          </table:table-cell>
          <table:table-cell table:style-name="ce771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696"/>
          <table:table-cell table:style-name="ce594" office:value-type="float" office:value="-1" calcext:value-type="float">
            <text:p>-1</text:p>
          </table:table-cell>
          <table:table-cell table:style-name="ce2894" office:value-type="float" office:value="1" calcext:value-type="float">
            <text:p>1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6" table:content-validation-name="val24" office:value-type="string" calcext:value-type="string">
            <text:p>Pikkely fémpáncél</text:p>
          </table:table-cell>
          <table:table-cell table:style-name="ce2207" table:content-validation-name="val24" office:value-type="string" calcext:value-type="string">
            <text:p>1</text:p>
          </table:table-cell>
          <table:table-cell table:style-name="ce658" table:content-validation-name="val24" office:value-type="float" office:value="12" calcext:value-type="float">
            <text:p>12</text:p>
          </table:table-cell>
          <table:table-cell table:style-name="ce658" table:content-validation-name="val24" office:value-type="float" office:value="13" calcext:value-type="float">
            <text:p>13</text:p>
          </table:table-cell>
          <table:table-cell table:style-name="ce658" table:content-validation-name="val24" office:value-type="float" office:value="6" calcext:value-type="float">
            <text:p>6</text:p>
          </table:table-cell>
          <table:table-cell table:style-name="ce658" table:content-validation-name="val24" office:value-type="float" office:value="13" calcext:value-type="float">
            <text:p>13</text:p>
          </table:table-cell>
          <table:table-cell table:style-name="ce2300" table:content-validation-name="val24" office:value-type="float" office:value="2" calcext:value-type="float">
            <text:p>2</text:p>
          </table:table-cell>
          <table:table-cell table:style-name="ce2314" table:content-validation-name="val24" office:value-type="float" office:value="8" calcext:value-type="float">
            <text:p>8</text:p>
          </table:table-cell>
          <table:table-cell table:style-name="ce198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89" office:value-type="float" office:value="1" calcext:value-type="float">
            <text:p>1</text:p>
          </table:table-cell>
          <table:table-cell table:style-name="ce771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696"/>
          <table:table-cell table:style-name="ce594" office:value-type="float" office:value="-2" calcext:value-type="float">
            <text:p>-2</text:p>
          </table:table-cell>
          <table:table-cell table:style-name="ce2897" office:value-type="float" office:value="0" calcext:value-type="float">
            <text:p>0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6" table:content-validation-name="val24" office:value-type="string" calcext:value-type="string">
            <text:p>Lemezpáncél</text:p>
          </table:table-cell>
          <table:table-cell table:style-name="ce2207" table:content-validation-name="val24" office:value-type="string" calcext:value-type="string">
            <text:p>1</text:p>
          </table:table-cell>
          <table:table-cell table:style-name="ce658" table:content-validation-name="val24" office:value-type="float" office:value="15" calcext:value-type="float">
            <text:p>15</text:p>
          </table:table-cell>
          <table:table-cell table:style-name="ce658" table:content-validation-name="val24" office:value-type="float" office:value="18" calcext:value-type="float">
            <text:p>18</text:p>
          </table:table-cell>
          <table:table-cell table:number-columns-repeated="2" table:style-name="ce658" table:content-validation-name="val24" office:value-type="float" office:value="10" calcext:value-type="float">
            <text:p>10</text:p>
          </table:table-cell>
          <table:table-cell table:style-name="ce2300" table:content-validation-name="val24" office:value-type="float" office:value="3" calcext:value-type="float">
            <text:p>3</text:p>
          </table:table-cell>
          <table:table-cell table:style-name="ce2314" table:content-validation-name="val24" office:value-type="float" office:value="10" calcext:value-type="float">
            <text:p>10</text:p>
          </table:table-cell>
          <table:table-cell table:style-name="ce198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89" office:value-type="float" office:value="1" calcext:value-type="float">
            <text:p>1</text:p>
          </table:table-cell>
          <table:table-cell table:style-name="ce771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696"/>
          <table:table-cell table:style-name="ce594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2"/>
          <table:table-cell table:style-name="ce771" office:value-type="float" office:value="110" calcext:value-type="float">
            <text:p>110</text:p>
          </table:table-cell>
          <table:table-cell table:style-name="ce1696" table:number-columns-repeated="3"/>
          <table:table-cell table:style-name="ce771"/>
          <table:table-cell table:style-name="ce2894" office:value-type="float" office:value="-2" calcext:value-type="float">
            <text:p>-2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8"/>
          <table:table-cell table:style-name="ce2143"/>
          <table:table-cell table:number-columns-repeated="3"/>
          <table:table-cell table:style-name="ce771" office:value-type="float" office:value="120" calcext:value-type="float">
            <text:p>120</text:p>
          </table:table-cell>
          <table:table-cell table:style-name="ce1696" table:number-columns-repeated="3"/>
          <table:table-cell table:style-name="ce771"/>
          <table:table-cell table:style-name="ce2894" office:value-type="float" office:value="-3" calcext:value-type="float">
            <text:p>-3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783" table:content-validation-name="val24" office:value-type="string" calcext:value-type="string">
            <text:p>Fémalapanyag</text:p>
          </table:table-cell>
          <table:table-cell table:style-name="ce2815" table:content-validation-name="val24" office:value-type="string" calcext:value-type="string">
            <text:p>SFÉ</text:p>
          </table:table-cell>
          <table:table-cell table:style-name="ce2258" table:content-validation-name="val24" office:value-type="string" calcext:value-type="string">
            <text:p>Ár szorzó</text:p>
          </table:table-cell>
          <table:table-cell table:style-name="ce2116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1" office:value-type="float" office:value="130" calcext:value-type="float">
            <text:p>130</text:p>
          </table:table-cell>
          <table:table-cell table:style-name="ce1696" table:number-columns-repeated="3"/>
          <table:table-cell table:style-name="ce771"/>
          <table:table-cell table:style-name="ce2894" office:value-type="float" office:value="-3" calcext:value-type="float">
            <text:p>-3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4" office:value-type="string" calcext:value-type="string">
            <text:p>Acél</text:p>
          </table:table-cell>
          <table:table-cell table:style-name="ce1989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1" office:value-type="float" office:value="140" calcext:value-type="float">
            <text:p>140</text:p>
          </table:table-cell>
          <table:table-cell table:style-name="ce1696" table:number-columns-repeated="3"/>
          <table:table-cell table:style-name="ce771"/>
          <table:table-cell table:style-name="ce2894" office:value-type="float" office:value="-5" calcext:value-type="float">
            <text:p>-5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4" office:value-type="string" calcext:value-type="string">
            <text:p>Bronz</text:p>
          </table:table-cell>
          <table:table-cell table:style-name="ce1989" office:value-type="float" office:value="-5" calcext:value-type="float">
            <text:p>-5</text:p>
          </table:table-cell>
          <table:table-cell table:style-name="ce1989" office:value-type="float" office:value="0.5" calcext:value-type="float">
            <text:p>0,5</text:p>
          </table:table-cell>
          <table:table-cell table:style-name="ce198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27"/>
          <table:table-cell/>
          <table:table-cell table:style-name="ce771" office:value-type="float" office:value="150" calcext:value-type="float">
            <text:p>150</text:p>
          </table:table-cell>
          <table:table-cell table:style-name="ce2883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1"/>
          <table:table-cell table:style-name="ce771"/>
          <table:table-cell table:style-name="ce2894"/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4" office:value-type="string" calcext:value-type="string">
            <text:p>Abbitacél</text:p>
          </table:table-cell>
          <table:table-cell table:style-name="ce1989" office:value-type="float" office:value="5" calcext:value-type="float">
            <text:p>5</text:p>
          </table:table-cell>
          <table:table-cell table:style-name="ce1989" office:value-type="float" office:value="10" calcext:value-type="float">
            <text:p>10</text:p>
          </table:table-cell>
          <table:table-cell table:style-name="ce198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17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27"/>
          <table:table-cell/>
          <table:table-cell table:style-name="ce771" office:value-type="float" office:value="160" calcext:value-type="float">
            <text:p>160</text:p>
          </table:table-cell>
          <table:table-cell table:style-name="ce1696" office:value-type="string" calcext:value-type="string">
            <text:p>Jól kivehető kontúr</text:p>
          </table:table-cell>
          <table:table-cell table:style-name="ce1696" table:number-columns-repeated="2"/>
          <table:table-cell table:style-name="ce2883" office:value-type="float" office:value="0" calcext:value-type="float">
            <text:p>0</text:p>
          </table:table-cell>
          <table:table-cell table:style-name="ce2894"/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4" office:value-type="string" calcext:value-type="string">
            <text:p>Mithrill</text:p>
          </table:table-cell>
          <table:table-cell table:style-name="ce1989" office:value-type="float" office:value="10" calcext:value-type="float">
            <text:p>10</text:p>
          </table:table-cell>
          <table:table-cell table:style-name="ce1989" office:value-type="float" office:value="100" calcext:value-type="float">
            <text:p>100</text:p>
          </table:table-cell>
          <table:table-cell table:style-name="ce198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27"/>
          <table:table-cell/>
          <table:table-cell table:style-name="ce771" office:value-type="float" office:value="170" calcext:value-type="float">
            <text:p>170</text:p>
          </table:table-cell>
          <table:table-cell table:style-name="ce1696" office:value-type="string" calcext:value-type="string">
            <text:p>Szürkületben</text:p>
          </table:table-cell>
          <table:table-cell table:style-name="ce1696" table:number-columns-repeated="2"/>
          <table:table-cell table:style-name="ce2883" office:value-type="float" office:value="1" calcext:value-type="float">
            <text:p>1</text:p>
          </table:table-cell>
          <table:table-cell table:style-name="ce2897" office:value-type="float" office:value="0" calcext:value-type="float">
            <text:p>0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074" office:value-type="string" calcext:value-type="string">
            <text:p>Lunír</text:p>
          </table:table-cell>
          <table:table-cell table:style-name="ce1989" office:value-type="float" office:value="20" calcext:value-type="float">
            <text:p>20</text:p>
          </table:table-cell>
          <table:table-cell table:style-name="ce1989" office:value-type="float" office:value="1000" calcext:value-type="float">
            <text:p>1000</text:p>
          </table:table-cell>
          <table:table-cell table:style-name="ce198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27"/>
          <table:table-cell/>
          <table:table-cell table:style-name="ce771" office:value-type="float" office:value="180" calcext:value-type="float">
            <text:p>180</text:p>
          </table:table-cell>
          <table:table-cell table:style-name="ce1696" office:value-type="string" calcext:value-type="string">
            <text:p>Homályos kontúr</text:p>
          </table:table-cell>
          <table:table-cell table:style-name="ce1696" table:number-columns-repeated="2"/>
          <table:table-cell table:style-name="ce771" office:value-type="float" office:value="1" calcext:value-type="float">
            <text:p>1</text:p>
          </table:table-cell>
          <table:table-cell table:style-name="ce2897" office:value-type="float" office:value="2" calcext:value-type="float">
            <text:p>2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27"/>
          <table:table-cell/>
          <table:table-cell table:style-name="ce771" office:value-type="float" office:value="190" calcext:value-type="float">
            <text:p>190</text:p>
          </table:table-cell>
          <table:table-cell table:style-name="ce1696" office:value-type="string" calcext:value-type="string">
            <text:p>Éppen kivehető kontúr – zajos</text:p>
          </table:table-cell>
          <table:table-cell table:style-name="ce1696" table:number-columns-repeated="2"/>
          <table:table-cell table:style-name="ce771" office:value-type="float" office:value="2" calcext:value-type="float">
            <text:p>2</text:p>
          </table:table-cell>
          <table:table-cell table:style-name="ce2894" office:value-type="float" office:value="3" calcext:value-type="float">
            <text:p>3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27"/>
          <table:table-cell/>
          <table:table-cell table:style-name="ce771" office:value-type="float" office:value="200" calcext:value-type="float">
            <text:p>200</text:p>
          </table:table-cell>
          <table:table-cell table:style-name="ce1696" office:value-type="string" calcext:value-type="string">
            <text:p>Éppen kivehető kontúr – csendes</text:p>
          </table:table-cell>
          <table:table-cell table:style-name="ce1696" table:number-columns-repeated="2"/>
          <table:table-cell table:style-name="ce771" office:value-type="float" office:value="5" calcext:value-type="float">
            <text:p>5</text:p>
          </table:table-cell>
          <table:table-cell table:style-name="ce2894" office:value-type="float" office:value="6" calcext:value-type="float">
            <text:p>6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27"/>
          <table:table-cell/>
          <table:table-cell table:style-name="ce1696"/>
          <table:table-cell table:style-name="ce1696" office:value-type="string" calcext:value-type="string">
            <text:p>Háttérrel egybeolvadó kontúr – zajos</text:p>
          </table:table-cell>
          <table:table-cell table:style-name="ce1696" table:number-columns-repeated="2"/>
          <table:table-cell table:style-name="ce771" office:value-type="float" office:value="5" calcext:value-type="float">
            <text:p>5</text:p>
          </table:table-cell>
          <table:table-cell table:style-name="ce2894" office:value-type="float" office:value="15" calcext:value-type="float">
            <text:p>15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615"/>
          <table:table-cell table:number-columns-repeated="4"/>
          <table:table-cell table:style-name="ce694"/>
          <table:table-cell table:number-columns-repeated="5"/>
          <table:table-cell table:style-name="ce771"/>
          <table:table-cell table:style-name="ce1696" office:value-type="string" calcext:value-type="string">
            <text:p>Háttérrel egybeolvadó kontúr – csendes</text:p>
          </table:table-cell>
          <table:table-cell table:style-name="ce1696" table:number-columns-repeated="2"/>
          <table:table-cell table:style-name="ce2347" office:value-type="float" office:value="99" calcext:value-type="float">
            <text:p>99</text:p>
          </table:table-cell>
          <table:table-cell table:style-name="ce2894" office:value-type="float" office:value="15" calcext:value-type="float">
            <text:p>15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27"/>
          <table:table-cell table:style-name="ce694" table:number-columns-repeated="2"/>
          <table:table-cell table:number-columns-repeated="5"/>
          <table:table-cell table:style-name="ce1696" table:number-columns-repeated="4"/>
          <table:table-cell table:style-name="ce771"/>
          <table:table-cell table:style-name="ce2894" office:value-type="float" office:value="99" calcext:value-type="float">
            <text:p>99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5" office:value-type="string" calcext:value-type="string">
            <text:p>Köv</text:p>
          </table:table-cell>
          <table:table-cell table:style-name="ce2827" table:content-validation-name="val216" office:value-type="string" calcext:value-type="string">
            <text:p>TÉ</text:p>
          </table:table-cell>
          <table:table-cell table:style-name="ce2835" table:content-validation-name="val216" office:value-type="string" calcext:value-type="string">
            <text:p>VÉ</text:p>
          </table:table-cell>
          <table:table-cell table:number-columns-repeated="8"/>
          <table:table-cell table:style-name="ce2883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1"/>
          <table:table-cell table:style-name="ce771"/>
          <table:table-cell table:style-name="ce2894"/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5" office:value-type="float" office:value="0" calcext:value-type="float">
            <text:p>0</text:p>
          </table:table-cell>
          <table:table-cell table:style-name="ce2821" table:content-validation-name="val216" table:formula="of:=VLOOKUP([.$C81];harcmodorok;2)" office:value-type="float" office:value="-9" calcext:value-type="float">
            <text:p>-9</text:p>
          </table:table-cell>
          <table:table-cell table:style-name="ce2821" table:content-validation-name="val216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883" table:number-columns-repeated="2"/>
          <table:table-cell table:style-name="ce2883" office:value-type="float" office:value="0" calcext:value-type="float">
            <text:p>0</text:p>
          </table:table-cell>
          <table:table-cell table:style-name="ce2894"/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5" office:value-type="float" office:value="6" calcext:value-type="float">
            <text:p>6</text:p>
          </table:table-cell>
          <table:table-cell table:style-name="ce2821" table:content-validation-name="val216" table:formula="of:=VLOOKUP([.$C82];harcmodorok;2)" office:value-type="float" office:value="3" calcext:value-type="float">
            <text:p>3</text:p>
          </table:table-cell>
          <table:table-cell table:style-name="ce2821" table:content-validation-name="val216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68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897" office:value-type="float" office:value="0" calcext:value-type="float">
            <text:p>0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5" office:value-type="float" office:value="9" calcext:value-type="float">
            <text:p>9</text:p>
          </table:table-cell>
          <table:table-cell table:style-name="ce2821" table:content-validation-name="val216" table:formula="of:=VLOOKUP([.$C83];harcmodorok;2)" office:value-type="float" office:value="6" calcext:value-type="float">
            <text:p>6</text:p>
          </table:table-cell>
          <table:table-cell table:style-name="ce2821" table:content-validation-name="val216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696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5" office:value-type="float" office:value="12" calcext:value-type="float">
            <text:p>12</text:p>
          </table:table-cell>
          <table:table-cell table:style-name="ce2821" table:content-validation-name="val216" table:formula="of:=VLOOKUP([.$C84];harcmodorok;2)" office:value-type="float" office:value="9" calcext:value-type="float">
            <text:p>9</text:p>
          </table:table-cell>
          <table:table-cell table:style-name="ce2821" table:content-validation-name="val216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08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696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2"/>
          <table:table-cell table:style-name="ce2106"/>
          <table:table-cell table:number-columns-repeated="10"/>
          <table:table-cell table:style-name="ce582" office:value-type="string" calcext:value-type="string">
            <text:p>Orkán erejű szél</text:p>
          </table:table-cell>
          <table:table-cell table:style-name="ce1696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3"/>
          <table:table-cell table:style-name="ce1696" table:number-columns-repeated="3"/>
          <table:table-cell table:style-name="ce771"/>
          <table:table-cell table:style-name="ce2361" office:value-type="float" office:value="99" calcext:value-type="float">
            <text:p>99</text:p>
          </table:table-cell>
          <table:table-cell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78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696" table:number-columns-repeated="3"/>
          <table:table-cell table:style-name="ce771"/>
          <table:table-cell table:number-columns-repeated="2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27" table:content-validation-name="val106" office:value-type="string" calcext:value-type="string">
            <text:p>TÉ</text:p>
          </table:table-cell>
          <table:table-cell table:style-name="ce2835" table:content-validation-name="val106" office:value-type="string" calcext:value-type="string">
            <text:p>VÉ</text:p>
          </table:table-cell>
          <table:table-cell table:number-columns-repeated="8"/>
          <table:table-cell table:style-name="ce1696" table:number-columns-repeated="3"/>
          <table:table-cell table:style-name="ce771"/>
          <table:table-cell table:number-columns-repeated="2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737" office:value-type="float" office:value="0" calcext:value-type="float">
            <text:p>0</text:p>
          </table:table-cell>
          <table:table-cell table:style-name="ce2821" office:value-type="float" office:value="0" calcext:value-type="float">
            <text:p>0</text:p>
          </table:table-cell>
          <table:table-cell table:number-columns-repeated="2" table:style-name="ce2821" table:content-validation-name="val106" office:value-type="float" office:value="0" calcext:value-type="float">
            <text:p>0</text:p>
          </table:table-cell>
          <table:table-cell table:number-columns-repeated="8"/>
          <table:table-cell table:style-name="ce1696" table:number-columns-repeated="3"/>
          <table:table-cell table:style-name="ce771"/>
          <table:table-cell table:number-columns-repeated="2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737" office:value-type="float" office:value="1" calcext:value-type="float">
            <text:p>1</text:p>
          </table:table-cell>
          <table:table-cell table:style-name="ce2821" office:value-type="float" office:value="6" calcext:value-type="float">
            <text:p>6</text:p>
          </table:table-cell>
          <table:table-cell table:number-columns-repeated="2" table:style-name="ce2821" table:content-validation-name="val106" office:value-type="float" office:value="2" calcext:value-type="float">
            <text:p>2</text:p>
          </table:table-cell>
          <table:table-cell table:number-columns-repeated="11"/>
          <table:table-cell table:style-name="ce594"/>
          <table:table-cell table:number-columns-repeated="2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737" office:value-type="float" office:value="2" calcext:value-type="float">
            <text:p>2</text:p>
          </table:table-cell>
          <table:table-cell table:style-name="ce2821" office:value-type="float" office:value="9" calcext:value-type="float">
            <text:p>9</text:p>
          </table:table-cell>
          <table:table-cell table:number-columns-repeated="2" table:style-name="ce2821" table:content-validation-name="val106" office:value-type="float" office:value="4" calcext:value-type="float">
            <text:p>4</text:p>
          </table:table-cell>
          <table:table-cell table:number-columns-repeated="11"/>
          <table:table-cell table:style-name="ce594"/>
          <table:table-cell table:number-columns-repeated="2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6"/>
          <table:table-cell table:style-name="ce594"/>
          <table:table-cell table:number-columns-repeated="2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6"/>
          <table:table-cell table:style-name="ce594"/>
          <table:table-cell table:number-columns-repeated="2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/>
          <table:table-cell table:style-name="ce937" table:number-columns-repeated="8"/>
          <table:table-cell table:number-columns-repeated="10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68"/>
          <table:covered-table-cell table:style-name="ce238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615" table:number-columns-repeated="2"/>
          <table:table-cell table:number-columns-repeated="12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1268"/>
          <table:table-cell table:style-name="ce615"/>
          <table:table-cell table:style-name="ce1268" table:number-columns-repeated="3"/>
          <table:table-cell table:number-columns-repeated="9"/>
          <table:table-cell table:style-name="ce615" table:number-columns-repeated="16351"/>
        </table:table-row>
        <table:table-row table:style-name="ro2">
          <table:table-cell table:number-columns-repeated="19"/>
          <table:table-cell table:style-name="ce1268" table:number-columns-repeated="5"/>
          <table:table-cell table:number-columns-repeated="9"/>
          <table:table-cell table:style-name="ce615" table:number-columns-repeated="16351"/>
        </table:table-row>
        <table:table-row table:style-name="ro2" table:number-rows-repeated="2">
          <table:table-cell table:number-columns-repeated="18"/>
          <table:table-cell table:style-name="ce1268" table:number-columns-repeated="3"/>
          <table:table-cell table:number-columns-repeated="12"/>
          <table:table-cell table:style-name="ce615" table:number-columns-repeated="16351"/>
        </table:table-row>
        <table:table-row table:style-name="ro2">
          <table:table-cell table:number-columns-repeated="18"/>
          <table:table-cell table:style-name="ce1268"/>
          <table:table-cell/>
          <table:table-cell table:style-name="ce1268"/>
          <table:table-cell table:number-columns-repeated="12"/>
          <table:table-cell table:style-name="ce615" table:number-columns-repeated="16351"/>
        </table:table-row>
        <table:table-row table:style-name="ro2">
          <table:table-cell table:number-columns-repeated="18"/>
          <table:table-cell table:style-name="ce1268"/>
          <table:table-cell table:number-columns-repeated="14"/>
          <table:table-cell table:style-name="ce615" table:number-columns-repeated="16351"/>
        </table:table-row>
        <table:table-row table:style-name="ro2" table:number-rows-repeated="3">
          <table:table-cell table:number-columns-repeated="33"/>
          <table:table-cell table:style-name="ce615" table:number-columns-repeated="16351"/>
        </table:table-row>
        <table:table-row table:style-name="ro6">
          <table:table-cell/>
          <table:table-cell table:style-name="ce1232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615" table:number-columns-repeated="16351"/>
        </table:table-row>
        <table:table-row table:style-name="ro2">
          <table:table-cell/>
          <table:table-cell table:style-name="ce1233" office:value-type="string" calcext:value-type="string">
            <text:p>https://github.com/kaktusztea/szilankrpg</text:p>
          </table:table-cell>
          <table:table-cell table:number-columns-repeated="31"/>
          <table:table-cell table:style-name="ce615" table:number-columns-repeated="16351"/>
        </table:table-row>
        <table:table-row table:style-name="ro2" table:number-rows-repeated="30">
          <table:table-cell table:number-columns-repeated="33"/>
          <table:table-cell table:style-name="ce615" table:number-columns-repeated="16351"/>
        </table:table-row>
        <table:table-row table:style-name="ro2">
          <table:table-cell table:style-name="ce2155"/>
          <table:table-cell table:number-columns-repeated="32"/>
          <table:table-cell table:style-name="ce615" table:number-columns-repeated="16351"/>
        </table:table-row>
        <table:table-row table:style-name="ro2">
          <table:table-cell table:style-name="ce2155"/>
          <table:table-cell table:number-columns-repeated="4"/>
          <table:table-cell table:style-name="ce2837"/>
          <table:table-cell table:style-name="ce594" table:number-columns-repeated="3"/>
          <table:table-cell table:number-columns-repeated="24"/>
          <table:table-cell table:style-name="ce615" table:number-columns-repeated="16351"/>
        </table:table-row>
        <table:table-row table:style-name="ro2">
          <table:table-cell table:style-name="ce2155"/>
          <table:table-cell table:style-name="ce2078"/>
          <table:table-cell table:style-name="ce425" table:number-columns-repeated="2"/>
          <table:table-cell table:style-name="ce594"/>
          <table:table-cell table:style-name="ce2837"/>
          <table:table-cell table:style-name="ce594" table:number-columns-repeated="3"/>
          <table:table-cell table:number-columns-repeated="3"/>
          <table:table-cell table:style-name="ce2336"/>
          <table:table-cell table:number-columns-repeated="20"/>
          <table:table-cell table:style-name="ce615" table:number-columns-repeated="16351"/>
        </table:table-row>
        <table:table-row table:style-name="ro2" table:number-rows-repeated="9">
          <table:table-cell table:style-name="ce2155"/>
          <table:table-cell table:style-name="ce2078"/>
          <table:table-cell table:style-name="ce425" table:number-columns-repeated="2"/>
          <table:table-cell table:style-name="ce594"/>
          <table:table-cell table:style-name="ce2837"/>
          <table:table-cell table:style-name="ce594" table:number-columns-repeated="6"/>
          <table:table-cell table:style-name="ce2336"/>
          <table:table-cell table:number-columns-repeated="20"/>
          <table:table-cell table:style-name="ce615" table:number-columns-repeated="16351"/>
        </table:table-row>
        <table:table-row table:style-name="ro2" table:number-rows-repeated="65295">
          <table:table-cell table:style-name="ce2155"/>
          <table:table-cell table:style-name="ce2078"/>
          <table:table-cell table:style-name="ce425" table:number-columns-repeated="2"/>
          <table:table-cell table:style-name="ce594"/>
          <table:table-cell table:style-name="ce2837"/>
          <table:table-cell table:style-name="ce594" table:number-columns-repeated="6"/>
          <table:table-cell table:style-name="ce2336"/>
          <table:table-cell table:style-name="ce2346" table:number-columns-repeated="2"/>
          <table:table-cell table:style-name="ce594"/>
          <table:table-cell table:number-columns-repeated="17"/>
          <table:table-cell table:style-name="ce615" table:number-columns-repeated="16351"/>
        </table:table-row>
        <table:table-row table:style-name="ro2">
          <table:table-cell table:style-name="ce2155"/>
          <table:table-cell table:style-name="ce2078"/>
          <table:table-cell table:style-name="ce425" table:number-columns-repeated="2"/>
          <table:table-cell table:style-name="ce594"/>
          <table:table-cell table:number-columns-repeated="4"/>
          <table:table-cell table:style-name="ce594" table:number-columns-repeated="3"/>
          <table:table-cell table:style-name="ce2336"/>
          <table:table-cell table:style-name="ce2346" table:number-columns-repeated="2"/>
          <table:table-cell table:style-name="ce594"/>
          <table:table-cell table:number-columns-repeated="17"/>
          <table:table-cell table:style-name="ce615" table:number-columns-repeated="16351"/>
        </table:table-row>
        <table:table-row table:style-name="ro2" table:number-rows-repeated="2">
          <table:table-cell table:number-columns-repeated="9"/>
          <table:table-cell table:style-name="ce594" table:number-columns-repeated="3"/>
          <table:table-cell table:style-name="ce2336"/>
          <table:table-cell table:style-name="ce2346" table:number-columns-repeated="2"/>
          <table:table-cell table:style-name="ce594"/>
          <table:table-cell table:number-columns-repeated="17"/>
          <table:table-cell table:style-name="ce615" table:number-columns-repeated="16351"/>
        </table:table-row>
        <table:table-row table:style-name="ro2">
          <table:table-cell table:number-columns-repeated="9"/>
          <table:table-cell table:style-name="ce594" table:number-columns-repeated="3"/>
          <table:table-cell/>
          <table:table-cell table:style-name="ce2346" table:number-columns-repeated="2"/>
          <table:table-cell table:style-name="ce594"/>
          <table:table-cell table:number-columns-repeated="17"/>
          <table:table-cell table:style-name="ce615" table:number-columns-repeated="16351"/>
        </table:table-row>
        <table:table-row table:style-name="ro2" table:number-rows-repeated="9">
          <table:table-cell table:number-columns-repeated="13"/>
          <table:table-cell table:style-name="ce2346" table:number-columns-repeated="2"/>
          <table:table-cell table:style-name="ce594"/>
          <table:table-cell table:number-columns-repeated="17"/>
          <table:table-cell table:style-name="ce615" table:number-columns-repeated="16351"/>
        </table:table-row>
        <table:table-row table:style-name="ro2" table:number-rows-repeated="983089">
          <table:table-cell table:number-columns-repeated="33"/>
          <table:table-cell table:style-name="ce615" table:number-columns-repeated="16351"/>
        </table:table-row>
        <table:table-row table:style-name="ro2">
          <table:table-cell table:number-columns-repeated="33"/>
          <table:table-cell table:style-name="ce615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5:Harcértékek.C85">
            <calcext:condition calcext:apply-style-name="Piros_háttér" calcext:value="&gt;[$Harcértékek.$B$85]" calcext:base-cell-address="Harcértékek.C85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6" table:default-cell-style-name="ce615"/>
        <table:table-column table:style-name="co3" table:number-columns-repeated="2" table:default-cell-style-name="ce937"/>
        <table:table-column table:style-name="co3" table:number-columns-repeated="16381"/>
        <table:table-row table:style-name="ro2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  <table:table-row table:style-name="ro2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37" table:number-columns-repeated="16381"/>
        </table:table-row>
        <table:table-row table:style-name="ro41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  <table:table-row table:style-name="ro6">
          <table:table-cell table:style-name="ce1232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67"/>
          <table:table-cell table:style-name="ce1268"/>
          <table:table-cell table:style-name="ce937" table:number-columns-repeated="16381"/>
        </table:table-row>
        <table:table-row table:style-name="ro32">
          <table:table-cell table:style-name="ce123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68" table:number-columns-repeated="2"/>
          <table:table-cell table:style-name="ce937" table:number-columns-repeated="16381"/>
        </table:table-row>
        <table:table-row table:style-name="ro2" table:number-rows-repeated="1048567">
          <table:table-cell table:number-columns-repeated="3"/>
          <table:table-cell table:style-name="ce937" table:number-columns-repeated="16381"/>
        </table:table-row>
        <table:table-row table:style-name="ro2">
          <table:table-cell table:number-columns-repeated="3"/>
          <table:table-cell table:style-name="ce937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00.00.00</text:date>, <text:time style:data-style-name="N2" text:time-value="13:18:47.51605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7T13:19:04.371062000</dc:date>
    <meta:editing-cycles>1453</meta:editing-cycles>
    <meta:editing-duration>P13DT39M57S</meta:editing-duration>
    <meta:document-statistic meta:table-count="12" meta:cell-count="5210" meta:object-count="0"/>
    <meta:user-defined meta:name="Author">Fekete Bálint (Kaktusztea, Ailtas)</meta:user-defined>
    <meta:user-defined meta:name="Szerepjáték">km100</meta:user-defined>
  </office:meta>
</office:document-meta>
</file>